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>
      <style:table-cell-properties fo:background-color="#bbe33d"/>
    </style:style>
    <style:style style:name="ce5" style:family="table-cell" style:parent-style-name="Default">
      <style:table-cell-properties fo:background-color="#bbe33d"/>
      <style:text-properties fo:font-weight="normal" style:font-weight-asian="normal" style:font-weight-complex="normal"/>
    </style:style>
    <style:style style:name="ce9" style:family="table-cell" style:parent-style-name="Default" style:data-style-name="N0">
      <style:table-cell-properties fo:background-color="#bbe33d"/>
      <style:text-properties fo:font-weight="normal" style:font-weight-asian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Math not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requency calculation, eq. Temp</text:p>
          </table:table-cell>
          <table:table-cell table:number-columns-repeated="3"/>
          <table:table-cell office:value-type="string" calcext:value-type="string">
            <text:p>Perfect fifth</text:p>
          </table:table-cell>
          <table:table-cell table:number-columns-repeated="3"/>
          <table:table-cell office:value-type="string" calcext:value-type="string">
            <text:p>Mean quarter</text:p>
          </table:table-cell>
          <table:table-cell/>
        </table:table-row>
        <table:table-row table:style-name="ro1">
          <table:table-cell office:value-type="string" calcext:value-type="string">
            <text:p>2^(Note-A4 / 12) * mastertune</text:p>
          </table:table-cell>
          <table:table-cell table:number-columns-repeated="3"/>
          <table:table-cell office:value-type="string" calcext:value-type="string">
            <text:p>1.5^(Note-A4 / 7) * mastertune</text:p>
          </table:table-cell>
          <table:table-cell table:number-columns-repeated="3"/>
          <table:table-cell office:value-type="string" calcext:value-type="string">
            <text:p>4/3^(Note-A4 / 5) * mastertune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Note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Note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formula="of:=440 * POWER(2;([.B5]-69)/12)" office:value-type="float" office:value="880" calcext:value-type="float">
            <text:p>880</text:p>
          </table:table-cell>
          <table:table-cell table:number-columns-repeated="3"/>
          <table:table-cell table:formula="of:=440 * POWER(1.5;([.F5]-69)/7)" office:value-type="float" office:value="881.705208473386" calcext:value-type="float">
            <text:p>881.705208473386</text:p>
          </table:table-cell>
          <table:table-cell table:number-columns-repeated="3"/>
          <table:table-cell table:formula="of:=440 * POWER(4/3;([.J5]-69)/5)" office:value-type="float" office:value="877.618247104583" calcext:value-type="float">
            <text:p>877.61824710458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&gt;can’t be right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table:formula="of:=1.06*1.06*1.06*1.06*1.06" office:value-type="float" office:value="1.3382255776" calcext:value-type="float">
            <text:p>1.3382255776</text:p>
          </table:table-cell>
          <table:table-cell/>
        </table:table-row>
        <table:table-row table:style-name="ro1">
          <table:table-cell table:style-name="ce1" office:value-type="string" calcext:value-type="string">
            <text:p>log calcul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ttack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mS – 2000m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³*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p:3/127</text:p>
          </table:table-cell>
          <table:table-cell table:number-columns-repeated="4"/>
          <table:table-cell office:value-type="float" office:value="10.995" calcext:value-type="float">
            <text:p>10.995</text:p>
          </table:table-cell>
          <table:table-cell office:value-type="string" calcext:value-type="string">
            <text:p>exp divisor</text:p>
          </table:table-cell>
          <table:table-cell office:value-type="string" calcext:value-type="string">
            <text:p>so given min and max in xml, we should calculate ed and k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in=5, max=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&lt; standard log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&lt;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 (k)</text:p>
          </table:table-cell>
          <table:table-cell/>
        </table:table-row>
        <table:table-row table:style-name="ro1">
          <table:table-cell office:value-type="string" calcext:value-type="string">
            <text:p>out</text:p>
          </table:table-cell>
          <table:table-cell table:formula="of:=POWER(10;3*[.B17]/127)*2" office:value-type="float" office:value="11.4008047357927" calcext:value-type="float">
            <text:p>11.4008047357927</text:p>
          </table:table-cell>
          <table:table-cell office:value-type="string" calcext:value-type="string">
            <text:p>mS</text:p>
          </table:table-cell>
          <table:table-cell table:number-columns-repeated="2"/>
          <table:table-cell table:formula="of:=POWER(2;[.F17]/[.F15])*[.F16]" office:value-type="float" office:value="2999.91283204364" calcext:value-type="float">
            <text:p>2999.91283204364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formula="of:=[.F18]/[.F16]" office:value-type="float" office:value="2999.91283204364" calcext:value-type="float">
            <text:p>2999.91283204364</text:p>
          </table:table-cell>
          <table:table-cell/>
          <table:table-cell table:formula="of:=LOG([.H18]/[.H17];2)" office:value-type="float" office:value="11.5507467853832" calcext:value-type="float">
            <text:p>11.5507467853832</text:p>
          </table:table-cell>
          <table:table-cell office:value-type="string" calcext:value-type="string">
            <text:p>Exp-steps</text:p>
          </table:table-cell>
          <table:table-cell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&lt; stupid ai</text:p>
          </table:table-cell>
          <table:table-cell/>
          <table:table-cell table:formula="of:=LOG([.F20];2)*[.F15]" office:value-type="float" office:value="127" calcext:value-type="float">
            <text:p>127</text:p>
          </table:table-cell>
          <table:table-cell office:value-type="string" calcext:value-type="string">
            <text:p>CC</text:p>
          </table:table-cell>
          <table:table-cell table:formula="of:=127/[.H20]" office:value-type="float" office:value="10.9949600973602" calcext:value-type="float">
            <text:p>10.9949600973602</text:p>
          </table:table-cell>
          <table:table-cell office:value-type="string" calcext:value-type="string">
            <text:p>ed</text:p>
          </table:table-cell>
          <table:table-cell table:formula="of:=POWER(2;127/[.H21])*[.H17]" office:value-type="float" office:value="3000" calcext:value-type="float">
            <text:p>3000</text:p>
          </table:table-cell>
        </table:table-row>
        <table:table-row table:style-name="ro1">
          <table:table-cell/>
          <table:table-cell table:formula="of:=2*POWER(1000;[.B21]/127)" office:value-type="float" office:value="1366.70777465846" calcext:value-type="float">
            <text:p>1366.70777465846</text:p>
          </table:table-cell>
          <table:table-cell office:value-type="string" calcext:value-type="string">
            <text:p>m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ABOVE WORKS </text:p>
          </table:table-cell>
          <table:table-cell/>
          <table:table-cell office:value-type="string" calcext:value-type="string">
            <text:p>Min and max entered in XML, k and ed calculated on pre-compile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C+log10</text:p>
          </table:table-cell>
          <table:table-cell/>
          <table:table-cell office:value-type="string" calcext:value-type="string">
            <text:p>&lt; linlo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32" calcext:value-type="float">
            <text:p>32</text:p>
          </table:table-cell>
          <table:table-cell table:formula="of:=LOG10(2000-127)" office:value-type="float" office:value="3.27253777737524" calcext:value-type="float">
            <text:p>3.27253777737524</text:p>
          </table:table-cell>
          <table:table-cell table:number-columns-repeated="7"/>
        </table:table-row>
        <table:table-row table:style-name="ro1">
          <table:table-cell/>
          <table:table-cell table:formula="of:=[.B25] + POWER(10;[.C25]*[.B25]/127)" office:value-type="float" office:value="38.6769242295707" calcext:value-type="float">
            <text:p>38.6769242295707</text:p>
          </table:table-cell>
          <table:table-cell table:number-columns-repeated="3"/>
          <table:table-cell office:value-type="string" calcext:value-type="string">
            <text:p>what about center-exponential?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float" office:value="6.322" calcext:value-type="float">
            <text:p>6.322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Min=1, max=30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(maybe cc=63/64 is a special condition) – then we get even +/- 6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72" calcext:value-type="float">
            <text:p>7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so use same as above but with 63 instead of 12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table:formula="of:=ABS([.F30]-64)" office:value-type="float" office:value="8" calcext:value-type="float">
            <text:p>8</text:p>
          </table:table-cell>
          <table:table-cell office:value-type="string" calcext:value-type="string">
            <text:p>CC-center</text:p>
          </table:table-cell>
          <table:table-cell office:value-type="string" calcext:value-type="string">
            <text:p>Cond needed if 63 or 64, then output = 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IF([.F30]&lt;64;-1;1)" office:value-type="float" office:value="1" calcext:value-type="float">
            <text:p>1</text:p>
          </table:table-cell>
          <table:table-cell office:value-type="string" calcext:value-type="string">
            <text:p>Polarity</text:p>
          </table:table-cell>
          <table:table-cell office:value-type="string" calcext:value-type="string">
            <text:p>Min=5, max=50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(POWER(2;[.F31]/[.F28])*[.F29])*[.F32]" office:value-type="float" office:value="12.0198786808873" calcext:value-type="float">
            <text:p>12.019878680887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in (k)</text:p>
          </table:table-cell>
          <table:table-cell/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formula="of:=LOG([.H34]/[.H33];2)" office:value-type="float" office:value="6.32192809488736" calcext:value-type="float">
            <text:p>6.32192809488736</text:p>
          </table:table-cell>
          <table:table-cell office:value-type="string" calcext:value-type="string">
            <text:p>Exp-steps</text:p>
          </table:table-cell>
          <table:table-cell/>
        </table:table-row>
        <table:table-row table:style-name="ro1">
          <table:table-cell table:number-columns-repeated="7"/>
          <table:table-cell table:formula="of:=63/[.H36]" office:value-type="float" office:value="9.96531422920628" calcext:value-type="float">
            <text:p>9.96531422920628</text:p>
          </table:table-cell>
          <table:table-cell office:value-type="string" calcext:value-type="string">
            <text:p>ed</text:p>
          </table:table-cell>
          <table:table-cell table:formula="of:=POWER(2;63/[.H37])*[.H33]" office:value-type="float" office:value="400" calcext:value-type="float">
            <text:p>400</text:p>
          </table:table-cell>
        </table:table-row>
      </table:table>
      <table:table table:name="curves" table:style-name="ta1">
        <table:shapes>
          <draw:frame draw:z-index="0" draw:style-name="gr1" draw:text-style-name="P1" svg:width="15.997cm" svg:height="9.004cm" svg:x="23.953cm" svg:y="1.461cm">
            <draw:object draw:notify-on-update-of-ranges="curves.C1:curves.C1 curves.C2:curves.C129 curves.D1:curves.D1 curves.D2:curves.D129 curves.E1:curves.E1 curves.E2:curves.E129 curves.F1:curves.F1 curves.F2:curves.F129 curves.G1:curves.G1 curves.G2:curves.G1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9.056cm" svg:y="53.835cm">
            <draw:object draw:notify-on-update-of-ranges="curves.U1:curves.U1 curves.U2:curves.U129 curves.V1:curves.V1 curves.V2:curves.V129 curves.W1:curves.W1 curves.W2:curves.W1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quadrant</text:p>
          </table:table-cell>
          <table:table-cell office:value-type="string" calcext:value-type="string">
            <text:p>Cc-val</text:p>
          </table:table-cell>
          <table:table-cell office:value-type="string" calcext:value-type="string">
            <text:p>lin out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x lin/log</text:p>
          </table:table-cell>
          <table:table-cell office:value-type="string" calcext:value-type="string">
            <text:p>mix ramp+log</text:p>
          </table:table-cell>
          <table:table-cell office:value-type="string" calcext:value-type="string">
            <text:p>exp2</text:p>
          </table:table-cell>
          <table:table-cell/>
          <table:table-cell office:value-type="string" calcext:value-type="string">
            <text:p>exp1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linval</text:p>
          </table:table-cell>
          <table:table-cell office:value-type="string" calcext:value-type="string">
            <text:p>expval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]/127*3000" office:value-type="float" office:value="0" calcext:value-type="float">
            <text:p>0</text:p>
          </table:table-cell>
          <table:table-cell table:formula="of:=POWER(2;[.B2]/[.I$2])*[.I$3]-[.I$3]" office:value-type="float" office:value="0" calcext:value-type="float">
            <text:p>0</text:p>
          </table:table-cell>
          <table:table-cell table:formula="of:=([.C2]*(1-[.I$8])+[.D2]*[.I$8])" office:value-type="float" office:value="0" calcext:value-type="float">
            <text:p>0</text:p>
          </table:table-cell>
          <table:table-cell table:formula="of:=[.B2]+POWER(2;[.B2]/[.I$10])-1" office:value-type="float" office:value="0" calcext:value-type="float">
            <text:p>0</text:p>
          </table:table-cell>
          <table:table-cell table:formula="of:=POWER(2;[.B2]/[.I$6])*[.I$7]-[.I$7]" office:value-type="float" office:value="0" calcext:value-type="float">
            <text:p>0</text:p>
          </table:table-cell>
          <table:table-cell/>
          <table:table-cell office:value-type="float" office:value="10.9942" calcext:value-type="float">
            <text:p>10.9942</text:p>
          </table:table-cell>
          <table:table-cell office:value-type="string" calcext:value-type="string">
            <text:p>ed</text:p>
          </table:table-cell>
          <table:table-cell table:number-columns-repeated="7"/>
          <table:table-cell office:value-type="float" office:value="10000" calcext:value-type="float">
            <text:p>10000</text:p>
          </table:table-cell>
          <table:table-cell office:value-type="string" calcext:value-type="string">
            <text:p>max</text:p>
          </table:table-cell>
          <table:table-cell table:formula="of:=[.B2]" office:value-type="float" office:value="0" calcext:value-type="float">
            <text:p>0</text:p>
          </table:table-cell>
          <table:table-cell table:formula="of:=[.T2]/127" office:value-type="float" office:value="0" calcext:value-type="float">
            <text:p>0</text:p>
          </table:table-cell>
          <table:table-cell table:formula="of:=POWER(2;[.T2]/127)-1" office:value-type="float" office:value="0" calcext:value-type="float">
            <text:p>0</text:p>
          </table:table-cell>
          <table:table-cell table:formula="of:=(1-[.R$3])*[.U2] + [.R$3]*[.V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3]/127*3000" office:value-type="float" office:value="23.6220472440945" calcext:value-type="float">
            <text:p>23.6220472440945</text:p>
          </table:table-cell>
          <table:table-cell table:formula="of:=POWER(2;[.B3]/[.I$2])*[.I$3]-[.I$3]" office:value-type="float" office:value="0.0650764949388409" calcext:value-type="float">
            <text:p>0.0650764949388409</text:p>
          </table:table-cell>
          <table:table-cell table:formula="of:=([.C3]*(1-[.I$8])+[.D3]*[.I$8])" office:value-type="float" office:value="1.00735532490507" calcext:value-type="float">
            <text:p>1.00735532490507</text:p>
          </table:table-cell>
          <table:table-cell table:formula="of:=[.B3]+POWER(2;[.B3]/[.I$10])-1" office:value-type="float" office:value="1.06473745924946" calcext:value-type="float">
            <text:p>1.06473745924946</text:p>
          </table:table-cell>
          <table:table-cell table:formula="of:=POWER(2;[.B3]/[.I$6])*[.I$7]-[.I$7]" office:value-type="float" office:value="1.25210732941544" calcext:value-type="float">
            <text:p>1.25210732941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7"/>
          <table:table-cell office:value-type="float" office:value="0.2" calcext:value-type="float">
            <text:p>0.2</text:p>
          </table:table-cell>
          <table:table-cell office:value-type="string" calcext:value-type="string">
            <text:p>log</text:p>
          </table:table-cell>
          <table:table-cell table:formula="of:=[.B3]" office:value-type="float" office:value="1" calcext:value-type="float">
            <text:p>1</text:p>
          </table:table-cell>
          <table:table-cell table:formula="of:=[.T3]/127" office:value-type="float" office:value="0.0078740157480315" calcext:value-type="float">
            <text:p>0.0078740157480315</text:p>
          </table:table-cell>
          <table:table-cell table:formula="of:=POWER(2;[.T3]/127)-1" office:value-type="float" office:value="0.00547277302221305" calcext:value-type="float">
            <text:p>0.00547277302221305</text:p>
          </table:table-cell>
          <table:table-cell table:formula="of:=(1-[.R$3])*[.U3] + [.R$3]*[.V3]" office:value-type="float" office:value="0.00739376720286781" calcext:value-type="float">
            <text:p>0.0073937672028678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B4]/127*3000" office:value-type="float" office:value="47.244094488189" calcext:value-type="float">
            <text:p>47.244094488189</text:p>
          </table:table-cell>
          <table:table-cell table:formula="of:=POWER(2;[.B4]/[.I$2])*[.I$3]-[.I$3]" office:value-type="float" office:value="0.134387940071207" calcext:value-type="float">
            <text:p>0.134387940071207</text:p>
          </table:table-cell>
          <table:table-cell table:formula="of:=([.C4]*(1-[.I$8])+[.D4]*[.I$8])" office:value-type="float" office:value="2.01877620199592" calcext:value-type="float">
            <text:p>2.01877620199592</text:p>
          </table:table-cell>
          <table:table-cell table:formula="of:=[.B4]+POWER(2;[.B4]/[.I$10])-1" office:value-type="float" office:value="2.13366585712899" calcext:value-type="float">
            <text:p>2.13366585712899</text:p>
          </table:table-cell>
          <table:table-cell table:formula="of:=POWER(2;[.B4]/[.I$6])*[.I$7]-[.I$7]" office:value-type="float" office:value="2.54900816638448" calcext:value-type="float">
            <text:p>2.54900816638448</text:p>
          </table:table-cell>
          <table:table-cell table:number-columns-repeated="11"/>
          <table:table-cell office:value-type="string" calcext:value-type="string">
            <text:p>^ not working</text:p>
          </table:table-cell>
          <table:table-cell office:value-type="float" office:value="2" calcext:value-type="float">
            <text:p>2</text:p>
          </table:table-cell>
          <table:table-cell table:formula="of:=[.T4]/127" office:value-type="float" office:value="0.015748031496063" calcext:value-type="float">
            <text:p>0.015748031496063</text:p>
          </table:table-cell>
          <table:table-cell table:formula="of:=POWER(2;[.T4]/127)-1" office:value-type="float" office:value="0.0109754972889788" calcext:value-type="float">
            <text:p>0.0109754972889788</text:p>
          </table:table-cell>
          <table:table-cell table:formula="of:=(1-[.R$3])*[.U4] + [.R$3]*[.V4]" office:value-type="float" office:value="0.0147935246546462" calcext:value-type="float">
            <text:p>0.014793524654646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B5]/127*3000" office:value-type="float" office:value="70.8661417322835" calcext:value-type="float">
            <text:p>70.8661417322835</text:p>
          </table:table-cell>
          <table:table-cell table:formula="of:=POWER(2;[.B5]/[.I$2])*[.I$3]-[.I$3]" office:value-type="float" office:value="0.208209931111933" calcext:value-type="float">
            <text:p>0.208209931111933</text:p>
          </table:table-cell>
          <table:table-cell table:formula="of:=([.C5]*(1-[.I$8])+[.D5]*[.I$8])" office:value-type="float" office:value="3.0345272031588" calcext:value-type="float">
            <text:p>3.0345272031588</text:p>
          </table:table-cell>
          <table:table-cell table:formula="of:=[.B5]+POWER(2;[.B5]/[.I$10])-1" office:value-type="float" office:value="3.20705650435738" calcext:value-type="float">
            <text:p>3.20705650435738</text:p>
          </table:table-cell>
          <table:table-cell table:formula="of:=POWER(2;[.B5]/[.I$6])*[.I$7]-[.I$7]" office:value-type="float" office:value="3.89230497602478" calcext:value-type="float">
            <text:p>3.89230497602478</text:p>
          </table:table-cell>
          <table:table-cell/>
          <table:table-cell office:value-type="string" calcext:value-type="string">
            <text:p>exp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formula="of:=[.T5]/127" office:value-type="float" office:value="0.0236220472440945" calcext:value-type="float">
            <text:p>0.0236220472440945</text:p>
          </table:table-cell>
          <table:table-cell table:formula="of:=POWER(2;[.T5]/127)-1" office:value-type="float" office:value="0.0165083367166603" calcext:value-type="float">
            <text:p>0.0165083367166603</text:p>
          </table:table-cell>
          <table:table-cell table:formula="of:=(1-[.R$3])*[.U5] + [.R$3]*[.V5]" office:value-type="float" office:value="0.0221993051386077" calcext:value-type="float">
            <text:p>0.022199305138607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B6]/127*3000" office:value-type="float" office:value="94.488188976378" calcext:value-type="float">
            <text:p>94.488188976378</text:p>
          </table:table-cell>
          <table:table-cell table:formula="of:=POWER(2;[.B6]/[.I$2])*[.I$3]-[.I$3]" office:value-type="float" office:value="0.286835998578996" calcext:value-type="float">
            <text:p>0.286835998578996</text:p>
          </table:table-cell>
          <table:table-cell table:formula="of:=([.C6]*(1-[.I$8])+[.D6]*[.I$8])" office:value-type="float" office:value="4.05489011769096" calcext:value-type="float">
            <text:p>4.05489011769096</text:p>
          </table:table-cell>
          <table:table-cell table:formula="of:=[.B6]+POWER(2;[.B6]/[.I$10])-1" office:value-type="float" office:value="4.28519827562" calcext:value-type="float">
            <text:p>4.28519827562</text:p>
          </table:table-cell>
          <table:table-cell table:formula="of:=POWER(2;[.B6]/[.I$6])*[.I$7]-[.I$7]" office:value-type="float" office:value="5.28365755083453" calcext:value-type="float">
            <text:p>5.28365755083453</text:p>
          </table:table-cell>
          <table:table-cell/>
          <table:table-cell office:value-type="float" office:value="19.72" calcext:value-type="float">
            <text:p>19.72</text:p>
          </table:table-cell>
          <table:table-cell office:value-type="string" calcext:value-type="string">
            <text:p>ed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formula="of:=[.T6]/127" office:value-type="float" office:value="0.031496062992126" calcext:value-type="float">
            <text:p>0.031496062992126</text:p>
          </table:table-cell>
          <table:table-cell table:formula="of:=POWER(2;[.T6]/127)-1" office:value-type="float" office:value="0.0220714561186979" calcext:value-type="float">
            <text:p>0.0220714561186979</text:p>
          </table:table-cell>
          <table:table-cell table:formula="of:=(1-[.R$3])*[.U6] + [.R$3]*[.V6]" office:value-type="float" office:value="0.0296111416174404" calcext:value-type="float">
            <text:p>0.029611141617440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B7]/127*3000" office:value-type="float" office:value="118.110236220472" calcext:value-type="float">
            <text:p>118.110236220472</text:p>
          </table:table-cell>
          <table:table-cell table:formula="of:=POWER(2;[.B7]/[.I$2])*[.I$3]-[.I$3]" office:value-type="float" office:value="0.37057877492764" calcext:value-type="float">
            <text:p>0.37057877492764</text:p>
          </table:table-cell>
          <table:table-cell table:formula="of:=([.C7]*(1-[.I$8])+[.D7]*[.I$8])" office:value-type="float" office:value="5.08016507274944" calcext:value-type="float">
            <text:p>5.08016507274944</text:p>
          </table:table-cell>
          <table:table-cell table:formula="of:=[.B7]+POWER(2;[.B7]/[.I$10])-1" office:value-type="float" office:value="5.36839874661543" calcext:value-type="float">
            <text:p>5.36839874661543</text:p>
          </table:table-cell>
          <table:table-cell table:formula="of:=POWER(2;[.B7]/[.I$6])*[.I$7]-[.I$7]" office:value-type="float" office:value="6.72478506155057" calcext:value-type="float">
            <text:p>6.7247850615505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k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formula="of:=[.T7]/127" office:value-type="float" office:value="0.0393700787401575" calcext:value-type="float">
            <text:p>0.0393700787401575</text:p>
          </table:table-cell>
          <table:table-cell table:formula="of:=POWER(2;[.T7]/127)-1" office:value-type="float" office:value="0.0276650212105185" calcext:value-type="float">
            <text:p>0.0276650212105185</text:p>
          </table:table-cell>
          <table:table-cell table:formula="of:=(1-[.R$3])*[.U7] + [.R$3]*[.V7]" office:value-type="float" office:value="0.0370290672342297" calcext:value-type="float">
            <text:p>0.037029067234229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B8]/127*3000" office:value-type="float" office:value="141.732283464567" calcext:value-type="float">
            <text:p>141.732283464567</text:p>
          </table:table-cell>
          <table:table-cell table:formula="of:=POWER(2;[.B8]/[.I$2])*[.I$3]-[.I$3]" office:value-type="float" office:value="0.459771237637502" calcext:value-type="float">
            <text:p>0.459771237637502</text:p>
          </table:table-cell>
          <table:table-cell table:formula="of:=([.C8]*(1-[.I$8])+[.D8]*[.I$8])" office:value-type="float" office:value="6.11067172671468" calcext:value-type="float">
            <text:p>6.11067172671468</text:p>
          </table:table-cell>
          <table:table-cell table:formula="of:=[.B8]+POWER(2;[.B8]/[.I$10])-1" office:value-type="float" office:value="6.45698540471145" calcext:value-type="float">
            <text:p>6.45698540471145</text:p>
          </table:table-cell>
          <table:table-cell table:formula="of:=POWER(2;[.B8]/[.I$6])*[.I$7]-[.I$7]" office:value-type="float" office:value="8.2174681813749" calcext:value-type="float">
            <text:p>8.2174681813749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string" calcext:value-type="string">
            <text:p>mix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formula="of:=[.T8]/127" office:value-type="float" office:value="0.047244094488189" calcext:value-type="float">
            <text:p>0.047244094488189</text:p>
          </table:table-cell>
          <table:table-cell table:formula="of:=POWER(2;[.T8]/127)-1" office:value-type="float" office:value="0.0332891986144714" calcext:value-type="float">
            <text:p>0.0332891986144714</text:p>
          </table:table-cell>
          <table:table-cell table:formula="of:=(1-[.R$3])*[.U8] + [.R$3]*[.V8]" office:value-type="float" office:value="0.0444531153134455" calcext:value-type="float">
            <text:p>0.044453115313445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B9]/127*3000" office:value-type="float" office:value="165.354330708661" calcext:value-type="float">
            <text:p>165.354330708661</text:p>
          </table:table-cell>
          <table:table-cell table:formula="of:=POWER(2;[.B9]/[.I$2])*[.I$3]-[.I$3]" office:value-type="float" office:value="0.554768033195484" calcext:value-type="float">
            <text:p>0.554768033195484</text:p>
          </table:table-cell>
          <table:table-cell table:formula="of:=([.C9]*(1-[.I$8])+[.D9]*[.I$8])" office:value-type="float" office:value="7.14675054021413" calcext:value-type="float">
            <text:p>7.14675054021413</text:p>
          </table:table-cell>
          <table:table-cell table:formula="of:=[.B9]+POWER(2;[.B9]/[.I$10])-1" office:value-type="float" office:value="7.55130693797601" calcext:value-type="float">
            <text:p>7.55130693797601</text:p>
          </table:table-cell>
          <table:table-cell table:formula="of:=POWER(2;[.B9]/[.I$6])*[.I$7]-[.I$7]" office:value-type="float" office:value="9.76355128619427" calcext:value-type="float">
            <text:p>9.76355128619427</text:p>
          </table:table-cell>
          <table:table-cell/>
          <table:table-cell office:value-type="string" calcext:value-type="string">
            <text:p>exp2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formula="of:=[.T9]/127" office:value-type="float" office:value="0.0551181102362205" calcext:value-type="float">
            <text:p>0.0551181102362205</text:p>
          </table:table-cell>
          <table:table-cell table:formula="of:=POWER(2;[.T9]/127)-1" office:value-type="float" office:value="0.0389441558647927" calcext:value-type="float">
            <text:p>0.0389441558647927</text:p>
          </table:table-cell>
          <table:table-cell table:formula="of:=(1-[.R$3])*[.U9] + [.R$3]*[.V9]" office:value-type="float" office:value="0.0518833193619349" calcext:value-type="float">
            <text:p>0.051883319361934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[.B10]/127*3000" office:value-type="float" office:value="188.976377952756" calcext:value-type="float">
            <text:p>188.976377952756</text:p>
          </table:table-cell>
          <table:table-cell table:formula="of:=POWER(2;[.B10]/[.I$2])*[.I$3]-[.I$3]" office:value-type="float" office:value="0.655946887238802" calcext:value-type="float">
            <text:p>0.655946887238802</text:p>
          </table:table-cell>
          <table:table-cell table:formula="of:=([.C10]*(1-[.I$8])+[.D10]*[.I$8])" office:value-type="float" office:value="8.18876412985949" calcext:value-type="float">
            <text:p>8.18876412985949</text:p>
          </table:table-cell>
          <table:table-cell table:formula="of:=[.B10]+POWER(2;[.B10]/[.I$10])-1" office:value-type="float" office:value="8.65173460765663" calcext:value-type="float">
            <text:p>8.65173460765663</text:p>
          </table:table-cell>
          <table:table-cell table:formula="of:=POWER(2;[.B10]/[.I$6])*[.I$7]-[.I$7]" office:value-type="float" office:value="11.3649447335116" calcext:value-type="float">
            <text:p>11.3649447335116</text:p>
          </table:table-cell>
          <table:table-cell/>
          <table:table-cell office:value-type="float" office:value="11.05" calcext:value-type="float">
            <text:p>11.05</text:p>
          </table:table-cell>
          <table:table-cell office:value-type="string" calcext:value-type="string">
            <text:p>ed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formula="of:=[.T10]/127" office:value-type="float" office:value="0.062992125984252" calcext:value-type="float">
            <text:p>0.062992125984252</text:p>
          </table:table-cell>
          <table:table-cell table:formula="of:=POWER(2;[.T10]/127)-1" office:value-type="float" office:value="0.0446300614125956" calcext:value-type="float">
            <text:p>0.0446300614125956</text:p>
          </table:table-cell>
          <table:table-cell table:formula="of:=(1-[.R$3])*[.U10] + [.R$3]*[.V10]" office:value-type="float" office:value="0.0593197130699207" calcext:value-type="float">
            <text:p>0.0593197130699207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[.B11]/127*3000" office:value-type="float" office:value="212.59842519685" calcext:value-type="float">
            <text:p>212.59842519685</text:p>
          </table:table-cell>
          <table:table-cell table:formula="of:=POWER(2;[.B11]/[.I$2])*[.I$3]-[.I$3]" office:value-type="float" office:value="0.763710106465187" calcext:value-type="float">
            <text:p>0.763710106465187</text:p>
          </table:table-cell>
          <table:table-cell table:formula="of:=([.C11]*(1-[.I$8])+[.D11]*[.I$8])" office:value-type="float" office:value="9.2370987100806" calcext:value-type="float">
            <text:p>9.2370987100806</text:p>
          </table:table-cell>
          <table:table-cell table:formula="of:=[.B11]+POWER(2;[.B11]/[.I$10])-1" office:value-type="float" office:value="9.75866370951072" calcext:value-type="float">
            <text:p>9.75866370951072</text:p>
          </table:table-cell>
          <table:table-cell table:formula="of:=POWER(2;[.B11]/[.I$6])*[.I$7]-[.I$7]" office:value-type="float" office:value="13.0236272229051" calcext:value-type="float">
            <text:p>13.023627222905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formula="of:=[.T11]/127" office:value-type="float" office:value="0.0708661417322835" calcext:value-type="float">
            <text:p>0.0708661417322835</text:p>
          </table:table-cell>
          <table:table-cell table:formula="of:=POWER(2;[.T11]/127)-1" office:value-type="float" office:value="0.0503470846308871" calcext:value-type="float">
            <text:p>0.0503470846308871</text:p>
          </table:table-cell>
          <table:table-cell table:formula="of:=(1-[.R$3])*[.U11] + [.R$3]*[.V11]" office:value-type="float" office:value="0.0667623303120042" calcext:value-type="float">
            <text:p>0.066762330312004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.B12]/127*3000" office:value-type="float" office:value="236.220472440945" calcext:value-type="float">
            <text:p>236.220472440945</text:p>
          </table:table-cell>
          <table:table-cell table:formula="of:=POWER(2;[.B12]/[.I$2])*[.I$3]-[.I$3]" office:value-type="float" office:value="0.878486178282151" calcext:value-type="float">
            <text:p>0.878486178282151</text:p>
          </table:table-cell>
          <table:table-cell table:formula="of:=([.C12]*(1-[.I$8])+[.D12]*[.I$8])" office:value-type="float" office:value="10.2921656287887" calcext:value-type="float">
            <text:p>10.2921656287887</text:p>
          </table:table-cell>
          <table:table-cell table:formula="of:=[.B12]+POWER(2;[.B12]/[.I$10])-1" office:value-type="float" office:value="10.8725151297387" calcext:value-type="float">
            <text:p>10.8725151297387</text:p>
          </table:table-cell>
          <table:table-cell table:formula="of:=POWER(2;[.B12]/[.I$6])*[.I$7]-[.I$7]" office:value-type="float" office:value="14.7416482409312" calcext:value-type="float">
            <text:p>14.7416482409312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formula="of:=[.T12]/127" office:value-type="float" office:value="0.078740157480315" calcext:value-type="float">
            <text:p>0.078740157480315</text:p>
          </table:table-cell>
          <table:table-cell table:formula="of:=POWER(2;[.T12]/127)-1" office:value-type="float" office:value="0.0560953958196153" calcext:value-type="float">
            <text:p>0.0560953958196153</text:p>
          </table:table-cell>
          <table:table-cell table:formula="of:=(1-[.R$3])*[.U12] + [.R$3]*[.V12]" office:value-type="float" office:value="0.074211205148175" calcext:value-type="float">
            <text:p>0.07421120514817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formula="of:=[.B13]/127*3000" office:value-type="float" office:value="259.842519685039" calcext:value-type="float">
            <text:p>259.842519685039</text:p>
          </table:table-cell>
          <table:table-cell table:formula="of:=POWER(2;[.B13]/[.I$2])*[.I$3]-[.I$3]" office:value-type="float" office:value="1.00073147455581" calcext:value-type="float">
            <text:p>1.00073147455581</text:p>
          </table:table-cell>
          <table:table-cell table:formula="of:=([.C13]*(1-[.I$8])+[.D13]*[.I$8])" office:value-type="float" office:value="11.3544030029752" calcext:value-type="float">
            <text:p>11.3544030029752</text:p>
          </table:table-cell>
          <table:table-cell table:formula="of:=[.B13]+POWER(2;[.B13]/[.I$10])-1" office:value-type="float" office:value="11.9937370016441" calcext:value-type="float">
            <text:p>11.9937370016441</text:p>
          </table:table-cell>
          <table:table-cell table:formula="of:=POWER(2;[.B13]/[.I$6])*[.I$7]-[.I$7]" office:value-type="float" office:value="16.5211305934934" calcext:value-type="float">
            <text:p>16.5211305934934</text:p>
          </table:table-cell>
          <table:table-cell table:number-columns-repeated="12"/>
          <table:table-cell office:value-type="float" office:value="11" calcext:value-type="float">
            <text:p>11</text:p>
          </table:table-cell>
          <table:table-cell table:formula="of:=[.T13]/127" office:value-type="float" office:value="0.0866141732283465" calcext:value-type="float">
            <text:p>0.0866141732283465</text:p>
          </table:table-cell>
          <table:table-cell table:formula="of:=POWER(2;[.T13]/127)-1" office:value-type="float" office:value="0.0618751662107404" calcext:value-type="float">
            <text:p>0.0618751662107404</text:p>
          </table:table-cell>
          <table:table-cell table:formula="of:=(1-[.R$3])*[.U13] + [.R$3]*[.V13]" office:value-type="float" office:value="0.0816663718248253" calcext:value-type="float">
            <text:p>0.0816663718248253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formula="of:=[.B14]/127*3000" office:value-type="float" office:value="283.464566929134" calcext:value-type="float">
            <text:p>283.464566929134</text:p>
          </table:table-cell>
          <table:table-cell table:formula="of:=POWER(2;[.B14]/[.I$2])*[.I$3]-[.I$3]" office:value-type="float" office:value="1.13093206623372" calcext:value-type="float">
            <text:p>1.13093206623372</text:p>
          </table:table-cell>
          <table:table-cell table:formula="of:=([.C14]*(1-[.I$8])+[.D14]*[.I$8])" office:value-type="float" office:value="12.4242774607497" calcext:value-type="float">
            <text:p>12.4242774607497</text:p>
          </table:table-cell>
          <table:table-cell table:formula="of:=[.B14]+POWER(2;[.B14]/[.I$10])-1" office:value-type="float" office:value="13.1228064695422" calcext:value-type="float">
            <text:p>13.1228064695422</text:p>
          </table:table-cell>
          <table:table-cell table:formula="of:=POWER(2;[.B14]/[.I$6])*[.I$7]-[.I$7]" office:value-type="float" office:value="18.3642730288043" calcext:value-type="float">
            <text:p>18.3642730288043</text:p>
          </table:table-cell>
          <table:table-cell/>
          <table:table-cell table:formula="of:=POWER(2;127/19.72)" office:value-type="float" office:value="86.8324431681543" calcext:value-type="float">
            <text:p>86.8324431681543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formula="of:=[.T14]/127" office:value-type="float" office:value="0.094488188976378" calcext:value-type="float">
            <text:p>0.094488188976378</text:p>
          </table:table-cell>
          <table:table-cell table:formula="of:=POWER(2;[.T14]/127)-1" office:value-type="float" office:value="0.0676865679733365" calcext:value-type="float">
            <text:p>0.0676865679733365</text:p>
          </table:table-cell>
          <table:table-cell table:formula="of:=(1-[.R$3])*[.U14] + [.R$3]*[.V14]" office:value-type="float" office:value="0.0891278647757697" calcext:value-type="float">
            <text:p>0.0891278647757697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formula="of:=[.B15]/127*3000" office:value-type="float" office:value="307.086614173228" calcext:value-type="float">
            <text:p>307.086614173228</text:p>
          </table:table-cell>
          <table:table-cell table:formula="of:=POWER(2;[.B15]/[.I$2])*[.I$3]-[.I$3]" office:value-type="float" office:value="1.269605656057" calcext:value-type="float">
            <text:p>1.269605656057</text:p>
          </table:table-cell>
          <table:table-cell table:formula="of:=([.C15]*(1-[.I$8])+[.D15]*[.I$8])" office:value-type="float" office:value="13.5022859967439" calcext:value-type="float">
            <text:p>13.5022859967439</text:p>
          </table:table-cell>
          <table:table-cell table:formula="of:=[.B15]+POWER(2;[.B15]/[.I$10])-1" office:value-type="float" office:value="14.2602315668587" calcext:value-type="float">
            <text:p>14.2602315668587</text:p>
          </table:table-cell>
          <table:table-cell table:formula="of:=POWER(2;[.B15]/[.I$6])*[.I$7]-[.I$7]" office:value-type="float" office:value="20.2733529541841" calcext:value-type="float">
            <text:p>20.2733529541841</text:p>
          </table:table-cell>
          <table:table-cell/>
          <table:table-cell table:formula="of:=3000/35" office:value-type="float" office:value="85.7142857142857" calcext:value-type="float">
            <text:p>85.7142857142857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formula="of:=[.T15]/127" office:value-type="float" office:value="0.102362204724409" calcext:value-type="float">
            <text:p>0.102362204724409</text:p>
          </table:table-cell>
          <table:table-cell table:formula="of:=POWER(2;[.T15]/127)-1" office:value-type="float" office:value="0.0735297742187202" calcext:value-type="float">
            <text:p>0.0735297742187202</text:p>
          </table:table-cell>
          <table:table-cell table:formula="of:=(1-[.R$3])*[.U15] + [.R$3]*[.V15]" office:value-type="float" office:value="0.0965957186232716" calcext:value-type="float">
            <text:p>0.0965957186232716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formula="of:=[.B16]/127*3000" office:value-type="float" office:value="330.708661417323" calcext:value-type="float">
            <text:p>330.708661417323</text:p>
          </table:table-cell>
          <table:table-cell table:formula="of:=POWER(2;[.B16]/[.I$2])*[.I$3]-[.I$3]" office:value-type="float" office:value="1.41730363704655" calcext:value-type="float">
            <text:p>1.41730363704655</text:p>
          </table:table-cell>
          <table:table-cell table:formula="of:=([.C16]*(1-[.I$8])+[.D16]*[.I$8])" office:value-type="float" office:value="14.5889579482576" calcext:value-type="float">
            <text:p>14.5889579482576</text:p>
          </table:table-cell>
          <table:table-cell table:formula="of:=[.B16]+POWER(2;[.B16]/[.I$10])-1" office:value-type="float" office:value="15.4065532158125" calcext:value-type="float">
            <text:p>15.4065532158125</text:p>
          </table:table-cell>
          <table:table-cell table:formula="of:=POWER(2;[.B16]/[.I$6])*[.I$7]-[.I$7]" office:value-type="float" office:value="22.2507292500499" calcext:value-type="float">
            <text:p>22.2507292500499</text:p>
          </table:table-cell>
          <table:table-cell/>
          <table:table-cell table:formula="of:=127/LOG([.I15];2)" office:value-type="float" office:value="19.7774221859212" calcext:value-type="float">
            <text:p>19.7774221859212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formula="of:=[.T16]/127" office:value-type="float" office:value="0.110236220472441" calcext:value-type="float">
            <text:p>0.110236220472441</text:p>
          </table:table-cell>
          <table:table-cell table:formula="of:=POWER(2;[.T16]/127)-1" office:value-type="float" office:value="0.079404959005607" calcext:value-type="float">
            <text:p>0.079404959005607</text:p>
          </table:table-cell>
          <table:table-cell table:formula="of:=(1-[.R$3])*[.U16] + [.R$3]*[.V16]" office:value-type="float" office:value="0.104069968179074" calcext:value-type="float">
            <text:p>0.10406996817907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.B17]/127*3000" office:value-type="float" office:value="354.330708661417" calcext:value-type="float">
            <text:p>354.330708661417</text:p>
          </table:table-cell>
          <table:table-cell table:formula="of:=POWER(2;[.B17]/[.I$2])*[.I$3]-[.I$3]" office:value-type="float" office:value="1.57461328494846" calcext:value-type="float">
            <text:p>1.57461328494846</text:p>
          </table:table-cell>
          <table:table-cell table:formula="of:=([.C17]*(1-[.I$8])+[.D17]*[.I$8])" office:value-type="float" office:value="15.6848571000072" calcext:value-type="float">
            <text:p>15.6848571000072</text:p>
          </table:table-cell>
          <table:table-cell table:formula="of:=[.B17]+POWER(2;[.B17]/[.I$10])-1" office:value-type="float" office:value="16.5623473565528" calcext:value-type="float">
            <text:p>16.5623473565528</text:p>
          </table:table-cell>
          <table:table-cell table:formula="of:=POWER(2;[.B17]/[.I$6])*[.I$7]-[.I$7]" office:value-type="float" office:value="24.2988451845746" calcext:value-type="float">
            <text:p>24.2988451845746</text:p>
          </table:table-cell>
          <table:table-cell table:number-columns-repeated="12"/>
          <table:table-cell office:value-type="float" office:value="15" calcext:value-type="float">
            <text:p>15</text:p>
          </table:table-cell>
          <table:table-cell table:formula="of:=[.T17]/127" office:value-type="float" office:value="0.118110236220472" calcext:value-type="float">
            <text:p>0.118110236220472</text:p>
          </table:table-cell>
          <table:table-cell table:formula="of:=POWER(2;[.T17]/127)-1" office:value-type="float" office:value="0.0853122973452958" calcext:value-type="float">
            <text:p>0.0853122973452958</text:p>
          </table:table-cell>
          <table:table-cell table:formula="of:=(1-[.R$3])*[.U17] + [.R$3]*[.V17]" office:value-type="float" office:value="0.111550648445437" calcext:value-type="float">
            <text:p>0.111550648445437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formula="of:=[.B18]/127*3000" office:value-type="float" office:value="377.952755905512" calcext:value-type="float">
            <text:p>377.952755905512</text:p>
          </table:table-cell>
          <table:table-cell table:formula="of:=POWER(2;[.B18]/[.I$2])*[.I$3]-[.I$3]" office:value-type="float" office:value="1.74216009335588" calcext:value-type="float">
            <text:p>1.74216009335588</text:p>
          </table:table-cell>
          <table:table-cell table:formula="of:=([.C18]*(1-[.I$8])+[.D18]*[.I$8])" office:value-type="float" office:value="16.7905839258421" calcext:value-type="float">
            <text:p>16.7905839258421</text:p>
          </table:table-cell>
          <table:table-cell table:formula="of:=[.B18]+POWER(2;[.B18]/[.I$10])-1" office:value-type="float" office:value="17.7282272141306" calcext:value-type="float">
            <text:p>17.7282272141306</text:p>
          </table:table-cell>
          <table:table-cell table:formula="of:=POWER(2;[.B18]/[.I$6])*[.I$7]-[.I$7]" office:value-type="float" office:value="26.4202314326168" calcext:value-type="float">
            <text:p>26.4202314326168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 table:formula="of:=[.T18]/127" office:value-type="float" office:value="0.125984251968504" calcext:value-type="float">
            <text:p>0.125984251968504</text:p>
          </table:table-cell>
          <table:table-cell table:formula="of:=POWER(2;[.T18]/127)-1" office:value-type="float" office:value="0.0912519652068833" calcext:value-type="float">
            <text:p>0.0912519652068833</text:p>
          </table:table-cell>
          <table:table-cell table:formula="of:=(1-[.R$3])*[.U18] + [.R$3]*[.V18]" office:value-type="float" office:value="0.11903779461618" calcext:value-type="float">
            <text:p>0.11903779461618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formula="of:=[.B19]/127*3000" office:value-type="float" office:value="401.574803149606" calcext:value-type="float">
            <text:p>401.574803149606</text:p>
          </table:table-cell>
          <table:table-cell table:formula="of:=POWER(2;[.B19]/[.I$2])*[.I$3]-[.I$3]" office:value-type="float" office:value="1.92061026079264" calcext:value-type="float">
            <text:p>1.92061026079264</text:p>
          </table:table-cell>
          <table:table-cell table:formula="of:=([.C19]*(1-[.I$8])+[.D19]*[.I$8])" office:value-type="float" office:value="17.9067779763452" calcext:value-type="float">
            <text:p>17.9067779763452</text:p>
          </table:table-cell>
          <table:table-cell table:formula="of:=[.B19]+POWER(2;[.B19]/[.I$10])-1" office:value-type="float" office:value="18.9048457122287" calcext:value-type="float">
            <text:p>18.9048457122287</text:p>
          </table:table-cell>
          <table:table-cell table:formula="of:=POWER(2;[.B19]/[.I$6])*[.I$7]-[.I$7]" office:value-type="float" office:value="28.6175092026503" calcext:value-type="float">
            <text:p>28.6175092026503</text:p>
          </table:table-cell>
          <table:table-cell table:number-columns-repeated="12"/>
          <table:table-cell office:value-type="float" office:value="17" calcext:value-type="float">
            <text:p>17</text:p>
          </table:table-cell>
          <table:table-cell table:formula="of:=[.T19]/127" office:value-type="float" office:value="0.133858267716535" calcext:value-type="float">
            <text:p>0.133858267716535</text:p>
          </table:table-cell>
          <table:table-cell table:formula="of:=POWER(2;[.T19]/127)-1" office:value-type="float" office:value="0.0972241395225044" calcext:value-type="float">
            <text:p>0.0972241395225044</text:p>
          </table:table-cell>
          <table:table-cell table:formula="of:=(1-[.R$3])*[.U19] + [.R$3]*[.V19]" office:value-type="float" office:value="0.126531442077729" calcext:value-type="float">
            <text:p>0.126531442077729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table:formula="of:=[.B20]/127*3000" office:value-type="float" office:value="425.196850393701" calcext:value-type="float">
            <text:p>425.196850393701</text:p>
          </table:table-cell>
          <table:table-cell table:formula="of:=POWER(2;[.B20]/[.I$2])*[.I$3]-[.I$3]" office:value-type="float" office:value="2.11067333964744" calcext:value-type="float">
            <text:p>2.11067333964744</text:p>
          </table:table-cell>
          <table:table-cell table:formula="of:=([.C20]*(1-[.I$8])+[.D20]*[.I$8])" office:value-type="float" office:value="19.0341204218096" calcext:value-type="float">
            <text:p>19.0341204218096</text:p>
          </table:table-cell>
          <table:table-cell table:formula="of:=[.B20]+POWER(2;[.B20]/[.I$10])-1" office:value-type="float" office:value="20.09289804315" calcext:value-type="float">
            <text:p>20.09289804315</text:p>
          </table:table-cell>
          <table:table-cell table:formula="of:=POWER(2;[.B20]/[.I$6])*[.I$7]-[.I$7]" office:value-type="float" office:value="30.8933934755587" calcext:value-type="float">
            <text:p>30.8933934755587</text:p>
          </table:table-cell>
          <table:table-cell table:number-columns-repeated="12"/>
          <table:table-cell office:value-type="float" office:value="18" calcext:value-type="float">
            <text:p>18</text:p>
          </table:table-cell>
          <table:table-cell table:formula="of:=[.T20]/127" office:value-type="float" office:value="0.141732283464567" calcext:value-type="float">
            <text:p>0.141732283464567</text:p>
          </table:table-cell>
          <table:table-cell table:formula="of:=POWER(2;[.T20]/127)-1" office:value-type="float" office:value="0.103228998192604" calcext:value-type="float">
            <text:p>0.103228998192604</text:p>
          </table:table-cell>
          <table:table-cell table:formula="of:=(1-[.R$3])*[.U20] + [.R$3]*[.V20]" office:value-type="float" office:value="0.134031626410174" calcext:value-type="float">
            <text:p>0.134031626410174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formula="of:=[.B21]/127*3000" office:value-type="float" office:value="448.818897637795" calcext:value-type="float">
            <text:p>448.818897637795</text:p>
          </table:table-cell>
          <table:table-cell table:formula="of:=POWER(2;[.B21]/[.I$2])*[.I$3]-[.I$3]" office:value-type="float" office:value="2.3131050574914" calcext:value-type="float">
            <text:p>2.3131050574914</text:p>
          </table:table-cell>
          <table:table-cell table:formula="of:=([.C21]*(1-[.I$8])+[.D21]*[.I$8])" office:value-type="float" office:value="20.1733367607036" calcext:value-type="float">
            <text:p>20.1733367607036</text:p>
          </table:table-cell>
          <table:table-cell table:formula="of:=[.B21]+POWER(2;[.B21]/[.I$10])-1" office:value-type="float" office:value="21.2931244041812" calcext:value-type="float">
            <text:p>21.2931244041812</text:p>
          </table:table-cell>
          <table:table-cell table:formula="of:=POWER(2;[.B21]/[.I$6])*[.I$7]-[.I$7]" office:value-type="float" office:value="33.2506963592959" calcext:value-type="float">
            <text:p>33.2506963592959</text:p>
          </table:table-cell>
          <table:table-cell table:number-columns-repeated="11"/>
          <table:table-cell table:style-name="ce1"/>
          <table:table-cell office:value-type="float" office:value="19" calcext:value-type="float">
            <text:p>19</text:p>
          </table:table-cell>
          <table:table-cell table:formula="of:=[.T21]/127" office:value-type="float" office:value="0.149606299212598" calcext:value-type="float">
            <text:p>0.149606299212598</text:p>
          </table:table-cell>
          <table:table-cell table:formula="of:=POWER(2;[.T21]/127)-1" office:value-type="float" office:value="0.109266720091236" calcext:value-type="float">
            <text:p>0.109266720091236</text:p>
          </table:table-cell>
          <table:table-cell table:formula="of:=(1-[.R$3])*[.U21] + [.R$3]*[.V21]" office:value-type="float" office:value="0.141538383388326" calcext:value-type="float">
            <text:p>0.14153838338832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.B22]/127*3000" office:value-type="float" office:value="472.44094488189" calcext:value-type="float">
            <text:p>472.44094488189</text:p>
          </table:table-cell>
          <table:table-cell table:formula="of:=POWER(2;[.B22]/[.I$2])*[.I$3]-[.I$3]" office:value-type="float" office:value="2.52871032199708" calcext:value-type="float">
            <text:p>2.52871032199708</text:p>
          </table:table-cell>
          <table:table-cell table:formula="of:=([.C22]*(1-[.I$8])+[.D22]*[.I$8])" office:value-type="float" office:value="21.3251997043928" calcext:value-type="float">
            <text:p>21.3251997043928</text:p>
          </table:table-cell>
          <table:table-cell table:formula="of:=[.B22]+POWER(2;[.B22]/[.I$10])-1" office:value-type="float" office:value="22.5063129111002" calcext:value-type="float">
            <text:p>22.5063129111002</text:p>
          </table:table-cell>
          <table:table-cell table:formula="of:=POWER(2;[.B22]/[.I$6])*[.I$7]-[.I$7]" office:value-type="float" office:value="35.6923305635582" calcext:value-type="float">
            <text:p>35.6923305635582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formula="of:=[.T22]/127" office:value-type="float" office:value="0.15748031496063" calcext:value-type="float">
            <text:p>0.15748031496063</text:p>
          </table:table-cell>
          <table:table-cell table:formula="of:=POWER(2;[.T22]/127)-1" office:value-type="float" office:value="0.11533748507139" calcext:value-type="float">
            <text:p>0.11533748507139</text:p>
          </table:table-cell>
          <table:table-cell table:formula="of:=(1-[.R$3])*[.U22] + [.R$3]*[.V22]" office:value-type="float" office:value="0.149051748982782" calcext:value-type="float">
            <text:p>0.149051748982782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formula="of:=[.B23]/127*3000" office:value-type="float" office:value="496.062992125984" calcext:value-type="float">
            <text:p>496.062992125984</text:p>
          </table:table-cell>
          <table:table-cell table:formula="of:=POWER(2;[.B23]/[.I$2])*[.I$3]-[.I$3]" office:value-type="float" office:value="2.75834642140716" calcext:value-type="float">
            <text:p>2.75834642140716</text:p>
          </table:table-cell>
          <table:table-cell table:formula="of:=([.C23]*(1-[.I$8])+[.D23]*[.I$8])" office:value-type="float" office:value="22.4905322495903" calcext:value-type="float">
            <text:p>22.4905322495903</text:p>
          </table:table-cell>
          <table:table-cell table:formula="of:=[.B23]+POWER(2;[.B23]/[.I$10])-1" office:value-type="float" office:value="23.7333027002984" calcext:value-type="float">
            <text:p>23.7333027002984</text:p>
          </table:table-cell>
          <table:table-cell table:formula="of:=POWER(2;[.B23]/[.I$6])*[.I$7]-[.I$7]" office:value-type="float" office:value="38.2213129987608" calcext:value-type="float">
            <text:p>38.2213129987608</text:p>
          </table:table-cell>
          <table:table-cell table:number-columns-repeated="12"/>
          <table:table-cell office:value-type="float" office:value="21" calcext:value-type="float">
            <text:p>21</text:p>
          </table:table-cell>
          <table:table-cell table:formula="of:=[.T23]/127" office:value-type="float" office:value="0.165354330708661" calcext:value-type="float">
            <text:p>0.165354330708661</text:p>
          </table:table-cell>
          <table:table-cell table:formula="of:=POWER(2;[.T23]/127)-1" office:value-type="float" office:value="0.121441473970352" calcext:value-type="float">
            <text:p>0.121441473970352</text:p>
          </table:table-cell>
          <table:table-cell table:formula="of:=(1-[.R$3])*[.U23] + [.R$3]*[.V23]" office:value-type="float" office:value="0.156571759360999" calcext:value-type="float">
            <text:p>0.156571759360999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table:formula="of:=[.B24]/127*3000" office:value-type="float" office:value="519.685039370079" calcext:value-type="float">
            <text:p>519.685039370079</text:p>
          </table:table-cell>
          <table:table-cell table:formula="of:=POWER(2;[.B24]/[.I$2])*[.I$3]-[.I$3]" office:value-type="float" office:value="3.00292643327828" calcext:value-type="float">
            <text:p>3.00292643327828</text:p>
          </table:table-cell>
          <table:table-cell table:formula="of:=([.C24]*(1-[.I$8])+[.D24]*[.I$8])" office:value-type="float" office:value="23.6702109507503" calcext:value-type="float">
            <text:p>23.6702109507503</text:p>
          </table:table-cell>
          <table:table-cell table:formula="of:=[.B24]+POWER(2;[.B24]/[.I$10])-1" office:value-type="float" office:value="24.9749872317249" calcext:value-type="float">
            <text:p>24.9749872317249</text:p>
          </table:table-cell>
          <table:table-cell table:formula="of:=POWER(2;[.B24]/[.I$6])*[.I$7]-[.I$7]" office:value-type="float" office:value="40.8407685037657" calcext:value-type="float">
            <text:p>40.8407685037657</text:p>
          </table:table-cell>
          <table:table-cell table:number-columns-repeated="12"/>
          <table:table-cell office:value-type="float" office:value="22" calcext:value-type="float">
            <text:p>22</text:p>
          </table:table-cell>
          <table:table-cell table:formula="of:=[.T24]/127" office:value-type="float" office:value="0.173228346456693" calcext:value-type="float">
            <text:p>0.173228346456693</text:p>
          </table:table-cell>
          <table:table-cell table:formula="of:=POWER(2;[.T24]/127)-1" office:value-type="float" office:value="0.127578868615087" calcext:value-type="float">
            <text:p>0.127578868615087</text:p>
          </table:table-cell>
          <table:table-cell table:formula="of:=(1-[.R$3])*[.U24] + [.R$3]*[.V24]" office:value-type="float" office:value="0.164098450888372" calcext:value-type="float">
            <text:p>0.164098450888372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formula="of:=[.B25]/127*3000" office:value-type="float" office:value="543.307086614173" calcext:value-type="float">
            <text:p>543.307086614173</text:p>
          </table:table-cell>
          <table:table-cell table:formula="of:=POWER(2;[.B25]/[.I$2])*[.I$3]-[.I$3]" office:value-type="float" office:value="3.26342285505406" calcext:value-type="float">
            <text:p>3.26342285505406</text:p>
          </table:table-cell>
          <table:table-cell table:formula="of:=([.C25]*(1-[.I$8])+[.D25]*[.I$8])" office:value-type="float" office:value="24.8651694054189" calcext:value-type="float">
            <text:p>24.8651694054189</text:p>
          </table:table-cell>
          <table:table-cell table:formula="of:=[.B25]+POWER(2;[.B25]/[.I$10])-1" office:value-type="float" office:value="26.2323178056558" calcext:value-type="float">
            <text:p>26.2323178056558</text:p>
          </table:table-cell>
          <table:table-cell table:formula="of:=POWER(2;[.B25]/[.I$6])*[.I$7]-[.I$7]" office:value-type="float" office:value="43.5539337069676" calcext:value-type="float">
            <text:p>43.5539337069676</text:p>
          </table:table-cell>
          <table:table-cell table:number-columns-repeated="12"/>
          <table:table-cell office:value-type="float" office:value="23" calcext:value-type="float">
            <text:p>23</text:p>
          </table:table-cell>
          <table:table-cell table:formula="of:=[.T25]/127" office:value-type="float" office:value="0.181102362204724" calcext:value-type="float">
            <text:p>0.181102362204724</text:p>
          </table:table-cell>
          <table:table-cell table:formula="of:=POWER(2;[.T25]/127)-1" office:value-type="float" office:value="0.133749851827661" calcext:value-type="float">
            <text:p>0.133749851827661</text:p>
          </table:table-cell>
          <table:table-cell table:formula="of:=(1-[.R$3])*[.U25] + [.R$3]*[.V25]" office:value-type="float" office:value="0.171631860129312" calcext:value-type="float">
            <text:p>0.171631860129312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table:formula="of:=[.B26]/127*3000" office:value-type="float" office:value="566.929133858268" calcext:value-type="float">
            <text:p>566.929133858268</text:p>
          </table:table-cell>
          <table:table-cell table:formula="of:=POWER(2;[.B26]/[.I$2])*[.I$3]-[.I$3]" office:value-type="float" office:value="3.54087147090313" calcext:value-type="float">
            <text:p>3.54087147090313</text:p>
          </table:table-cell>
          <table:table-cell table:formula="of:=([.C26]*(1-[.I$8])+[.D26]*[.I$8])" office:value-type="float" office:value="26.0764019663977" calcext:value-type="float">
            <text:p>26.0764019663977</text:p>
          </table:table-cell>
          <table:table-cell table:formula="of:=[.B26]+POWER(2;[.B26]/[.I$10])-1" office:value-type="float" office:value="27.5063073071302" calcext:value-type="float">
            <text:p>27.5063073071302</text:p>
          </table:table-cell>
          <table:table-cell table:formula="of:=POWER(2;[.B26]/[.I$6])*[.I$7]-[.I$7]" office:value-type="float" office:value="46.3641610255078" calcext:value-type="float">
            <text:p>46.3641610255078</text:p>
          </table:table-cell>
          <table:table-cell table:number-columns-repeated="2"/>
          <table:table-cell table:style-name="ce4" office:value-type="string" calcext:value-type="string">
            <text:p>min, max and k needs to be provided.</text:p>
          </table:table-cell>
          <table:table-cell table:style-name="ce4" table:number-columns-repeated="3"/>
          <table:table-cell table:number-columns-repeated="6"/>
          <table:table-cell office:value-type="float" office:value="24" calcext:value-type="float">
            <text:p>24</text:p>
          </table:table-cell>
          <table:table-cell table:formula="of:=[.T26]/127" office:value-type="float" office:value="0.188976377952756" calcext:value-type="float">
            <text:p>0.188976377952756</text:p>
          </table:table-cell>
          <table:table-cell table:formula="of:=POWER(2;[.T26]/127)-1" office:value-type="float" office:value="0.139954607430682" calcext:value-type="float">
            <text:p>0.139954607430682</text:p>
          </table:table-cell>
          <table:table-cell table:formula="of:=(1-[.R$3])*[.U26] + [.R$3]*[.V26]" office:value-type="float" office:value="0.179172023848341" calcext:value-type="float">
            <text:p>0.179172023848341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formula="of:=[.B27]/127*3000" office:value-type="float" office:value="590.551181102362" calcext:value-type="float">
            <text:p>590.551181102362</text:p>
          </table:table-cell>
          <table:table-cell table:formula="of:=POWER(2;[.B27]/[.I$2])*[.I$3]-[.I$3]" office:value-type="float" office:value="3.83637547019728" calcext:value-type="float">
            <text:p>3.83637547019728</text:p>
          </table:table-cell>
          <table:table-cell table:formula="of:=([.C27]*(1-[.I$8])+[.D27]*[.I$8])" office:value-type="float" office:value="27.3049676954839" calcext:value-type="float">
            <text:p>27.3049676954839</text:p>
          </table:table-cell>
          <table:table-cell table:formula="of:=[.B27]+POWER(2;[.B27]/[.I$10])-1" office:value-type="float" office:value="28.798034192791" calcext:value-type="float">
            <text:p>28.798034192791</text:p>
          </table:table-cell>
          <table:table-cell table:formula="of:=POWER(2;[.B27]/[.I$6])*[.I$7]-[.I$7]" office:value-type="float" office:value="49.2749228075586" calcext:value-type="float">
            <text:p>49.2749228075586</text:p>
          </table:table-cell>
          <table:table-cell table:number-columns-repeated="2"/>
          <table:table-cell table:style-name="ce4" table:number-columns-repeated="4"/>
          <table:table-cell table:number-columns-repeated="6"/>
          <table:table-cell office:value-type="float" office:value="25" calcext:value-type="float">
            <text:p>25</text:p>
          </table:table-cell>
          <table:table-cell table:formula="of:=[.T27]/127" office:value-type="float" office:value="0.196850393700787" calcext:value-type="float">
            <text:p>0.196850393700787</text:p>
          </table:table-cell>
          <table:table-cell table:formula="of:=POWER(2;[.T27]/127)-1" office:value-type="float" office:value="0.146193320252776" calcext:value-type="float">
            <text:p>0.146193320252776</text:p>
          </table:table-cell>
          <table:table-cell table:formula="of:=(1-[.R$3])*[.U27] + [.R$3]*[.V27]" office:value-type="float" office:value="0.186718979011185" calcext:value-type="float">
            <text:p>0.186718979011185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table:formula="of:=[.B28]/127*3000" office:value-type="float" office:value="614.173228346457" calcext:value-type="float">
            <text:p>614.173228346457</text:p>
          </table:table-cell>
          <table:table-cell table:formula="of:=POWER(2;[.B28]/[.I$2])*[.I$3]-[.I$3]" office:value-type="float" office:value="4.15110983400591" calcext:value-type="float">
            <text:p>4.15110983400591</text:p>
          </table:table-cell>
          <table:table-cell table:formula="of:=([.C28]*(1-[.I$8])+[.D28]*[.I$8])" office:value-type="float" office:value="28.551994574504" calcext:value-type="float">
            <text:p>28.551994574504</text:p>
          </table:table-cell>
          <table:table-cell table:formula="of:=[.B28]+POWER(2;[.B28]/[.I$10])-1" office:value-type="float" office:value="30.1086467358244" calcext:value-type="float">
            <text:p>30.1086467358244</text:p>
          </table:table-cell>
          <table:table-cell table:formula="of:=POWER(2;[.B28]/[.I$6])*[.I$7]-[.I$7]" office:value-type="float" office:value="52.2898156227947" calcext:value-type="float">
            <text:p>52.2898156227947</text:p>
          </table:table-cell>
          <table:table-cell table:number-columns-repeated="2"/>
          <table:table-cell table:style-name="ce4" office:value-type="string" calcext:value-type="string">
            <text:p>CC=&gt;val</text:p>
          </table:table-cell>
          <table:table-cell table:style-name="ce4" office:value-type="string" calcext:value-type="string">
            <text:p>2^(CC*ed127)*k-k+min</text:p>
          </table:table-cell>
          <table:table-cell table:style-name="ce4" table:number-columns-repeated="2"/>
          <table:table-cell table:number-columns-repeated="6"/>
          <table:table-cell office:value-type="float" office:value="26" calcext:value-type="float">
            <text:p>26</text:p>
          </table:table-cell>
          <table:table-cell table:formula="of:=[.T28]/127" office:value-type="float" office:value="0.204724409448819" calcext:value-type="float">
            <text:p>0.204724409448819</text:p>
          </table:table-cell>
          <table:table-cell table:formula="of:=POWER(2;[.T28]/127)-1" office:value-type="float" office:value="0.152466176134096" calcext:value-type="float">
            <text:p>0.152466176134096</text:p>
          </table:table-cell>
          <table:table-cell table:formula="of:=(1-[.R$3])*[.U28] + [.R$3]*[.V28]" office:value-type="float" office:value="0.194272762785874" calcext:value-type="float">
            <text:p>0.194272762785874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table:formula="of:=[.B29]/127*3000" office:value-type="float" office:value="637.795275590551" calcext:value-type="float">
            <text:p>637.795275590551</text:p>
          </table:table-cell>
          <table:table-cell table:formula="of:=POWER(2;[.B29]/[.I$2])*[.I$3]-[.I$3]" office:value-type="float" office:value="4.48632600704801" calcext:value-type="float">
            <text:p>4.48632600704801</text:p>
          </table:table-cell>
          <table:table-cell table:formula="of:=([.C29]*(1-[.I$8])+[.D29]*[.I$8])" office:value-type="float" office:value="29.8186839903882" calcext:value-type="float">
            <text:p>29.8186839903882</text:p>
          </table:table-cell>
          <table:table-cell table:formula="of:=[.B29]+POWER(2;[.B29]/[.I$10])-1" office:value-type="float" office:value="31.4393675457047" calcext:value-type="float">
            <text:p>31.4393675457047</text:p>
          </table:table-cell>
          <table:table-cell table:formula="of:=POWER(2;[.B29]/[.I$6])*[.I$7]-[.I$7]" office:value-type="float" office:value="55.4125647063554" calcext:value-type="float">
            <text:p>55.4125647063554</text:p>
          </table:table-cell>
          <table:table-cell table:number-columns-repeated="2"/>
          <table:table-cell table:style-name="ce4" office:value-type="string" calcext:value-type="string">
            <text:p>val=&gt;CC</text:p>
          </table:table-cell>
          <table:table-cell table:style-name="ce4" office:value-type="string" calcext:value-type="string">
            <text:p>CC/log2(val)/k+k-min</text:p>
          </table:table-cell>
          <table:table-cell table:style-name="ce4" table:number-columns-repeated="2"/>
          <table:table-cell table:number-columns-repeated="6"/>
          <table:table-cell office:value-type="float" office:value="27" calcext:value-type="float">
            <text:p>27</text:p>
          </table:table-cell>
          <table:table-cell table:formula="of:=[.T29]/127" office:value-type="float" office:value="0.21259842519685" calcext:value-type="float">
            <text:p>0.21259842519685</text:p>
          </table:table-cell>
          <table:table-cell table:formula="of:=POWER(2;[.T29]/127)-1" office:value-type="float" office:value="0.158773361931856" calcext:value-type="float">
            <text:p>0.158773361931856</text:p>
          </table:table-cell>
          <table:table-cell table:formula="of:=(1-[.R$3])*[.U29] + [.R$3]*[.V29]" office:value-type="float" office:value="0.201833412543852" calcext:value-type="float">
            <text:p>0.201833412543852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table:formula="of:=[.B30]/127*3000" office:value-type="float" office:value="661.417322834646" calcext:value-type="float">
            <text:p>661.417322834646</text:p>
          </table:table-cell>
          <table:table-cell table:formula="of:=POWER(2;[.B30]/[.I$2])*[.I$3]-[.I$3]" office:value-type="float" office:value="4.8433568736785" calcext:value-type="float">
            <text:p>4.8433568736785</text:p>
          </table:table-cell>
          <table:table-cell table:formula="of:=([.C30]*(1-[.I$8])+[.D30]*[.I$8])" office:value-type="float" office:value="31.1063155121172" calcext:value-type="float">
            <text:p>31.1063155121172</text:p>
          </table:table-cell>
          <table:table-cell table:formula="of:=[.B30]+POWER(2;[.B30]/[.I$10])-1" office:value-type="float" office:value="32.7914983805375" calcext:value-type="float">
            <text:p>32.7914983805375</text:p>
          </table:table-cell>
          <table:table-cell table:formula="of:=POWER(2;[.B30]/[.I$6])*[.I$7]-[.I$7]" office:value-type="float" office:value="58.6470285617861" calcext:value-type="float">
            <text:p>58.6470285617861</text:p>
          </table:table-cell>
          <table:table-cell table:number-columns-repeated="12"/>
          <table:table-cell office:value-type="float" office:value="28" calcext:value-type="float">
            <text:p>28</text:p>
          </table:table-cell>
          <table:table-cell table:formula="of:=[.T30]/127" office:value-type="float" office:value="0.220472440944882" calcext:value-type="float">
            <text:p>0.220472440944882</text:p>
          </table:table-cell>
          <table:table-cell table:formula="of:=POWER(2;[.T30]/127)-1" office:value-type="float" office:value="0.165115065525896" calcext:value-type="float">
            <text:p>0.165115065525896</text:p>
          </table:table-cell>
          <table:table-cell table:formula="of:=(1-[.R$3])*[.U30] + [.R$3]*[.V30]" office:value-type="float" office:value="0.209400965861085" calcext:value-type="float">
            <text:p>0.209400965861085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table:formula="of:=[.B31]/127*3000" office:value-type="float" office:value="685.03937007874" calcext:value-type="float">
            <text:p>685.03937007874</text:p>
          </table:table-cell>
          <table:table-cell table:formula="of:=POWER(2;[.B31]/[.I$2])*[.I$3]-[.I$3]" office:value-type="float" office:value="5.22362205769428" calcext:value-type="float">
            <text:p>5.22362205769428</text:p>
          </table:table-cell>
          <table:table-cell table:formula="of:=([.C31]*(1-[.I$8])+[.D31]*[.I$8])" office:value-type="float" office:value="32.4162519785361" calcext:value-type="float">
            <text:p>32.4162519785361</text:p>
          </table:table-cell>
          <table:table-cell table:formula="of:=[.B31]+POWER(2;[.B31]/[.I$10])-1" office:value-type="float" office:value="34.1664252709409" calcext:value-type="float">
            <text:p>34.1664252709409</text:p>
          </table:table-cell>
          <table:table-cell table:formula="of:=POWER(2;[.B31]/[.I$6])*[.I$7]-[.I$7]" office:value-type="float" office:value="61.9972037286487" calcext:value-type="float">
            <text:p>61.9972037286487</text:p>
          </table:table-cell>
          <table:table-cell table:number-columns-repeated="2"/>
          <table:table-cell table:style-name="ce4" office:value-type="string" calcext:value-type="string">
            <text:p>XML</text:p>
          </table:table-cell>
          <table:table-cell table:style-name="ce4"/>
          <table:table-cell table:style-name="ce4" office:value-type="string" calcext:value-type="string">
            <text:p>Calc</text:p>
          </table:table-cell>
          <table:table-cell table:style-name="ce4"/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val</text:p>
          </table:table-cell>
          <table:table-cell table:style-name="ce4" office:value-type="string" calcext:value-type="string">
            <text:p>CC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[.T31]/127" office:value-type="float" office:value="0.228346456692913" calcext:value-type="float">
            <text:p>0.228346456692913</text:p>
          </table:table-cell>
          <table:table-cell table:formula="of:=POWER(2;[.T31]/127)-1" office:value-type="float" office:value="0.17149147582428" calcext:value-type="float">
            <text:p>0.17149147582428</text:p>
          </table:table-cell>
          <table:table-cell table:formula="of:=(1-[.R$3])*[.U31] + [.R$3]*[.V31]" office:value-type="float" office:value="0.216975460519187" calcext:value-type="float">
            <text:p>0.216975460519187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formula="of:=[.B32]/127*3000" office:value-type="float" office:value="708.661417322835" calcext:value-type="float">
            <text:p>708.661417322835</text:p>
          </table:table-cell>
          <table:table-cell table:formula="of:=POWER(2;[.B32]/[.I$2])*[.I$3]-[.I$3]" office:value-type="float" office:value="5.62863356703308" calcext:value-type="float">
            <text:p>5.62863356703308</text:p>
          </table:table-cell>
          <table:table-cell table:formula="of:=([.C32]*(1-[.I$8])+[.D32]*[.I$8])" office:value-type="float" office:value="33.7499449172652" calcext:value-type="float">
            <text:p>33.7499449172652</text:p>
          </table:table-cell>
          <table:table-cell table:formula="of:=[.B32]+POWER(2;[.B32]/[.I$10])-1" office:value-type="float" office:value="35.5656239756332" calcext:value-type="float">
            <text:p>35.5656239756332</text:p>
          </table:table-cell>
          <table:table-cell table:formula="of:=POWER(2;[.B32]/[.I$6])*[.I$7]-[.I$7]" office:value-type="float" office:value="65.4672297206899" calcext:value-type="float">
            <text:p>65.4672297206899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n</text:p>
          </table:table-cell>
          <table:table-cell table:style-name="ce4" table:formula="of:=LOG(([.J33]+[.J34]-[.J32])/[.J34];2)/127" office:value-type="float" office:value="0.0272292872533426" calcext:value-type="float">
            <text:p>0.0272292872533426</text:p>
          </table:table-cell>
          <table:table-cell table:style-name="ce4" office:value-type="string" calcext:value-type="string">
            <text:p>ed127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POWER(2;[.L$32]*[.N32])*[.J$34]-[.J$34]+[.J$32]" office:value-type="float" office:value="1" calcext:value-type="float">
            <text:p>1</text:p>
          </table:table-cell>
          <table:table-cell table:style-name="ce4" table:formula="of:=LOG(([.O32]+[.J$34]-[.J$32])/[.J$34];2)/[.L$32]"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T32]/127" office:value-type="float" office:value="0.236220472440945" calcext:value-type="float">
            <text:p>0.236220472440945</text:p>
          </table:table-cell>
          <table:table-cell table:formula="of:=POWER(2;[.T32]/127)-1" office:value-type="float" office:value="0.177902782768924" calcext:value-type="float">
            <text:p>0.177902782768924</text:p>
          </table:table-cell>
          <table:table-cell table:formula="of:=(1-[.R$3])*[.U32] + [.R$3]*[.V32]" office:value-type="float" office:value="0.224556934506541" calcext:value-type="float">
            <text:p>0.224556934506541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table:formula="of:=[.B33]/127*3000" office:value-type="float" office:value="732.283464566929" calcext:value-type="float">
            <text:p>732.283464566929</text:p>
          </table:table-cell>
          <table:table-cell table:formula="of:=POWER(2;[.B33]/[.I$2])*[.I$3]-[.I$3]" office:value-type="float" office:value="6.06000180580954" calcext:value-type="float">
            <text:p>6.06000180580954</text:p>
          </table:table-cell>
          <table:table-cell table:formula="of:=([.C33]*(1-[.I$8])+[.D33]*[.I$8])" office:value-type="float" office:value="35.1089403162544" calcext:value-type="float">
            <text:p>35.1089403162544</text:p>
          </table:table-cell>
          <table:table-cell table:formula="of:=[.B33]+POWER(2;[.B33]/[.I$10])-1" office:value-type="float" office:value="36.990665790203" calcext:value-type="float">
            <text:p>36.990665790203</text:p>
          </table:table-cell>
          <table:table-cell table:formula="of:=POWER(2;[.B33]/[.I$6])*[.I$7]-[.I$7]" office:value-type="float" office:value="69.0613941406711" calcext:value-type="float">
            <text:p>69.0613941406711</text:p>
          </table:table-cell>
          <table:table-cell table:number-columns-repeated="2"/>
          <table:table-cell table:style-name="ce4" office:value-type="float" office:value="1000" calcext:value-type="float">
            <text:p>1000</text:p>
          </table:table-cell>
          <table:table-cell table:style-name="ce4" office:value-type="string" calcext:value-type="string">
            <text:p>max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5" table:formula="of:=POWER(2;[.L$32]*[.N33])*[.J$34]-[.J$34]+[.J$32]" office:value-type="float" office:value="10.8965759012485" calcext:value-type="float">
            <text:p>10.8965759012485</text:p>
          </table:table-cell>
          <table:table-cell table:style-name="ce4" table:formula="of:=LOG(([.O33]+[.J$34]-[.J$32])/[.J$34];2)/[.L$32]" office:value-type="float" office:value="5" calcext:value-type="float">
            <text:p>5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[.T33]/127" office:value-type="float" office:value="0.244094488188976" calcext:value-type="float">
            <text:p>0.244094488188976</text:p>
          </table:table-cell>
          <table:table-cell table:formula="of:=POWER(2;[.T33]/127)-1" office:value-type="float" office:value="0.184349177341251" calcext:value-type="float">
            <text:p>0.184349177341251</text:p>
          </table:table-cell>
          <table:table-cell table:formula="of:=(1-[.R$3])*[.U33] + [.R$3]*[.V33]" office:value-type="float" office:value="0.232145426019431" calcext:value-type="float">
            <text:p>0.232145426019431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formula="of:=[.B34]/127*3000" office:value-type="float" office:value="755.905511811024" calcext:value-type="float">
            <text:p>755.905511811024</text:p>
          </table:table-cell>
          <table:table-cell table:formula="of:=POWER(2;[.B34]/[.I$2])*[.I$3]-[.I$3]" office:value-type="float" office:value="6.51944197759351" calcext:value-type="float">
            <text:p>6.51944197759351</text:p>
          </table:table-cell>
          <table:table-cell table:formula="of:=([.C34]*(1-[.I$8])+[.D34]*[.I$8])" office:value-type="float" office:value="36.4948847709307" calcext:value-type="float">
            <text:p>36.4948847709307</text:p>
          </table:table-cell>
          <table:table-cell table:formula="of:=[.B34]+POWER(2;[.B34]/[.I$10])-1" office:value-type="float" office:value="38.4432237319229" calcext:value-type="float">
            <text:p>38.4432237319229</text:p>
          </table:table-cell>
          <table:table-cell table:formula="of:=POWER(2;[.B34]/[.I$6])*[.I$7]-[.I$7]" office:value-type="float" office:value="72.7841379781775" calcext:value-type="float">
            <text:p>72.7841379781775</text:p>
          </table:table-cell>
          <table:table-cell table:number-columns-repeated="2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k (def:100)</text:p>
          </table:table-cell>
          <table:table-cell table:style-name="ce4" office:value-type="string" calcext:value-type="string">
            <text:p>(1-10000)</text:p>
          </table:table-cell>
          <table:table-cell table:style-name="ce4"/>
          <table:table-cell table:style-name="ce4" office:value-type="float" office:value="64" calcext:value-type="float">
            <text:p>64</text:p>
          </table:table-cell>
          <table:table-cell table:style-name="ce5" table:formula="of:=POWER(2;[.L$32]*[.N34])*[.J$34]-[.J$34]+[.J$32]" office:value-type="float" office:value="235.654957037616" calcext:value-type="float">
            <text:p>235.654957037616</text:p>
          </table:table-cell>
          <table:table-cell table:style-name="ce4" table:formula="of:=LOG(([.O34]+[.J$34]-[.J$32])/[.J$34];2)/[.L$32]" office:value-type="float" office:value="64" calcext:value-type="float">
            <text:p>6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T34]/127" office:value-type="float" office:value="0.251968503937008" calcext:value-type="float">
            <text:p>0.251968503937008</text:p>
          </table:table-cell>
          <table:table-cell table:formula="of:=POWER(2;[.T34]/127)-1" office:value-type="float" office:value="0.190830851567885" calcext:value-type="float">
            <text:p>0.190830851567885</text:p>
          </table:table-cell>
          <table:table-cell table:formula="of:=(1-[.R$3])*[.U34] + [.R$3]*[.V34]" office:value-type="float" office:value="0.239740973463183" calcext:value-type="float">
            <text:p>0.239740973463183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table:formula="of:=[.B35]/127*3000" office:value-type="float" office:value="779.527559055118" calcext:value-type="float">
            <text:p>779.527559055118</text:p>
          </table:table-cell>
          <table:table-cell table:formula="of:=POWER(2;[.B35]/[.I$2])*[.I$3]-[.I$3]" office:value-type="float" office:value="7.00878090539128" calcext:value-type="float">
            <text:p>7.00878090539128</text:p>
          </table:table-cell>
          <table:table-cell table:formula="of:=([.C35]*(1-[.I$8])+[.D35]*[.I$8])" office:value-type="float" office:value="37.9095320313804" calcext:value-type="float">
            <text:p>37.9095320313804</text:p>
          </table:table-cell>
          <table:table-cell table:formula="of:=[.B35]+POWER(2;[.B35]/[.I$10])-1" office:value-type="float" office:value="39.9250791249528" calcext:value-type="float">
            <text:p>39.9250791249528</text:p>
          </table:table-cell>
          <table:table-cell table:formula="of:=POWER(2;[.B35]/[.I$6])*[.I$7]-[.I$7]" office:value-type="float" office:value="76.6400610969547" calcext:value-type="float">
            <text:p>76.6400610969547</text:p>
          </table:table-cell>
          <table:table-cell table:number-columns-repeated="2"/>
          <table:table-cell table:style-name="ce4" table:number-columns-repeated="4"/>
          <table:table-cell table:style-name="ce4" office:value-type="float" office:value="126" calcext:value-type="float">
            <text:p>126</text:p>
          </table:table-cell>
          <table:table-cell table:style-name="ce5" table:formula="of:=POWER(2;[.L$32]*[.N35])*[.J$34]-[.J$34]+[.J$32]" office:value-type="float" office:value="979.452099363422" calcext:value-type="float">
            <text:p>979.452099363422</text:p>
          </table:table-cell>
          <table:table-cell table:style-name="ce4" table:formula="of:=LOG(([.O35]+[.J$34]-[.J$32])/[.J$34];2)/[.L$32]" office:value-type="float" office:value="126" calcext:value-type="float">
            <text:p>126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[.T35]/127" office:value-type="float" office:value="0.259842519685039" calcext:value-type="float">
            <text:p>0.259842519685039</text:p>
          </table:table-cell>
          <table:table-cell table:formula="of:=POWER(2;[.T35]/127)-1" office:value-type="float" office:value="0.197347998526364" calcext:value-type="float">
            <text:p>0.197347998526364</text:p>
          </table:table-cell>
          <table:table-cell table:formula="of:=(1-[.R$3])*[.U35] + [.R$3]*[.V35]" office:value-type="float" office:value="0.247343615453304" calcext:value-type="float">
            <text:p>0.247343615453304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formula="of:=[.B36]/127*3000" office:value-type="float" office:value="803.149606299213" calcext:value-type="float">
            <text:p>803.149606299213</text:p>
          </table:table-cell>
          <table:table-cell table:formula="of:=POWER(2;[.B36]/[.I$2])*[.I$3]-[.I$3]" office:value-type="float" office:value="7.52996429544726" calcext:value-type="float">
            <text:p>7.52996429544726</text:p>
          </table:table-cell>
          <table:table-cell table:formula="of:=([.C36]*(1-[.I$8])+[.D36]*[.I$8])" office:value-type="float" office:value="39.3547499755979" calcext:value-type="float">
            <text:p>39.3547499755979</text:p>
          </table:table-cell>
          <table:table-cell table:formula="of:=[.B36]+POWER(2;[.B36]/[.I$10])-1" office:value-type="float" office:value="41.4381286118532" calcext:value-type="float">
            <text:p>41.4381286118532</text:p>
          </table:table-cell>
          <table:table-cell table:formula="of:=POWER(2;[.B36]/[.I$6])*[.I$7]-[.I$7]" office:value-type="float" office:value="80.6339279185514" calcext:value-type="float">
            <text:p>80.6339279185514</text:p>
          </table:table-cell>
          <table:table-cell table:number-columns-repeated="2"/>
          <table:table-cell table:style-name="ce4" table:number-columns-repeated="4"/>
          <table:table-cell table:style-name="ce4" office:value-type="float" office:value="127" calcext:value-type="float">
            <text:p>127</text:p>
          </table:table-cell>
          <table:table-cell table:style-name="ce5" table:formula="of:=POWER(2;[.L$32]*[.N36])*[.J$34]-[.J$34]+[.J$32]" office:value-type="float" office:value="1000" calcext:value-type="float">
            <text:p>1000</text:p>
          </table:table-cell>
          <table:table-cell table:style-name="ce4" table:formula="of:=LOG(([.O36]+[.J$34]-[.J$32])/[.J$34];2)/[.L$32]" office:value-type="float" office:value="127" calcext:value-type="float">
            <text:p>127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T36]/127" office:value-type="float" office:value="0.267716535433071" calcext:value-type="float">
            <text:p>0.267716535433071</text:p>
          </table:table-cell>
          <table:table-cell table:formula="of:=POWER(2;[.T36]/127)-1" office:value-type="float" office:value="0.2039008123509" calcext:value-type="float">
            <text:p>0.2039008123509</text:p>
          </table:table-cell>
          <table:table-cell table:formula="of:=(1-[.R$3])*[.U36] + [.R$3]*[.V36]" office:value-type="float" office:value="0.254953390816637" calcext:value-type="float">
            <text:p>0.254953390816637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table:formula="of:=[.B37]/127*3000" office:value-type="float" office:value="826.771653543307" calcext:value-type="float">
            <text:p>826.771653543307</text:p>
          </table:table-cell>
          <table:table-cell table:formula="of:=POWER(2;[.B37]/[.I$2])*[.I$3]-[.I$3]" office:value-type="float" office:value="8.08506447374843" calcext:value-type="float">
            <text:p>8.08506447374843</text:p>
          </table:table-cell>
          <table:table-cell table:formula="of:=([.C37]*(1-[.I$8])+[.D37]*[.I$8])" office:value-type="float" office:value="40.8325280365308" calcext:value-type="float">
            <text:p>40.8325280365308</text:p>
          </table:table-cell>
          <table:table-cell table:formula="of:=[.B37]+POWER(2;[.B37]/[.I$10])-1" office:value-type="float" office:value="42.9843916190047" calcext:value-type="float">
            <text:p>42.9843916190047</text:p>
          </table:table-cell>
          <table:table-cell table:formula="of:=POWER(2;[.B37]/[.I$6])*[.I$7]-[.I$7]" office:value-type="float" office:value="84.7706733092918" calcext:value-type="float">
            <text:p>84.770673309291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table:formula="of:=[.T37]/127" office:value-type="float" office:value="0.275590551181102" calcext:value-type="float">
            <text:p>0.275590551181102</text:p>
          </table:table-cell>
          <table:table-cell table:formula="of:=POWER(2;[.T37]/127)-1" office:value-type="float" office:value="0.210489488238155" calcext:value-type="float">
            <text:p>0.210489488238155</text:p>
          </table:table-cell>
          <table:table-cell table:formula="of:=(1-[.R$3])*[.U37] + [.R$3]*[.V37]" office:value-type="float" office:value="0.262570338592513" calcext:value-type="float">
            <text:p>0.262570338592513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formula="of:=[.B38]/127*3000" office:value-type="float" office:value="850.393700787402" calcext:value-type="float">
            <text:p>850.393700787402</text:p>
          </table:table-cell>
          <table:table-cell table:formula="of:=POWER(2;[.B38]/[.I$2])*[.I$3]-[.I$3]" office:value-type="float" office:value="8.67628862599336" calcext:value-type="float">
            <text:p>8.67628862599336</text:p>
          </table:table-cell>
          <table:table-cell table:formula="of:=([.C38]*(1-[.I$8])+[.D38]*[.I$8])" office:value-type="float" office:value="42.3449851124497" calcext:value-type="float">
            <text:p>42.3449851124497</text:p>
          </table:table-cell>
          <table:table-cell table:formula="of:=[.B38]+POWER(2;[.B38]/[.I$10])-1" office:value-type="float" office:value="44.5660183053212" calcext:value-type="float">
            <text:p>44.5660183053212</text:p>
          </table:table-cell>
          <table:table-cell table:formula="of:=POWER(2;[.B38]/[.I$6])*[.I$7]-[.I$7]" office:value-type="float" office:value="89.0554086778514" calcext:value-type="float">
            <text:p>89.0554086778514</text:p>
          </table:table-cell>
          <table:table-cell table:number-columns-repeated="2"/>
          <table:table-cell table:style-name="ce4" office:value-type="string" calcext:value-type="string">
            <text:p>centerLog (detune)</text:p>
          </table:table-cell>
          <table:table-cell table:style-name="ce4" table:number-columns-repeated="6"/>
          <table:table-cell table:number-columns-repeated="3"/>
          <table:table-cell office:value-type="float" office:value="36" calcext:value-type="float">
            <text:p>36</text:p>
          </table:table-cell>
          <table:table-cell table:formula="of:=[.T38]/127" office:value-type="float" office:value="0.283464566929134" calcext:value-type="float">
            <text:p>0.283464566929134</text:p>
          </table:table-cell>
          <table:table-cell table:formula="of:=POWER(2;[.T38]/127)-1" office:value-type="float" office:value="0.217114222453057" calcext:value-type="float">
            <text:p>0.217114222453057</text:p>
          </table:table-cell>
          <table:table-cell table:formula="of:=(1-[.R$3])*[.U38] + [.R$3]*[.V38]" office:value-type="float" office:value="0.270194498033919" calcext:value-type="float">
            <text:p>0.270194498033919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formula="of:=[.B39]/127*3000" office:value-type="float" office:value="874.015748031496" calcext:value-type="float">
            <text:p>874.015748031496</text:p>
          </table:table-cell>
          <table:table-cell table:formula="of:=POWER(2;[.B39]/[.I$2])*[.I$3]-[.I$3]" office:value-type="float" office:value="9.30598757378959" calcext:value-type="float">
            <text:p>9.30598757378959</text:p>
          </table:table-cell>
          <table:table-cell table:formula="of:=([.C39]*(1-[.I$8])+[.D39]*[.I$8])" office:value-type="float" office:value="43.8943779920979" calcext:value-type="float">
            <text:p>43.8943779920979</text:p>
          </table:table-cell>
          <table:table-cell table:formula="of:=[.B39]+POWER(2;[.B39]/[.I$10])-1" office:value-type="float" office:value="46.1852980255415" calcext:value-type="float">
            <text:p>46.1852980255415</text:p>
          </table:table-cell>
          <table:table-cell table:formula="of:=POWER(2;[.B39]/[.I$6])*[.I$7]-[.I$7]" office:value-type="float" office:value="93.4934282909704" calcext:value-type="float">
            <text:p>93.4934282909704</text:p>
          </table:table-cell>
          <table:table-cell table:number-columns-repeated="2"/>
          <table:table-cell table:style-name="ce4" office:value-type="string" calcext:value-type="string">
            <text:p>XML</text:p>
          </table:table-cell>
          <table:table-cell table:style-name="ce4"/>
          <table:table-cell table:style-name="ce4" office:value-type="string" calcext:value-type="string">
            <text:p>Calc</text:p>
          </table:table-cell>
          <table:table-cell table:style-name="ce4"/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val</text:p>
          </table:table-cell>
          <table:table-cell table:style-name="ce4" office:value-type="string" calcext:value-type="string">
            <text:p>CC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[.T39]/127" office:value-type="float" office:value="0.291338582677165" calcext:value-type="float">
            <text:p>0.291338582677165</text:p>
          </table:table-cell>
          <table:table-cell table:formula="of:=POWER(2;[.T39]/127)-1" office:value-type="float" office:value="0.22377521233465" calcext:value-type="float">
            <text:p>0.22377521233465</text:p>
          </table:table-cell>
          <table:table-cell table:formula="of:=(1-[.R$3])*[.U39] + [.R$3]*[.V39]" office:value-type="float" office:value="0.277825908608662" calcext:value-type="float">
            <text:p>0.277825908608662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table:formula="of:=[.B40]/127*3000" office:value-type="float" office:value="897.637795275591" calcext:value-type="float">
            <text:p>897.637795275591</text:p>
          </table:table-cell>
          <table:table-cell table:formula="of:=POWER(2;[.B40]/[.I$2])*[.I$3]-[.I$3]" office:value-type="float" office:value="9.97666512197506" calcext:value-type="float">
            <text:p>9.97666512197506</text:p>
          </table:table-cell>
          <table:table-cell table:formula="of:=([.C40]*(1-[.I$8])+[.D40]*[.I$8])" office:value-type="float" office:value="45.4831103281197" calcext:value-type="float">
            <text:p>45.4831103281197</text:p>
          </table:table-cell>
          <table:table-cell table:formula="of:=[.B40]+POWER(2;[.B40]/[.I$10])-1" office:value-type="float" office:value="47.8446683414135" calcext:value-type="float">
            <text:p>47.8446683414135</text:p>
          </table:table-cell>
          <table:table-cell table:formula="of:=POWER(2;[.B40]/[.I$6])*[.I$7]-[.I$7]" office:value-type="float" office:value="98.0902158151088" calcext:value-type="float">
            <text:p>98.0902158151088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in (always)</text:p>
          </table:table-cell>
          <table:table-cell table:style-name="ce4" table:formula="of:=LOG(([.J41]+[.J42]-[.J40])/[.J42];2)/63" office:value-type="float" office:value="0.130692375821583" calcext:value-type="float">
            <text:p>0.130692375821583</text:p>
          </table:table-cell>
          <table:table-cell table:style-name="ce4"/>
          <table:table-cell table:style-name="ce4" office:value-type="float" office:value="64" calcext:value-type="float">
            <text:p>64</text:p>
          </table:table-cell>
          <table:table-cell table:style-name="ce5" table:formula="of:=POWER(2;[.L$40]*([.N40]-64))*[.J$42]-[.J$42]+[.J$40]" office:value-type="float" office:value="0" calcext:value-type="float">
            <text:p>0</text:p>
          </table:table-cell>
          <table:table-cell table:style-name="ce4" table:formula="of:=IF([.O40]&gt;=0;LOG(([.O40]+[.J$42]-[.J$40])/[.J$42];2)/[.L$40]+64;&quot;*-1&quot;)" office:value-type="float" office:value="64" calcext:value-type="float">
            <text:p>6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[.T40]/127" office:value-type="float" office:value="0.299212598425197" calcext:value-type="float">
            <text:p>0.299212598425197</text:p>
          </table:table-cell>
          <table:table-cell table:formula="of:=POWER(2;[.T40]/127)-1" office:value-type="float" office:value="0.230472656301968" calcext:value-type="float">
            <text:p>0.230472656301968</text:p>
          </table:table-cell>
          <table:table-cell table:formula="of:=(1-[.R$3])*[.U40] + [.R$3]*[.V40]" office:value-type="float" office:value="0.285464610000551" calcext:value-type="float">
            <text:p>0.285464610000551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table:formula="of:=[.B41]/127*3000" office:value-type="float" office:value="921.259842519685" calcext:value-type="float">
            <text:p>921.259842519685</text:p>
          </table:table-cell>
          <table:table-cell table:formula="of:=POWER(2;[.B41]/[.I$2])*[.I$3]-[.I$3]" office:value-type="float" office:value="10.6909880142306" calcext:value-type="float">
            <text:p>10.6909880142306</text:p>
          </table:table-cell>
          <table:table-cell table:formula="of:=([.C41]*(1-[.I$8])+[.D41]*[.I$8])" office:value-type="float" office:value="47.1137421944488" calcext:value-type="float">
            <text:p>47.1137421944488</text:p>
          </table:table-cell>
          <table:table-cell table:formula="of:=[.B41]+POWER(2;[.B41]/[.I$10])-1" office:value-type="float" office:value="49.5467246162397" calcext:value-type="float">
            <text:p>49.5467246162397</text:p>
          </table:table-cell>
          <table:table-cell table:formula="of:=POWER(2;[.B41]/[.I$6])*[.I$7]-[.I$7]" office:value-type="float" office:value="102.851451092125" calcext:value-type="float">
            <text:p>102.851451092125</text:p>
          </table:table-cell>
          <table:table-cell table:number-columns-repeated="2"/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(above / 63)</text:p>
          </table:table-cell>
          <table:table-cell table:style-name="ce4"/>
          <table:table-cell table:style-name="ce4" office:value-type="float" office:value="65" calcext:value-type="float">
            <text:p>65</text:p>
          </table:table-cell>
          <table:table-cell table:style-name="ce5" table:formula="of:=POWER(2;[.L$40]*([.N41]-64))*[.J$42]-[.J$42]+[.J$40]" office:value-type="float" office:value="0.0948189989266635" calcext:value-type="float">
            <text:p>0.0948189989266635</text:p>
          </table:table-cell>
          <table:table-cell table:style-name="ce4" table:formula="of:=IF([.O41]&gt;=0;LOG(([.O41]+[.J$42]-[.J$40])/[.J$42];2)/[.L$40]+64;&quot;*-1&quot;)" office:value-type="float" office:value="65" calcext:value-type="float">
            <text:p>65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[.T41]/127" office:value-type="float" office:value="0.307086614173228" calcext:value-type="float">
            <text:p>0.307086614173228</text:p>
          </table:table-cell>
          <table:table-cell table:formula="of:=POWER(2;[.T41]/127)-1" office:value-type="float" office:value="0.237206753859948" calcext:value-type="float">
            <text:p>0.237206753859948</text:p>
          </table:table-cell>
          <table:table-cell table:formula="of:=(1-[.R$3])*[.U41] + [.R$3]*[.V41]" office:value-type="float" office:value="0.293110642110572" calcext:value-type="float">
            <text:p>0.293110642110572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[.B42]/127*3000" office:value-type="float" office:value="944.88188976378" calcext:value-type="float">
            <text:p>944.88188976378</text:p>
          </table:table-cell>
          <table:table-cell table:formula="of:=POWER(2;[.B42]/[.I$2])*[.I$3]-[.I$3]" office:value-type="float" office:value="11.4517965365688" calcext:value-type="float">
            <text:p>11.4517965365688</text:p>
          </table:table-cell>
          <table:table-cell table:formula="of:=([.C42]*(1-[.I$8])+[.D42]*[.I$8])" office:value-type="float" office:value="48.7890002656572" calcext:value-type="float">
            <text:p>48.7890002656572</text:p>
          </table:table-cell>
          <table:table-cell table:formula="of:=[.B42]+POWER(2;[.B42]/[.I$10])-1" office:value-type="float" office:value="51.2942302305482" calcext:value-type="float">
            <text:p>51.2942302305482</text:p>
          </table:table-cell>
          <table:table-cell table:formula="of:=POWER(2;[.B42]/[.I$6])*[.I$7]-[.I$7]" office:value-type="float" office:value="107.783017157354" calcext:value-type="float">
            <text:p>107.78301715735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k (def:100)</text:p>
          </table:table-cell>
          <table:table-cell table:style-name="ce4" table:number-columns-repeated="2"/>
          <table:table-cell table:style-name="ce4" table:formula="of:=[.N41]+16" office:value-type="float" office:value="81" calcext:value-type="float">
            <text:p>81</text:p>
          </table:table-cell>
          <table:table-cell table:style-name="ce5" table:formula="of:=POWER(2;[.L$40]*([.N42]-64))*[.J$42]-[.J$42]+[.J$40]" office:value-type="float" office:value="3.66465502044706" calcext:value-type="float">
            <text:p>3.66465502044706</text:p>
          </table:table-cell>
          <table:table-cell table:style-name="ce4" table:formula="of:=IF([.O42]&gt;=0;LOG(([.O42]+[.J$42]-[.J$40])/[.J$42];2)/[.L$40]+64;&quot;*-1&quot;)" office:value-type="float" office:value="81" calcext:value-type="float">
            <text:p>8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T42]/127" office:value-type="float" office:value="0.31496062992126" calcext:value-type="float">
            <text:p>0.31496062992126</text:p>
          </table:table-cell>
          <table:table-cell table:formula="of:=POWER(2;[.T42]/127)-1" office:value-type="float" office:value="0.243977705605373" calcext:value-type="float">
            <text:p>0.243977705605373</text:p>
          </table:table-cell>
          <table:table-cell table:formula="of:=(1-[.R$3])*[.U42] + [.R$3]*[.V42]" office:value-type="float" office:value="0.300764045058082" calcext:value-type="float">
            <text:p>0.300764045058082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table:formula="of:=[.B43]/127*3000" office:value-type="float" office:value="968.503937007874" calcext:value-type="float">
            <text:p>968.503937007874</text:p>
          </table:table-cell>
          <table:table-cell table:formula="of:=POWER(2;[.B43]/[.I$2])*[.I$3]-[.I$3]" office:value-type="float" office:value="12.2621158108602" calcext:value-type="float">
            <text:p>12.2621158108602</text:p>
          </table:table-cell>
          <table:table-cell table:formula="of:=([.C43]*(1-[.I$8])+[.D43]*[.I$8])" office:value-type="float" office:value="50.5117886587408" calcext:value-type="float">
            <text:p>50.5117886587408</text:p>
          </table:table-cell>
          <table:table-cell table:formula="of:=[.B43]+POWER(2;[.B43]/[.I$10])-1" office:value-type="float" office:value="53.0901274591017" calcext:value-type="float">
            <text:p>53.0901274591017</text:p>
          </table:table-cell>
          <table:table-cell table:formula="of:=POWER(2;[.B43]/[.I$6])*[.I$7]-[.I$7]" office:value-type="float" office:value="112.891007508748" calcext:value-type="float">
            <text:p>112.891007508748</text:p>
          </table:table-cell>
          <table:table-cell office:value-type="string" calcext:value-type="string">
            <text:p>s</text:p>
          </table:table-cell>
          <table:table-cell/>
          <table:table-cell table:style-name="ce4" table:number-columns-repeated="4"/>
          <table:table-cell table:style-name="ce4" table:formula="of:=[.N42]+16" office:value-type="float" office:value="97" calcext:value-type="float">
            <text:p>97</text:p>
          </table:table-cell>
          <table:table-cell table:style-name="ce5" table:formula="of:=POWER(2;[.L$40]*([.N43]-64))*[.J$42]-[.J$42]+[.J$40]" office:value-type="float" office:value="18.8745239908277" calcext:value-type="float">
            <text:p>18.8745239908277</text:p>
          </table:table-cell>
          <table:table-cell table:style-name="ce4" table:formula="of:=IF([.O43]&gt;=0;LOG(([.O43]+[.J$42]-[.J$40])/[.J$42];2)/[.L$40]+64;&quot;*-1&quot;)" office:value-type="float" office:value="97" calcext:value-type="float">
            <text:p>97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[.T43]/127" office:value-type="float" office:value="0.322834645669291" calcext:value-type="float">
            <text:p>0.322834645669291</text:p>
          </table:table-cell>
          <table:table-cell table:formula="of:=POWER(2;[.T43]/127)-1" office:value-type="float" office:value="0.250785713232844" calcext:value-type="float">
            <text:p>0.250785713232844</text:p>
          </table:table-cell>
          <table:table-cell table:formula="of:=(1-[.R$3])*[.U43] + [.R$3]*[.V43]" office:value-type="float" office:value="0.308424859182002" calcext:value-type="float">
            <text:p>0.308424859182002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table:formula="of:=[.B44]/127*3000" office:value-type="float" office:value="992.125984251969" calcext:value-type="float">
            <text:p>992.125984251969</text:p>
          </table:table-cell>
          <table:table-cell table:formula="of:=POWER(2;[.B44]/[.I$2])*[.I$3]-[.I$3]" office:value-type="float" office:value="13.125167823304" calcext:value-type="float">
            <text:p>13.125167823304</text:p>
          </table:table-cell>
          <table:table-cell table:formula="of:=([.C44]*(1-[.I$8])+[.D44]*[.I$8])" office:value-type="float" office:value="52.2852004804506" calcext:value-type="float">
            <text:p>52.2852004804506</text:p>
          </table:table-cell>
          <table:table-cell table:formula="of:=[.B44]+POWER(2;[.B44]/[.I$10])-1" office:value-type="float" office:value="54.9375490520555" calcext:value-type="float">
            <text:p>54.9375490520555</text:p>
          </table:table-cell>
          <table:table-cell table:formula="of:=POWER(2;[.B44]/[.I$6])*[.I$7]-[.I$7]" office:value-type="float" office:value="118.181733636071" calcext:value-type="float">
            <text:p>118.181733636071</text:p>
          </table:table-cell>
          <table:table-cell table:number-columns-repeated="2"/>
          <table:table-cell table:style-name="ce4" table:number-columns-repeated="4"/>
          <table:table-cell table:style-name="ce4" office:value-type="float" office:value="126" calcext:value-type="float">
            <text:p>126</text:p>
          </table:table-cell>
          <table:table-cell table:style-name="ce5" table:formula="of:=POWER(2;[.L$40]*([.N44]-64))*[.J$42]-[.J$42]+[.J$40]" office:value-type="float" office:value="273.931290281858" calcext:value-type="float">
            <text:p>273.931290281858</text:p>
          </table:table-cell>
          <table:table-cell table:style-name="ce4" table:formula="of:=IF([.O44]&gt;=0;LOG(([.O44]+[.J$42]-[.J$40])/[.J$42];2)/[.L$40]+64;&quot;*-1&quot;)" office:value-type="float" office:value="126" calcext:value-type="float">
            <text:p>126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formula="of:=[.T44]/127" office:value-type="float" office:value="0.330708661417323" calcext:value-type="float">
            <text:p>0.330708661417323</text:p>
          </table:table-cell>
          <table:table-cell table:formula="of:=POWER(2;[.T44]/127)-1" office:value-type="float" office:value="0.257630979540795" calcext:value-type="float">
            <text:p>0.257630979540795</text:p>
          </table:table-cell>
          <table:table-cell table:formula="of:=(1-[.R$3])*[.U44] + [.R$3]*[.V44]" office:value-type="float" office:value="0.316093125042017" calcext:value-type="float">
            <text:p>0.316093125042017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table:formula="of:=[.B45]/127*3000" office:value-type="float" office:value="1015.74803149606" calcext:value-type="float">
            <text:p>1015.74803149606</text:p>
          </table:table-cell>
          <table:table-cell table:formula="of:=POWER(2;[.B45]/[.I$2])*[.I$3]-[.I$3]" office:value-type="float" office:value="14.0443842356675" calcext:value-type="float">
            <text:p>14.0443842356675</text:p>
          </table:table-cell>
          <table:table-cell table:formula="of:=([.C45]*(1-[.I$8])+[.D45]*[.I$8])" office:value-type="float" office:value="54.1125301260834" calcext:value-type="float">
            <text:p>54.1125301260834</text:p>
          </table:table-cell>
          <table:table-cell table:formula="of:=[.B45]+POWER(2;[.B45]/[.I$10])-1" office:value-type="float" office:value="56.8398305658503" calcext:value-type="float">
            <text:p>56.8398305658503</text:p>
          </table:table-cell>
          <table:table-cell table:formula="of:=POWER(2;[.B45]/[.I$6])*[.I$7]-[.I$7]" office:value-type="float" office:value="123.661732819451" calcext:value-type="float">
            <text:p>123.661732819451</text:p>
          </table:table-cell>
          <table:table-cell table:number-columns-repeated="2"/>
          <table:table-cell table:style-name="ce4" table:number-columns-repeated="4"/>
          <table:table-cell table:style-name="ce4" office:value-type="float" office:value="127" calcext:value-type="float">
            <text:p>127</text:p>
          </table:table-cell>
          <table:table-cell table:style-name="ce9" table:formula="of:=IF([.N45]&gt;63;POWER(2;[.L$40]*([.N45]-64))*[.J$42]-[.J$42]+[.J$40];(POWER(2;[.L$40]*(63-[.N45]))*[.J$42]-[.J$42]+[.J$40])*-1)" office:value-type="float" office:value="300" calcext:value-type="float">
            <text:p>300</text:p>
          </table:table-cell>
          <table:table-cell table:style-name="ce4" table:formula="of:=IF([.O45]&gt;=0;LOG(([.O45]+[.J$42]-[.J$40])/[.J$42];2)/[.L$40]+64;&quot;*-1&quot;)" office:value-type="float" office:value="127" calcext:value-type="float">
            <text:p>127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[.T45]/127" office:value-type="float" office:value="0.338582677165354" calcext:value-type="float">
            <text:p>0.338582677165354</text:p>
          </table:table-cell>
          <table:table-cell table:formula="of:=POWER(2;[.T45]/127)-1" office:value-type="float" office:value="0.264513708437525" calcext:value-type="float">
            <text:p>0.264513708437525</text:p>
          </table:table-cell>
          <table:table-cell table:formula="of:=(1-[.R$3])*[.U45] + [.R$3]*[.V45]" office:value-type="float" office:value="0.323768883419788" calcext:value-type="float">
            <text:p>0.323768883419788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table:formula="of:=[.B46]/127*3000" office:value-type="float" office:value="1039.37007874016" calcext:value-type="float">
            <text:p>1039.37007874016</text:p>
          </table:table-cell>
          <table:table-cell table:formula="of:=POWER(2;[.B46]/[.I$2])*[.I$3]-[.I$3]" office:value-type="float" office:value="15.0234200302379" calcext:value-type="float">
            <text:p>15.0234200302379</text:p>
          </table:table-cell>
          <table:table-cell table:formula="of:=([.C46]*(1-[.I$8])+[.D46]*[.I$8])" office:value-type="float" office:value="55.9972863786348" calcext:value-type="float">
            <text:p>55.9972863786348</text:p>
          </table:table-cell>
          <table:table-cell table:formula="of:=[.B46]+POWER(2;[.B46]/[.I$10])-1" office:value-type="float" office:value="58.8005234923758" calcext:value-type="float">
            <text:p>58.8005234923758</text:p>
          </table:table-cell>
          <table:table-cell table:formula="of:=POWER(2;[.B46]/[.I$6])*[.I$7]-[.I$7]" office:value-type="float" office:value="129.337776206908" calcext:value-type="float">
            <text:p>129.337776206908</text:p>
          </table:table-cell>
          <table:table-cell table:number-columns-repeated="2"/>
          <table:table-cell table:style-name="ce4" table:number-columns-repeated="4"/>
          <table:table-cell table:style-name="ce4" office:value-type="float" office:value="0" calcext:value-type="float">
            <text:p>0</text:p>
          </table:table-cell>
          <table:table-cell table:style-name="ce9" table:formula="of:=IF([.N46]&gt;63;POWER(2;[.L$40]*([.N46]-64))*[.J$42]-[.J$42]+[.J$40];(POWER(2;[.L$40]*(63-[.N46]))*[.J$42]-[.J$42]+[.J$40])*-1)" office:value-type="float" office:value="-300" calcext:value-type="float">
            <text:p>-300</text:p>
          </table:table-cell>
          <table:table-cell table:style-name="ce4" table:formula="of:=IF([.O46]&gt;=0;LOG(([.O46]+[.J$42]-[.J$40])/[.J$42];2)/[.L$40]+64;&quot;*-1&quot;)" office:value-type="string" office:string-value="*-1" calcext:value-type="string">
            <text:p>*-1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[.T46]/127" office:value-type="float" office:value="0.346456692913386" calcext:value-type="float">
            <text:p>0.346456692913386</text:p>
          </table:table-cell>
          <table:table-cell table:formula="of:=POWER(2;[.T46]/127)-1" office:value-type="float" office:value="0.27143410494728" calcext:value-type="float">
            <text:p>0.27143410494728</text:p>
          </table:table-cell>
          <table:table-cell table:formula="of:=(1-[.R$3])*[.U46] + [.R$3]*[.V46]" office:value-type="float" office:value="0.331452175320165" calcext:value-type="float">
            <text:p>0.331452175320165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table:formula="of:=[.B47]/127*3000" office:value-type="float" office:value="1062.99212598425" calcext:value-type="float">
            <text:p>1062.99212598425</text:p>
          </table:table-cell>
          <table:table-cell table:formula="of:=POWER(2;[.B47]/[.I$2])*[.I$3]-[.I$3]" office:value-type="float" office:value="16.0661680427386" calcext:value-type="float">
            <text:p>16.0661680427386</text:p>
          </table:table-cell>
          <table:table-cell table:formula="of:=([.C47]*(1-[.I$8])+[.D47]*[.I$8])" office:value-type="float" office:value="57.9432063603992" calcext:value-type="float">
            <text:p>57.9432063603992</text:p>
          </table:table-cell>
          <table:table-cell table:formula="of:=[.B47]+POWER(2;[.B47]/[.I$10])-1" office:value-type="float" office:value="60.8234092380836" calcext:value-type="float">
            <text:p>60.8234092380836</text:p>
          </table:table-cell>
          <table:table-cell table:formula="of:=POWER(2;[.B47]/[.I$6])*[.I$7]-[.I$7]" office:value-type="float" office:value="135.216877180865" calcext:value-type="float">
            <text:p>135.216877180865</text:p>
          </table:table-cell>
          <table:table-cell table:number-columns-repeated="12"/>
          <table:table-cell office:value-type="float" office:value="45" calcext:value-type="float">
            <text:p>45</text:p>
          </table:table-cell>
          <table:table-cell table:formula="of:=[.T47]/127" office:value-type="float" office:value="0.354330708661417" calcext:value-type="float">
            <text:p>0.354330708661417</text:p>
          </table:table-cell>
          <table:table-cell table:formula="of:=POWER(2;[.T47]/127)-1" office:value-type="float" office:value="0.278392375216358" calcext:value-type="float">
            <text:p>0.278392375216358</text:p>
          </table:table-cell>
          <table:table-cell table:formula="of:=(1-[.R$3])*[.U47] + [.R$3]*[.V47]" office:value-type="float" office:value="0.339143041972405" calcext:value-type="float">
            <text:p>0.339143041972405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table:formula="of:=[.B48]/127*3000" office:value-type="float" office:value="1086.61417322835" calcext:value-type="float">
            <text:p>1086.61417322835</text:p>
          </table:table-cell>
          <table:table-cell table:formula="of:=POWER(2;[.B48]/[.I$2])*[.I$3]-[.I$3]" office:value-type="float" office:value="17.1767744409973" calcext:value-type="float">
            <text:p>17.1767744409973</text:p>
          </table:table-cell>
          <table:table-cell table:formula="of:=([.C48]*(1-[.I$8])+[.D48]*[.I$8])" office:value-type="float" office:value="59.9542703924913" calcext:value-type="float">
            <text:p>59.9542703924913</text:p>
          </table:table-cell>
          <table:table-cell table:formula="of:=[.B48]+POWER(2;[.B48]/[.I$10])-1" office:value-type="float" office:value="62.912514008071" calcext:value-type="float">
            <text:p>62.912514008071</text:p>
          </table:table-cell>
          <table:table-cell table:formula="of:=POWER(2;[.B48]/[.I$6])*[.I$7]-[.I$7]" office:value-type="float" office:value="141.306300023962" calcext:value-type="float">
            <text:p>141.306300023962</text:p>
          </table:table-cell>
          <table:table-cell table:number-columns-repeated="12"/>
          <table:table-cell office:value-type="float" office:value="46" calcext:value-type="float">
            <text:p>46</text:p>
          </table:table-cell>
          <table:table-cell table:formula="of:=[.T48]/127" office:value-type="float" office:value="0.362204724409449" calcext:value-type="float">
            <text:p>0.362204724409449</text:p>
          </table:table-cell>
          <table:table-cell table:formula="of:=POWER(2;[.T48]/127)-1" office:value-type="float" office:value="0.285388726519245" calcext:value-type="float">
            <text:p>0.285388726519245</text:p>
          </table:table-cell>
          <table:table-cell table:formula="of:=(1-[.R$3])*[.U48] + [.R$3]*[.V48]" office:value-type="float" office:value="0.346841524831408" calcext:value-type="float">
            <text:p>0.346841524831408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table:formula="of:=[.B49]/127*3000" office:value-type="float" office:value="1110.23622047244" calcext:value-type="float">
            <text:p>1110.23622047244</text:p>
          </table:table-cell>
          <table:table-cell table:formula="of:=POWER(2;[.B49]/[.I$2])*[.I$3]-[.I$3]" office:value-type="float" office:value="18.3596552109113" calcext:value-type="float">
            <text:p>18.3596552109113</text:p>
          </table:table-cell>
          <table:table-cell table:formula="of:=([.C49]*(1-[.I$8])+[.D49]*[.I$8])" office:value-type="float" office:value="62.0347178213726" calcext:value-type="float">
            <text:p>62.0347178213726</text:p>
          </table:table-cell>
          <table:table-cell table:formula="of:=[.B49]+POWER(2;[.B49]/[.I$10])-1" office:value-type="float" office:value="65.0721246537238" calcext:value-type="float">
            <text:p>65.0721246537238</text:p>
          </table:table-cell>
          <table:table-cell table:formula="of:=POWER(2;[.B49]/[.I$6])*[.I$7]-[.I$7]" office:value-type="float" office:value="147.613568894879" calcext:value-type="float">
            <text:p>147.613568894879</text:p>
          </table:table-cell>
          <table:table-cell table:number-columns-repeated="12"/>
          <table:table-cell office:value-type="float" office:value="47" calcext:value-type="float">
            <text:p>47</text:p>
          </table:table-cell>
          <table:table-cell table:formula="of:=[.T49]/127" office:value-type="float" office:value="0.37007874015748" calcext:value-type="float">
            <text:p>0.37007874015748</text:p>
          </table:table-cell>
          <table:table-cell table:formula="of:=POWER(2;[.T49]/127)-1" office:value-type="float" office:value="0.292423367264796" calcext:value-type="float">
            <text:p>0.292423367264796</text:p>
          </table:table-cell>
          <table:table-cell table:formula="of:=(1-[.R$3])*[.U49] + [.R$3]*[.V49]" office:value-type="float" office:value="0.354547665578943" calcext:value-type="float">
            <text:p>0.354547665578943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table:formula="of:=[.B50]/127*3000" office:value-type="float" office:value="1133.85826771654" calcext:value-type="float">
            <text:p>1133.85826771654</text:p>
          </table:table-cell>
          <table:table-cell table:formula="of:=POWER(2;[.B50]/[.I$2])*[.I$3]-[.I$3]" office:value-type="float" office:value="19.6195137152619" calcext:value-type="float">
            <text:p>19.6195137152619</text:p>
          </table:table-cell>
          <table:table-cell table:formula="of:=([.C50]*(1-[.I$8])+[.D50]*[.I$8])" office:value-type="float" office:value="64.1890638753129" calcext:value-type="float">
            <text:p>64.1890638753129</text:p>
          </table:table-cell>
          <table:table-cell table:formula="of:=[.B50]+POWER(2;[.B50]/[.I$10])-1" office:value-type="float" office:value="67.3068055462948" calcext:value-type="float">
            <text:p>67.3068055462948</text:p>
          </table:table-cell>
          <table:table-cell table:formula="of:=POWER(2;[.B50]/[.I$6])*[.I$7]-[.I$7]" office:value-type="float" office:value="154.146477125279" calcext:value-type="float">
            <text:p>154.146477125279</text:p>
          </table:table-cell>
          <table:table-cell table:number-columns-repeated="12"/>
          <table:table-cell office:value-type="float" office:value="48" calcext:value-type="float">
            <text:p>48</text:p>
          </table:table-cell>
          <table:table-cell table:formula="of:=[.T50]/127" office:value-type="float" office:value="0.377952755905512" calcext:value-type="float">
            <text:p>0.377952755905512</text:p>
          </table:table-cell>
          <table:table-cell table:formula="of:=POWER(2;[.T50]/127)-1" office:value-type="float" office:value="0.29949650700244" calcext:value-type="float">
            <text:p>0.29949650700244</text:p>
          </table:table-cell>
          <table:table-cell table:formula="of:=(1-[.R$3])*[.U50] + [.R$3]*[.V50]" office:value-type="float" office:value="0.362261506124898" calcext:value-type="float">
            <text:p>0.362261506124898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table:formula="of:=[.B51]/127*3000" office:value-type="float" office:value="1157.48031496063" calcext:value-type="float">
            <text:p>1157.48031496063</text:p>
          </table:table-cell>
          <table:table-cell table:formula="of:=POWER(2;[.B51]/[.I$2])*[.I$3]-[.I$3]" office:value-type="float" office:value="20.9613593951945" calcext:value-type="float">
            <text:p>20.9613593951945</text:p>
          </table:table-cell>
          <table:table-cell table:formula="of:=([.C51]*(1-[.I$8])+[.D51]*[.I$8])" office:value-type="float" office:value="66.422117617812" calcext:value-type="float">
            <text:p>66.422117617812</text:p>
          </table:table-cell>
          <table:table-cell table:formula="of:=[.B51]+POWER(2;[.B51]/[.I$10])-1" office:value-type="float" office:value="69.6214165428347" calcext:value-type="float">
            <text:p>69.6214165428347</text:p>
          </table:table-cell>
          <table:table-cell table:formula="of:=POWER(2;[.B51]/[.I$6])*[.I$7]-[.I$7]" office:value-type="float" office:value="160.913096849327" calcext:value-type="float">
            <text:p>160.913096849327</text:p>
          </table:table-cell>
          <table:table-cell table:number-columns-repeated="12"/>
          <table:table-cell office:value-type="float" office:value="49" calcext:value-type="float">
            <text:p>49</text:p>
          </table:table-cell>
          <table:table-cell table:formula="of:=[.T51]/127" office:value-type="float" office:value="0.385826771653543" calcext:value-type="float">
            <text:p>0.385826771653543</text:p>
          </table:table-cell>
          <table:table-cell table:formula="of:=POWER(2;[.T51]/127)-1" office:value-type="float" office:value="0.306608356428423" calcext:value-type="float">
            <text:p>0.306608356428423</text:p>
          </table:table-cell>
          <table:table-cell table:formula="of:=(1-[.R$3])*[.U51] + [.R$3]*[.V51]" office:value-type="float" office:value="0.369983088608519" calcext:value-type="float">
            <text:p>0.369983088608519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formula="of:=[.B52]/127*3000" office:value-type="float" office:value="1181.10236220472" calcext:value-type="float">
            <text:p>1181.10236220472</text:p>
          </table:table-cell>
          <table:table-cell table:formula="of:=POWER(2;[.B52]/[.I$2])*[.I$3]-[.I$3]" office:value-type="float" office:value="22.390527688726" calcext:value-type="float">
            <text:p>22.390527688726</text:p>
          </table:table-cell>
          <table:table-cell table:formula="of:=([.C52]*(1-[.I$8])+[.D52]*[.I$8])" office:value-type="float" office:value="68.7390010693659" calcext:value-type="float">
            <text:p>68.7390010693659</text:p>
          </table:table-cell>
          <table:table-cell table:formula="of:=[.B52]+POWER(2;[.B52]/[.I$10])-1" office:value-type="float" office:value="72.021132115192" calcext:value-type="float">
            <text:p>72.021132115192</text:p>
          </table:table-cell>
          <table:table-cell table:formula="of:=POWER(2;[.B52]/[.I$6])*[.I$7]-[.I$7]" office:value-type="float" office:value="167.921788977713" calcext:value-type="float">
            <text:p>167.921788977713</text:p>
          </table:table-cell>
          <table:table-cell table:number-columns-repeated="12"/>
          <table:table-cell office:value-type="float" office:value="50" calcext:value-type="float">
            <text:p>50</text:p>
          </table:table-cell>
          <table:table-cell table:formula="of:=[.T52]/127" office:value-type="float" office:value="0.393700787401575" calcext:value-type="float">
            <text:p>0.393700787401575</text:p>
          </table:table-cell>
          <table:table-cell table:formula="of:=POWER(2;[.T52]/127)-1" office:value-type="float" office:value="0.313759127392083" calcext:value-type="float">
            <text:p>0.313759127392083</text:p>
          </table:table-cell>
          <table:table-cell table:formula="of:=(1-[.R$3])*[.U52] + [.R$3]*[.V52]" office:value-type="float" office:value="0.377712455399677" calcext:value-type="float">
            <text:p>0.377712455399677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table:formula="of:=[.B53]/127*3000" office:value-type="float" office:value="1204.72440944882" calcext:value-type="float">
            <text:p>1204.72440944882</text:p>
          </table:table-cell>
          <table:table-cell table:formula="of:=POWER(2;[.B53]/[.I$2])*[.I$3]-[.I$3]" office:value-type="float" office:value="23.9127012454781" calcext:value-type="float">
            <text:p>23.9127012454781</text:p>
          </table:table-cell>
          <table:table-cell table:formula="of:=([.C53]*(1-[.I$8])+[.D53]*[.I$8])" office:value-type="float" office:value="71.1451695736118" calcext:value-type="float">
            <text:p>71.1451695736118</text:p>
          </table:table-cell>
          <table:table-cell table:formula="of:=[.B53]+POWER(2;[.B53]/[.I$10])-1" office:value-type="float" office:value="74.5114617173756" calcext:value-type="float">
            <text:p>74.5114617173756</text:p>
          </table:table-cell>
          <table:table-cell table:formula="of:=POWER(2;[.B53]/[.I$6])*[.I$7]-[.I$7]" office:value-type="float" office:value="175.181213528487" calcext:value-type="float">
            <text:p>175.181213528487</text:p>
          </table:table-cell>
          <table:table-cell table:number-columns-repeated="12"/>
          <table:table-cell office:value-type="float" office:value="51" calcext:value-type="float">
            <text:p>51</text:p>
          </table:table-cell>
          <table:table-cell table:formula="of:=[.T53]/127" office:value-type="float" office:value="0.401574803149606" calcext:value-type="float">
            <text:p>0.401574803149606</text:p>
          </table:table-cell>
          <table:table-cell table:formula="of:=POWER(2;[.T53]/127)-1" office:value-type="float" office:value="0.320949032902161" calcext:value-type="float">
            <text:p>0.320949032902161</text:p>
          </table:table-cell>
          <table:table-cell table:formula="of:=(1-[.R$3])*[.U53] + [.R$3]*[.V53]" office:value-type="float" office:value="0.385449649100117" calcext:value-type="float">
            <text:p>0.385449649100117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table:formula="of:=[.B54]/127*3000" office:value-type="float" office:value="1228.34645669291" calcext:value-type="float">
            <text:p>1228.34645669291</text:p>
          </table:table-cell>
          <table:table-cell table:formula="of:=POWER(2;[.B54]/[.I$2])*[.I$3]-[.I$3]" office:value-type="float" office:value="25.5339325219924" calcext:value-type="float">
            <text:p>25.5339325219924</text:p>
          </table:table-cell>
          <table:table-cell table:formula="of:=([.C54]*(1-[.I$8])+[.D54]*[.I$8])" office:value-type="float" office:value="73.6464334888293" calcext:value-type="float">
            <text:p>73.6464334888293</text:p>
          </table:table-cell>
          <table:table-cell table:formula="of:=[.B54]+POWER(2;[.B54]/[.I$10])-1" office:value-type="float" office:value="77.0982714714488" calcext:value-type="float">
            <text:p>77.0982714714488</text:p>
          </table:table-cell>
          <table:table-cell table:formula="of:=POWER(2;[.B54]/[.I$6])*[.I$7]-[.I$7]" office:value-type="float" office:value="182.700340327471" calcext:value-type="float">
            <text:p>182.700340327471</text:p>
          </table:table-cell>
          <table:table-cell table:number-columns-repeated="12"/>
          <table:table-cell office:value-type="float" office:value="52" calcext:value-type="float">
            <text:p>52</text:p>
          </table:table-cell>
          <table:table-cell table:formula="of:=[.T54]/127" office:value-type="float" office:value="0.409448818897638" calcext:value-type="float">
            <text:p>0.409448818897638</text:p>
          </table:table-cell>
          <table:table-cell table:formula="of:=POWER(2;[.T54]/127)-1" office:value-type="float" office:value="0.328178287133146" calcext:value-type="float">
            <text:p>0.328178287133146</text:p>
          </table:table-cell>
          <table:table-cell table:formula="of:=(1-[.R$3])*[.U54] + [.R$3]*[.V54]" office:value-type="float" office:value="0.393194712544739" calcext:value-type="float">
            <text:p>0.393194712544739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table:formula="of:=[.B55]/127*3000" office:value-type="float" office:value="1251.96850393701" calcext:value-type="float">
            <text:p>1251.96850393701</text:p>
          </table:table-cell>
          <table:table-cell table:formula="of:=POWER(2;[.B55]/[.I$2])*[.I$3]-[.I$3]" office:value-type="float" office:value="27.2606678474673" calcext:value-type="float">
            <text:p>27.2606678474673</text:p>
          </table:table-cell>
          <table:table-cell table:formula="of:=([.C55]*(1-[.I$8])+[.D55]*[.I$8])" office:value-type="float" office:value="76.248981291049" calcext:value-type="float">
            <text:p>76.248981291049</text:p>
          </table:table-cell>
          <table:table-cell table:formula="of:=[.B55]+POWER(2;[.B55]/[.I$10])-1" office:value-type="float" office:value="79.787807257313" calcext:value-type="float">
            <text:p>79.787807257313</text:p>
          </table:table-cell>
          <table:table-cell table:formula="of:=POWER(2;[.B55]/[.I$6])*[.I$7]-[.I$7]" office:value-type="float" office:value="190.488460091479" calcext:value-type="float">
            <text:p>190.488460091479</text:p>
          </table:table-cell>
          <table:table-cell table:number-columns-repeated="12"/>
          <table:table-cell office:value-type="float" office:value="53" calcext:value-type="float">
            <text:p>53</text:p>
          </table:table-cell>
          <table:table-cell table:formula="of:=[.T55]/127" office:value-type="float" office:value="0.417322834645669" calcext:value-type="float">
            <text:p>0.417322834645669</text:p>
          </table:table-cell>
          <table:table-cell table:formula="of:=POWER(2;[.T55]/127)-1" office:value-type="float" office:value="0.335447105431657" calcext:value-type="float">
            <text:p>0.335447105431657</text:p>
          </table:table-cell>
          <table:table-cell table:formula="of:=(1-[.R$3])*[.U55] + [.R$3]*[.V55]" office:value-type="float" office:value="0.400947688802867" calcext:value-type="float">
            <text:p>0.400947688802867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table:formula="of:=[.B56]/127*3000" office:value-type="float" office:value="1275.5905511811" calcext:value-type="float">
            <text:p>1275.5905511811</text:p>
          </table:table-cell>
          <table:table-cell table:formula="of:=POWER(2;[.B56]/[.I$2])*[.I$3]-[.I$3]" office:value-type="float" office:value="29.0997730556113" calcext:value-type="float">
            <text:p>29.0997730556113</text:p>
          </table:table-cell>
          <table:table-cell table:formula="of:=([.C56]*(1-[.I$8])+[.D56]*[.I$8])" office:value-type="float" office:value="78.959404180631" calcext:value-type="float">
            <text:p>78.959404180631</text:p>
          </table:table-cell>
          <table:table-cell table:formula="of:=[.B56]+POWER(2;[.B56]/[.I$10])-1" office:value-type="float" office:value="82.586719297265" calcext:value-type="float">
            <text:p>82.586719297265</text:p>
          </table:table-cell>
          <table:table-cell table:formula="of:=POWER(2;[.B56]/[.I$6])*[.I$7]-[.I$7]" office:value-type="float" office:value="198.555195908026" calcext:value-type="float">
            <text:p>198.555195908026</text:p>
          </table:table-cell>
          <table:table-cell table:number-columns-repeated="12"/>
          <table:table-cell office:value-type="float" office:value="54" calcext:value-type="float">
            <text:p>54</text:p>
          </table:table-cell>
          <table:table-cell table:formula="of:=[.T56]/127" office:value-type="float" office:value="0.425196850393701" calcext:value-type="float">
            <text:p>0.425196850393701</text:p>
          </table:table-cell>
          <table:table-cell table:formula="of:=POWER(2;[.T56]/127)-1" office:value-type="float" office:value="0.342755704322856" calcext:value-type="float">
            <text:p>0.342755704322856</text:p>
          </table:table-cell>
          <table:table-cell table:formula="of:=(1-[.R$3])*[.U56] + [.R$3]*[.V56]" office:value-type="float" office:value="0.408708621179532" calcext:value-type="float">
            <text:p>0.408708621179532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table:formula="of:=[.B57]/127*3000" office:value-type="float" office:value="1299.2125984252" calcext:value-type="float">
            <text:p>1299.2125984252</text:p>
          </table:table-cell>
          <table:table-cell table:formula="of:=POWER(2;[.B57]/[.I$2])*[.I$3]-[.I$3]" office:value-type="float" office:value="31.0585607845251" calcext:value-type="float">
            <text:p>31.0585607845251</text:p>
          </table:table-cell>
          <table:table-cell table:formula="of:=([.C57]*(1-[.I$8])+[.D57]*[.I$8])" office:value-type="float" office:value="81.784722290152" calcext:value-type="float">
            <text:p>81.784722290152</text:p>
          </table:table-cell>
          <table:table-cell table:formula="of:=[.B57]+POWER(2;[.B57]/[.I$10])-1" office:value-type="float" office:value="85.5020883320969" calcext:value-type="float">
            <text:p>85.5020883320969</text:p>
          </table:table-cell>
          <table:table-cell table:formula="of:=POWER(2;[.B57]/[.I$6])*[.I$7]-[.I$7]" office:value-type="float" office:value="206.910515125726" calcext:value-type="float">
            <text:p>206.910515125726</text:p>
          </table:table-cell>
          <table:table-cell table:number-columns-repeated="12"/>
          <table:table-cell office:value-type="float" office:value="55" calcext:value-type="float">
            <text:p>55</text:p>
          </table:table-cell>
          <table:table-cell table:formula="of:=[.T57]/127" office:value-type="float" office:value="0.433070866141732" calcext:value-type="float">
            <text:p>0.433070866141732</text:p>
          </table:table-cell>
          <table:table-cell table:formula="of:=POWER(2;[.T57]/127)-1" office:value-type="float" office:value="0.350104301516897" calcext:value-type="float">
            <text:p>0.350104301516897</text:p>
          </table:table-cell>
          <table:table-cell table:formula="of:=(1-[.R$3])*[.U57] + [.R$3]*[.V57]" office:value-type="float" office:value="0.416477553216765" calcext:value-type="float">
            <text:p>0.416477553216765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table:formula="of:=[.B58]/127*3000" office:value-type="float" office:value="1322.83464566929" calcext:value-type="float">
            <text:p>1322.83464566929</text:p>
          </table:table-cell>
          <table:table-cell table:formula="of:=POWER(2;[.B58]/[.I$2])*[.I$3]-[.I$3]" office:value-type="float" office:value="33.1448195531657" calcext:value-type="float">
            <text:p>33.1448195531657</text:p>
          </table:table-cell>
          <table:table-cell table:formula="of:=([.C58]*(1-[.I$8])+[.D58]*[.I$8])" office:value-type="float" office:value="84.7324125978108" calcext:value-type="float">
            <text:p>84.7324125978108</text:p>
          </table:table-cell>
          <table:table-cell table:formula="of:=[.B58]+POWER(2;[.B58]/[.I$10])-1" office:value-type="float" office:value="88.5414534917688" calcext:value-type="float">
            <text:p>88.5414534917688</text:p>
          </table:table-cell>
          <table:table-cell table:formula="of:=POWER(2;[.B58]/[.I$6])*[.I$7]-[.I$7]" office:value-type="float" office:value="215.564741670057" calcext:value-type="float">
            <text:p>215.564741670057</text:p>
          </table:table-cell>
          <table:table-cell table:number-columns-repeated="12"/>
          <table:table-cell office:value-type="float" office:value="56" calcext:value-type="float">
            <text:p>56</text:p>
          </table:table-cell>
          <table:table-cell table:formula="of:=[.T58]/127" office:value-type="float" office:value="0.440944881889764" calcext:value-type="float">
            <text:p>0.440944881889764</text:p>
          </table:table-cell>
          <table:table-cell table:formula="of:=POWER(2;[.T58]/127)-1" office:value-type="float" office:value="0.357493115915413" calcext:value-type="float">
            <text:p>0.357493115915413</text:p>
          </table:table-cell>
          <table:table-cell table:formula="of:=(1-[.R$3])*[.U58] + [.R$3]*[.V58]" office:value-type="float" office:value="0.424254528694894" calcext:value-type="float">
            <text:p>0.424254528694894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table:formula="of:=[.B59]/127*3000" office:value-type="float" office:value="1346.45669291339" calcext:value-type="float">
            <text:p>1346.45669291339</text:p>
          </table:table-cell>
          <table:table-cell table:formula="of:=POWER(2;[.B59]/[.I$2])*[.I$3]-[.I$3]" office:value-type="float" office:value="35.366844730005" calcext:value-type="float">
            <text:p>35.366844730005</text:p>
          </table:table-cell>
          <table:table-cell table:formula="of:=([.C59]*(1-[.I$8])+[.D59]*[.I$8])" office:value-type="float" office:value="87.8104386573402" calcext:value-type="float">
            <text:p>87.8104386573402</text:p>
          </table:table-cell>
          <table:table-cell table:formula="of:=[.B59]+POWER(2;[.B59]/[.I$10])-1" office:value-type="float" office:value="91.7128419703597" calcext:value-type="float">
            <text:p>91.7128419703597</text:p>
          </table:table-cell>
          <table:table-cell table:formula="of:=POWER(2;[.B59]/[.I$6])*[.I$7]-[.I$7]" office:value-type="float" office:value="224.528568799719" calcext:value-type="float">
            <text:p>224.528568799719</text:p>
          </table:table-cell>
          <table:table-cell table:number-columns-repeated="12"/>
          <table:table-cell office:value-type="float" office:value="57" calcext:value-type="float">
            <text:p>57</text:p>
          </table:table-cell>
          <table:table-cell table:formula="of:=[.T59]/127" office:value-type="float" office:value="0.448818897637795" calcext:value-type="float">
            <text:p>0.448818897637795</text:p>
          </table:table-cell>
          <table:table-cell table:formula="of:=POWER(2;[.T59]/127)-1" office:value-type="float" office:value="0.364922367618034" calcext:value-type="float">
            <text:p>0.364922367618034</text:p>
          </table:table-cell>
          <table:table-cell table:formula="of:=(1-[.R$3])*[.U59] + [.R$3]*[.V59]" office:value-type="float" office:value="0.432039591633843" calcext:value-type="float">
            <text:p>0.432039591633843</text:p>
          </table:table-cell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table:formula="of:=[.B60]/127*3000" office:value-type="float" office:value="1370.07874015748" calcext:value-type="float">
            <text:p>1370.07874015748</text:p>
          </table:table-cell>
          <table:table-cell table:formula="of:=POWER(2;[.B60]/[.I$2])*[.I$3]-[.I$3]" office:value-type="float" office:value="37.7334715170188" calcext:value-type="float">
            <text:p>37.7334715170188</text:p>
          </table:table-cell>
          <table:table-cell table:formula="of:=([.C60]*(1-[.I$8])+[.D60]*[.I$8])" office:value-type="float" office:value="91.0272822626373" calcext:value-type="float">
            <text:p>91.0272822626373</text:p>
          </table:table-cell>
          <table:table-cell table:formula="of:=[.B60]+POWER(2;[.B60]/[.I$10])-1" office:value-type="float" office:value="95.0248006220981" calcext:value-type="float">
            <text:p>95.0248006220981</text:p>
          </table:table-cell>
          <table:table-cell table:formula="of:=POWER(2;[.B60]/[.I$6])*[.I$7]-[.I$7]" office:value-type="float" office:value="233.813072319342" calcext:value-type="float">
            <text:p>233.813072319342</text:p>
          </table:table-cell>
          <table:table-cell table:number-columns-repeated="12"/>
          <table:table-cell office:value-type="float" office:value="58" calcext:value-type="float">
            <text:p>58</text:p>
          </table:table-cell>
          <table:table-cell table:formula="of:=[.T60]/127" office:value-type="float" office:value="0.456692913385827" calcext:value-type="float">
            <text:p>0.456692913385827</text:p>
          </table:table-cell>
          <table:table-cell table:formula="of:=POWER(2;[.T60]/127)-1" office:value-type="float" office:value="0.37239227792895" calcext:value-type="float">
            <text:p>0.37239227792895</text:p>
          </table:table-cell>
          <table:table-cell table:formula="of:=(1-[.R$3])*[.U60] + [.R$3]*[.V60]" office:value-type="float" office:value="0.439832786294451" calcext:value-type="float">
            <text:p>0.439832786294451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table:formula="of:=[.B61]/127*3000" office:value-type="float" office:value="1393.70078740157" calcext:value-type="float">
            <text:p>1393.70078740157</text:p>
          </table:table-cell>
          <table:table-cell table:formula="of:=POWER(2;[.B61]/[.I$2])*[.I$3]-[.I$3]" office:value-type="float" office:value="40.2541100801598" calcext:value-type="float">
            <text:p>40.2541100801598</text:p>
          </table:table-cell>
          <table:table-cell table:formula="of:=([.C61]*(1-[.I$8])+[.D61]*[.I$8])" office:value-type="float" office:value="94.3919771730164" calcext:value-type="float">
            <text:p>94.3919771730164</text:p>
          </table:table-cell>
          <table:table-cell table:formula="of:=[.B61]+POWER(2;[.B61]/[.I$10])-1" office:value-type="float" office:value="98.4864296028399" calcext:value-type="float">
            <text:p>98.4864296028399</text:p>
          </table:table-cell>
          <table:table-cell table:formula="of:=POWER(2;[.B61]/[.I$6])*[.I$7]-[.I$7]" office:value-type="float" office:value="243.429724264877" calcext:value-type="float">
            <text:p>243.429724264877</text:p>
          </table:table-cell>
          <table:table-cell table:number-columns-repeated="12"/>
          <table:table-cell office:value-type="float" office:value="59" calcext:value-type="float">
            <text:p>59</text:p>
          </table:table-cell>
          <table:table-cell table:formula="of:=[.T61]/127" office:value-type="float" office:value="0.464566929133858" calcext:value-type="float">
            <text:p>0.464566929133858</text:p>
          </table:table-cell>
          <table:table-cell table:formula="of:=POWER(2;[.T61]/127)-1" office:value-type="float" office:value="0.379903069363493" calcext:value-type="float">
            <text:p>0.379903069363493</text:p>
          </table:table-cell>
          <table:table-cell table:formula="of:=(1-[.R$3])*[.U61] + [.R$3]*[.V61]" office:value-type="float" office:value="0.447634157179785" calcext:value-type="float">
            <text:p>0.447634157179785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[.B62]/127*3000" office:value-type="float" office:value="1417.32283464567" calcext:value-type="float">
            <text:p>1417.32283464567</text:p>
          </table:table-cell>
          <table:table-cell table:formula="of:=POWER(2;[.B62]/[.I$2])*[.I$3]-[.I$3]" office:value-type="float" office:value="42.9387829659977" calcext:value-type="float">
            <text:p>42.9387829659977</text:p>
          </table:table-cell>
          <table:table-cell table:formula="of:=([.C62]*(1-[.I$8])+[.D62]*[.I$8])" office:value-type="float" office:value="97.9141450331846" calcext:value-type="float">
            <text:p>97.9141450331846</text:p>
          </table:table-cell>
          <table:table-cell table:formula="of:=[.B62]+POWER(2;[.B62]/[.I$10])-1" office:value-type="float" office:value="102.10741818941" calcext:value-type="float">
            <text:p>102.10741818941</text:p>
          </table:table-cell>
          <table:table-cell table:formula="of:=POWER(2;[.B62]/[.I$6])*[.I$7]-[.I$7]" office:value-type="float" office:value="253.390407078568" calcext:value-type="float">
            <text:p>253.390407078568</text:p>
          </table:table-cell>
          <table:table-cell table:number-columns-repeated="12"/>
          <table:table-cell office:value-type="float" office:value="60" calcext:value-type="float">
            <text:p>60</text:p>
          </table:table-cell>
          <table:table-cell table:formula="of:=[.T62]/127" office:value-type="float" office:value="0.47244094488189" calcext:value-type="float">
            <text:p>0.47244094488189</text:p>
          </table:table-cell>
          <table:table-cell table:formula="of:=POWER(2;[.T62]/127)-1" office:value-type="float" office:value="0.387454965654774" calcext:value-type="float">
            <text:p>0.387454965654774</text:p>
          </table:table-cell>
          <table:table-cell table:formula="of:=(1-[.R$3])*[.U62] + [.R$3]*[.V62]" office:value-type="float" office:value="0.455443749036467" calcext:value-type="float">
            <text:p>0.455443749036467</text:p>
          </table:table-cell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table:formula="of:=[.B63]/127*3000" office:value-type="float" office:value="1440.94488188976" calcext:value-type="float">
            <text:p>1440.94488188976</text:p>
          </table:table-cell>
          <table:table-cell table:formula="of:=POWER(2;[.B63]/[.I$2])*[.I$3]-[.I$3]" office:value-type="float" office:value="45.7981649533032" calcext:value-type="float">
            <text:p>45.7981649533032</text:p>
          </table:table-cell>
          <table:table-cell table:formula="of:=([.C63]*(1-[.I$8])+[.D63]*[.I$8])" office:value-type="float" office:value="101.604033630762" calcext:value-type="float">
            <text:p>101.604033630762</text:p>
          </table:table-cell>
          <table:table-cell table:formula="of:=[.B63]+POWER(2;[.B63]/[.I$10])-1" office:value-type="float" office:value="105.898082917796" calcext:value-type="float">
            <text:p>105.898082917796</text:p>
          </table:table-cell>
          <table:table-cell table:formula="of:=POWER(2;[.B63]/[.I$6])*[.I$7]-[.I$7]" office:value-type="float" office:value="263.70742829103" calcext:value-type="float">
            <text:p>263.70742829103</text:p>
          </table:table-cell>
          <table:table-cell table:number-columns-repeated="12"/>
          <table:table-cell office:value-type="float" office:value="61" calcext:value-type="float">
            <text:p>61</text:p>
          </table:table-cell>
          <table:table-cell table:formula="of:=[.T63]/127" office:value-type="float" office:value="0.480314960629921" calcext:value-type="float">
            <text:p>0.480314960629921</text:p>
          </table:table-cell>
          <table:table-cell table:formula="of:=POWER(2;[.T63]/127)-1" office:value-type="float" office:value="0.395048191760345" calcext:value-type="float">
            <text:p>0.395048191760345</text:p>
          </table:table-cell>
          <table:table-cell table:formula="of:=(1-[.R$3])*[.U63] + [.R$3]*[.V63]" office:value-type="float" office:value="0.463261606856006" calcext:value-type="float">
            <text:p>0.463261606856006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table:formula="of:=[.B64]/127*3000" office:value-type="float" office:value="1464.56692913386" calcext:value-type="float">
            <text:p>1464.56692913386</text:p>
          </table:table-cell>
          <table:table-cell table:formula="of:=POWER(2;[.B64]/[.I$2])*[.I$3]-[.I$3]" office:value-type="float" office:value="48.8436254980339" calcext:value-type="float">
            <text:p>48.8436254980339</text:p>
          </table:table-cell>
          <table:table-cell table:formula="of:=([.C64]*(1-[.I$8])+[.D64]*[.I$8])" office:value-type="float" office:value="105.472557643467" calcext:value-type="float">
            <text:p>105.472557643467</text:p>
          </table:table-cell>
          <table:table-cell table:formula="of:=[.B64]+POWER(2;[.B64]/[.I$10])-1" office:value-type="float" office:value="109.869408190315" calcext:value-type="float">
            <text:p>109.869408190315</text:p>
          </table:table-cell>
          <table:table-cell table:formula="of:=POWER(2;[.B64]/[.I$6])*[.I$7]-[.I$7]" office:value-type="float" office:value="274.393535728574" calcext:value-type="float">
            <text:p>274.393535728574</text:p>
          </table:table-cell>
          <table:table-cell table:number-columns-repeated="12"/>
          <table:table-cell office:value-type="float" office:value="62" calcext:value-type="float">
            <text:p>62</text:p>
          </table:table-cell>
          <table:table-cell table:formula="of:=[.T64]/127" office:value-type="float" office:value="0.488188976377953" calcext:value-type="float">
            <text:p>0.488188976377953</text:p>
          </table:table-cell>
          <table:table-cell table:formula="of:=POWER(2;[.T64]/127)-1" office:value-type="float" office:value="0.402682973868898" calcext:value-type="float">
            <text:p>0.402682973868898</text:p>
          </table:table-cell>
          <table:table-cell table:formula="of:=(1-[.R$3])*[.U64] + [.R$3]*[.V64]" office:value-type="float" office:value="0.471087775876142" calcext:value-type="float">
            <text:p>0.471087775876142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table:formula="of:=[.B65]/127*3000" office:value-type="float" office:value="1488.18897637795" calcext:value-type="float">
            <text:p>1488.18897637795</text:p>
          </table:table-cell>
          <table:table-cell table:formula="of:=POWER(2;[.B65]/[.I$2])*[.I$3]-[.I$3]" office:value-type="float" office:value="52.0872739404902" calcext:value-type="float">
            <text:p>52.0872739404902</text:p>
          </table:table-cell>
          <table:table-cell table:formula="of:=([.C65]*(1-[.I$8])+[.D65]*[.I$8])" office:value-type="float" office:value="109.531342037989" calcext:value-type="float">
            <text:p>109.531342037989</text:p>
          </table:table-cell>
          <table:table-cell table:formula="of:=[.B65]+POWER(2;[.B65]/[.I$10])-1" office:value-type="float" office:value="114.033089511581" calcext:value-type="float">
            <text:p>114.033089511581</text:p>
          </table:table-cell>
          <table:table-cell table:formula="of:=POWER(2;[.B65]/[.I$6])*[.I$7]-[.I$7]" office:value-type="float" office:value="285.46193326456" calcext:value-type="float">
            <text:p>285.46193326456</text:p>
          </table:table-cell>
          <table:table-cell table:number-columns-repeated="12"/>
          <table:table-cell office:value-type="float" office:value="63" calcext:value-type="float">
            <text:p>63</text:p>
          </table:table-cell>
          <table:table-cell table:formula="of:=[.T65]/127" office:value-type="float" office:value="0.496062992125984" calcext:value-type="float">
            <text:p>0.496062992125984</text:p>
          </table:table-cell>
          <table:table-cell table:formula="of:=POWER(2;[.T65]/127)-1" office:value-type="float" office:value="0.410359539407006" calcext:value-type="float">
            <text:p>0.410359539407006</text:p>
          </table:table-cell>
          <table:table-cell table:formula="of:=(1-[.R$3])*[.U65] + [.R$3]*[.V65]" office:value-type="float" office:value="0.478922301582189" calcext:value-type="float">
            <text:p>0.478922301582189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table:formula="of:=[.B66]/127*3000" office:value-type="float" office:value="1511.81102362205" calcext:value-type="float">
            <text:p>1511.81102362205</text:p>
          </table:table-cell>
          <table:table-cell table:formula="of:=POWER(2;[.B66]/[.I$2])*[.I$3]-[.I$3]" office:value-type="float" office:value="55.5420076543954" calcext:value-type="float">
            <text:p>55.5420076543954</text:p>
          </table:table-cell>
          <table:table-cell table:formula="of:=([.C66]*(1-[.I$8])+[.D66]*[.I$8])" office:value-type="float" office:value="113.792768293102" calcext:value-type="float">
            <text:p>113.792768293102</text:p>
          </table:table-cell>
          <table:table-cell table:formula="of:=[.B66]+POWER(2;[.B66]/[.I$10])-1" office:value-type="float" office:value="118.40157952346" calcext:value-type="float">
            <text:p>118.40157952346</text:p>
          </table:table-cell>
          <table:table-cell table:formula="of:=POWER(2;[.B66]/[.I$6])*[.I$7]-[.I$7]" office:value-type="float" office:value="296.926297134251" calcext:value-type="float">
            <text:p>296.926297134251</text:p>
          </table:table-cell>
          <table:table-cell table:number-columns-repeated="12"/>
          <table:table-cell office:value-type="float" office:value="64" calcext:value-type="float">
            <text:p>64</text:p>
          </table:table-cell>
          <table:table-cell table:formula="of:=[.T66]/127" office:value-type="float" office:value="0.503937007874016" calcext:value-type="float">
            <text:p>0.503937007874016</text:p>
          </table:table-cell>
          <table:table-cell table:formula="of:=POWER(2;[.T66]/127)-1" office:value-type="float" office:value="0.418078117045893" calcext:value-type="float">
            <text:p>0.418078117045893</text:p>
          </table:table-cell>
          <table:table-cell table:formula="of:=(1-[.R$3])*[.U66] + [.R$3]*[.V66]" office:value-type="float" office:value="0.486765229708391" calcext:value-type="float">
            <text:p>0.486765229708391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table:formula="of:=[.B67]/127*3000" office:value-type="float" office:value="1535.43307086614" calcext:value-type="float">
            <text:p>1535.43307086614</text:p>
          </table:table-cell>
          <table:table-cell table:formula="of:=POWER(2;[.B67]/[.I$2])*[.I$3]-[.I$3]" office:value-type="float" office:value="59.2215633293485" calcext:value-type="float">
            <text:p>59.2215633293485</text:p>
          </table:table-cell>
          <table:table-cell table:formula="of:=([.C67]*(1-[.I$8])+[.D67]*[.I$8])" office:value-type="float" office:value="118.27002363082" calcext:value-type="float">
            <text:p>118.27002363082</text:p>
          </table:table-cell>
          <table:table-cell table:formula="of:=[.B67]+POWER(2;[.B67]/[.I$10])-1" office:value-type="float" office:value="122.988137020215" calcext:value-type="float">
            <text:p>122.988137020215</text:p>
          </table:table-cell>
          <table:table-cell table:formula="of:=POWER(2;[.B67]/[.I$6])*[.I$7]-[.I$7]" office:value-type="float" office:value="308.800792833324" calcext:value-type="float">
            <text:p>308.800792833324</text:p>
          </table:table-cell>
          <table:table-cell table:number-columns-repeated="12"/>
          <table:table-cell office:value-type="float" office:value="65" calcext:value-type="float">
            <text:p>65</text:p>
          </table:table-cell>
          <table:table-cell table:formula="of:=[.T67]/127" office:value-type="float" office:value="0.511811023622047" calcext:value-type="float">
            <text:p>0.511811023622047</text:p>
          </table:table-cell>
          <table:table-cell table:formula="of:=POWER(2;[.T67]/127)-1" office:value-type="float" office:value="0.425838936708253" calcext:value-type="float">
            <text:p>0.425838936708253</text:p>
          </table:table-cell>
          <table:table-cell table:formula="of:=(1-[.R$3])*[.U67] + [.R$3]*[.V67]" office:value-type="float" office:value="0.494616606239288" calcext:value-type="float">
            <text:p>0.494616606239288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table:formula="of:=[.B68]/127*3000" office:value-type="float" office:value="1559.05511811024" calcext:value-type="float">
            <text:p>1559.05511811024</text:p>
          </table:table-cell>
          <table:table-cell table:formula="of:=POWER(2;[.B68]/[.I$2])*[.I$3]-[.I$3]" office:value-type="float" office:value="63.14057159056" calcext:value-type="float">
            <text:p>63.14057159056</text:p>
          </table:table-cell>
          <table:table-cell table:formula="of:=([.C68]*(1-[.I$8])+[.D68]*[.I$8])" office:value-type="float" office:value="122.977153451347" calcext:value-type="float">
            <text:p>122.977153451347</text:p>
          </table:table-cell>
          <table:table-cell table:formula="of:=[.B68]+POWER(2;[.B68]/[.I$10])-1" office:value-type="float" office:value="127.806879136763" calcext:value-type="float">
            <text:p>127.806879136763</text:p>
          </table:table-cell>
          <table:table-cell table:formula="of:=POWER(2;[.B68]/[.I$6])*[.I$7]-[.I$7]" office:value-type="float" office:value="321.100092620908" calcext:value-type="float">
            <text:p>321.100092620908</text:p>
          </table:table-cell>
          <table:table-cell table:number-columns-repeated="12"/>
          <table:table-cell office:value-type="float" office:value="66" calcext:value-type="float">
            <text:p>66</text:p>
          </table:table-cell>
          <table:table-cell table:formula="of:=[.T68]/127" office:value-type="float" office:value="0.519685039370079" calcext:value-type="float">
            <text:p>0.519685039370079</text:p>
          </table:table-cell>
          <table:table-cell table:formula="of:=POWER(2;[.T68]/127)-1" office:value-type="float" office:value="0.433642229575091" calcext:value-type="float">
            <text:p>0.433642229575091</text:p>
          </table:table-cell>
          <table:table-cell table:formula="of:=(1-[.R$3])*[.U68] + [.R$3]*[.V68]" office:value-type="float" office:value="0.502476477411081" calcext:value-type="float">
            <text:p>0.502476477411081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table:formula="of:=[.B69]/127*3000" office:value-type="float" office:value="1582.67716535433" calcext:value-type="float">
            <text:p>1582.67716535433</text:p>
          </table:table-cell>
          <table:table-cell table:formula="of:=POWER(2;[.B69]/[.I$2])*[.I$3]-[.I$3]" office:value-type="float" office:value="67.3146151730474" calcext:value-type="float">
            <text:p>67.3146151730474</text:p>
          </table:table-cell>
          <table:table-cell table:formula="of:=([.C69]*(1-[.I$8])+[.D69]*[.I$8])" office:value-type="float" office:value="127.929117180299" calcext:value-type="float">
            <text:p>127.929117180299</text:p>
          </table:table-cell>
          <table:table-cell table:formula="of:=[.B69]+POWER(2;[.B69]/[.I$10])-1" office:value-type="float" office:value="132.872836915465" calcext:value-type="float">
            <text:p>132.872836915465</text:p>
          </table:table-cell>
          <table:table-cell table:formula="of:=POWER(2;[.B69]/[.I$6])*[.I$7]-[.I$7]" office:value-type="float" office:value="333.839393648798" calcext:value-type="float">
            <text:p>333.839393648798</text:p>
          </table:table-cell>
          <table:table-cell table:number-columns-repeated="12"/>
          <table:table-cell office:value-type="float" office:value="67" calcext:value-type="float">
            <text:p>67</text:p>
          </table:table-cell>
          <table:table-cell table:formula="of:=[.T69]/127" office:value-type="float" office:value="0.52755905511811" calcext:value-type="float">
            <text:p>0.52755905511811</text:p>
          </table:table-cell>
          <table:table-cell table:formula="of:=POWER(2;[.T69]/127)-1" office:value-type="float" office:value="0.441488228092614" calcext:value-type="float">
            <text:p>0.441488228092614</text:p>
          </table:table-cell>
          <table:table-cell table:formula="of:=(1-[.R$3])*[.U69] + [.R$3]*[.V69]" office:value-type="float" office:value="0.510344889713011" calcext:value-type="float">
            <text:p>0.510344889713011</text:p>
          </table:table-cell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table:formula="of:=[.B70]/127*3000" office:value-type="float" office:value="1606.29921259843" calcext:value-type="float">
            <text:p>1606.29921259843</text:p>
          </table:table-cell>
          <table:table-cell table:formula="of:=POWER(2;[.B70]/[.I$2])*[.I$3]-[.I$3]" office:value-type="float" office:value="71.7602908816051" calcext:value-type="float">
            <text:p>71.7602908816051</text:p>
          </table:table-cell>
          <table:table-cell table:formula="of:=([.C70]*(1-[.I$8])+[.D70]*[.I$8])" office:value-type="float" office:value="133.141847750278" calcext:value-type="float">
            <text:p>133.141847750278</text:p>
          </table:table-cell>
          <table:table-cell table:formula="of:=[.B70]+POWER(2;[.B70]/[.I$10])-1" office:value-type="float" office:value="138.202014470175" calcext:value-type="float">
            <text:p>138.202014470175</text:p>
          </table:table-cell>
          <table:table-cell table:formula="of:=POWER(2;[.B70]/[.I$6])*[.I$7]-[.I$7]" office:value-type="float" office:value="347.034436739221" calcext:value-type="float">
            <text:p>347.034436739221</text:p>
          </table:table-cell>
          <table:table-cell table:number-columns-repeated="12"/>
          <table:table-cell office:value-type="float" office:value="68" calcext:value-type="float">
            <text:p>68</text:p>
          </table:table-cell>
          <table:table-cell table:formula="of:=[.T70]/127" office:value-type="float" office:value="0.535433070866142" calcext:value-type="float">
            <text:p>0.535433070866142</text:p>
          </table:table-cell>
          <table:table-cell table:formula="of:=POWER(2;[.T70]/127)-1" office:value-type="float" office:value="0.449377165979158" calcext:value-type="float">
            <text:p>0.449377165979158</text:p>
          </table:table-cell>
          <table:table-cell table:formula="of:=(1-[.R$3])*[.U70] + [.R$3]*[.V70]" office:value-type="float" office:value="0.518221889888745" calcext:value-type="float">
            <text:p>0.518221889888745</text:p>
          </table:table-cell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table:formula="of:=[.B71]/127*3000" office:value-type="float" office:value="1629.92125984252" calcext:value-type="float">
            <text:p>1629.92125984252</text:p>
          </table:table-cell>
          <table:table-cell table:formula="of:=POWER(2;[.B71]/[.I$2])*[.I$3]-[.I$3]" office:value-type="float" office:value="76.4952755829105" calcext:value-type="float">
            <text:p>76.4952755829105</text:p>
          </table:table-cell>
          <table:table-cell table:formula="of:=([.C71]*(1-[.I$8])+[.D71]*[.I$8])" office:value-type="float" office:value="138.632314953295" calcext:value-type="float">
            <text:p>138.632314953295</text:p>
          </table:table-cell>
          <table:table-cell table:formula="of:=[.B71]+POWER(2;[.B71]/[.I$10])-1" office:value-type="float" office:value="143.811451980417" calcext:value-type="float">
            <text:p>143.811451980417</text:p>
          </table:table-cell>
          <table:table-cell table:formula="of:=POWER(2;[.B71]/[.I$6])*[.I$7]-[.I$7]" office:value-type="float" office:value="360.701525834372" calcext:value-type="float">
            <text:p>360.701525834372</text:p>
          </table:table-cell>
          <table:table-cell table:number-columns-repeated="12"/>
          <table:table-cell office:value-type="float" office:value="69" calcext:value-type="float">
            <text:p>69</text:p>
          </table:table-cell>
          <table:table-cell table:formula="of:=[.T71]/127" office:value-type="float" office:value="0.543307086614173" calcext:value-type="float">
            <text:p>0.543307086614173</text:p>
          </table:table-cell>
          <table:table-cell table:formula="of:=POWER(2;[.T71]/127)-1" office:value-type="float" office:value="0.45730927823214" calcext:value-type="float">
            <text:p>0.45730927823214</text:p>
          </table:table-cell>
          <table:table-cell table:formula="of:=(1-[.R$3])*[.U71] + [.R$3]*[.V71]" office:value-type="float" office:value="0.526107524937767" calcext:value-type="float">
            <text:p>0.526107524937767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table:formula="of:=[.B72]/127*3000" office:value-type="float" office:value="1653.54330708661" calcext:value-type="float">
            <text:p>1653.54330708661</text:p>
          </table:table-cell>
          <table:table-cell table:formula="of:=POWER(2;[.B72]/[.I$2])*[.I$3]-[.I$3]" office:value-type="float" office:value="81.5383964921658" calcext:value-type="float">
            <text:p>81.5383964921658</text:p>
          </table:table-cell>
          <table:table-cell table:formula="of:=([.C72]*(1-[.I$8])+[.D72]*[.I$8])" office:value-type="float" office:value="144.418592915944" calcext:value-type="float">
            <text:p>144.418592915944</text:p>
          </table:table-cell>
          <table:table-cell table:formula="of:=[.B72]+POWER(2;[.B72]/[.I$10])-1" office:value-type="float" office:value="149.719292763642" calcext:value-type="float">
            <text:p>149.719292763642</text:p>
          </table:table-cell>
          <table:table-cell table:formula="of:=POWER(2;[.B72]/[.I$6])*[.I$7]-[.I$7]" office:value-type="float" office:value="374.857548141746" calcext:value-type="float">
            <text:p>374.857548141746</text:p>
          </table:table-cell>
          <table:table-cell table:number-columns-repeated="12"/>
          <table:table-cell office:value-type="float" office:value="70" calcext:value-type="float">
            <text:p>70</text:p>
          </table:table-cell>
          <table:table-cell table:formula="of:=[.T72]/127" office:value-type="float" office:value="0.551181102362205" calcext:value-type="float">
            <text:p>0.551181102362205</text:p>
          </table:table-cell>
          <table:table-cell table:formula="of:=POWER(2;[.T72]/127)-1" office:value-type="float" office:value="0.46528480113507" calcext:value-type="float">
            <text:p>0.46528480113507</text:p>
          </table:table-cell>
          <table:table-cell table:formula="of:=(1-[.R$3])*[.U72] + [.R$3]*[.V72]" office:value-type="float" office:value="0.534001842116778" calcext:value-type="float">
            <text:p>0.534001842116778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table:formula="of:=[.B73]/127*3000" office:value-type="float" office:value="1677.16535433071" calcext:value-type="float">
            <text:p>1677.16535433071</text:p>
          </table:table-cell>
          <table:table-cell table:formula="of:=POWER(2;[.B73]/[.I$2])*[.I$3]-[.I$3]" office:value-type="float" office:value="86.9097060337483" calcext:value-type="float">
            <text:p>86.9097060337483</text:p>
          </table:table-cell>
          <table:table-cell table:formula="of:=([.C73]*(1-[.I$8])+[.D73]*[.I$8])" office:value-type="float" office:value="150.519931965627" calcext:value-type="float">
            <text:p>150.519931965627</text:p>
          </table:table-cell>
          <table:table-cell table:formula="of:=[.B73]+POWER(2;[.B73]/[.I$10])-1" office:value-type="float" office:value="155.944854689573" calcext:value-type="float">
            <text:p>155.944854689573</text:p>
          </table:table-cell>
          <table:table-cell table:formula="of:=POWER(2;[.B73]/[.I$6])*[.I$7]-[.I$7]" office:value-type="float" office:value="389.519995000161" calcext:value-type="float">
            <text:p>389.519995000161</text:p>
          </table:table-cell>
          <table:table-cell table:number-columns-repeated="12"/>
          <table:table-cell office:value-type="float" office:value="71" calcext:value-type="float">
            <text:p>71</text:p>
          </table:table-cell>
          <table:table-cell table:formula="of:=[.T73]/127" office:value-type="float" office:value="0.559055118110236" calcext:value-type="float">
            <text:p>0.559055118110236</text:p>
          </table:table-cell>
          <table:table-cell table:formula="of:=POWER(2;[.T73]/127)-1" office:value-type="float" office:value="0.47330397226458" calcext:value-type="float">
            <text:p>0.47330397226458</text:p>
          </table:table-cell>
          <table:table-cell table:formula="of:=(1-[.R$3])*[.U73] + [.R$3]*[.V73]" office:value-type="float" office:value="0.541904888941105" calcext:value-type="float">
            <text:p>0.541904888941105</text:p>
          </table:table-cell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table:formula="of:=[.B74]/127*3000" office:value-type="float" office:value="1700.7874015748" calcext:value-type="float">
            <text:p>1700.7874015748</text:p>
          </table:table-cell>
          <table:table-cell table:formula="of:=POWER(2;[.B74]/[.I$2])*[.I$3]-[.I$3]" office:value-type="float" office:value="92.6305615735285" calcext:value-type="float">
            <text:p>92.6305615735285</text:p>
          </table:table-cell>
          <table:table-cell table:formula="of:=([.C74]*(1-[.I$8])+[.D74]*[.I$8])" office:value-type="float" office:value="156.95683517358" calcext:value-type="float">
            <text:p>156.95683517358</text:p>
          </table:table-cell>
          <table:table-cell table:formula="of:=[.B74]+POWER(2;[.B74]/[.I$10])-1" office:value-type="float" office:value="162.50870621774" calcext:value-type="float">
            <text:p>162.50870621774</text:p>
          </table:table-cell>
          <table:table-cell table:formula="of:=POWER(2;[.B74]/[.I$6])*[.I$7]-[.I$7]" office:value-type="float" office:value="404.706983492249" calcext:value-type="float">
            <text:p>404.706983492249</text:p>
          </table:table-cell>
          <table:table-cell table:number-columns-repeated="12"/>
          <table:table-cell office:value-type="float" office:value="72" calcext:value-type="float">
            <text:p>72</text:p>
          </table:table-cell>
          <table:table-cell table:formula="of:=[.T74]/127" office:value-type="float" office:value="0.566929133858268" calcext:value-type="float">
            <text:p>0.566929133858268</text:p>
          </table:table-cell>
          <table:table-cell table:formula="of:=POWER(2;[.T74]/127)-1" office:value-type="float" office:value="0.481367030497509" calcext:value-type="float">
            <text:p>0.481367030497509</text:p>
          </table:table-cell>
          <table:table-cell table:formula="of:=(1-[.R$3])*[.U74] + [.R$3]*[.V74]" office:value-type="float" office:value="0.549816713186116" calcext:value-type="float">
            <text:p>0.549816713186116</text:p>
          </table:table-cell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table:formula="of:=[.B75]/127*3000" office:value-type="float" office:value="1724.4094488189" calcext:value-type="float">
            <text:p>1724.4094488189</text:p>
          </table:table-cell>
          <table:table-cell table:formula="of:=POWER(2;[.B75]/[.I$2])*[.I$3]-[.I$3]" office:value-type="float" office:value="98.7237103398891" calcext:value-type="float">
            <text:p>98.7237103398891</text:p>
          </table:table-cell>
          <table:table-cell table:formula="of:=([.C75]*(1-[.I$8])+[.D75]*[.I$8])" office:value-type="float" office:value="163.751139879049" calcext:value-type="float">
            <text:p>163.751139879049</text:p>
          </table:table-cell>
          <table:table-cell table:formula="of:=[.B75]+POWER(2;[.B75]/[.I$10])-1" office:value-type="float" office:value="169.432747357481" calcext:value-type="float">
            <text:p>169.432747357481</text:p>
          </table:table-cell>
          <table:table-cell table:formula="of:=POWER(2;[.B75]/[.I$6])*[.I$7]-[.I$7]" office:value-type="float" office:value="420.437278830129" calcext:value-type="float">
            <text:p>420.437278830129</text:p>
          </table:table-cell>
          <table:table-cell table:number-columns-repeated="12"/>
          <table:table-cell office:value-type="float" office:value="73" calcext:value-type="float">
            <text:p>73</text:p>
          </table:table-cell>
          <table:table-cell table:formula="of:=[.T75]/127" office:value-type="float" office:value="0.574803149606299" calcext:value-type="float">
            <text:p>0.574803149606299</text:p>
          </table:table-cell>
          <table:table-cell table:formula="of:=POWER(2;[.T75]/127)-1" office:value-type="float" office:value="0.489474216018012" calcext:value-type="float">
            <text:p>0.489474216018012</text:p>
          </table:table-cell>
          <table:table-cell table:formula="of:=(1-[.R$3])*[.U75] + [.R$3]*[.V75]" office:value-type="float" office:value="0.557737362888642" calcext:value-type="float">
            <text:p>0.557737362888642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formula="of:=[.B76]/127*3000" office:value-type="float" office:value="1748.03149606299" calcext:value-type="float">
            <text:p>1748.03149606299</text:p>
          </table:table-cell>
          <table:table-cell table:formula="of:=POWER(2;[.B76]/[.I$2])*[.I$3]-[.I$3]" office:value-type="float" office:value="105.213379871105" calcext:value-type="float">
            <text:p>105.213379871105</text:p>
          </table:table-cell>
          <table:table-cell table:formula="of:=([.C76]*(1-[.I$8])+[.D76]*[.I$8])" office:value-type="float" office:value="170.926104518781" calcext:value-type="float">
            <text:p>170.926104518781</text:p>
          </table:table-cell>
          <table:table-cell table:formula="of:=[.B76]+POWER(2;[.B76]/[.I$10])-1" office:value-type="float" office:value="176.740295869099" calcext:value-type="float">
            <text:p>176.740295869099</text:p>
          </table:table-cell>
          <table:table-cell table:formula="of:=POWER(2;[.B76]/[.I$6])*[.I$7]-[.I$7]" office:value-type="float" office:value="436.730317541907" calcext:value-type="float">
            <text:p>436.730317541907</text:p>
          </table:table-cell>
          <table:table-cell table:number-columns-repeated="12"/>
          <table:table-cell office:value-type="float" office:value="74" calcext:value-type="float">
            <text:p>74</text:p>
          </table:table-cell>
          <table:table-cell table:formula="of:=[.T76]/127" office:value-type="float" office:value="0.582677165354331" calcext:value-type="float">
            <text:p>0.582677165354331</text:p>
          </table:table-cell>
          <table:table-cell table:formula="of:=POWER(2;[.T76]/127)-1" office:value-type="float" office:value="0.497625770324717" calcext:value-type="float">
            <text:p>0.497625770324717</text:p>
          </table:table-cell>
          <table:table-cell table:formula="of:=(1-[.R$3])*[.U76] + [.R$3]*[.V76]" office:value-type="float" office:value="0.565666886348408" calcext:value-type="float">
            <text:p>0.565666886348408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table:formula="of:=[.B77]/127*3000" office:value-type="float" office:value="1771.65354330709" calcext:value-type="float">
            <text:p>1771.65354330709</text:p>
          </table:table-cell>
          <table:table-cell table:formula="of:=POWER(2;[.B77]/[.I$2])*[.I$3]-[.I$3]" office:value-type="float" office:value="112.125374348724" calcext:value-type="float">
            <text:p>112.125374348724</text:p>
          </table:table-cell>
          <table:table-cell table:formula="of:=([.C77]*(1-[.I$8])+[.D77]*[.I$8])" office:value-type="float" office:value="178.506501107059" calcext:value-type="float">
            <text:p>178.506501107059</text:p>
          </table:table-cell>
          <table:table-cell table:formula="of:=[.B77]+POWER(2;[.B77]/[.I$10])-1" office:value-type="float" office:value="184.456179045451" calcext:value-type="float">
            <text:p>184.456179045451</text:p>
          </table:table-cell>
          <table:table-cell table:formula="of:=POWER(2;[.B77]/[.I$6])*[.I$7]-[.I$7]" office:value-type="float" office:value="453.60623148767" calcext:value-type="float">
            <text:p>453.60623148767</text:p>
          </table:table-cell>
          <table:table-cell table:number-columns-repeated="12"/>
          <table:table-cell office:value-type="float" office:value="75" calcext:value-type="float">
            <text:p>75</text:p>
          </table:table-cell>
          <table:table-cell table:formula="of:=[.T77]/127" office:value-type="float" office:value="0.590551181102362" calcext:value-type="float">
            <text:p>0.590551181102362</text:p>
          </table:table-cell>
          <table:table-cell table:formula="of:=POWER(2;[.T77]/127)-1" office:value-type="float" office:value="0.505821936237922" calcext:value-type="float">
            <text:p>0.505821936237922</text:p>
          </table:table-cell>
          <table:table-cell table:formula="of:=(1-[.R$3])*[.U77] + [.R$3]*[.V77]" office:value-type="float" office:value="0.573605332129474" calcext:value-type="float">
            <text:p>0.573605332129474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table:formula="of:=[.B78]/127*3000" office:value-type="float" office:value="1795.27559055118" calcext:value-type="float">
            <text:p>1795.27559055118</text:p>
          </table:table-cell>
          <table:table-cell table:formula="of:=POWER(2;[.B78]/[.I$2])*[.I$3]-[.I$3]" office:value-type="float" office:value="119.487177199984" calcext:value-type="float">
            <text:p>119.487177199984</text:p>
          </table:table-cell>
          <table:table-cell table:formula="of:=([.C78]*(1-[.I$8])+[.D78]*[.I$8])" office:value-type="float" office:value="186.518713734032" calcext:value-type="float">
            <text:p>186.518713734032</text:p>
          </table:table-cell>
          <table:table-cell table:formula="of:=[.B78]+POWER(2;[.B78]/[.I$10])-1" office:value-type="float" office:value="192.606831435257" calcext:value-type="float">
            <text:p>192.606831435257</text:p>
          </table:table-cell>
          <table:table-cell table:formula="of:=POWER(2;[.B78]/[.I$6])*[.I$7]-[.I$7]" office:value-type="float" office:value="471.085872734635" calcext:value-type="float">
            <text:p>471.085872734635</text:p>
          </table:table-cell>
          <table:table-cell table:number-columns-repeated="12"/>
          <table:table-cell office:value-type="float" office:value="76" calcext:value-type="float">
            <text:p>76</text:p>
          </table:table-cell>
          <table:table-cell table:formula="of:=[.T78]/127" office:value-type="float" office:value="0.598425196850394" calcext:value-type="float">
            <text:p>0.598425196850394</text:p>
          </table:table-cell>
          <table:table-cell table:formula="of:=POWER(2;[.T78]/127)-1" office:value-type="float" office:value="0.514062957906821" calcext:value-type="float">
            <text:p>0.514062957906821</text:p>
          </table:table-cell>
          <table:table-cell table:formula="of:=(1-[.R$3])*[.U78] + [.R$3]*[.V78]" office:value-type="float" office:value="0.581552749061679" calcext:value-type="float">
            <text:p>0.581552749061679</text:p>
          </table:table-cell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table:formula="of:=[.B79]/127*3000" office:value-type="float" office:value="1818.89763779528" calcext:value-type="float">
            <text:p>1818.89763779528</text:p>
          </table:table-cell>
          <table:table-cell table:formula="of:=POWER(2;[.B79]/[.I$2])*[.I$3]-[.I$3]" office:value-type="float" office:value="127.328060377234" calcext:value-type="float">
            <text:p>127.328060377234</text:p>
          </table:table-cell>
          <table:table-cell table:formula="of:=([.C79]*(1-[.I$8])+[.D79]*[.I$8])" office:value-type="float" office:value="194.990843473955" calcext:value-type="float">
            <text:p>194.990843473955</text:p>
          </table:table-cell>
          <table:table-cell table:formula="of:=[.B79]+POWER(2;[.B79]/[.I$10])-1" office:value-type="float" office:value="201.220398892754" calcext:value-type="float">
            <text:p>201.220398892754</text:p>
          </table:table-cell>
          <table:table-cell table:formula="of:=POWER(2;[.B79]/[.I$6])*[.I$7]-[.I$7]" office:value-type="float" office:value="489.190839322196" calcext:value-type="float">
            <text:p>489.190839322196</text:p>
          </table:table-cell>
          <table:table-cell table:number-columns-repeated="12"/>
          <table:table-cell office:value-type="float" office:value="77" calcext:value-type="float">
            <text:p>77</text:p>
          </table:table-cell>
          <table:table-cell table:formula="of:=[.T79]/127" office:value-type="float" office:value="0.606299212598425" calcext:value-type="float">
            <text:p>0.606299212598425</text:p>
          </table:table-cell>
          <table:table-cell table:formula="of:=POWER(2;[.T79]/127)-1" office:value-type="float" office:value="0.522349080816786" calcext:value-type="float">
            <text:p>0.522349080816786</text:p>
          </table:table-cell>
          <table:table-cell table:formula="of:=(1-[.R$3])*[.U79] + [.R$3]*[.V79]" office:value-type="float" office:value="0.589509186242097" calcext:value-type="float">
            <text:p>0.589509186242097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table:formula="of:=[.B80]/127*3000" office:value-type="float" office:value="1842.51968503937" calcext:value-type="float">
            <text:p>1842.51968503937</text:p>
          </table:table-cell>
          <table:table-cell table:formula="of:=POWER(2;[.B80]/[.I$2])*[.I$3]-[.I$3]" office:value-type="float" office:value="135.679200748884" calcext:value-type="float">
            <text:p>135.679200748884</text:p>
          </table:table-cell>
          <table:table-cell table:formula="of:=([.C80]*(1-[.I$8])+[.D80]*[.I$8])" office:value-type="float" office:value="203.952820120504" calcext:value-type="float">
            <text:p>203.952820120504</text:p>
          </table:table-cell>
          <table:table-cell table:formula="of:=[.B80]+POWER(2;[.B80]/[.I$10])-1" office:value-type="float" office:value="210.326849363275" calcext:value-type="float">
            <text:p>210.326849363275</text:p>
          </table:table-cell>
          <table:table-cell table:formula="of:=POWER(2;[.B80]/[.I$6])*[.I$7]-[.I$7]" office:value-type="float" office:value="507.943501948704" calcext:value-type="float">
            <text:p>507.943501948704</text:p>
          </table:table-cell>
          <table:table-cell table:number-columns-repeated="12"/>
          <table:table-cell office:value-type="float" office:value="78" calcext:value-type="float">
            <text:p>78</text:p>
          </table:table-cell>
          <table:table-cell table:formula="of:=[.T80]/127" office:value-type="float" office:value="0.614173228346457" calcext:value-type="float">
            <text:p>0.614173228346457</text:p>
          </table:table-cell>
          <table:table-cell table:formula="of:=POWER(2;[.T80]/127)-1" office:value-type="float" office:value="0.530680551796671" calcext:value-type="float">
            <text:p>0.530680551796671</text:p>
          </table:table-cell>
          <table:table-cell table:formula="of:=(1-[.R$3])*[.U80] + [.R$3]*[.V80]" office:value-type="float" office:value="0.5974746930365" calcext:value-type="float">
            <text:p>0.5974746930365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table:formula="of:=[.B81]/127*3000" office:value-type="float" office:value="1866.14173228346" calcext:value-type="float">
            <text:p>1866.14173228346</text:p>
          </table:table-cell>
          <table:table-cell table:formula="of:=POWER(2;[.B81]/[.I$2])*[.I$3]-[.I$3]" office:value-type="float" office:value="144.573804064664" calcext:value-type="float">
            <text:p>144.573804064664</text:p>
          </table:table-cell>
          <table:table-cell table:formula="of:=([.C81]*(1-[.I$8])+[.D81]*[.I$8])" office:value-type="float" office:value="213.436521193416" calcext:value-type="float">
            <text:p>213.436521193416</text:p>
          </table:table-cell>
          <table:table-cell table:formula="of:=[.B81]+POWER(2;[.B81]/[.I$10])-1" office:value-type="float" office:value="219.958090840788" calcext:value-type="float">
            <text:p>219.958090840788</text:p>
          </table:table-cell>
          <table:table-cell table:formula="of:=POWER(2;[.B81]/[.I$6])*[.I$7]-[.I$7]" office:value-type="float" office:value="527.367031612945" calcext:value-type="float">
            <text:p>527.367031612945</text:p>
          </table:table-cell>
          <table:table-cell table:number-columns-repeated="12"/>
          <table:table-cell office:value-type="float" office:value="79" calcext:value-type="float">
            <text:p>79</text:p>
          </table:table-cell>
          <table:table-cell table:formula="of:=[.T81]/127" office:value-type="float" office:value="0.622047244094488" calcext:value-type="float">
            <text:p>0.622047244094488</text:p>
          </table:table-cell>
          <table:table-cell table:formula="of:=POWER(2;[.T81]/127)-1" office:value-type="float" office:value="0.53905761902617" calcext:value-type="float">
            <text:p>0.53905761902617</text:p>
          </table:table-cell>
          <table:table-cell table:formula="of:=(1-[.R$3])*[.U81] + [.R$3]*[.V81]" office:value-type="float" office:value="0.605449319080825" calcext:value-type="float">
            <text:p>0.605449319080825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[.B82]/127*3000" office:value-type="float" office:value="1889.76377952756" calcext:value-type="float">
            <text:p>1889.76377952756</text:p>
          </table:table-cell>
          <table:table-cell table:formula="of:=POWER(2;[.B82]/[.I$2])*[.I$3]-[.I$3]" office:value-type="float" office:value="154.047236988106" calcext:value-type="float">
            <text:p>154.047236988106</text:p>
          </table:table-cell>
          <table:table-cell table:formula="of:=([.C82]*(1-[.I$8])+[.D82]*[.I$8])" office:value-type="float" office:value="223.475898689684" calcext:value-type="float">
            <text:p>223.475898689684</text:p>
          </table:table-cell>
          <table:table-cell table:formula="of:=[.B82]+POWER(2;[.B82]/[.I$10])-1" office:value-type="float" office:value="230.148096961724" calcext:value-type="float">
            <text:p>230.148096961724</text:p>
          </table:table-cell>
          <table:table-cell table:formula="of:=POWER(2;[.B82]/[.I$6])*[.I$7]-[.I$7]" office:value-type="float" office:value="547.485428244493" calcext:value-type="float">
            <text:p>547.485428244493</text:p>
          </table:table-cell>
          <table:table-cell table:number-columns-repeated="12"/>
          <table:table-cell office:value-type="float" office:value="80" calcext:value-type="float">
            <text:p>80</text:p>
          </table:table-cell>
          <table:table-cell table:formula="of:=[.T82]/127" office:value-type="float" office:value="0.62992125984252" calcext:value-type="float">
            <text:p>0.62992125984252</text:p>
          </table:table-cell>
          <table:table-cell table:formula="of:=POWER(2;[.T82]/127)-1" office:value-type="float" office:value="0.547480532043208" calcext:value-type="float">
            <text:p>0.547480532043208</text:p>
          </table:table-cell>
          <table:table-cell table:formula="of:=(1-[.R$3])*[.U82] + [.R$3]*[.V82]" office:value-type="float" office:value="0.613433114282657" calcext:value-type="float">
            <text:p>0.613433114282657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table:formula="of:=[.B83]/127*3000" office:value-type="float" office:value="1913.38582677165" calcext:value-type="float">
            <text:p>1913.38582677165</text:p>
          </table:table-cell>
          <table:table-cell table:formula="of:=POWER(2;[.B83]/[.I$2])*[.I$3]-[.I$3]" office:value-type="float" office:value="164.137167721243" calcext:value-type="float">
            <text:p>164.137167721243</text:p>
          </table:table-cell>
          <table:table-cell table:formula="of:=([.C83]*(1-[.I$8])+[.D83]*[.I$8])" office:value-type="float" office:value="234.10711408326" calcext:value-type="float">
            <text:p>234.10711408326</text:p>
          </table:table-cell>
          <table:table-cell table:formula="of:=[.B83]+POWER(2;[.B83]/[.I$10])-1" office:value-type="float" office:value="240.933040729417" calcext:value-type="float">
            <text:p>240.933040729417</text:p>
          </table:table-cell>
          <table:table-cell table:formula="of:=POWER(2;[.B83]/[.I$6])*[.I$7]-[.I$7]" office:value-type="float" office:value="568.323550358282" calcext:value-type="float">
            <text:p>568.323550358282</text:p>
          </table:table-cell>
          <table:table-cell table:number-columns-repeated="12"/>
          <table:table-cell office:value-type="float" office:value="81" calcext:value-type="float">
            <text:p>81</text:p>
          </table:table-cell>
          <table:table-cell table:formula="of:=[.T83]/127" office:value-type="float" office:value="0.637795275590551" calcext:value-type="float">
            <text:p>0.637795275590551</text:p>
          </table:table-cell>
          <table:table-cell table:formula="of:=POWER(2;[.T83]/127)-1" office:value-type="float" office:value="0.555949541751374" calcext:value-type="float">
            <text:p>0.555949541751374</text:p>
          </table:table-cell>
          <table:table-cell table:formula="of:=(1-[.R$3])*[.U83] + [.R$3]*[.V83]" office:value-type="float" office:value="0.621426128822716" calcext:value-type="float">
            <text:p>0.621426128822716</text:p>
          </table:table-cell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table:formula="of:=[.B84]/127*3000" office:value-type="float" office:value="1937.00787401575" calcext:value-type="float">
            <text:p>1937.00787401575</text:p>
          </table:table-cell>
          <table:table-cell table:formula="of:=POWER(2;[.B84]/[.I$2])*[.I$3]-[.I$3]" office:value-type="float" office:value="174.883715780669" calcext:value-type="float">
            <text:p>174.883715780669</text:p>
          </table:table-cell>
          <table:table-cell table:formula="of:=([.C84]*(1-[.I$8])+[.D84]*[.I$8])" office:value-type="float" office:value="245.368682110072" calcext:value-type="float">
            <text:p>245.368682110072</text:p>
          </table:table-cell>
          <table:table-cell table:formula="of:=[.B84]+POWER(2;[.B84]/[.I$10])-1" office:value-type="float" office:value="252.351436895529" calcext:value-type="float">
            <text:p>252.351436895529</text:p>
          </table:table-cell>
          <table:table-cell table:formula="of:=POWER(2;[.B84]/[.I$6])*[.I$7]-[.I$7]" office:value-type="float" office:value="589.907145770069" calcext:value-type="float">
            <text:p>589.907145770069</text:p>
          </table:table-cell>
          <table:table-cell table:number-columns-repeated="12"/>
          <table:table-cell office:value-type="float" office:value="82" calcext:value-type="float">
            <text:p>82</text:p>
          </table:table-cell>
          <table:table-cell table:formula="of:=[.T84]/127" office:value-type="float" office:value="0.645669291338583" calcext:value-type="float">
            <text:p>0.645669291338583</text:p>
          </table:table-cell>
          <table:table-cell table:formula="of:=POWER(2;[.T84]/127)-1" office:value-type="float" office:value="0.564464900427395" calcext:value-type="float">
            <text:p>0.564464900427395</text:p>
          </table:table-cell>
          <table:table-cell table:formula="of:=(1-[.R$3])*[.U84] + [.R$3]*[.V84]" office:value-type="float" office:value="0.629428413156345" calcext:value-type="float">
            <text:p>0.629428413156345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table:formula="of:=[.B85]/127*3000" office:value-type="float" office:value="1960.62992125984" calcext:value-type="float">
            <text:p>1960.62992125984</text:p>
          </table:table-cell>
          <table:table-cell table:formula="of:=POWER(2;[.B85]/[.I$2])*[.I$3]-[.I$3]" office:value-type="float" office:value="186.329611520494" calcext:value-type="float">
            <text:p>186.329611520494</text:p>
          </table:table-cell>
          <table:table-cell table:formula="of:=([.C85]*(1-[.I$8])+[.D85]*[.I$8])" office:value-type="float" office:value="257.301623910068" calcext:value-type="float">
            <text:p>257.301623910068</text:p>
          </table:table-cell>
          <table:table-cell table:formula="of:=[.B85]+POWER(2;[.B85]/[.I$10])-1" office:value-type="float" office:value="264.444293558889" calcext:value-type="float">
            <text:p>264.444293558889</text:p>
          </table:table-cell>
          <table:table-cell table:formula="of:=POWER(2;[.B85]/[.I$6])*[.I$7]-[.I$7]" office:value-type="float" office:value="612.262883410721" calcext:value-type="float">
            <text:p>612.262883410721</text:p>
          </table:table-cell>
          <table:table-cell table:number-columns-repeated="12"/>
          <table:table-cell office:value-type="float" office:value="83" calcext:value-type="float">
            <text:p>83</text:p>
          </table:table-cell>
          <table:table-cell table:formula="of:=[.T85]/127" office:value-type="float" office:value="0.653543307086614" calcext:value-type="float">
            <text:p>0.653543307086614</text:p>
          </table:table-cell>
          <table:table-cell table:formula="of:=POWER(2;[.T85]/127)-1" office:value-type="float" office:value="0.573026861728654" calcext:value-type="float">
            <text:p>0.573026861728654</text:p>
          </table:table-cell>
          <table:table-cell table:formula="of:=(1-[.R$3])*[.U85] + [.R$3]*[.V85]" office:value-type="float" office:value="0.637440018015022" calcext:value-type="float">
            <text:p>0.637440018015022</text:p>
          </table:table-cell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table:formula="of:=[.B86]/127*3000" office:value-type="float" office:value="1984.25196850394" calcext:value-type="float">
            <text:p>1984.25196850394</text:p>
          </table:table-cell>
          <table:table-cell table:formula="of:=POWER(2;[.B86]/[.I$2])*[.I$3]-[.I$3]" office:value-type="float" office:value="198.520366036503" calcext:value-type="float">
            <text:p>198.520366036503</text:p>
          </table:table-cell>
          <table:table-cell table:formula="of:=([.C86]*(1-[.I$8])+[.D86]*[.I$8])" office:value-type="float" office:value="269.9496301352" calcext:value-type="float">
            <text:p>269.9496301352</text:p>
          </table:table-cell>
          <table:table-cell table:formula="of:=[.B86]+POWER(2;[.B86]/[.I$10])-1" office:value-type="float" office:value="277.255273578453" calcext:value-type="float">
            <text:p>277.255273578453</text:p>
          </table:table-cell>
          <table:table-cell table:formula="of:=POWER(2;[.B86]/[.I$6])*[.I$7]-[.I$7]" office:value-type="float" office:value="635.418386278639" calcext:value-type="float">
            <text:p>635.418386278639</text:p>
          </table:table-cell>
          <table:table-cell table:number-columns-repeated="12"/>
          <table:table-cell office:value-type="float" office:value="84" calcext:value-type="float">
            <text:p>84</text:p>
          </table:table-cell>
          <table:table-cell table:formula="of:=[.T86]/127" office:value-type="float" office:value="0.661417322834646" calcext:value-type="float">
            <text:p>0.661417322834646</text:p>
          </table:table-cell>
          <table:table-cell table:formula="of:=POWER(2;[.T86]/127)-1" office:value-type="float" office:value="0.581635680700739" calcext:value-type="float">
            <text:p>0.581635680700739</text:p>
          </table:table-cell>
          <table:table-cell table:formula="of:=(1-[.R$3])*[.U86] + [.R$3]*[.V86]" office:value-type="float" office:value="0.645460994407864" calcext:value-type="float">
            <text:p>0.645460994407864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table:formula="of:=[.B87]/127*3000" office:value-type="float" office:value="2007.87401574803" calcext:value-type="float">
            <text:p>2007.87401574803</text:p>
          </table:table-cell>
          <table:table-cell table:formula="of:=POWER(2;[.B87]/[.I$2])*[.I$3]-[.I$3]" office:value-type="float" office:value="211.504452127073" calcext:value-type="float">
            <text:p>211.504452127073</text:p>
          </table:table-cell>
          <table:table-cell table:formula="of:=([.C87]*(1-[.I$8])+[.D87]*[.I$8])" office:value-type="float" office:value="283.359234671912" calcext:value-type="float">
            <text:p>283.359234671912</text:p>
          </table:table-cell>
          <table:table-cell table:formula="of:=[.B87]+POWER(2;[.B87]/[.I$10])-1" office:value-type="float" office:value="290.830866435731" calcext:value-type="float">
            <text:p>290.830866435731</text:p>
          </table:table-cell>
          <table:table-cell table:formula="of:=POWER(2;[.B87]/[.I$6])*[.I$7]-[.I$7]" office:value-type="float" office:value="659.402265571049" calcext:value-type="float">
            <text:p>659.402265571049</text:p>
          </table:table-cell>
          <table:table-cell table:number-columns-repeated="12"/>
          <table:table-cell office:value-type="float" office:value="85" calcext:value-type="float">
            <text:p>85</text:p>
          </table:table-cell>
          <table:table-cell table:formula="of:=[.T87]/127" office:value-type="float" office:value="0.669291338582677" calcext:value-type="float">
            <text:p>0.669291338582677</text:p>
          </table:table-cell>
          <table:table-cell table:formula="of:=POWER(2;[.T87]/127)-1" office:value-type="float" office:value="0.590291613785047" calcext:value-type="float">
            <text:p>0.590291613785047</text:p>
          </table:table-cell>
          <table:table-cell table:formula="of:=(1-[.R$3])*[.U87] + [.R$3]*[.V87]" office:value-type="float" office:value="0.653491393623151" calcext:value-type="float">
            <text:p>0.653491393623151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table:formula="of:=[.B88]/127*3000" office:value-type="float" office:value="2031.49606299213" calcext:value-type="float">
            <text:p>2031.49606299213</text:p>
          </table:table-cell>
          <table:table-cell table:formula="of:=POWER(2;[.B88]/[.I$2])*[.I$3]-[.I$3]" office:value-type="float" office:value="225.333497030402" calcext:value-type="float">
            <text:p>225.333497030402</text:p>
          </table:table-cell>
          <table:table-cell table:formula="of:=([.C88]*(1-[.I$8])+[.D88]*[.I$8])" office:value-type="float" office:value="297.579999668871" calcext:value-type="float">
            <text:p>297.579999668871</text:p>
          </table:table-cell>
          <table:table-cell table:formula="of:=[.B88]+POWER(2;[.B88]/[.I$10])-1" office:value-type="float" office:value="305.220571223144" calcext:value-type="float">
            <text:p>305.220571223144</text:p>
          </table:table-cell>
          <table:table-cell table:formula="of:=POWER(2;[.B88]/[.I$6])*[.I$7]-[.I$7]" office:value-type="float" office:value="684.244156036311" calcext:value-type="float">
            <text:p>684.244156036311</text:p>
          </table:table-cell>
          <table:table-cell table:number-columns-repeated="12"/>
          <table:table-cell office:value-type="float" office:value="86" calcext:value-type="float">
            <text:p>86</text:p>
          </table:table-cell>
          <table:table-cell table:formula="of:=[.T88]/127" office:value-type="float" office:value="0.677165354330709" calcext:value-type="float">
            <text:p>0.677165354330709</text:p>
          </table:table-cell>
          <table:table-cell table:formula="of:=POWER(2;[.T88]/127)-1" office:value-type="float" office:value="0.598994918826422" calcext:value-type="float">
            <text:p>0.598994918826422</text:p>
          </table:table-cell>
          <table:table-cell table:formula="of:=(1-[.R$3])*[.U88] + [.R$3]*[.V88]" office:value-type="float" office:value="0.661531267229851" calcext:value-type="float">
            <text:p>0.661531267229851</text:p>
          </table:table-cell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table:formula="of:=[.B89]/127*3000" office:value-type="float" office:value="2055.11811023622" calcext:value-type="float">
            <text:p>2055.11811023622</text:p>
          </table:table-cell>
          <table:table-cell table:formula="of:=POWER(2;[.B89]/[.I$2])*[.I$3]-[.I$3]" office:value-type="float" office:value="240.062487704391" calcext:value-type="float">
            <text:p>240.062487704391</text:p>
          </table:table-cell>
          <table:table-cell table:formula="of:=([.C89]*(1-[.I$8])+[.D89]*[.I$8])" office:value-type="float" office:value="312.664712605664" calcext:value-type="float">
            <text:p>312.664712605664</text:p>
          </table:table-cell>
          <table:table-cell table:formula="of:=[.B89]+POWER(2;[.B89]/[.I$10])-1" office:value-type="float" office:value="320.477091478594" calcext:value-type="float">
            <text:p>320.477091478594</text:p>
          </table:table-cell>
          <table:table-cell table:formula="of:=POWER(2;[.B89]/[.I$6])*[.I$7]-[.I$7]" office:value-type="float" office:value="709.974752590949" calcext:value-type="float">
            <text:p>709.974752590949</text:p>
          </table:table-cell>
          <table:table-cell table:number-columns-repeated="12"/>
          <table:table-cell office:value-type="float" office:value="87" calcext:value-type="float">
            <text:p>87</text:p>
          </table:table-cell>
          <table:table-cell table:formula="of:=[.T89]/127" office:value-type="float" office:value="0.68503937007874" calcext:value-type="float">
            <text:p>0.68503937007874</text:p>
          </table:table-cell>
          <table:table-cell table:formula="of:=POWER(2;[.T89]/127)-1" office:value-type="float" office:value="0.607745855080831" calcext:value-type="float">
            <text:p>0.607745855080831</text:p>
          </table:table-cell>
          <table:table-cell table:formula="of:=(1-[.R$3])*[.U89] + [.R$3]*[.V89]" office:value-type="float" office:value="0.669580667079158" calcext:value-type="float">
            <text:p>0.669580667079158</text:p>
          </table:table-cell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table:formula="of:=[.B90]/127*3000" office:value-type="float" office:value="2078.74015748032" calcext:value-type="float">
            <text:p>2078.74015748032</text:p>
          </table:table-cell>
          <table:table-cell table:formula="of:=POWER(2;[.B90]/[.I$2])*[.I$3]-[.I$3]" office:value-type="float" office:value="255.74998946543" calcext:value-type="float">
            <text:p>255.74998946543</text:p>
          </table:table-cell>
          <table:table-cell table:formula="of:=([.C90]*(1-[.I$8])+[.D90]*[.I$8])" office:value-type="float" office:value="328.669596186026" calcext:value-type="float">
            <text:p>328.669596186026</text:p>
          </table:table-cell>
          <table:table-cell table:formula="of:=[.B90]+POWER(2;[.B90]/[.I$10])-1" office:value-type="float" office:value="336.65654263312" calcext:value-type="float">
            <text:p>336.65654263312</text:p>
          </table:table-cell>
          <table:table-cell table:formula="of:=POWER(2;[.B90]/[.I$6])*[.I$7]-[.I$7]" office:value-type="float" office:value="736.625848246622" calcext:value-type="float">
            <text:p>736.625848246622</text:p>
          </table:table-cell>
          <table:table-cell table:number-columns-repeated="12"/>
          <table:table-cell office:value-type="float" office:value="88" calcext:value-type="float">
            <text:p>88</text:p>
          </table:table-cell>
          <table:table-cell table:formula="of:=[.T90]/127" office:value-type="float" office:value="0.692913385826772" calcext:value-type="float">
            <text:p>0.692913385826772</text:p>
          </table:table-cell>
          <table:table-cell table:formula="of:=POWER(2;[.T90]/127)-1" office:value-type="float" office:value="0.616544683223092" calcext:value-type="float">
            <text:p>0.616544683223092</text:p>
          </table:table-cell>
          <table:table-cell table:formula="of:=(1-[.R$3])*[.U90] + [.R$3]*[.V90]" office:value-type="float" office:value="0.677639645306036" calcext:value-type="float">
            <text:p>0.677639645306036</text:p>
          </table:table-cell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table:formula="of:=[.B91]/127*3000" office:value-type="float" office:value="2102.36220472441" calcext:value-type="float">
            <text:p>2102.36220472441</text:p>
          </table:table-cell>
          <table:table-cell table:formula="of:=POWER(2;[.B91]/[.I$2])*[.I$3]-[.I$3]" office:value-type="float" office:value="272.458378855425" calcext:value-type="float">
            <text:p>272.458378855425</text:p>
          </table:table-cell>
          <table:table-cell table:formula="of:=([.C91]*(1-[.I$8])+[.D91]*[.I$8])" office:value-type="float" office:value="345.654531890184" calcext:value-type="float">
            <text:p>345.654531890184</text:p>
          </table:table-cell>
          <table:table-cell table:formula="of:=[.B91]+POWER(2;[.B91]/[.I$10])-1" office:value-type="float" office:value="353.818672888192" calcext:value-type="float">
            <text:p>353.818672888192</text:p>
          </table:table-cell>
          <table:table-cell table:formula="of:=POWER(2;[.B91]/[.I$6])*[.I$7]-[.I$7]" office:value-type="float" office:value="764.230373393937" calcext:value-type="float">
            <text:p>764.230373393937</text:p>
          </table:table-cell>
          <table:table-cell table:number-columns-repeated="12"/>
          <table:table-cell office:value-type="float" office:value="89" calcext:value-type="float">
            <text:p>89</text:p>
          </table:table-cell>
          <table:table-cell table:formula="of:=[.T91]/127" office:value-type="float" office:value="0.700787401574803" calcext:value-type="float">
            <text:p>0.700787401574803</text:p>
          </table:table-cell>
          <table:table-cell table:formula="of:=POWER(2;[.T91]/127)-1" office:value-type="float" office:value="0.625391665354637" calcext:value-type="float">
            <text:p>0.625391665354637</text:p>
          </table:table-cell>
          <table:table-cell table:formula="of:=(1-[.R$3])*[.U91] + [.R$3]*[.V91]" office:value-type="float" office:value="0.68570825433077" calcext:value-type="float">
            <text:p>0.68570825433077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table:formula="of:=[.B92]/127*3000" office:value-type="float" office:value="2125.9842519685" calcext:value-type="float">
            <text:p>2125.9842519685</text:p>
          </table:table-cell>
          <table:table-cell table:formula="of:=POWER(2;[.B92]/[.I$2])*[.I$3]-[.I$3]" office:value-type="float" office:value="290.254091662993" calcext:value-type="float">
            <text:p>290.254091662993</text:p>
          </table:table-cell>
          <table:table-cell table:formula="of:=([.C92]*(1-[.I$8])+[.D92]*[.I$8])" office:value-type="float" office:value="363.683298075214" calcext:value-type="float">
            <text:p>363.683298075214</text:p>
          </table:table-cell>
          <table:table-cell table:formula="of:=[.B92]+POWER(2;[.B92]/[.I$10])-1" office:value-type="float" office:value="372.027098392036" calcext:value-type="float">
            <text:p>372.027098392036</text:p>
          </table:table-cell>
          <table:table-cell table:formula="of:=POWER(2;[.B92]/[.I$6])*[.I$7]-[.I$7]" office:value-type="float" office:value="792.822436491594" calcext:value-type="float">
            <text:p>792.822436491594</text:p>
          </table:table-cell>
          <table:table-cell table:number-columns-repeated="12"/>
          <table:table-cell office:value-type="float" office:value="90" calcext:value-type="float">
            <text:p>90</text:p>
          </table:table-cell>
          <table:table-cell table:formula="of:=[.T92]/127" office:value-type="float" office:value="0.708661417322835" calcext:value-type="float">
            <text:p>0.708661417322835</text:p>
          </table:table-cell>
          <table:table-cell table:formula="of:=POWER(2;[.T92]/127)-1" office:value-type="float" office:value="0.63428706501132" calcext:value-type="float">
            <text:p>0.63428706501132</text:p>
          </table:table-cell>
          <table:table-cell table:formula="of:=(1-[.R$3])*[.U92] + [.R$3]*[.V92]" office:value-type="float" office:value="0.693786546860532" calcext:value-type="float">
            <text:p>0.693786546860532</text:p>
          </table:table-cell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table:formula="of:=[.B93]/127*3000" office:value-type="float" office:value="2149.6062992126" calcext:value-type="float">
            <text:p>2149.6062992126</text:p>
          </table:table-cell>
          <table:table-cell table:formula="of:=POWER(2;[.B93]/[.I$2])*[.I$3]-[.I$3]" office:value-type="float" office:value="309.207887085017" calcext:value-type="float">
            <text:p>309.207887085017</text:p>
          </table:table-cell>
          <table:table-cell table:formula="of:=([.C93]*(1-[.I$8])+[.D93]*[.I$8])" office:value-type="float" office:value="382.82382357012" calcext:value-type="float">
            <text:p>382.82382357012</text:p>
          </table:table-cell>
          <table:table-cell table:formula="of:=[.B93]+POWER(2;[.B93]/[.I$10])-1" office:value-type="float" office:value="391.349553640683" calcext:value-type="float">
            <text:p>391.349553640683</text:p>
          </table:table-cell>
          <table:table-cell table:formula="of:=POWER(2;[.B93]/[.I$6])*[.I$7]-[.I$7]" office:value-type="float" office:value="822.437366211184" calcext:value-type="float">
            <text:p>822.437366211184</text:p>
          </table:table-cell>
          <table:table-cell table:number-columns-repeated="12"/>
          <table:table-cell office:value-type="float" office:value="91" calcext:value-type="float">
            <text:p>91</text:p>
          </table:table-cell>
          <table:table-cell table:formula="of:=[.T93]/127" office:value-type="float" office:value="0.716535433070866" calcext:value-type="float">
            <text:p>0.716535433070866</text:p>
          </table:table-cell>
          <table:table-cell table:formula="of:=POWER(2;[.T93]/127)-1" office:value-type="float" office:value="0.643231147171266" calcext:value-type="float">
            <text:p>0.643231147171266</text:p>
          </table:table-cell>
          <table:table-cell table:formula="of:=(1-[.R$3])*[.U93] + [.R$3]*[.V93]" office:value-type="float" office:value="0.701874575890946" calcext:value-type="float">
            <text:p>0.701874575890946</text:p>
          </table:table-cell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table:formula="of:=[.B94]/127*3000" office:value-type="float" office:value="2173.22834645669" calcext:value-type="float">
            <text:p>2173.22834645669</text:p>
          </table:table-cell>
          <table:table-cell table:formula="of:=POWER(2;[.B94]/[.I$2])*[.I$3]-[.I$3]" office:value-type="float" office:value="329.395129078894" calcext:value-type="float">
            <text:p>329.395129078894</text:p>
          </table:table-cell>
          <table:table-cell table:formula="of:=([.C94]*(1-[.I$8])+[.D94]*[.I$8])" office:value-type="float" office:value="403.148457774006" calcext:value-type="float">
            <text:p>403.148457774006</text:p>
          </table:table-cell>
          <table:table-cell table:formula="of:=[.B94]+POWER(2;[.B94]/[.I$10])-1" office:value-type="float" office:value="411.858158089338" calcext:value-type="float">
            <text:p>411.858158089338</text:p>
          </table:table-cell>
          <table:table-cell table:formula="of:=POWER(2;[.B94]/[.I$6])*[.I$7]-[.I$7]" office:value-type="float" office:value="853.11175508969" calcext:value-type="float">
            <text:p>853.11175508969</text:p>
          </table:table-cell>
          <table:table-cell table:number-columns-repeated="12"/>
          <table:table-cell office:value-type="float" office:value="92" calcext:value-type="float">
            <text:p>92</text:p>
          </table:table-cell>
          <table:table-cell table:formula="of:=[.T94]/127" office:value-type="float" office:value="0.724409448818898" calcext:value-type="float">
            <text:p>0.724409448818898</text:p>
          </table:table-cell>
          <table:table-cell table:formula="of:=POWER(2;[.T94]/127)-1" office:value-type="float" office:value="0.652224178262765" calcext:value-type="float">
            <text:p>0.652224178262765</text:p>
          </table:table-cell>
          <table:table-cell table:formula="of:=(1-[.R$3])*[.U94] + [.R$3]*[.V94]" office:value-type="float" office:value="0.709972394707671" calcext:value-type="float">
            <text:p>0.709972394707671</text:p>
          </table:table-cell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table:formula="of:=[.B95]/127*3000" office:value-type="float" office:value="2196.85039370079" calcext:value-type="float">
            <text:p>2196.85039370079</text:p>
          </table:table-cell>
          <table:table-cell table:formula="of:=POWER(2;[.B95]/[.I$2])*[.I$3]-[.I$3]" office:value-type="float" office:value="350.896086024214" calcext:value-type="float">
            <text:p>350.896086024214</text:p>
          </table:table-cell>
          <table:table-cell table:formula="of:=([.C95]*(1-[.I$8])+[.D95]*[.I$8])" office:value-type="float" office:value="424.734258331277" calcext:value-type="float">
            <text:p>424.734258331277</text:p>
          </table:table-cell>
          <table:table-cell table:formula="of:=[.B95]+POWER(2;[.B95]/[.I$10])-1" office:value-type="float" office:value="433.629700023503" calcext:value-type="float">
            <text:p>433.629700023503</text:p>
          </table:table-cell>
          <table:table-cell table:formula="of:=POWER(2;[.B95]/[.I$6])*[.I$7]-[.I$7]" office:value-type="float" office:value="884.883504743627" calcext:value-type="float">
            <text:p>884.883504743627</text:p>
          </table:table-cell>
          <table:table-cell table:number-columns-repeated="12"/>
          <table:table-cell office:value-type="float" office:value="93" calcext:value-type="float">
            <text:p>93</text:p>
          </table:table-cell>
          <table:table-cell table:formula="of:=[.T95]/127" office:value-type="float" office:value="0.732283464566929" calcext:value-type="float">
            <text:p>0.732283464566929</text:p>
          </table:table-cell>
          <table:table-cell table:formula="of:=POWER(2;[.T95]/127)-1" office:value-type="float" office:value="0.66126642617221" calcext:value-type="float">
            <text:p>0.66126642617221</text:p>
          </table:table-cell>
          <table:table-cell table:formula="of:=(1-[.R$3])*[.U95] + [.R$3]*[.V95]" office:value-type="float" office:value="0.718080056887985" calcext:value-type="float">
            <text:p>0.718080056887985</text:p>
          </table:table-cell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table:formula="of:=[.B96]/127*3000" office:value-type="float" office:value="2220.47244094488" calcext:value-type="float">
            <text:p>2220.47244094488</text:p>
          </table:table-cell>
          <table:table-cell table:formula="of:=POWER(2;[.B96]/[.I$2])*[.I$3]-[.I$3]" office:value-type="float" office:value="373.796249885366" calcext:value-type="float">
            <text:p>373.796249885366</text:p>
          </table:table-cell>
          <table:table-cell table:formula="of:=([.C96]*(1-[.I$8])+[.D96]*[.I$8])" office:value-type="float" office:value="447.663297527747" calcext:value-type="float">
            <text:p>447.663297527747</text:p>
          </table:table-cell>
          <table:table-cell table:formula="of:=[.B96]+POWER(2;[.B96]/[.I$10])-1" office:value-type="float" office:value="456.745938807179" calcext:value-type="float">
            <text:p>456.745938807179</text:p>
          </table:table-cell>
          <table:table-cell table:formula="of:=POWER(2;[.B96]/[.I$6])*[.I$7]-[.I$7]" office:value-type="float" office:value="917.791872700709" calcext:value-type="float">
            <text:p>917.791872700709</text:p>
          </table:table-cell>
          <table:table-cell table:number-columns-repeated="12"/>
          <table:table-cell office:value-type="float" office:value="94" calcext:value-type="float">
            <text:p>94</text:p>
          </table:table-cell>
          <table:table-cell table:formula="of:=[.T96]/127" office:value-type="float" office:value="0.740157480314961" calcext:value-type="float">
            <text:p>0.740157480314961</text:p>
          </table:table-cell>
          <table:table-cell table:formula="of:=POWER(2;[.T96]/127)-1" office:value-type="float" office:value="0.670358160252073" calcext:value-type="float">
            <text:p>0.670358160252073</text:p>
          </table:table-cell>
          <table:table-cell table:formula="of:=(1-[.R$3])*[.U96] + [.R$3]*[.V96]" office:value-type="float" office:value="0.726197616302383" calcext:value-type="float">
            <text:p>0.726197616302383</text:p>
          </table:table-cell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table:formula="of:=[.B97]/127*3000" office:value-type="float" office:value="2244.09448818898" calcext:value-type="float">
            <text:p>2244.09448818898</text:p>
          </table:table-cell>
          <table:table-cell table:formula="of:=POWER(2;[.B97]/[.I$2])*[.I$3]-[.I$3]" office:value-type="float" office:value="398.186676144128" calcext:value-type="float">
            <text:p>398.186676144128</text:p>
          </table:table-cell>
          <table:table-cell table:formula="of:=([.C97]*(1-[.I$8])+[.D97]*[.I$8])" office:value-type="float" office:value="472.022988625922" calcext:value-type="float">
            <text:p>472.022988625922</text:p>
          </table:table-cell>
          <table:table-cell table:formula="of:=[.B97]+POWER(2;[.B97]/[.I$10])-1" office:value-type="float" office:value="481.293926697864" calcext:value-type="float">
            <text:p>481.293926697864</text:p>
          </table:table-cell>
          <table:table-cell table:formula="of:=POWER(2;[.B97]/[.I$6])*[.I$7]-[.I$7]" office:value-type="float" office:value="951.877520906881" calcext:value-type="float">
            <text:p>951.877520906881</text:p>
          </table:table-cell>
          <table:table-cell table:number-columns-repeated="12"/>
          <table:table-cell office:value-type="float" office:value="95" calcext:value-type="float">
            <text:p>95</text:p>
          </table:table-cell>
          <table:table-cell table:formula="of:=[.T97]/127" office:value-type="float" office:value="0.748031496062992" calcext:value-type="float">
            <text:p>0.748031496062992</text:p>
          </table:table-cell>
          <table:table-cell table:formula="of:=POWER(2;[.T97]/127)-1" office:value-type="float" office:value="0.679499651328934" calcext:value-type="float">
            <text:p>0.679499651328934</text:p>
          </table:table-cell>
          <table:table-cell table:formula="of:=(1-[.R$3])*[.U97] + [.R$3]*[.V97]" office:value-type="float" office:value="0.734325127116181" calcext:value-type="float">
            <text:p>0.734325127116181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table:formula="of:=[.B98]/127*3000" office:value-type="float" office:value="2267.71653543307" calcext:value-type="float">
            <text:p>2267.71653543307</text:p>
          </table:table-cell>
          <table:table-cell table:formula="of:=POWER(2;[.B98]/[.I$2])*[.I$3]-[.I$3]" office:value-type="float" office:value="424.164345853874" calcext:value-type="float">
            <text:p>424.164345853874</text:p>
          </table:table-cell>
          <table:table-cell table:formula="of:=([.C98]*(1-[.I$8])+[.D98]*[.I$8])" office:value-type="float" office:value="497.906433437042" calcext:value-type="float">
            <text:p>497.906433437042</text:p>
          </table:table-cell>
          <table:table-cell table:formula="of:=[.B98]+POWER(2;[.B98]/[.I$10])-1" office:value-type="float" office:value="507.366351495029" calcext:value-type="float">
            <text:p>507.366351495029</text:p>
          </table:table-cell>
          <table:table-cell table:formula="of:=POWER(2;[.B98]/[.I$6])*[.I$7]-[.I$7]" office:value-type="float" office:value="987.182565968677" calcext:value-type="float">
            <text:p>987.182565968677</text:p>
          </table:table-cell>
          <table:table-cell table:number-columns-repeated="12"/>
          <table:table-cell office:value-type="float" office:value="96" calcext:value-type="float">
            <text:p>96</text:p>
          </table:table-cell>
          <table:table-cell table:formula="of:=[.T98]/127" office:value-type="float" office:value="0.755905511811024" calcext:value-type="float">
            <text:p>0.755905511811024</text:p>
          </table:table-cell>
          <table:table-cell table:formula="of:=POWER(2;[.T98]/127)-1" office:value-type="float" office:value="0.688691171711543" calcext:value-type="float">
            <text:p>0.688691171711543</text:p>
          </table:table-cell>
          <table:table-cell table:formula="of:=(1-[.R$3])*[.U98] + [.R$3]*[.V98]" office:value-type="float" office:value="0.742462643791128" calcext:value-type="float">
            <text:p>0.742462643791128</text:p>
          </table:table-cell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table:formula="of:=[.B99]/127*3000" office:value-type="float" office:value="2291.33858267717" calcext:value-type="float">
            <text:p>2291.33858267717</text:p>
          </table:table-cell>
          <table:table-cell table:formula="of:=POWER(2;[.B99]/[.I$2])*[.I$3]-[.I$3]" office:value-type="float" office:value="451.83255125501" calcext:value-type="float">
            <text:p>451.83255125501</text:p>
          </table:table-cell>
          <table:table-cell table:formula="of:=([.C99]*(1-[.I$8])+[.D99]*[.I$8])" office:value-type="float" office:value="525.412792511896" calcext:value-type="float">
            <text:p>525.412792511896</text:p>
          </table:table-cell>
          <table:table-cell table:formula="of:=[.B99]+POWER(2;[.B99]/[.I$10])-1" office:value-type="float" office:value="535.061901370785" calcext:value-type="float">
            <text:p>535.061901370785</text:p>
          </table:table-cell>
          <table:table-cell table:formula="of:=POWER(2;[.B99]/[.I$6])*[.I$7]-[.I$7]" office:value-type="float" office:value="1023.75063119296" calcext:value-type="float">
            <text:p>1023.75063119296</text:p>
          </table:table-cell>
          <table:table-cell table:number-columns-repeated="12"/>
          <table:table-cell office:value-type="float" office:value="97" calcext:value-type="float">
            <text:p>97</text:p>
          </table:table-cell>
          <table:table-cell table:formula="of:=[.T99]/127" office:value-type="float" office:value="0.763779527559055" calcext:value-type="float">
            <text:p>0.763779527559055</text:p>
          </table:table-cell>
          <table:table-cell table:formula="of:=POWER(2;[.T99]/127)-1" office:value-type="float" office:value="0.697932995198936" calcext:value-type="float">
            <text:p>0.697932995198936</text:p>
          </table:table-cell>
          <table:table-cell table:formula="of:=(1-[.R$3])*[.U99] + [.R$3]*[.V99]" office:value-type="float" office:value="0.750610221087031" calcext:value-type="float">
            <text:p>0.750610221087031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table:formula="of:=[.B100]/127*3000" office:value-type="float" office:value="2314.96062992126" calcext:value-type="float">
            <text:p>2314.96062992126</text:p>
          </table:table-cell>
          <table:table-cell table:formula="of:=POWER(2;[.B100]/[.I$2])*[.I$3]-[.I$3]" office:value-type="float" office:value="481.301306484898" calcext:value-type="float">
            <text:p>481.301306484898</text:p>
          </table:table-cell>
          <table:table-cell table:formula="of:=([.C100]*(1-[.I$8])+[.D100]*[.I$8])" office:value-type="float" office:value="554.647679422353" calcext:value-type="float">
            <text:p>554.647679422353</text:p>
          </table:table-cell>
          <table:table-cell table:formula="of:=[.B100]+POWER(2;[.B100]/[.I$10])-1" office:value-type="float" office:value="564.485653318765" calcext:value-type="float">
            <text:p>564.485653318765</text:p>
          </table:table-cell>
          <table:table-cell table:formula="of:=POWER(2;[.B100]/[.I$6])*[.I$7]-[.I$7]" office:value-type="float" office:value="1061.62690048839" calcext:value-type="float">
            <text:p>1061.62690048839</text:p>
          </table:table-cell>
          <table:table-cell table:number-columns-repeated="12"/>
          <table:table-cell office:value-type="float" office:value="98" calcext:value-type="float">
            <text:p>98</text:p>
          </table:table-cell>
          <table:table-cell table:formula="of:=[.T100]/127" office:value-type="float" office:value="0.771653543307087" calcext:value-type="float">
            <text:p>0.771653543307087</text:p>
          </table:table-cell>
          <table:table-cell table:formula="of:=POWER(2;[.T100]/127)-1" office:value-type="float" office:value="0.707225397088586" calcext:value-type="float">
            <text:p>0.707225397088586</text:p>
          </table:table-cell>
          <table:table-cell table:formula="of:=(1-[.R$3])*[.U100] + [.R$3]*[.V100]" office:value-type="float" office:value="0.758767914063387" calcext:value-type="float">
            <text:p>0.758767914063387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table:formula="of:=[.B101]/127*3000" office:value-type="float" office:value="2338.58267716535" calcext:value-type="float">
            <text:p>2338.58267716535</text:p>
          </table:table-cell>
          <table:table-cell table:formula="of:=POWER(2;[.B101]/[.I$2])*[.I$3]-[.I$3]" office:value-type="float" office:value="512.687785015359" calcext:value-type="float">
            <text:p>512.687785015359</text:p>
          </table:table-cell>
          <table:table-cell table:formula="of:=([.C101]*(1-[.I$8])+[.D101]*[.I$8])" office:value-type="float" office:value="585.723580701359" calcext:value-type="float">
            <text:p>585.723580701359</text:p>
          </table:table-cell>
          <table:table-cell table:formula="of:=[.B101]+POWER(2;[.B101]/[.I$10])-1" office:value-type="float" office:value="595.749486750195" calcext:value-type="float">
            <text:p>595.749486750195</text:p>
          </table:table-cell>
          <table:table-cell table:formula="of:=POWER(2;[.B101]/[.I$6])*[.I$7]-[.I$7]" office:value-type="float" office:value="1100.85817419512" calcext:value-type="float">
            <text:p>1100.85817419512</text:p>
          </table:table-cell>
          <table:table-cell table:number-columns-repeated="12"/>
          <table:table-cell office:value-type="float" office:value="99" calcext:value-type="float">
            <text:p>99</text:p>
          </table:table-cell>
          <table:table-cell table:formula="of:=[.T101]/127" office:value-type="float" office:value="0.779527559055118" calcext:value-type="float">
            <text:p>0.779527559055118</text:p>
          </table:table-cell>
          <table:table-cell table:formula="of:=POWER(2;[.T101]/127)-1" office:value-type="float" office:value="0.716568654184609" calcext:value-type="float">
            <text:p>0.716568654184609</text:p>
          </table:table-cell>
          <table:table-cell table:formula="of:=(1-[.R$3])*[.U101] + [.R$3]*[.V101]" office:value-type="float" office:value="0.766935778081016" calcext:value-type="float">
            <text:p>0.76693577808101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B102]/127*3000" office:value-type="float" office:value="2362.20472440945" calcext:value-type="float">
            <text:p>2362.20472440945</text:p>
          </table:table-cell>
          <table:table-cell table:formula="of:=POWER(2;[.B102]/[.I$2])*[.I$3]-[.I$3]" office:value-type="float" office:value="546.116785557056" calcext:value-type="float">
            <text:p>546.116785557056</text:p>
          </table:table-cell>
          <table:table-cell table:formula="of:=([.C102]*(1-[.I$8])+[.D102]*[.I$8])" office:value-type="float" office:value="618.760303111152" calcext:value-type="float">
            <text:p>618.760303111152</text:p>
          </table:table-cell>
          <table:table-cell table:formula="of:=[.B102]+POWER(2;[.B102]/[.I$10])-1" office:value-type="float" office:value="628.972523865124" calcext:value-type="float">
            <text:p>628.972523865124</text:p>
          </table:table-cell>
          <table:table-cell table:formula="of:=POWER(2;[.B102]/[.I$6])*[.I$7]-[.I$7]" office:value-type="float" office:value="1141.49292691187" calcext:value-type="float">
            <text:p>1141.49292691187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formula="of:=[.T102]/127" office:value-type="float" office:value="0.78740157480315" calcext:value-type="float">
            <text:p>0.78740157480315</text:p>
          </table:table-cell>
          <table:table-cell table:formula="of:=POWER(2;[.T102]/127)-1" office:value-type="float" office:value="0.725963044806008" calcext:value-type="float">
            <text:p>0.725963044806008</text:p>
          </table:table-cell>
          <table:table-cell table:formula="of:=(1-[.R$3])*[.U102] + [.R$3]*[.V102]" office:value-type="float" office:value="0.775113868803721" calcext:value-type="float">
            <text:p>0.775113868803721</text:p>
          </table:table-cell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table:formula="of:=[.B103]/127*3000" office:value-type="float" office:value="2385.82677165354" calcext:value-type="float">
            <text:p>2385.82677165354</text:p>
          </table:table-cell>
          <table:table-cell table:formula="of:=POWER(2;[.B103]/[.I$2])*[.I$3]-[.I$3]" office:value-type="float" office:value="581.721228283315" calcext:value-type="float">
            <text:p>581.721228283315</text:p>
          </table:table-cell>
          <table:table-cell table:formula="of:=([.C103]*(1-[.I$8])+[.D103]*[.I$8])" office:value-type="float" office:value="653.885450018124" calcext:value-type="float">
            <text:p>653.885450018124</text:p>
          </table:table-cell>
          <table:table-cell table:formula="of:=[.B103]+POWER(2;[.B103]/[.I$10])-1" office:value-type="float" office:value="664.281598532174" calcext:value-type="float">
            <text:p>664.281598532174</text:p>
          </table:table-cell>
          <table:table-cell table:formula="of:=POWER(2;[.B103]/[.I$6])*[.I$7]-[.I$7]" office:value-type="float" office:value="1183.58136739164" calcext:value-type="float">
            <text:p>1183.58136739164</text:p>
          </table:table-cell>
          <table:table-cell table:number-columns-repeated="12"/>
          <table:table-cell office:value-type="float" office:value="101" calcext:value-type="float">
            <text:p>101</text:p>
          </table:table-cell>
          <table:table-cell table:formula="of:=[.T103]/127" office:value-type="float" office:value="0.795275590551181" calcext:value-type="float">
            <text:p>0.795275590551181</text:p>
          </table:table-cell>
          <table:table-cell table:formula="of:=POWER(2;[.T103]/127)-1" office:value-type="float" office:value="0.735408848794959" calcext:value-type="float">
            <text:p>0.735408848794959</text:p>
          </table:table-cell>
          <table:table-cell table:formula="of:=(1-[.R$3])*[.U103] + [.R$3]*[.V103]" office:value-type="float" office:value="0.783302242199937" calcext:value-type="float">
            <text:p>0.783302242199937</text:p>
          </table:table-cell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table:formula="of:=[.B104]/127*3000" office:value-type="float" office:value="2409.44881889764" calcext:value-type="float">
            <text:p>2409.44881889764</text:p>
          </table:table-cell>
          <table:table-cell table:formula="of:=POWER(2;[.B104]/[.I$2])*[.I$3]-[.I$3]" office:value-type="float" office:value="619.642683346448" calcext:value-type="float">
            <text:p>619.642683346448</text:p>
          </table:table-cell>
          <table:table-cell table:formula="of:=([.C104]*(1-[.I$8])+[.D104]*[.I$8])" office:value-type="float" office:value="691.234928768496" calcext:value-type="float">
            <text:p>691.234928768496</text:p>
          </table:table-cell>
          <table:table-cell table:formula="of:=[.B104]+POWER(2;[.B104]/[.I$10])-1" office:value-type="float" office:value="701.811755522368" calcext:value-type="float">
            <text:p>701.811755522368</text:p>
          </table:table-cell>
          <table:table-cell table:formula="of:=POWER(2;[.B104]/[.I$6])*[.I$7]-[.I$7]" office:value-type="float" office:value="1227.17550058021" calcext:value-type="float">
            <text:p>1227.17550058021</text:p>
          </table:table-cell>
          <table:table-cell table:number-columns-repeated="12"/>
          <table:table-cell office:value-type="float" office:value="102" calcext:value-type="float">
            <text:p>102</text:p>
          </table:table-cell>
          <table:table-cell table:formula="of:=[.T104]/127" office:value-type="float" office:value="0.803149606299213" calcext:value-type="float">
            <text:p>0.803149606299213</text:p>
          </table:table-cell>
          <table:table-cell table:formula="of:=POWER(2;[.T104]/127)-1" office:value-type="float" office:value="0.744906347525153" calcext:value-type="float">
            <text:p>0.744906347525153</text:p>
          </table:table-cell>
          <table:table-cell table:formula="of:=(1-[.R$3])*[.U104] + [.R$3]*[.V104]" office:value-type="float" office:value="0.791500954544401" calcext:value-type="float">
            <text:p>0.791500954544401</text:p>
          </table:table-cell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table:formula="of:=[.B105]/127*3000" office:value-type="float" office:value="2433.07086614173" calcext:value-type="float">
            <text:p>2433.07086614173</text:p>
          </table:table-cell>
          <table:table-cell table:formula="of:=POWER(2;[.B105]/[.I$2])*[.I$3]-[.I$3]" office:value-type="float" office:value="660.031933788072" calcext:value-type="float">
            <text:p>660.031933788072</text:p>
          </table:table-cell>
          <table:table-cell table:formula="of:=([.C105]*(1-[.I$8])+[.D105]*[.I$8])" office:value-type="float" office:value="730.953491082219" calcext:value-type="float">
            <text:p>730.953491082219</text:p>
          </table:table-cell>
          <table:table-cell table:formula="of:=[.B105]+POWER(2;[.B105]/[.I$10])-1" office:value-type="float" office:value="741.706782062092" calcext:value-type="float">
            <text:p>741.706782062092</text:p>
          </table:table-cell>
          <table:table-cell table:formula="of:=POWER(2;[.B105]/[.I$6])*[.I$7]-[.I$7]" office:value-type="float" office:value="1272.32919187407" calcext:value-type="float">
            <text:p>1272.32919187407</text:p>
          </table:table-cell>
          <table:table-cell table:number-columns-repeated="12"/>
          <table:table-cell office:value-type="float" office:value="103" calcext:value-type="float">
            <text:p>103</text:p>
          </table:table-cell>
          <table:table-cell table:formula="of:=[.T105]/127" office:value-type="float" office:value="0.811023622047244" calcext:value-type="float">
            <text:p>0.811023622047244</text:p>
          </table:table-cell>
          <table:table-cell table:formula="of:=POWER(2;[.T105]/127)-1" office:value-type="float" office:value="0.754455823910177" calcext:value-type="float">
            <text:p>0.754455823910177</text:p>
          </table:table-cell>
          <table:table-cell table:formula="of:=(1-[.R$3])*[.U105] + [.R$3]*[.V105]" office:value-type="float" office:value="0.799710062419831" calcext:value-type="float">
            <text:p>0.799710062419831</text:p>
          </table:table-cell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table:formula="of:=[.B106]/127*3000" office:value-type="float" office:value="2456.69291338583" calcext:value-type="float">
            <text:p>2456.69291338583</text:p>
          </table:table-cell>
          <table:table-cell table:formula="of:=POWER(2;[.B106]/[.I$2])*[.I$3]-[.I$3]" office:value-type="float" office:value="703.049575081644" calcext:value-type="float">
            <text:p>703.049575081644</text:p>
          </table:table-cell>
          <table:table-cell table:formula="of:=([.C106]*(1-[.I$8])+[.D106]*[.I$8])" office:value-type="float" office:value="773.195308613812" calcext:value-type="float">
            <text:p>773.195308613812</text:p>
          </table:table-cell>
          <table:table-cell table:formula="of:=[.B106]+POWER(2;[.B106]/[.I$10])-1" office:value-type="float" office:value="784.119773797438" calcext:value-type="float">
            <text:p>784.119773797438</text:p>
          </table:table-cell>
          <table:table-cell table:formula="of:=POWER(2;[.B106]/[.I$6])*[.I$7]-[.I$7]" office:value-type="float" office:value="1319.09823367705" calcext:value-type="float">
            <text:p>1319.09823367705</text:p>
          </table:table-cell>
          <table:table-cell table:number-columns-repeated="12"/>
          <table:table-cell office:value-type="float" office:value="104" calcext:value-type="float">
            <text:p>104</text:p>
          </table:table-cell>
          <table:table-cell table:formula="of:=[.T106]/127" office:value-type="float" office:value="0.818897637795276" calcext:value-type="float">
            <text:p>0.818897637795276</text:p>
          </table:table-cell>
          <table:table-cell table:formula="of:=POWER(2;[.T106]/127)-1" office:value-type="float" office:value="0.764057562411938" calcext:value-type="float">
            <text:p>0.764057562411938</text:p>
          </table:table-cell>
          <table:table-cell table:formula="of:=(1-[.R$3])*[.U106] + [.R$3]*[.V106]" office:value-type="float" office:value="0.807929622718608" calcext:value-type="float">
            <text:p>0.807929622718608</text:p>
          </table:table-cell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table:formula="of:=[.B107]/127*3000" office:value-type="float" office:value="2480.31496062992" calcext:value-type="float">
            <text:p>2480.31496062992</text:p>
          </table:table-cell>
          <table:table-cell table:formula="of:=POWER(2;[.B107]/[.I$2])*[.I$3]-[.I$3]" office:value-type="float" office:value="748.866653691137" calcext:value-type="float">
            <text:p>748.866653691137</text:p>
          </table:table-cell>
          <table:table-cell table:formula="of:=([.C107]*(1-[.I$8])+[.D107]*[.I$8])" office:value-type="float" office:value="818.124585968689" calcext:value-type="float">
            <text:p>818.124585968689</text:p>
          </table:table-cell>
          <table:table-cell table:formula="of:=[.B107]+POWER(2;[.B107]/[.I$10])-1" office:value-type="float" office:value="829.213737397649" calcext:value-type="float">
            <text:p>829.213737397649</text:p>
          </table:table-cell>
          <table:table-cell table:formula="of:=POWER(2;[.B107]/[.I$6])*[.I$7]-[.I$7]" office:value-type="float" office:value="1367.54041433807" calcext:value-type="float">
            <text:p>1367.54041433807</text:p>
          </table:table-cell>
          <table:table-cell table:number-columns-repeated="12"/>
          <table:table-cell office:value-type="float" office:value="105" calcext:value-type="float">
            <text:p>105</text:p>
          </table:table-cell>
          <table:table-cell table:formula="of:=[.T107]/127" office:value-type="float" office:value="0.826771653543307" calcext:value-type="float">
            <text:p>0.826771653543307</text:p>
          </table:table-cell>
          <table:table-cell table:formula="of:=POWER(2;[.T107]/127)-1" office:value-type="float" office:value="0.773711849049137" calcext:value-type="float">
            <text:p>0.773711849049137</text:p>
          </table:table-cell>
          <table:table-cell table:formula="of:=(1-[.R$3])*[.U107] + [.R$3]*[.V107]" office:value-type="float" office:value="0.816159692644473" calcext:value-type="float">
            <text:p>0.816159692644473</text:p>
          </table:table-cell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table:formula="of:=[.B108]/127*3000" office:value-type="float" office:value="2503.93700787402" calcext:value-type="float">
            <text:p>2503.93700787402</text:p>
          </table:table-cell>
          <table:table-cell table:formula="of:=POWER(2;[.B108]/[.I$2])*[.I$3]-[.I$3]" office:value-type="float" office:value="797.665347184875" calcext:value-type="float">
            <text:p>797.665347184875</text:p>
          </table:table-cell>
          <table:table-cell table:formula="of:=([.C108]*(1-[.I$8])+[.D108]*[.I$8])" office:value-type="float" office:value="865.91621361244" calcext:value-type="float">
            <text:p>865.91621361244</text:p>
          </table:table-cell>
          <table:table-cell table:formula="of:=[.B108]+POWER(2;[.B108]/[.I$10])-1" office:value-type="float" office:value="877.162232169576" calcext:value-type="float">
            <text:p>877.162232169576</text:p>
          </table:table-cell>
          <table:table-cell table:formula="of:=POWER(2;[.B108]/[.I$6])*[.I$7]-[.I$7]" office:value-type="float" office:value="1417.71558955504" calcext:value-type="float">
            <text:p>1417.71558955504</text:p>
          </table:table-cell>
          <table:table-cell table:number-columns-repeated="12"/>
          <table:table-cell office:value-type="float" office:value="106" calcext:value-type="float">
            <text:p>106</text:p>
          </table:table-cell>
          <table:table-cell table:formula="of:=[.T108]/127" office:value-type="float" office:value="0.834645669291339" calcext:value-type="float">
            <text:p>0.834645669291339</text:p>
          </table:table-cell>
          <table:table-cell table:formula="of:=POWER(2;[.T108]/127)-1" office:value-type="float" office:value="0.783418971405792" calcext:value-type="float">
            <text:p>0.783418971405792</text:p>
          </table:table-cell>
          <table:table-cell table:formula="of:=(1-[.R$3])*[.U108] + [.R$3]*[.V108]" office:value-type="float" office:value="0.824400329714229" calcext:value-type="float">
            <text:p>0.824400329714229</text:p>
          </table:table-cell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table:formula="of:=[.B109]/127*3000" office:value-type="float" office:value="2527.55905511811" calcext:value-type="float">
            <text:p>2527.55905511811</text:p>
          </table:table-cell>
          <table:table-cell table:formula="of:=POWER(2;[.B109]/[.I$2])*[.I$3]-[.I$3]" office:value-type="float" office:value="849.639688608779" calcext:value-type="float">
            <text:p>849.639688608779</text:p>
          </table:table-cell>
          <table:table-cell table:formula="of:=([.C109]*(1-[.I$8])+[.D109]*[.I$8])" office:value-type="float" office:value="916.756463269152" calcext:value-type="float">
            <text:p>916.756463269152</text:p>
          </table:table-cell>
          <table:table-cell table:formula="of:=[.B109]+POWER(2;[.B109]/[.I$10])-1" office:value-type="float" office:value="928.150053208623" calcext:value-type="float">
            <text:p>928.150053208623</text:p>
          </table:table-cell>
          <table:table-cell table:formula="of:=POWER(2;[.B109]/[.I$6])*[.I$7]-[.I$7]" office:value-type="float" office:value="1469.68575633327" calcext:value-type="float">
            <text:p>1469.68575633327</text:p>
          </table:table-cell>
          <table:table-cell table:number-columns-repeated="12"/>
          <table:table-cell office:value-type="float" office:value="107" calcext:value-type="float">
            <text:p>107</text:p>
          </table:table-cell>
          <table:table-cell table:formula="of:=[.T109]/127" office:value-type="float" office:value="0.84251968503937" calcext:value-type="float">
            <text:p>0.84251968503937</text:p>
          </table:table-cell>
          <table:table-cell table:formula="of:=POWER(2;[.T109]/127)-1" office:value-type="float" office:value="0.793179218639805" calcext:value-type="float">
            <text:p>0.793179218639805</text:p>
          </table:table-cell>
          <table:table-cell table:formula="of:=(1-[.R$3])*[.U109] + [.R$3]*[.V109]" office:value-type="float" office:value="0.832651591759457" calcext:value-type="float">
            <text:p>0.832651591759457</text:p>
          </table:table-cell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table:formula="of:=[.B110]/127*3000" office:value-type="float" office:value="2551.18110236221" calcext:value-type="float">
            <text:p>2551.18110236221</text:p>
          </table:table-cell>
          <table:table-cell table:formula="of:=POWER(2;[.B110]/[.I$2])*[.I$3]-[.I$3]" office:value-type="float" office:value="904.996337999306" calcext:value-type="float">
            <text:p>904.996337999306</text:p>
          </table:table-cell>
          <table:table-cell table:formula="of:=([.C110]*(1-[.I$8])+[.D110]*[.I$8])" office:value-type="float" office:value="970.843728573822" calcext:value-type="float">
            <text:p>970.843728573822</text:p>
          </table:table-cell>
          <table:table-cell table:formula="of:=[.B110]+POWER(2;[.B110]/[.I$10])-1" office:value-type="float" office:value="982.373958775155" calcext:value-type="float">
            <text:p>982.373958775155</text:p>
          </table:table-cell>
          <table:table-cell table:formula="of:=POWER(2;[.B110]/[.I$6])*[.I$7]-[.I$7]" office:value-type="float" office:value="1523.51512958961" calcext:value-type="float">
            <text:p>1523.51512958961</text:p>
          </table:table-cell>
          <table:table-cell table:number-columns-repeated="12"/>
          <table:table-cell office:value-type="float" office:value="108" calcext:value-type="float">
            <text:p>108</text:p>
          </table:table-cell>
          <table:table-cell table:formula="of:=[.T110]/127" office:value-type="float" office:value="0.850393700787402" calcext:value-type="float">
            <text:p>0.850393700787402</text:p>
          </table:table-cell>
          <table:table-cell table:formula="of:=POWER(2;[.T110]/127)-1" office:value-type="float" office:value="0.80299288149157" calcext:value-type="float">
            <text:p>0.80299288149157</text:p>
          </table:table-cell>
          <table:table-cell table:formula="of:=(1-[.R$3])*[.U110] + [.R$3]*[.V110]" office:value-type="float" office:value="0.840913536928235" calcext:value-type="float">
            <text:p>0.840913536928235</text:p>
          </table:table-cell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table:formula="of:=[.B111]/127*3000" office:value-type="float" office:value="2574.8031496063" calcext:value-type="float">
            <text:p>2574.8031496063</text:p>
          </table:table-cell>
          <table:table-cell table:formula="of:=POWER(2;[.B111]/[.I$2])*[.I$3]-[.I$3]" office:value-type="float" office:value="963.955404103725" calcext:value-type="float">
            <text:p>963.955404103725</text:p>
          </table:table-cell>
          <table:table-cell table:formula="of:=([.C111]*(1-[.I$8])+[.D111]*[.I$8])" office:value-type="float" office:value="1028.38931392383" calcext:value-type="float">
            <text:p>1028.38931392383</text:p>
          </table:table-cell>
          <table:table-cell table:formula="of:=[.B111]+POWER(2;[.B111]/[.I$10])-1" office:value-type="float" office:value="1040.0434447594" calcext:value-type="float">
            <text:p>1040.0434447594</text:p>
          </table:table-cell>
          <table:table-cell table:formula="of:=POWER(2;[.B111]/[.I$6])*[.I$7]-[.I$7]" office:value-type="float" office:value="1579.27022149715" calcext:value-type="float">
            <text:p>1579.27022149715</text:p>
          </table:table-cell>
          <table:table-cell table:number-columns-repeated="12"/>
          <table:table-cell office:value-type="float" office:value="109" calcext:value-type="float">
            <text:p>109</text:p>
          </table:table-cell>
          <table:table-cell table:formula="of:=[.T111]/127" office:value-type="float" office:value="0.858267716535433" calcext:value-type="float">
            <text:p>0.858267716535433</text:p>
          </table:table-cell>
          <table:table-cell table:formula="of:=POWER(2;[.T111]/127)-1" office:value-type="float" office:value="0.812860252292639" calcext:value-type="float">
            <text:p>0.812860252292639</text:p>
          </table:table-cell>
          <table:table-cell table:formula="of:=(1-[.R$3])*[.U111] + [.R$3]*[.V111]" office:value-type="float" office:value="0.849186223686874" calcext:value-type="float">
            <text:p>0.849186223686874</text:p>
          </table:table-cell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table:formula="of:=[.B112]/127*3000" office:value-type="float" office:value="2598.42519685039" calcext:value-type="float">
            <text:p>2598.42519685039</text:p>
          </table:table-cell>
          <table:table-cell table:formula="of:=POWER(2;[.B112]/[.I$2])*[.I$3]-[.I$3]" office:value-type="float" office:value="1026.75131957509" calcext:value-type="float">
            <text:p>1026.75131957509</text:p>
          </table:table-cell>
          <table:table-cell table:formula="of:=([.C112]*(1-[.I$8])+[.D112]*[.I$8])" office:value-type="float" office:value="1089.6182746661" calcext:value-type="float">
            <text:p>1089.6182746661</text:p>
          </table:table-cell>
          <table:table-cell table:formula="of:=[.B112]+POWER(2;[.B112]/[.I$10])-1" office:value-type="float" office:value="1101.38156928323" calcext:value-type="float">
            <text:p>1101.38156928323</text:p>
          </table:table-cell>
          <table:table-cell table:formula="of:=POWER(2;[.B112]/[.I$6])*[.I$7]-[.I$7]" office:value-type="float" office:value="1637.0199236684" calcext:value-type="float">
            <text:p>1637.0199236684</text:p>
          </table:table-cell>
          <table:table-cell table:number-columns-repeated="12"/>
          <table:table-cell office:value-type="float" office:value="110" calcext:value-type="float">
            <text:p>110</text:p>
          </table:table-cell>
          <table:table-cell table:formula="of:=[.T112]/127" office:value-type="float" office:value="0.866141732283465" calcext:value-type="float">
            <text:p>0.866141732283465</text:p>
          </table:table-cell>
          <table:table-cell table:formula="of:=POWER(2;[.T112]/127)-1" office:value-type="float" office:value="0.822781624974429" calcext:value-type="float">
            <text:p>0.822781624974429</text:p>
          </table:table-cell>
          <table:table-cell table:formula="of:=(1-[.R$3])*[.U112] + [.R$3]*[.V112]" office:value-type="float" office:value="0.857469710821658" calcext:value-type="float">
            <text:p>0.857469710821658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table:formula="of:=[.B113]/127*3000" office:value-type="float" office:value="2622.04724409449" calcext:value-type="float">
            <text:p>2622.04724409449</text:p>
          </table:table-cell>
          <table:table-cell table:formula="of:=POWER(2;[.B113]/[.I$2])*[.I$3]-[.I$3]" office:value-type="float" office:value="1093.6337731218" calcext:value-type="float">
            <text:p>1093.6337731218</text:p>
          </table:table-cell>
          <table:table-cell table:formula="of:=([.C113]*(1-[.I$8])+[.D113]*[.I$8])" office:value-type="float" office:value="1154.77031196071" calcext:value-type="float">
            <text:p>1154.77031196071</text:p>
          </table:table-cell>
          <table:table-cell table:formula="of:=[.B113]+POWER(2;[.B113]/[.I$10])-1" office:value-type="float" office:value="1166.62583068462" calcext:value-type="float">
            <text:p>1166.62583068462</text:p>
          </table:table-cell>
          <table:table-cell table:formula="of:=POWER(2;[.B113]/[.I$6])*[.I$7]-[.I$7]" office:value-type="float" office:value="1696.83559227851" calcext:value-type="float">
            <text:p>1696.83559227851</text:p>
          </table:table-cell>
          <table:table-cell table:number-columns-repeated="12"/>
          <table:table-cell office:value-type="float" office:value="111" calcext:value-type="float">
            <text:p>111</text:p>
          </table:table-cell>
          <table:table-cell table:formula="of:=[.T113]/127" office:value-type="float" office:value="0.874015748031496" calcext:value-type="float">
            <text:p>0.874015748031496</text:p>
          </table:table-cell>
          <table:table-cell table:formula="of:=POWER(2;[.T113]/127)-1" office:value-type="float" office:value="0.832757295076975" calcext:value-type="float">
            <text:p>0.832757295076975</text:p>
          </table:table-cell>
          <table:table-cell table:formula="of:=(1-[.R$3])*[.U113] + [.R$3]*[.V113]" office:value-type="float" office:value="0.865764057440592" calcext:value-type="float">
            <text:p>0.865764057440592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table:formula="of:=[.B114]/127*3000" office:value-type="float" office:value="2645.66929133858" calcext:value-type="float">
            <text:p>2645.66929133858</text:p>
          </table:table-cell>
          <table:table-cell table:formula="of:=POWER(2;[.B114]/[.I$2])*[.I$3]-[.I$3]" office:value-type="float" office:value="1164.86870231825" calcext:value-type="float">
            <text:p>1164.86870231825</text:p>
          </table:table-cell>
          <table:table-cell table:formula="of:=([.C114]*(1-[.I$8])+[.D114]*[.I$8])" office:value-type="float" office:value="1224.10072587906" calcext:value-type="float">
            <text:p>1224.10072587906</text:p>
          </table:table-cell>
          <table:table-cell table:formula="of:=[.B114]+POWER(2;[.B114]/[.I$10])-1" office:value-type="float" office:value="1236.02910234049" calcext:value-type="float">
            <text:p>1236.02910234049</text:p>
          </table:table-cell>
          <table:table-cell table:formula="of:=POWER(2;[.B114]/[.I$6])*[.I$7]-[.I$7]" office:value-type="float" office:value="1758.79113623378" calcext:value-type="float">
            <text:p>1758.79113623378</text:p>
          </table:table-cell>
          <table:table-cell table:number-columns-repeated="12"/>
          <table:table-cell office:value-type="float" office:value="112" calcext:value-type="float">
            <text:p>112</text:p>
          </table:table-cell>
          <table:table-cell table:formula="of:=[.T114]/127" office:value-type="float" office:value="0.881889763779528" calcext:value-type="float">
            <text:p>0.881889763779528</text:p>
          </table:table-cell>
          <table:table-cell table:formula="of:=POWER(2;[.T114]/127)-1" office:value-type="float" office:value="0.842787559757736" calcext:value-type="float">
            <text:p>0.842787559757736</text:p>
          </table:table-cell>
          <table:table-cell table:formula="of:=(1-[.R$3])*[.U114] + [.R$3]*[.V114]" office:value-type="float" office:value="0.874069322975169" calcext:value-type="float">
            <text:p>0.874069322975169</text:p>
          </table:table-cell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table:formula="of:=[.B115]/127*3000" office:value-type="float" office:value="2669.29133858268" calcext:value-type="float">
            <text:p>2669.29133858268</text:p>
          </table:table-cell>
          <table:table-cell table:formula="of:=POWER(2;[.B115]/[.I$2])*[.I$3]-[.I$3]" office:value-type="float" office:value="1240.73935102402" calcext:value-type="float">
            <text:p>1240.73935102402</text:p>
          </table:table-cell>
          <table:table-cell table:formula="of:=([.C115]*(1-[.I$8])+[.D115]*[.I$8])" office:value-type="float" office:value="1297.88143052636" calcext:value-type="float">
            <text:p>1297.88143052636</text:p>
          </table:table-cell>
          <table:table-cell table:formula="of:=[.B115]+POWER(2;[.B115]/[.I$10])-1" office:value-type="float" office:value="1309.86062800771" calcext:value-type="float">
            <text:p>1309.86062800771</text:p>
          </table:table-cell>
          <table:table-cell table:formula="of:=POWER(2;[.B115]/[.I$6])*[.I$7]-[.I$7]" office:value-type="float" office:value="1822.96310849431" calcext:value-type="float">
            <text:p>1822.96310849431</text:p>
          </table:table-cell>
          <table:table-cell table:number-columns-repeated="12"/>
          <table:table-cell office:value-type="float" office:value="113" calcext:value-type="float">
            <text:p>113</text:p>
          </table:table-cell>
          <table:table-cell table:formula="of:=[.T115]/127" office:value-type="float" office:value="0.889763779527559" calcext:value-type="float">
            <text:p>0.889763779527559</text:p>
          </table:table-cell>
          <table:table-cell table:formula="of:=POWER(2;[.T115]/127)-1" office:value-type="float" office:value="0.852872717800448" calcext:value-type="float">
            <text:p>0.852872717800448</text:p>
          </table:table-cell>
          <table:table-cell table:formula="of:=(1-[.R$3])*[.U115] + [.R$3]*[.V115]" office:value-type="float" office:value="0.882385567182137" calcext:value-type="float">
            <text:p>0.882385567182137</text:p>
          </table:table-cell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table:formula="of:=[.B116]/127*3000" office:value-type="float" office:value="2692.91338582677" calcext:value-type="float">
            <text:p>2692.91338582677</text:p>
          </table:table-cell>
          <table:table-cell table:formula="of:=POWER(2;[.B116]/[.I$2])*[.I$3]-[.I$3]" office:value-type="float" office:value="1321.54739561629" calcext:value-type="float">
            <text:p>1321.54739561629</text:p>
          </table:table-cell>
          <table:table-cell table:formula="of:=([.C116]*(1-[.I$8])+[.D116]*[.I$8])" office:value-type="float" office:value="1376.40203522471" calcext:value-type="float">
            <text:p>1376.40203522471</text:p>
          </table:table-cell>
          <table:table-cell table:formula="of:=[.B116]+POWER(2;[.B116]/[.I$10])-1" office:value-type="float" office:value="1388.40708159988" calcext:value-type="float">
            <text:p>1388.40708159988</text:p>
          </table:table-cell>
          <table:table-cell table:formula="of:=POWER(2;[.B116]/[.I$6])*[.I$7]-[.I$7]" office:value-type="float" office:value="1889.43080066372" calcext:value-type="float">
            <text:p>1889.43080066372</text:p>
          </table:table-cell>
          <table:table-cell table:number-columns-repeated="12"/>
          <table:table-cell office:value-type="float" office:value="114" calcext:value-type="float">
            <text:p>114</text:p>
          </table:table-cell>
          <table:table-cell table:formula="of:=[.T116]/127" office:value-type="float" office:value="0.897637795275591" calcext:value-type="float">
            <text:p>0.897637795275591</text:p>
          </table:table-cell>
          <table:table-cell table:formula="of:=POWER(2;[.T116]/127)-1" office:value-type="float" office:value="0.863013069624021" calcext:value-type="float">
            <text:p>0.863013069624021</text:p>
          </table:table-cell>
          <table:table-cell table:formula="of:=(1-[.R$3])*[.U116] + [.R$3]*[.V116]" office:value-type="float" office:value="0.890712850145277" calcext:value-type="float">
            <text:p>0.890712850145277</text:p>
          </table:table-cell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table:formula="of:=[.B117]/127*3000" office:value-type="float" office:value="2716.53543307087" calcext:value-type="float">
            <text:p>2716.53543307087</text:p>
          </table:table-cell>
          <table:table-cell table:formula="of:=POWER(2;[.B117]/[.I$2])*[.I$3]-[.I$3]" office:value-type="float" office:value="1407.61414451349" calcext:value-type="float">
            <text:p>1407.61414451349</text:p>
          </table:table-cell>
          <table:table-cell table:formula="of:=([.C117]*(1-[.I$8])+[.D117]*[.I$8])" office:value-type="float" office:value="1459.97099605579" calcext:value-type="float">
            <text:p>1459.97099605579</text:p>
          </table:table-cell>
          <table:table-cell table:formula="of:=[.B117]+POWER(2;[.B117]/[.I$10])-1" office:value-type="float" office:value="1471.97369557142" calcext:value-type="float">
            <text:p>1471.97369557142</text:p>
          </table:table-cell>
          <table:table-cell table:formula="of:=POWER(2;[.B117]/[.I$6])*[.I$7]-[.I$7]" office:value-type="float" office:value="1958.27634096269" calcext:value-type="float">
            <text:p>1958.27634096269</text:p>
          </table:table-cell>
          <table:table-cell table:number-columns-repeated="12"/>
          <table:table-cell office:value-type="float" office:value="115" calcext:value-type="float">
            <text:p>115</text:p>
          </table:table-cell>
          <table:table-cell table:formula="of:=[.T117]/127" office:value-type="float" office:value="0.905511811023622" calcext:value-type="float">
            <text:p>0.905511811023622</text:p>
          </table:table-cell>
          <table:table-cell table:formula="of:=POWER(2;[.T117]/127)-1" office:value-type="float" office:value="0.87320891729149" calcext:value-type="float">
            <text:p>0.87320891729149</text:p>
          </table:table-cell>
          <table:table-cell table:formula="of:=(1-[.R$3])*[.U117] + [.R$3]*[.V117]" office:value-type="float" office:value="0.899051232277196" calcext:value-type="float">
            <text:p>0.899051232277196</text:p>
          </table:table-cell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table:formula="of:=[.B118]/127*3000" office:value-type="float" office:value="2740.15748031496" calcext:value-type="float">
            <text:p>2740.15748031496</text:p>
          </table:table-cell>
          <table:table-cell table:formula="of:=POWER(2;[.B118]/[.I$2])*[.I$3]-[.I$3]" office:value-type="float" office:value="1499.2818157597" calcext:value-type="float">
            <text:p>1499.2818157597</text:p>
          </table:table-cell>
          <table:table-cell table:formula="of:=([.C118]*(1-[.I$8])+[.D118]*[.I$8])" office:value-type="float" office:value="1548.91684234191" calcext:value-type="float">
            <text:p>1548.91684234191</text:p>
          </table:table-cell>
          <table:table-cell table:formula="of:=[.B118]+POWER(2;[.B118]/[.I$10])-1" office:value-type="float" office:value="1560.88546235031" calcext:value-type="float">
            <text:p>1560.88546235031</text:p>
          </table:table-cell>
          <table:table-cell table:formula="of:=POWER(2;[.B118]/[.I$6])*[.I$7]-[.I$7]" office:value-type="float" office:value="2029.58479570754" calcext:value-type="float">
            <text:p>2029.58479570754</text:p>
          </table:table-cell>
          <table:table-cell table:number-columns-repeated="12"/>
          <table:table-cell office:value-type="float" office:value="116" calcext:value-type="float">
            <text:p>116</text:p>
          </table:table-cell>
          <table:table-cell table:formula="of:=[.T118]/127" office:value-type="float" office:value="0.913385826771654" calcext:value-type="float">
            <text:p>0.913385826771654</text:p>
          </table:table-cell>
          <table:table-cell table:formula="of:=POWER(2;[.T118]/127)-1" office:value-type="float" office:value="0.883460564519011" calcext:value-type="float">
            <text:p>0.883460564519011</text:p>
          </table:table-cell>
          <table:table-cell table:formula="of:=(1-[.R$3])*[.U118] + [.R$3]*[.V118]" office:value-type="float" office:value="0.907400774321125" calcext:value-type="float">
            <text:p>0.907400774321125</text:p>
          </table:table-cell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table:formula="of:=[.B119]/127*3000" office:value-type="float" office:value="2763.77952755906" calcext:value-type="float">
            <text:p>2763.77952755906</text:p>
          </table:table-cell>
          <table:table-cell table:formula="of:=POWER(2;[.B119]/[.I$2])*[.I$3]-[.I$3]" office:value-type="float" office:value="1596.91489774982" calcext:value-type="float">
            <text:p>1596.91489774982</text:p>
          </table:table-cell>
          <table:table-cell table:formula="of:=([.C119]*(1-[.I$8])+[.D119]*[.I$8])" office:value-type="float" office:value="1643.58948294219" calcext:value-type="float">
            <text:p>1643.58948294219</text:p>
          </table:table-cell>
          <table:table-cell table:formula="of:=[.B119]+POWER(2;[.B119]/[.I$10])-1" office:value-type="float" office:value="1655.4884135486" calcext:value-type="float">
            <text:p>1655.4884135486</text:p>
          </table:table-cell>
          <table:table-cell table:formula="of:=POWER(2;[.B119]/[.I$6])*[.I$7]-[.I$7]" office:value-type="float" office:value="2103.44427441911" calcext:value-type="float">
            <text:p>2103.44427441911</text:p>
          </table:table-cell>
          <table:table-cell table:number-columns-repeated="12"/>
          <table:table-cell office:value-type="float" office:value="117" calcext:value-type="float">
            <text:p>117</text:p>
          </table:table-cell>
          <table:table-cell table:formula="of:=[.T119]/127" office:value-type="float" office:value="0.921259842519685" calcext:value-type="float">
            <text:p>0.921259842519685</text:p>
          </table:table-cell>
          <table:table-cell table:formula="of:=POWER(2;[.T119]/127)-1" office:value-type="float" office:value="0.893768316684913" calcext:value-type="float">
            <text:p>0.893768316684913</text:p>
          </table:table-cell>
          <table:table-cell table:formula="of:=(1-[.R$3])*[.U119] + [.R$3]*[.V119]" office:value-type="float" office:value="0.915761537352731" calcext:value-type="float">
            <text:p>0.915761537352731</text:p>
          </table:table-cell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table:formula="of:=[.B120]/127*3000" office:value-type="float" office:value="2787.40157480315" calcext:value-type="float">
            <text:p>2787.40157480315</text:p>
          </table:table-cell>
          <table:table-cell table:formula="of:=POWER(2;[.B120]/[.I$2])*[.I$3]-[.I$3]" office:value-type="float" office:value="1700.90159850594" calcext:value-type="float">
            <text:p>1700.90159850594</text:p>
          </table:table-cell>
          <table:table-cell table:formula="of:=([.C120]*(1-[.I$8])+[.D120]*[.I$8])" office:value-type="float" office:value="1744.36159755783" calcext:value-type="float">
            <text:p>1744.36159755783</text:p>
          </table:table-cell>
          <table:table-cell table:formula="of:=[.B120]+POWER(2;[.B120]/[.I$10])-1" office:value-type="float" office:value="1756.15098198571" calcext:value-type="float">
            <text:p>1756.15098198571</text:p>
          </table:table-cell>
          <table:table-cell table:formula="of:=POWER(2;[.B120]/[.I$6])*[.I$7]-[.I$7]" office:value-type="float" office:value="2179.94603869187" calcext:value-type="float">
            <text:p>2179.94603869187</text:p>
          </table:table-cell>
          <table:table-cell table:number-columns-repeated="12"/>
          <table:table-cell office:value-type="float" office:value="118" calcext:value-type="float">
            <text:p>118</text:p>
          </table:table-cell>
          <table:table-cell table:formula="of:=[.T120]/127" office:value-type="float" office:value="0.929133858267717" calcext:value-type="float">
            <text:p>0.929133858267717</text:p>
          </table:table-cell>
          <table:table-cell table:formula="of:=POWER(2;[.T120]/127)-1" office:value-type="float" office:value="0.904132480838788" calcext:value-type="float">
            <text:p>0.904132480838788</text:p>
          </table:table-cell>
          <table:table-cell table:formula="of:=(1-[.R$3])*[.U120] + [.R$3]*[.V120]" office:value-type="float" office:value="0.924133582781931" calcext:value-type="float">
            <text:p>0.924133582781931</text:p>
          </table:table-cell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table:formula="of:=[.B121]/127*3000" office:value-type="float" office:value="2811.02362204724" calcext:value-type="float">
            <text:p>2811.02362204724</text:p>
          </table:table-cell>
          <table:table-cell table:formula="of:=POWER(2;[.B121]/[.I$2])*[.I$3]-[.I$3]" office:value-type="float" office:value="1811.65538926752" calcext:value-type="float">
            <text:p>1811.65538926752</text:p>
          </table:table-cell>
          <table:table-cell table:formula="of:=([.C121]*(1-[.I$8])+[.D121]*[.I$8])" office:value-type="float" office:value="1851.63011857871" calcext:value-type="float">
            <text:p>1851.63011857871</text:p>
          </table:table-cell>
          <table:table-cell table:formula="of:=[.B121]+POWER(2;[.B121]/[.I$10])-1" office:value-type="float" office:value="1863.26545188572" calcext:value-type="float">
            <text:p>1863.26545188572</text:p>
          </table:table-cell>
          <table:table-cell table:formula="of:=POWER(2;[.B121]/[.I$6])*[.I$7]-[.I$7]" office:value-type="float" office:value="2259.18461495776" calcext:value-type="float">
            <text:p>2259.18461495776</text:p>
          </table:table-cell>
          <table:table-cell table:number-columns-repeated="12"/>
          <table:table-cell office:value-type="float" office:value="119" calcext:value-type="float">
            <text:p>119</text:p>
          </table:table-cell>
          <table:table-cell table:formula="of:=[.T121]/127" office:value-type="float" office:value="0.937007874015748" calcext:value-type="float">
            <text:p>0.937007874015748</text:p>
          </table:table-cell>
          <table:table-cell table:formula="of:=POWER(2;[.T121]/127)-1" office:value-type="float" office:value="0.914553365710642" calcext:value-type="float">
            <text:p>0.914553365710642</text:p>
          </table:table-cell>
          <table:table-cell table:formula="of:=(1-[.R$3])*[.U121] + [.R$3]*[.V121]" office:value-type="float" office:value="0.932516972354727" calcext:value-type="float">
            <text:p>0.932516972354727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table:formula="of:=[.B122]/127*3000" office:value-type="float" office:value="2834.64566929134" calcext:value-type="float">
            <text:p>2834.64566929134</text:p>
          </table:table-cell>
          <table:table-cell table:formula="of:=POWER(2;[.B122]/[.I$2])*[.I$3]-[.I$3]" office:value-type="float" office:value="1929.61664853305" calcext:value-type="float">
            <text:p>1929.61664853305</text:p>
          </table:table-cell>
          <table:table-cell table:formula="of:=([.C122]*(1-[.I$8])+[.D122]*[.I$8])" office:value-type="float" office:value="1965.81780936338" calcext:value-type="float">
            <text:p>1965.81780936338</text:p>
          </table:table-cell>
          <table:table-cell table:formula="of:=[.B122]+POWER(2;[.B122]/[.I$10])-1" office:value-type="float" office:value="1977.24950295666" calcext:value-type="float">
            <text:p>1977.24950295666</text:p>
          </table:table-cell>
          <table:table-cell table:formula="of:=POWER(2;[.B122]/[.I$6])*[.I$7]-[.I$7]" office:value-type="float" office:value="2341.25791128406" calcext:value-type="float">
            <text:p>2341.25791128406</text:p>
          </table:table-cell>
          <table:table-cell table:number-columns-repeated="12"/>
          <table:table-cell office:value-type="float" office:value="120" calcext:value-type="float">
            <text:p>120</text:p>
          </table:table-cell>
          <table:table-cell table:formula="of:=[.T122]/127" office:value-type="float" office:value="0.94488188976378" calcext:value-type="float">
            <text:p>0.94488188976378</text:p>
          </table:table-cell>
          <table:table-cell table:formula="of:=POWER(2;[.T122]/127)-1" office:value-type="float" office:value="0.925031281720091" calcext:value-type="float">
            <text:p>0.925031281720091</text:p>
          </table:table-cell>
          <table:table-cell table:formula="of:=(1-[.R$3])*[.U122] + [.R$3]*[.V122]" office:value-type="float" office:value="0.940911768155042" calcext:value-type="float">
            <text:p>0.940911768155042</text:p>
          </table:table-cell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table:formula="of:=[.B123]/127*3000" office:value-type="float" office:value="2858.26771653543" calcext:value-type="float">
            <text:p>2858.26771653543</text:p>
          </table:table-cell>
          <table:table-cell table:formula="of:=POWER(2;[.B123]/[.I$2])*[.I$3]-[.I$3]" office:value-type="float" office:value="2055.25441309015" calcext:value-type="float">
            <text:p>2055.25441309015</text:p>
          </table:table-cell>
          <table:table-cell table:formula="of:=([.C123]*(1-[.I$8])+[.D123]*[.I$8])" office:value-type="float" office:value="2087.37494522796" calcext:value-type="float">
            <text:p>2087.37494522796</text:p>
          </table:table-cell>
          <table:table-cell table:formula="of:=[.B123]+POWER(2;[.B123]/[.I$10])-1" office:value-type="float" office:value="2098.54785442964" calcext:value-type="float">
            <text:p>2098.54785442964</text:p>
          </table:table-cell>
          <table:table-cell table:formula="of:=POWER(2;[.B123]/[.I$6])*[.I$7]-[.I$7]" office:value-type="float" office:value="2426.26733834978" calcext:value-type="float">
            <text:p>2426.26733834978</text:p>
          </table:table-cell>
          <table:table-cell table:number-columns-repeated="12"/>
          <table:table-cell office:value-type="float" office:value="121" calcext:value-type="float">
            <text:p>121</text:p>
          </table:table-cell>
          <table:table-cell table:formula="of:=[.T123]/127" office:value-type="float" office:value="0.952755905511811" calcext:value-type="float">
            <text:p>0.952755905511811</text:p>
          </table:table-cell>
          <table:table-cell table:formula="of:=POWER(2;[.T123]/127)-1" office:value-type="float" office:value="0.935566540985605" calcext:value-type="float">
            <text:p>0.935566540985605</text:p>
          </table:table-cell>
          <table:table-cell table:formula="of:=(1-[.R$3])*[.U123] + [.R$3]*[.V123]" office:value-type="float" office:value="0.94931803260657" calcext:value-type="float">
            <text:p>0.94931803260657</text:p>
          </table:table-cell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table:formula="of:=[.B124]/127*3000" office:value-type="float" office:value="2881.88976377953" calcext:value-type="float">
            <text:p>2881.88976377953</text:p>
          </table:table-cell>
          <table:table-cell table:formula="of:=POWER(2;[.B124]/[.I$2])*[.I$3]-[.I$3]" office:value-type="float" office:value="2189.06824299658" calcext:value-type="float">
            <text:p>2189.06824299658</text:p>
          </table:table-cell>
          <table:table-cell table:formula="of:=([.C124]*(1-[.I$8])+[.D124]*[.I$8])" office:value-type="float" office:value="2216.7811038279" calcext:value-type="float">
            <text:p>2216.7811038279</text:p>
          </table:table-cell>
          <table:table-cell table:formula="of:=[.B124]+POWER(2;[.B124]/[.I$10])-1" office:value-type="float" office:value="2227.63401552888" calcext:value-type="float">
            <text:p>2227.63401552888</text:p>
          </table:table-cell>
          <table:table-cell table:formula="of:=POWER(2;[.B124]/[.I$6])*[.I$7]-[.I$7]" office:value-type="float" office:value="2514.31793474974" calcext:value-type="float">
            <text:p>2514.31793474974</text:p>
          </table:table-cell>
          <table:table-cell table:number-columns-repeated="12"/>
          <table:table-cell office:value-type="float" office:value="122" calcext:value-type="float">
            <text:p>122</text:p>
          </table:table-cell>
          <table:table-cell table:formula="of:=[.T124]/127" office:value-type="float" office:value="0.960629921259843" calcext:value-type="float">
            <text:p>0.960629921259843</text:p>
          </table:table-cell>
          <table:table-cell table:formula="of:=POWER(2;[.T124]/127)-1" office:value-type="float" office:value="0.946159457333809" calcext:value-type="float">
            <text:p>0.946159457333809</text:p>
          </table:table-cell>
          <table:table-cell table:formula="of:=(1-[.R$3])*[.U124] + [.R$3]*[.V124]" office:value-type="float" office:value="0.957735828474636" calcext:value-type="float">
            <text:p>0.957735828474636</text:p>
          </table:table-cell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table:formula="of:=[.B125]/127*3000" office:value-type="float" office:value="2905.51181102362" calcext:value-type="float">
            <text:p>2905.51181102362</text:p>
          </table:table-cell>
          <table:table-cell table:formula="of:=POWER(2;[.B125]/[.I$2])*[.I$3]-[.I$3]" office:value-type="float" office:value="2331.59020792766" calcext:value-type="float">
            <text:p>2331.59020792766</text:p>
          </table:table-cell>
          <table:table-cell table:formula="of:=([.C125]*(1-[.I$8])+[.D125]*[.I$8])" office:value-type="float" office:value="2354.5470720515" calcext:value-type="float">
            <text:p>2354.5470720515</text:p>
          </table:table-cell>
          <table:table-cell table:formula="of:=[.B125]+POWER(2;[.B125]/[.I$10])-1" office:value-type="float" office:value="2365.0121492627" calcext:value-type="float">
            <text:p>2365.0121492627</text:p>
          </table:table-cell>
          <table:table-cell table:formula="of:=POWER(2;[.B125]/[.I$6])*[.I$7]-[.I$7]" office:value-type="float" office:value="2605.51849678147" calcext:value-type="float">
            <text:p>2605.51849678147</text:p>
          </table:table-cell>
          <table:table-cell table:number-columns-repeated="12"/>
          <table:table-cell office:value-type="float" office:value="123" calcext:value-type="float">
            <text:p>123</text:p>
          </table:table-cell>
          <table:table-cell table:formula="of:=[.T125]/127" office:value-type="float" office:value="0.968503937007874" calcext:value-type="float">
            <text:p>0.968503937007874</text:p>
          </table:table-cell>
          <table:table-cell table:formula="of:=POWER(2;[.T125]/127)-1" office:value-type="float" office:value="0.95681034630883" calcext:value-type="float">
            <text:p>0.95681034630883</text:p>
          </table:table-cell>
          <table:table-cell table:formula="of:=(1-[.R$3])*[.U125] + [.R$3]*[.V125]" office:value-type="float" office:value="0.966165218868065" calcext:value-type="float">
            <text:p>0.966165218868065</text:p>
          </table:table-cell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table:formula="of:=[.B126]/127*3000" office:value-type="float" office:value="2929.13385826772" calcext:value-type="float">
            <text:p>2929.13385826772</text:p>
          </table:table-cell>
          <table:table-cell table:formula="of:=POWER(2;[.B126]/[.I$2])*[.I$3]-[.I$3]" office:value-type="float" office:value="2483.38700278826" calcext:value-type="float">
            <text:p>2483.38700278826</text:p>
          </table:table-cell>
          <table:table-cell table:formula="of:=([.C126]*(1-[.I$8])+[.D126]*[.I$8])" office:value-type="float" office:value="2501.21687700744" calcext:value-type="float">
            <text:p>2501.21687700744</text:p>
          </table:table-cell>
          <table:table-cell table:formula="of:=[.B126]+POWER(2;[.B126]/[.I$10])-1" office:value-type="float" office:value="2511.21905687163" calcext:value-type="float">
            <text:p>2511.21905687163</text:p>
          </table:table-cell>
          <table:table-cell table:formula="of:=POWER(2;[.B126]/[.I$6])*[.I$7]-[.I$7]" office:value-type="float" office:value="2699.9817128751" calcext:value-type="float">
            <text:p>2699.9817128751</text:p>
          </table:table-cell>
          <table:table-cell table:number-columns-repeated="12"/>
          <table:table-cell office:value-type="float" office:value="124" calcext:value-type="float">
            <text:p>124</text:p>
          </table:table-cell>
          <table:table-cell table:formula="of:=[.T126]/127" office:value-type="float" office:value="0.976377952755906" calcext:value-type="float">
            <text:p>0.976377952755906</text:p>
          </table:table-cell>
          <table:table-cell table:formula="of:=POWER(2;[.T126]/127)-1" office:value-type="float" office:value="0.967519525181697" calcext:value-type="float">
            <text:p>0.967519525181697</text:p>
          </table:table-cell>
          <table:table-cell table:formula="of:=(1-[.R$3])*[.U126] + [.R$3]*[.V126]" office:value-type="float" office:value="0.974606267241064" calcext:value-type="float">
            <text:p>0.974606267241064</text:p>
          </table:table-cell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table:formula="of:=[.B127]/127*3000" office:value-type="float" office:value="2952.75590551181" calcext:value-type="float">
            <text:p>2952.75590551181</text:p>
          </table:table-cell>
          <table:table-cell table:formula="of:=POWER(2;[.B127]/[.I$2])*[.I$3]-[.I$3]" office:value-type="float" office:value="2645.06220100133" calcext:value-type="float">
            <text:p>2645.06220100133</text:p>
          </table:table-cell>
          <table:table-cell table:formula="of:=([.C127]*(1-[.I$8])+[.D127]*[.I$8])" office:value-type="float" office:value="2657.36994918175" calcext:value-type="float">
            <text:p>2657.36994918175</text:p>
          </table:table-cell>
          <table:table-cell table:formula="of:=[.B127]+POWER(2;[.B127]/[.I$10])-1" office:value-type="float" office:value="2666.82629074463" calcext:value-type="float">
            <text:p>2666.82629074463</text:p>
          </table:table-cell>
          <table:table-cell table:formula="of:=POWER(2;[.B127]/[.I$6])*[.I$7]-[.I$7]" office:value-type="float" office:value="2797.82430283247" calcext:value-type="float">
            <text:p>2797.82430283247</text:p>
          </table:table-cell>
          <table:table-cell table:number-columns-repeated="12"/>
          <table:table-cell office:value-type="float" office:value="125" calcext:value-type="float">
            <text:p>125</text:p>
          </table:table-cell>
          <table:table-cell table:formula="of:=[.T127]/127" office:value-type="float" office:value="0.984251968503937" calcext:value-type="float">
            <text:p>0.984251968503937</text:p>
          </table:table-cell>
          <table:table-cell table:formula="of:=POWER(2;[.T127]/127)-1" office:value-type="float" office:value="0.978287312959789" calcext:value-type="float">
            <text:p>0.978287312959789</text:p>
          </table:table-cell>
          <table:table-cell table:formula="of:=(1-[.R$3])*[.U127] + [.R$3]*[.V127]" office:value-type="float" office:value="0.983059037395107" calcext:value-type="float">
            <text:p>0.983059037395107</text:p>
          </table:table-cell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table:formula="of:=[.B128]/127*3000" office:value-type="float" office:value="2976.37795275591" calcext:value-type="float">
            <text:p>2976.37795275591</text:p>
          </table:table-cell>
          <table:table-cell table:formula="of:=POWER(2;[.B128]/[.I$2])*[.I$3]-[.I$3]" office:value-type="float" office:value="2817.25865443265" calcext:value-type="float">
            <text:p>2817.25865443265</text:p>
          </table:table-cell>
          <table:table-cell table:formula="of:=([.C128]*(1-[.I$8])+[.D128]*[.I$8])" office:value-type="float" office:value="2823.62342636558" calcext:value-type="float">
            <text:p>2823.62342636558</text:p>
          </table:table-cell>
          <table:table-cell table:formula="of:=[.B128]+POWER(2;[.B128]/[.I$10])-1" office:value-type="float" office:value="2832.44240412015" calcext:value-type="float">
            <text:p>2832.44240412015</text:p>
          </table:table-cell>
          <table:table-cell table:formula="of:=POWER(2;[.B128]/[.I$6])*[.I$7]-[.I$7]" office:value-type="float" office:value="2899.16716204741" calcext:value-type="float">
            <text:p>2899.16716204741</text:p>
          </table:table-cell>
          <table:table-cell table:number-columns-repeated="12"/>
          <table:table-cell office:value-type="float" office:value="126" calcext:value-type="float">
            <text:p>126</text:p>
          </table:table-cell>
          <table:table-cell table:formula="of:=[.T128]/127" office:value-type="float" office:value="0.992125984251969" calcext:value-type="float">
            <text:p>0.992125984251969</text:p>
          </table:table-cell>
          <table:table-cell table:formula="of:=POWER(2;[.T128]/127)-1" office:value-type="float" office:value="0.989114030396342" calcext:value-type="float">
            <text:p>0.989114030396342</text:p>
          </table:table-cell>
          <table:table-cell table:formula="of:=(1-[.R$3])*[.U128] + [.R$3]*[.V128]" office:value-type="float" office:value="0.991523593480843" calcext:value-type="float">
            <text:p>0.991523593480843</text:p>
          </table:table-cell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table:formula="of:=[.B129]/127*3000" office:value-type="float" office:value="3000" calcext:value-type="float">
            <text:p>3000</text:p>
          </table:table-cell>
          <table:table-cell table:formula="of:=POWER(2;[.B129]/[.I$2])*[.I$3]-[.I$3]" office:value-type="float" office:value="3000.66104949418" calcext:value-type="float">
            <text:p>3000.66104949418</text:p>
          </table:table-cell>
          <table:table-cell table:formula="of:=([.C129]*(1-[.I$8])+[.D129]*[.I$8])" office:value-type="float" office:value="3000.63460751441" calcext:value-type="float">
            <text:p>3000.63460751441</text:p>
          </table:table-cell>
          <table:table-cell table:formula="of:=[.B129]+POWER(2;[.B129]/[.I$10])-1" office:value-type="float" office:value="3008.71534642714" calcext:value-type="float">
            <text:p>3008.71534642714</text:p>
          </table:table-cell>
          <table:table-cell table:formula="of:=POWER(2;[.B129]/[.I$6])*[.I$7]-[.I$7]" office:value-type="float" office:value="3004.1355108854" calcext:value-type="float">
            <text:p>3004.1355108854</text:p>
          </table:table-cell>
          <table:table-cell table:number-columns-repeated="12"/>
          <table:table-cell office:value-type="float" office:value="127" calcext:value-type="float">
            <text:p>127</text:p>
          </table:table-cell>
          <table:table-cell table:formula="of:=[.T129]/127" office:value-type="float" office:value="1" calcext:value-type="float">
            <text:p>1</text:p>
          </table:table-cell>
          <table:table-cell table:formula="of:=POWER(2;[.T129]/127)-1" office:value-type="float" office:value="1" calcext:value-type="float">
            <text:p>1</text:p>
          </table:table-cell>
          <table:table-cell table:formula="of:=(1-[.R$3])*[.U129] + [.R$3]*[.V129]" office:value-type="float" office:value="1" calcext:value-type="float">
            <text:p>1</text:p>
          </table:table-cell>
        </table:table-row>
        <table:table-row table:style-name="ro1" table:number-rows-repeated="29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log</text:p>
          </table:table-cell>
          <table:table-cell office:value-type="string" calcext:value-type="string">
            <text:p>lin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POWER(10;[.B160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POWER(10;[.B161])" office:value-type="float" office:value="1000" calcext:value-type="float">
            <text:p>1000</text:p>
          </table:table-cell>
          <table:table-cell table:number-columns-repeated="20"/>
        </table:table-row>
        <table:table-row table:style-name="ro1">
          <table:table-cell/>
          <table:table-cell table:formula="of:=3*126/127" office:value-type="float" office:value="2.97637795275591" calcext:value-type="float">
            <text:p>2.97637795275591</text:p>
          </table:table-cell>
          <table:table-cell table:formula="of:=POWER(10;[.B162])" office:value-type="float" office:value="947.061000077224" calcext:value-type="float">
            <text:p>947.061000077224</text:p>
          </table:table-cell>
          <table:table-cell table:formula="of:=1000*126/127" office:value-type="float" office:value="992.125984251969" calcext:value-type="float">
            <text:p>992.125984251969</text:p>
          </table:table-cell>
          <table:table-cell table:number-columns-repeated="1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3*[.A163]/127" office:value-type="float" office:value="1.51181102362205" calcext:value-type="float">
            <text:p>1.51181102362205</text:p>
          </table:table-cell>
          <table:table-cell table:formula="of:=POWER(10;[.B163])" office:value-type="float" office:value="32.4945871559184" calcext:value-type="float">
            <text:p>32.4945871559184</text:p>
          </table:table-cell>
          <table:table-cell table:formula="of:=1000*[.A163]/127" office:value-type="float" office:value="503.937007874016" calcext:value-type="float">
            <text:p>503.937007874016</text:p>
          </table:table-cell>
          <table:table-cell table:number-columns-repeated="19"/>
        </table:table-row>
      </table:table>
      <table:table table:name="easy-curve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ase10</text:p>
          </table:table-cell>
          <table:table-cell table:formula="of:=LOG10([.B3]-[.B2]+1)" office:value-type="float" office:value="3.99567906051162" calcext:value-type="float">
            <text:p>3.99567906051162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lindist</text:p>
          </table:table-cell>
          <table:table-cell table:formula="of:=([.B3]-[.B2])" office:value-type="float" office:value="9900" calcext:value-type="float">
            <text:p>9900</text:p>
          </table:table-cell>
          <table:table-cell/>
        </table:table-row>
        <table:table-row table:style-name="ro1">
          <table:table-cell office:value-type="string" calcext:value-type="string">
            <text:p>logmix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linpart</text:p>
          </table:table-cell>
          <table:table-cell office:value-type="string" calcext:value-type="string">
            <text:p>exppart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Backw-lo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]/127" office:value-type="float" office:value="0" calcext:value-type="float">
            <text:p>0</text:p>
          </table:table-cell>
          <table:table-cell table:formula="of:=[.B10]*[.E$3]+[.B$2]" office:value-type="float" office:value="100" calcext:value-type="float">
            <text:p>100</text:p>
          </table:table-cell>
          <table:table-cell table:formula="of:=POWER(10;[.E$2]*[.B10])-1+[.B$2]" office:value-type="float" office:value="100" calcext:value-type="float">
            <text:p>100</text:p>
          </table:table-cell>
          <table:table-cell table:formula="of:=[.C10]*(1-[.B$4])+[.D10]*[.B$4]" office:value-type="float" office:value="100" calcext:value-type="float">
            <text:p>100</text:p>
          </table:table-cell>
          <table:table-cell table:formula="of:=[.E10]-[.C10]*[.B4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]/127" office:value-type="float" office:value="0.0078740157480315" calcext:value-type="float">
            <text:p>0.0078740157480315</text:p>
          </table:table-cell>
          <table:table-cell table:formula="of:=[.B11]*[.E$3]+[.B$2]" office:value-type="float" office:value="177.952755905512" calcext:value-type="float">
            <text:p>177.952755905512</text:p>
          </table:table-cell>
          <table:table-cell table:formula="of:=POWER(10;[.E$2]*[.B11])-1+[.B$2]" office:value-type="float" office:value="100.075132622724" calcext:value-type="float">
            <text:p>100.075132622724</text:p>
          </table:table-cell>
          <table:table-cell table:formula="of:=[.C11]*(1-[.B$4])+[.D11]*[.B$4]" office:value-type="float" office:value="139.013944264118" calcext:value-type="float">
            <text:p>139.01394426411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12]/127" office:value-type="float" office:value="0.251968503937008" calcext:value-type="float">
            <text:p>0.251968503937008</text:p>
          </table:table-cell>
          <table:table-cell table:formula="of:=[.B12]*[.E$3]+[.B$2]" office:value-type="float" office:value="2594.48818897638" calcext:value-type="float">
            <text:p>2594.48818897638</text:p>
          </table:table-cell>
          <table:table-cell table:formula="of:=POWER(10;[.E$2]*[.B12])-1+[.B$2]" office:value-type="float" office:value="109.157463609677" calcext:value-type="float">
            <text:p>109.157463609677</text:p>
          </table:table-cell>
          <table:table-cell table:formula="of:=[.C12]*(1-[.B$4])+[.D12]*[.B$4]" office:value-type="float" office:value="1351.82282629303" calcext:value-type="float">
            <text:p>1351.8228262930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13]/127" office:value-type="float" office:value="0.503937007874016" calcext:value-type="float">
            <text:p>0.503937007874016</text:p>
          </table:table-cell>
          <table:table-cell table:formula="of:=[.B13]*[.E$3]+[.B$2]" office:value-type="float" office:value="5088.97637795276" calcext:value-type="float">
            <text:p>5088.97637795276</text:p>
          </table:table-cell>
          <table:table-cell table:formula="of:=POWER(10;[.E$2]*[.B13])-1+[.B$2]" office:value-type="float" office:value="202.174066981915" calcext:value-type="float">
            <text:p>202.174066981915</text:p>
          </table:table-cell>
          <table:table-cell table:formula="of:=[.C13]*(1-[.B$4])+[.D13]*[.B$4]" office:value-type="float" office:value="2645.57522246734" calcext:value-type="float">
            <text:p>2645.5752224673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4]/127" office:value-type="float" office:value="1" calcext:value-type="float">
            <text:p>1</text:p>
          </table:table-cell>
          <table:table-cell table:formula="of:=[.B14]*[.E$3]+[.B$2]" office:value-type="float" office:value="10000" calcext:value-type="float">
            <text:p>10000</text:p>
          </table:table-cell>
          <table:table-cell table:formula="of:=POWER(10;[.E$2]*[.B14])-1+[.B$2]" office:value-type="float" office:value="10000" calcext:value-type="float">
            <text:p>10000</text:p>
          </table:table-cell>
          <table:table-cell table:formula="of:=[.C14]*(1-[.B$4])+[.D14]*[.B$4]" office:value-type="float" office:value="10000" calcext:value-type="float">
            <text:p>10000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nope, won’t work.</text:p>
          </table:table-cell>
          <table:table-cell table:number-columns-repeated="5"/>
        </table:table-row>
      </table:table>
      <table:table table:name="swing" table:style-name="ta1">
        <table:shapes>
          <draw:frame draw:z-index="0" draw:style-name="gr1" draw:text-style-name="P1" svg:width="15.999cm" svg:height="8.999cm" svg:x="26.8cm" svg:y="0.685cm">
            <draw:object draw:notify-on-update-of-ranges="swing.I1:swing.I1 swing.I2:swing.I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.021cm" svg:height="9.005cm" svg:x="27.914cm" svg:y="14.715cm">
            <draw:object draw:notify-on-update-of-ranges="swing.H32:swing.H5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wingCycle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step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ad/2</text:p>
          </table:table-cell>
          <table:table-cell office:value-type="string" calcext:value-type="string">
            <text:p>sin2</text:p>
          </table:table-cell>
          <table:table-cell table:number-columns-repeated="3"/>
          <table:table-cell table:style-name="ce1" office:value-type="string" calcext:value-type="string">
            <text:p>Time to tick – used to place recorded note in correct pulse</text:p>
          </table:table-cell>
        </table:table-row>
        <table:table-row table:style-name="ro1">
          <table:table-cell office:value-type="string" calcext:value-type="string">
            <text:p>swingDepth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]/24*[.B$1]" office:value-type="float" office:value="0" calcext:value-type="float">
            <text:p>0</text:p>
          </table:table-cell>
          <table:table-cell table:formula="of:=[.E2]/180*PI()" office:value-type="float" office:value="0" calcext:value-type="float">
            <text:p>0</text:p>
          </table:table-cell>
          <table:table-cell table:formula="of:=IF([.E2]&lt;[.B$4];([.E2]/[.B$4]))" office:value-type="float" office:value="0" calcext:value-type="float">
            <text:p>0</text:p>
          </table:table-cell>
          <table:table-cell table:formula="of:=[.G2]/2*PI()" office:value-type="float" office:value="0" calcext:value-type="float">
            <text:p>0</text:p>
          </table:table-cell>
          <table:table-cell table:formula="of:=SIN([.H2])*SIN([.H2])*[.B$5]" office:value-type="float" office:value="0" calcext:value-type="float">
            <text:p>0</text:p>
          </table:table-cell>
          <table:table-cell table:formula="of:=[.E2]-[.I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D3]/24*[.B$1]" office:value-type="float" office:value="15" calcext:value-type="float">
            <text:p>15</text:p>
          </table:table-cell>
          <table:table-cell/>
          <table:table-cell table:formula="of:=IF([.E3]&lt;[.B$4];([.E3]/[.B$4]);1-([.E3]-[.B$4])/([.B$1]-[.B$4]))" office:value-type="float" office:value="0.06265664160401" calcext:value-type="float">
            <text:p>0.06265664160401</text:p>
          </table:table-cell>
          <table:table-cell table:formula="of:=[.G3]/2*PI()" office:value-type="float" office:value="0.0984208224808832" calcext:value-type="float">
            <text:p>0.0984208224808832</text:p>
          </table:table-cell>
          <table:table-cell table:formula="of:=SIN([.H3])*SIN([.H3])*[.B$5]" office:value-type="float" office:value="0.573532040049067" calcext:value-type="float">
            <text:p>0.5735320400490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ng turn</text:p>
          </table:table-cell>
          <table:table-cell table:formula="of:=[.B1]/2+[.B2]*[.B1]/4" office:value-type="float" office:value="239.4" calcext:value-type="float">
            <text:p>239.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4]/24*[.B$1]" office:value-type="float" office:value="30" calcext:value-type="float">
            <text:p>30</text:p>
          </table:table-cell>
          <table:table-cell/>
          <table:table-cell table:formula="of:=IF([.E4]&lt;[.B$4];([.E4]/[.B$4]);1-([.E4]-[.B$4])/([.B$1]-[.B$4]))" office:value-type="float" office:value="0.12531328320802" calcext:value-type="float">
            <text:p>0.12531328320802</text:p>
          </table:table-cell>
          <table:table-cell table:formula="of:=[.G4]/2*PI()" office:value-type="float" office:value="0.196841644961766" calcext:value-type="float">
            <text:p>0.196841644961766</text:p>
          </table:table-cell>
          <table:table-cell table:formula="of:=SIN([.H4])*SIN([.H4])*[.B$5]" office:value-type="float" office:value="2.27197738572065" calcext:value-type="float">
            <text:p>2.271977385720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lag</text:p>
          </table:table-cell>
          <table:table-cell table:formula="of:=[.B4]-[.B1]/2" office:value-type="float" office:value="59.4" calcext:value-type="float">
            <text:p>59.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5]/24*[.B$1]" office:value-type="float" office:value="45" calcext:value-type="float">
            <text:p>45</text:p>
          </table:table-cell>
          <table:table-cell/>
          <table:table-cell table:formula="of:=IF([.E5]&lt;[.B$4];([.E5]/[.B$4]);1-([.E5]-[.B$4])/([.B$1]-[.B$4]))" office:value-type="float" office:value="0.18796992481203" calcext:value-type="float">
            <text:p>0.18796992481203</text:p>
          </table:table-cell>
          <table:table-cell table:formula="of:=[.G5]/2*PI()" office:value-type="float" office:value="0.29526246744265" calcext:value-type="float">
            <text:p>0.29526246744265</text:p>
          </table:table-cell>
          <table:table-cell table:formula="of:=SIN([.H5])*SIN([.H5])*[.B$5]" office:value-type="float" office:value="5.02973921384878" calcext:value-type="float">
            <text:p>5.0297392138487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[.D6]/24*[.B$1]" office:value-type="float" office:value="60" calcext:value-type="float">
            <text:p>60</text:p>
          </table:table-cell>
          <table:table-cell/>
          <table:table-cell table:formula="of:=IF([.E6]&lt;[.B$4];([.E6]/[.B$4]);1-([.E6]-[.B$4])/([.B$1]-[.B$4]))" office:value-type="float" office:value="0.25062656641604" calcext:value-type="float">
            <text:p>0.25062656641604</text:p>
          </table:table-cell>
          <table:table-cell table:formula="of:=[.G6]/2*PI()" office:value-type="float" office:value="0.393683289923533" calcext:value-type="float">
            <text:p>0.393683289923533</text:p>
          </table:table-cell>
          <table:table-cell table:formula="of:=SIN([.H6])*SIN([.H6])*[.B$5]" office:value-type="float" office:value="8.74030811249702" calcext:value-type="float">
            <text:p>8.7403081124970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[.D7]/24*[.B$1]" office:value-type="float" office:value="75" calcext:value-type="float">
            <text:p>75</text:p>
          </table:table-cell>
          <table:table-cell/>
          <table:table-cell table:formula="of:=IF([.E7]&lt;[.B$4];([.E7]/[.B$4]);1-([.E7]-[.B$4])/([.B$1]-[.B$4]))" office:value-type="float" office:value="0.31328320802005" calcext:value-type="float">
            <text:p>0.31328320802005</text:p>
          </table:table-cell>
          <table:table-cell table:formula="of:=[.G7]/2*PI()" office:value-type="float" office:value="0.492104112404416" calcext:value-type="float">
            <text:p>0.492104112404416</text:p>
          </table:table-cell>
          <table:table-cell table:formula="of:=SIN([.H7])*SIN([.H7])*[.B$5]" office:value-type="float" office:value="13.2603756540435" calcext:value-type="float">
            <text:p>13.260375654043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[.D8]/24*[.B$1]" office:value-type="float" office:value="90" calcext:value-type="float">
            <text:p>90</text:p>
          </table:table-cell>
          <table:table-cell/>
          <table:table-cell table:formula="of:=IF([.E8]&lt;[.B$4];([.E8]/[.B$4]);1-([.E8]-[.B$4])/([.B$1]-[.B$4]))" office:value-type="float" office:value="0.37593984962406" calcext:value-type="float">
            <text:p>0.37593984962406</text:p>
          </table:table-cell>
          <table:table-cell table:formula="of:=[.G8]/2*PI()" office:value-type="float" office:value="0.590524934885299" calcext:value-type="float">
            <text:p>0.590524934885299</text:p>
          </table:table-cell>
          <table:table-cell table:formula="of:=SIN([.H8])*SIN([.H8])*[.B$5]" office:value-type="float" office:value="18.4153692083023" calcext:value-type="float">
            <text:p>18.4153692083023</text:p>
          </table:table-cell>
          <table:table-cell office:value-type="string" calcext:value-type="string">
            <text:p>? how can i look forward?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[.D9]/24*[.B$1]" office:value-type="float" office:value="105" calcext:value-type="float">
            <text:p>105</text:p>
          </table:table-cell>
          <table:table-cell/>
          <table:table-cell table:formula="of:=IF([.E9]&lt;[.B$4];([.E9]/[.B$4]);1-([.E9]-[.B$4])/([.B$1]-[.B$4]))" office:value-type="float" office:value="0.43859649122807" calcext:value-type="float">
            <text:p>0.43859649122807</text:p>
          </table:table-cell>
          <table:table-cell table:formula="of:=[.G9]/2*PI()" office:value-type="float" office:value="0.688945757366183" calcext:value-type="float">
            <text:p>0.688945757366183</text:p>
          </table:table-cell>
          <table:table-cell table:formula="of:=SIN([.H9])*SIN([.H9])*[.B$5]" office:value-type="float" office:value="24.006194231865" calcext:value-type="float">
            <text:p>24.00619423186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[.D10]/24*[.B$1]" office:value-type="float" office:value="120" calcext:value-type="float">
            <text:p>120</text:p>
          </table:table-cell>
          <table:table-cell/>
          <table:table-cell table:formula="of:=IF([.E10]&lt;[.B$4];([.E10]/[.B$4]);1-([.E10]-[.B$4])/([.B$1]-[.B$4]))" office:value-type="float" office:value="0.50125313283208" calcext:value-type="float">
            <text:p>0.50125313283208</text:p>
          </table:table-cell>
          <table:table-cell table:formula="of:=[.G10]/2*PI()" office:value-type="float" office:value="0.787366579847066" calcext:value-type="float">
            <text:p>0.787366579847066</text:p>
          </table:table-cell>
          <table:table-cell table:formula="of:=SIN([.H10])*SIN([.H10])*[.B$5]" office:value-type="float" office:value="29.8169236350803" calcext:value-type="float">
            <text:p>29.8169236350803</text:p>
          </table:table-cell>
          <table:table-cell table:formula="of:=[.E10]-[.I10]" office:value-type="float" office:value="90.1830763649197" calcext:value-type="float">
            <text:p>90.18307636491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[.D11]/24*[.B$1]" office:value-type="float" office:value="135" calcext:value-type="float">
            <text:p>135</text:p>
          </table:table-cell>
          <table:table-cell/>
          <table:table-cell table:formula="of:=IF([.E11]&lt;[.B$4];([.E11]/[.B$4]);1-([.E11]-[.B$4])/([.B$1]-[.B$4]))" office:value-type="float" office:value="0.56390977443609" calcext:value-type="float">
            <text:p>0.56390977443609</text:p>
          </table:table-cell>
          <table:table-cell table:formula="of:=[.G11]/2*PI()" office:value-type="float" office:value="0.885787402327949" calcext:value-type="float">
            <text:p>0.885787402327949</text:p>
          </table:table-cell>
          <table:table-cell table:formula="of:=SIN([.H11])*SIN([.H11])*[.B$5]" office:value-type="float" office:value="35.6231372503523" calcext:value-type="float">
            <text:p>35.623137250352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.D12]/24*[.B$1]" office:value-type="float" office:value="150" calcext:value-type="float">
            <text:p>150</text:p>
          </table:table-cell>
          <table:table-cell/>
          <table:table-cell table:formula="of:=IF([.E12]&lt;[.B$4];([.E12]/[.B$4]);1-([.E12]-[.B$4])/([.B$1]-[.B$4]))" office:value-type="float" office:value="0.6265664160401" calcext:value-type="float">
            <text:p>0.6265664160401</text:p>
          </table:table-cell>
          <table:table-cell table:formula="of:=[.G12]/2*PI()" office:value-type="float" office:value="0.984208224808832" calcext:value-type="float">
            <text:p>0.984208224808832</text:p>
          </table:table-cell>
          <table:table-cell table:formula="of:=SIN([.H12])*SIN([.H12])*[.B$5]" office:value-type="float" office:value="41.20058931743" calcext:value-type="float">
            <text:p>41.2005893174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[.D13]/24*[.B$1]" office:value-type="float" office:value="165" calcext:value-type="float">
            <text:p>165</text:p>
          </table:table-cell>
          <table:table-cell/>
          <table:table-cell table:formula="of:=IF([.E13]&lt;[.B$4];([.E13]/[.B$4]);1-([.E13]-[.B$4])/([.B$1]-[.B$4]))" office:value-type="float" office:value="0.68922305764411" calcext:value-type="float">
            <text:p>0.68922305764411</text:p>
          </table:table-cell>
          <table:table-cell table:formula="of:=[.G13]/2*PI()" office:value-type="float" office:value="1.08262904728972" calcext:value-type="float">
            <text:p>1.08262904728972</text:p>
          </table:table-cell>
          <table:table-cell table:formula="of:=SIN([.H13])*SIN([.H13])*[.B$5]" office:value-type="float" office:value="46.3338692327911" calcext:value-type="float">
            <text:p>46.3338692327911</text:p>
          </table:table-cell>
          <table:table-cell office:value-type="string" calcext:value-type="string">
            <text:p>120ish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[.D14]/24*[.B$1]" office:value-type="float" office:value="180" calcext:value-type="float">
            <text:p>180</text:p>
          </table:table-cell>
          <table:table-cell/>
          <table:table-cell table:formula="of:=IF([.E14]&lt;[.B$4];([.E14]/[.B$4]);1-([.E14]-[.B$4])/([.B$1]-[.B$4]))" office:value-type="float" office:value="0.75187969924812" calcext:value-type="float">
            <text:p>0.75187969924812</text:p>
          </table:table-cell>
          <table:table-cell table:formula="of:=[.G14]/2*PI()" office:value-type="float" office:value="1.1810498697706" calcext:value-type="float">
            <text:p>1.1810498697706</text:p>
          </table:table-cell>
          <table:table-cell table:formula="of:=SIN([.H14])*SIN([.H14])*[.B$5]" office:value-type="float" office:value="50.824721070375" calcext:value-type="float">
            <text:p>50.82472107037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[.D15]/24*[.B$1]" office:value-type="float" office:value="195" calcext:value-type="float">
            <text:p>195</text:p>
          </table:table-cell>
          <table:table-cell/>
          <table:table-cell table:formula="of:=IF([.E15]&lt;[.B$4];([.E15]/[.B$4]);1-([.E15]-[.B$4])/([.B$1]-[.B$4]))" office:value-type="float" office:value="0.81453634085213" calcext:value-type="float">
            <text:p>0.81453634085213</text:p>
          </table:table-cell>
          <table:table-cell table:formula="of:=[.G15]/2*PI()" office:value-type="float" office:value="1.27947069225148" calcext:value-type="float">
            <text:p>1.27947069225148</text:p>
          </table:table-cell>
          <table:table-cell table:formula="of:=SIN([.H15])*SIN([.H15])*[.B$5]" office:value-type="float" office:value="54.4997005597461" calcext:value-type="float">
            <text:p>54.499700559746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[.D16]/24*[.B$1]" office:value-type="float" office:value="210" calcext:value-type="float">
            <text:p>210</text:p>
          </table:table-cell>
          <table:table-cell/>
          <table:table-cell table:formula="of:=IF([.E16]&lt;[.B$4];([.E16]/[.B$4]);1-([.E16]-[.B$4])/([.B$1]-[.B$4]))" office:value-type="float" office:value="0.87719298245614" calcext:value-type="float">
            <text:p>0.87719298245614</text:p>
          </table:table-cell>
          <table:table-cell table:formula="of:=[.G16]/2*PI()" office:value-type="float" office:value="1.37789151473237" calcext:value-type="float">
            <text:p>1.37789151473237</text:p>
          </table:table-cell>
          <table:table-cell table:formula="of:=SIN([.H16])*SIN([.H16])*[.B$5]" office:value-type="float" office:value="57.2168737962796" calcext:value-type="float">
            <text:p>57.21687379627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[.D17]/24*[.B$1]" office:value-type="float" office:value="225" calcext:value-type="float">
            <text:p>225</text:p>
          </table:table-cell>
          <table:table-cell/>
          <table:table-cell table:formula="of:=IF([.E17]&lt;[.B$4];([.E17]/[.B$4]);1-([.E17]-[.B$4])/([.B$1]-[.B$4]))" office:value-type="float" office:value="0.93984962406015" calcext:value-type="float">
            <text:p>0.93984962406015</text:p>
          </table:table-cell>
          <table:table-cell table:formula="of:=[.G17]/2*PI()" office:value-type="float" office:value="1.47631233721325" calcext:value-type="float">
            <text:p>1.47631233721325</text:p>
          </table:table-cell>
          <table:table-cell table:formula="of:=SIN([.H17])*SIN([.H17])*[.B$5]" office:value-type="float" office:value="58.8712989678871" calcext:value-type="float">
            <text:p>58.871298967887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[.D18]/24*[.B$1]" office:value-type="float" office:value="240" calcext:value-type="float">
            <text:p>240</text:p>
          </table:table-cell>
          <table:table-cell/>
          <table:table-cell table:formula="of:=IF([.E18]&lt;[.B$4];([.E18]/[.B$4]);1-([.E18]-[.B$4])/([.B$1]-[.B$4]))" office:value-type="float" office:value="0.995024875621891" calcext:value-type="float">
            <text:p>0.995024875621891</text:p>
          </table:table-cell>
          <table:table-cell table:formula="of:=[.G18]/2*PI()" office:value-type="float" office:value="1.56298141969641" calcext:value-type="float">
            <text:p>1.56298141969641</text:p>
          </table:table-cell>
          <table:table-cell table:formula="of:=SIN([.H18])*SIN([.H18])*[.B$5]" office:value-type="float" office:value="59.3963723511374" calcext:value-type="float">
            <text:p>59.3963723511374</text:p>
          </table:table-cell>
          <table:table-cell table:formula="of:=[.E18]-[.I18]" office:value-type="float" office:value="180.603627648863" calcext:value-type="float">
            <text:p>180.6036276488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[.D19]/24*[.B$1]" office:value-type="float" office:value="255" calcext:value-type="float">
            <text:p>255</text:p>
          </table:table-cell>
          <table:table-cell/>
          <table:table-cell table:formula="of:=IF([.E19]&lt;[.B$4];([.E19]/[.B$4]);1-([.E19]-[.B$4])/([.B$1]-[.B$4]))" office:value-type="float" office:value="0.870646766169154" calcext:value-type="float">
            <text:p>0.870646766169154</text:p>
          </table:table-cell>
          <table:table-cell table:formula="of:=[.G19]/2*PI()" office:value-type="float" office:value="1.36760874223436" calcext:value-type="float">
            <text:p>1.36760874223436</text:p>
          </table:table-cell>
          <table:table-cell table:formula="of:=SIN([.H19])*SIN([.H19])*[.B$5]" office:value-type="float" office:value="56.9812226697919" calcext:value-type="float">
            <text:p>56.98122266979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[.D20]/24*[.B$1]" office:value-type="float" office:value="270" calcext:value-type="float">
            <text:p>270</text:p>
          </table:table-cell>
          <table:table-cell/>
          <table:table-cell table:formula="of:=IF([.E20]&lt;[.B$4];([.E20]/[.B$4]);1-([.E20]-[.B$4])/([.B$1]-[.B$4]))" office:value-type="float" office:value="0.746268656716418" calcext:value-type="float">
            <text:p>0.746268656716418</text:p>
          </table:table-cell>
          <table:table-cell table:formula="of:=[.G20]/2*PI()" office:value-type="float" office:value="1.17223606477231" calcext:value-type="float">
            <text:p>1.17223606477231</text:p>
          </table:table-cell>
          <table:table-cell table:formula="of:=SIN([.H20])*SIN([.H20])*[.B$5]" office:value-type="float" office:value="50.4534520050316" calcext:value-type="float">
            <text:p>50.453452005031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[.D21]/24*[.B$1]" office:value-type="float" office:value="285" calcext:value-type="float">
            <text:p>285</text:p>
          </table:table-cell>
          <table:table-cell/>
          <table:table-cell table:formula="of:=IF([.E21]&lt;[.B$4];([.E21]/[.B$4]);1-([.E21]-[.B$4])/([.B$1]-[.B$4]))" office:value-type="float" office:value="0.621890547263682" calcext:value-type="float">
            <text:p>0.621890547263682</text:p>
          </table:table-cell>
          <table:table-cell table:formula="of:=[.G21]/2*PI()" office:value-type="float" office:value="0.976863387310259" calcext:value-type="float">
            <text:p>0.976863387310259</text:p>
          </table:table-cell>
          <table:table-cell table:formula="of:=SIN([.H21])*SIN([.H21])*[.B$5]" office:value-type="float" office:value="40.7971162012647" calcext:value-type="float">
            <text:p>40.7971162012647</text:p>
          </table:table-cell>
          <table:table-cell office:value-type="string" calcext:value-type="string">
            <text:p>243ish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[.D22]/24*[.B$1]" office:value-type="float" office:value="300" calcext:value-type="float">
            <text:p>300</text:p>
          </table:table-cell>
          <table:table-cell/>
          <table:table-cell table:formula="of:=IF([.E22]&lt;[.B$4];([.E22]/[.B$4]);1-([.E22]-[.B$4])/([.B$1]-[.B$4]))" office:value-type="float" office:value="0.497512437810945" calcext:value-type="float">
            <text:p>0.497512437810945</text:p>
          </table:table-cell>
          <table:table-cell table:formula="of:=[.G22]/2*PI()" office:value-type="float" office:value="0.781490709848207" calcext:value-type="float">
            <text:p>0.781490709848207</text:p>
          </table:table-cell>
          <table:table-cell table:formula="of:=SIN([.H22])*SIN([.H22])*[.B$5]" office:value-type="float" office:value="29.4678996216942" calcext:value-type="float">
            <text:p>29.4678996216942</text:p>
          </table:table-cell>
          <table:table-cell table:formula="of:=[.E22]-[.I22]" office:value-type="float" office:value="270.532100378306" calcext:value-type="float">
            <text:p>270.5321003783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[.D23]/24*[.B$1]" office:value-type="float" office:value="315" calcext:value-type="float">
            <text:p>315</text:p>
          </table:table-cell>
          <table:table-cell/>
          <table:table-cell table:formula="of:=IF([.E23]&lt;[.B$4];([.E23]/[.B$4]);1-([.E23]-[.B$4])/([.B$1]-[.B$4]))" office:value-type="float" office:value="0.373134328358209" calcext:value-type="float">
            <text:p>0.373134328358209</text:p>
          </table:table-cell>
          <table:table-cell table:formula="of:=[.G23]/2*PI()" office:value-type="float" office:value="0.586118032386155" calcext:value-type="float">
            <text:p>0.586118032386155</text:p>
          </table:table-cell>
          <table:table-cell table:formula="of:=SIN([.H23])*SIN([.H23])*[.B$5]" office:value-type="float" office:value="18.1736719756342" calcext:value-type="float">
            <text:p>18.173671975634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[.D24]/24*[.B$1]" office:value-type="float" office:value="330" calcext:value-type="float">
            <text:p>330</text:p>
          </table:table-cell>
          <table:table-cell/>
          <table:table-cell table:formula="of:=IF([.E24]&lt;[.B$4];([.E24]/[.B$4]);1-([.E24]-[.B$4])/([.B$1]-[.B$4]))" office:value-type="float" office:value="0.248756218905473" calcext:value-type="float">
            <text:p>0.248756218905473</text:p>
          </table:table-cell>
          <table:table-cell table:formula="of:=[.G24]/2*PI()" office:value-type="float" office:value="0.390745354924104" calcext:value-type="float">
            <text:p>0.390745354924104</text:p>
          </table:table-cell>
          <table:table-cell table:formula="of:=SIN([.H24])*SIN([.H24])*[.B$5]" office:value-type="float" office:value="8.61702842059874" calcext:value-type="float">
            <text:p>8.617028420598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[.D25]/24*[.B$1]" office:value-type="float" office:value="345" calcext:value-type="float">
            <text:p>345</text:p>
          </table:table-cell>
          <table:table-cell/>
          <table:table-cell table:formula="of:=IF([.E25]&lt;[.B$4];([.E25]/[.B$4]);1-([.E25]-[.B$4])/([.B$1]-[.B$4]))" office:value-type="float" office:value="0.124378109452736" calcext:value-type="float">
            <text:p>0.124378109452736</text:p>
          </table:table-cell>
          <table:table-cell table:formula="of:=[.G25]/2*PI()" office:value-type="float" office:value="0.195372677462052" calcext:value-type="float">
            <text:p>0.195372677462052</text:p>
          </table:table-cell>
          <table:table-cell table:formula="of:=SIN([.H25])*SIN([.H25])*[.B$5]" office:value-type="float" office:value="2.23862479856282" calcext:value-type="float">
            <text:p>2.2386247985628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[.D26]/24*[.B$1]" office:value-type="float" office:value="360" calcext:value-type="float">
            <text:p>360</text:p>
          </table:table-cell>
          <table:table-cell/>
          <table:table-cell table:formula="of:=IF([.E26]&lt;[.B$4];([.E26]/[.B$4]);1-([.E26]-[.B$4])/([.B$1]-[.B$4]))" office:value-type="float" office:value="0" calcext:value-type="float">
            <text:p>0</text:p>
          </table:table-cell>
          <table:table-cell table:formula="of:=[.G26]/2*PI()" office:value-type="float" office:value="0" calcext:value-type="float">
            <text:p>0</text:p>
          </table:table-cell>
          <table:table-cell table:formula="of:=SIN([.H26])*SIN([.H26])*[.B$5]" office:value-type="float" office:value="0" calcext:value-type="float">
            <text:p>0</text:p>
          </table:table-cell>
          <table:table-cell table:formula="of:=[.E26]-[.I26]" office:value-type="float" office:value="360" calcext:value-type="float">
            <text:p>360</text:p>
          </table:table-cell>
          <table:table-cell table:number-columns-repeated="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step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2*max</text:p>
          </table:table-cell>
          <table:table-cell office:value-type="string" calcext:value-type="string">
            <text:p>sum</text:p>
          </table:table-cell>
          <table:table-cell table:number-columns-repeated="3"/>
          <table:table-cell table:style-name="ce1" office:value-type="string" calcext:value-type="string">
            <text:p>Tick to time – used on playback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32]/24*[.B$1]" office:value-type="float" office:value="0" calcext:value-type="float">
            <text:p>0</text:p>
          </table:table-cell>
          <table:table-cell table:formula="of:=IF([.E32]&lt;180;[.E32]/180;([.E32]-180)/180)" office:value-type="float" office:value="0" calcext:value-type="float">
            <text:p>0</text:p>
          </table:table-cell>
          <table:table-cell table:formula="of:=SIN([.F32]*PI()/2)" office:value-type="float" office:value="0" calcext:value-type="float">
            <text:p>0</text:p>
          </table:table-cell>
          <table:table-cell table:formula="of:=[.G32]*[.G32]*[.B$5]" office:value-type="float" office:value="0" calcext:value-type="float">
            <text:p>0</text:p>
          </table:table-cell>
          <table:table-cell table:formula="of:=[.E32]+[.H3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D33]/24*[.B$1]" office:value-type="float" office:value="15" calcext:value-type="float">
            <text:p>15</text:p>
          </table:table-cell>
          <table:table-cell table:formula="of:=IF([.E33]&lt;180;[.E33]/180;([.E33]-180)/180)" office:value-type="float" office:value="0.0833333333333333" calcext:value-type="float">
            <text:p>0.0833333333333333</text:p>
          </table:table-cell>
          <table:table-cell table:formula="of:=SIN([.F33]*PI()/2)" office:value-type="float" office:value="0.130526192220052" calcext:value-type="float">
            <text:p>0.130526192220052</text:p>
          </table:table-cell>
          <table:table-cell table:formula="of:=[.G33]*[.G33]*[.B$5]" office:value-type="float" office:value="1.01200295921467" calcext:value-type="float">
            <text:p>1.01200295921467</text:p>
          </table:table-cell>
          <table:table-cell table:formula="of:=[.E33]+[.H33]" office:value-type="float" office:value="16.0120029592147" calcext:value-type="float">
            <text:p>16.01200295921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D34]/24*[.B$1]" office:value-type="float" office:value="30" calcext:value-type="float">
            <text:p>30</text:p>
          </table:table-cell>
          <table:table-cell table:formula="of:=IF([.E34]&lt;180;[.E34]/180;([.E34]-180)/180)" office:value-type="float" office:value="0.166666666666667" calcext:value-type="float">
            <text:p>0.166666666666667</text:p>
          </table:table-cell>
          <table:table-cell table:formula="of:=SIN([.F34]*PI()/2)" office:value-type="float" office:value="0.258819045102521" calcext:value-type="float">
            <text:p>0.258819045102521</text:p>
          </table:table-cell>
          <table:table-cell table:formula="of:=[.G34]*[.G34]*[.B$5]" office:value-type="float" office:value="3.97904550760217" calcext:value-type="float">
            <text:p>3.97904550760217</text:p>
          </table:table-cell>
          <table:table-cell table:formula="of:=[.E34]+[.H34]" office:value-type="float" office:value="33.9790455076022" calcext:value-type="float">
            <text:p>33.979045507602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[.D35]/24*[.B$1]" office:value-type="float" office:value="45" calcext:value-type="float">
            <text:p>45</text:p>
          </table:table-cell>
          <table:table-cell table:formula="of:=IF([.E35]&lt;180;[.E35]/180;([.E35]-180)/180)" office:value-type="float" office:value="0.25" calcext:value-type="float">
            <text:p>0.25</text:p>
          </table:table-cell>
          <table:table-cell table:formula="of:=SIN([.F35]*PI()/2)" office:value-type="float" office:value="0.38268343236509" calcext:value-type="float">
            <text:p>0.38268343236509</text:p>
          </table:table-cell>
          <table:table-cell table:formula="of:=[.G35]*[.G35]*[.B$5]" office:value-type="float" office:value="8.69892859875954" calcext:value-type="float">
            <text:p>8.69892859875954</text:p>
          </table:table-cell>
          <table:table-cell table:formula="of:=[.E35]+[.H35]" office:value-type="float" office:value="53.6989285987595" calcext:value-type="float">
            <text:p>53.69892859875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[.D36]/24*[.B$1]" office:value-type="float" office:value="60" calcext:value-type="float">
            <text:p>60</text:p>
          </table:table-cell>
          <table:table-cell table:formula="of:=IF([.E36]&lt;180;[.E36]/180;([.E36]-180)/180)" office:value-type="float" office:value="0.333333333333333" calcext:value-type="float">
            <text:p>0.333333333333333</text:p>
          </table:table-cell>
          <table:table-cell table:formula="of:=SIN([.F36]*PI()/2)" office:value-type="float" office:value="0.5" calcext:value-type="float">
            <text:p>0.5</text:p>
          </table:table-cell>
          <table:table-cell table:formula="of:=[.G36]*[.G36]*[.B$5]" office:value-type="float" office:value="14.85" calcext:value-type="float">
            <text:p>14.85</text:p>
          </table:table-cell>
          <table:table-cell table:formula="of:=[.E36]+[.H36]" office:value-type="float" office:value="74.85" calcext:value-type="float">
            <text:p>74.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[.D37]/24*[.B$1]" office:value-type="float" office:value="75" calcext:value-type="float">
            <text:p>75</text:p>
          </table:table-cell>
          <table:table-cell table:formula="of:=IF([.E37]&lt;180;[.E37]/180;([.E37]-180)/180)" office:value-type="float" office:value="0.416666666666667" calcext:value-type="float">
            <text:p>0.416666666666667</text:p>
          </table:table-cell>
          <table:table-cell table:formula="of:=SIN([.F37]*PI()/2)" office:value-type="float" office:value="0.608761429008721" calcext:value-type="float">
            <text:p>0.608761429008721</text:p>
          </table:table-cell>
          <table:table-cell table:formula="of:=[.G37]*[.G37]*[.B$5]" office:value-type="float" office:value="22.0130743604551" calcext:value-type="float">
            <text:p>22.0130743604551</text:p>
          </table:table-cell>
          <table:table-cell table:formula="of:=[.E37]+[.H37]" office:value-type="float" office:value="97.0130743604551" calcext:value-type="float">
            <text:p>97.013074360455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[.D38]/24*[.B$1]" office:value-type="float" office:value="90" calcext:value-type="float">
            <text:p>90</text:p>
          </table:table-cell>
          <table:table-cell table:formula="of:=IF([.E38]&lt;180;[.E38]/180;([.E38]-180)/180)" office:value-type="float" office:value="0.5" calcext:value-type="float">
            <text:p>0.5</text:p>
          </table:table-cell>
          <table:table-cell table:formula="of:=SIN([.F38]*PI()/2)" office:value-type="float" office:value="0.707106781186548" calcext:value-type="float">
            <text:p>0.707106781186548</text:p>
          </table:table-cell>
          <table:table-cell table:formula="of:=[.G38]*[.G38]*[.B$5]" office:value-type="float" office:value="29.7" calcext:value-type="float">
            <text:p>29.7</text:p>
          </table:table-cell>
          <table:table-cell table:formula="of:=[.E38]+[.H38]" office:value-type="float" office:value="119.7" calcext:value-type="float">
            <text:p>119.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[.D39]/24*[.B$1]" office:value-type="float" office:value="105" calcext:value-type="float">
            <text:p>105</text:p>
          </table:table-cell>
          <table:table-cell table:formula="of:=IF([.E39]&lt;180;[.E39]/180;([.E39]-180)/180)" office:value-type="float" office:value="0.583333333333333" calcext:value-type="float">
            <text:p>0.583333333333333</text:p>
          </table:table-cell>
          <table:table-cell table:formula="of:=SIN([.F39]*PI()/2)" office:value-type="float" office:value="0.793353340291235" calcext:value-type="float">
            <text:p>0.793353340291235</text:p>
          </table:table-cell>
          <table:table-cell table:formula="of:=[.G39]*[.G39]*[.B$5]" office:value-type="float" office:value="37.3869256395449" calcext:value-type="float">
            <text:p>37.3869256395449</text:p>
          </table:table-cell>
          <table:table-cell table:formula="of:=[.E39]+[.H39]" office:value-type="float" office:value="142.386925639545" calcext:value-type="float">
            <text:p>142.3869256395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[.D40]/24*[.B$1]" office:value-type="float" office:value="120" calcext:value-type="float">
            <text:p>120</text:p>
          </table:table-cell>
          <table:table-cell table:formula="of:=IF([.E40]&lt;180;[.E40]/180;([.E40]-180)/180)" office:value-type="float" office:value="0.666666666666667" calcext:value-type="float">
            <text:p>0.666666666666667</text:p>
          </table:table-cell>
          <table:table-cell table:formula="of:=SIN([.F40]*PI()/2)" office:value-type="float" office:value="0.866025403784439" calcext:value-type="float">
            <text:p>0.866025403784439</text:p>
          </table:table-cell>
          <table:table-cell table:formula="of:=[.G40]*[.G40]*[.B$5]" office:value-type="float" office:value="44.55" calcext:value-type="float">
            <text:p>44.55</text:p>
          </table:table-cell>
          <table:table-cell table:formula="of:=[.E40]+[.H40]" office:value-type="float" office:value="164.55" calcext:value-type="float">
            <text:p>164.5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[.D41]/24*[.B$1]" office:value-type="float" office:value="135" calcext:value-type="float">
            <text:p>135</text:p>
          </table:table-cell>
          <table:table-cell table:formula="of:=IF([.E41]&lt;180;[.E41]/180;([.E41]-180)/180)" office:value-type="float" office:value="0.75" calcext:value-type="float">
            <text:p>0.75</text:p>
          </table:table-cell>
          <table:table-cell table:formula="of:=SIN([.F41]*PI()/2)" office:value-type="float" office:value="0.923879532511287" calcext:value-type="float">
            <text:p>0.923879532511287</text:p>
          </table:table-cell>
          <table:table-cell table:formula="of:=[.G41]*[.G41]*[.B$5]" office:value-type="float" office:value="50.7010714012405" calcext:value-type="float">
            <text:p>50.7010714012405</text:p>
          </table:table-cell>
          <table:table-cell table:formula="of:=[.E41]+[.H41]" office:value-type="float" office:value="185.70107140124" calcext:value-type="float">
            <text:p>185.701071401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.D42]/24*[.B$1]" office:value-type="float" office:value="150" calcext:value-type="float">
            <text:p>150</text:p>
          </table:table-cell>
          <table:table-cell table:formula="of:=IF([.E42]&lt;180;[.E42]/180;([.E42]-180)/180)" office:value-type="float" office:value="0.833333333333333" calcext:value-type="float">
            <text:p>0.833333333333333</text:p>
          </table:table-cell>
          <table:table-cell table:formula="of:=SIN([.F42]*PI()/2)" office:value-type="float" office:value="0.965925826289068" calcext:value-type="float">
            <text:p>0.965925826289068</text:p>
          </table:table-cell>
          <table:table-cell table:formula="of:=[.G42]*[.G42]*[.B$5]" office:value-type="float" office:value="55.4209544923978" calcext:value-type="float">
            <text:p>55.4209544923978</text:p>
          </table:table-cell>
          <table:table-cell table:formula="of:=[.E42]+[.H42]" office:value-type="float" office:value="205.420954492398" calcext:value-type="float">
            <text:p>205.42095449239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[.D43]/24*[.B$1]" office:value-type="float" office:value="165" calcext:value-type="float">
            <text:p>165</text:p>
          </table:table-cell>
          <table:table-cell table:formula="of:=IF([.E43]&lt;180;[.E43]/180;([.E43]-180)/180)" office:value-type="float" office:value="0.916666666666667" calcext:value-type="float">
            <text:p>0.916666666666667</text:p>
          </table:table-cell>
          <table:table-cell table:formula="of:=SIN([.F43]*PI()/2)" office:value-type="float" office:value="0.99144486137381" calcext:value-type="float">
            <text:p>0.99144486137381</text:p>
          </table:table-cell>
          <table:table-cell table:formula="of:=[.G43]*[.G43]*[.B$5]" office:value-type="float" office:value="58.3879970407853" calcext:value-type="float">
            <text:p>58.3879970407853</text:p>
          </table:table-cell>
          <table:table-cell table:formula="of:=[.E43]+[.H43]" office:value-type="float" office:value="223.387997040785" calcext:value-type="float">
            <text:p>223.3879970407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[.D44]/24*[.B$1]" office:value-type="float" office:value="180" calcext:value-type="float">
            <text:p>180</text:p>
          </table:table-cell>
          <table:table-cell table:formula="of:=IF([.E44]&lt;180;[.E44]/180;(360-[.E44])/180)" office:value-type="float" office:value="1" calcext:value-type="float">
            <text:p>1</text:p>
          </table:table-cell>
          <table:table-cell table:formula="of:=SIN([.F44]*PI()/2)" office:value-type="float" office:value="1" calcext:value-type="float">
            <text:p>1</text:p>
          </table:table-cell>
          <table:table-cell table:formula="of:=[.G44]*[.G44]*[.B$5]" office:value-type="float" office:value="59.4" calcext:value-type="float">
            <text:p>59.4</text:p>
          </table:table-cell>
          <table:table-cell table:formula="of:=[.E44]+[.H44]" office:value-type="float" office:value="239.4" calcext:value-type="float">
            <text:p>239.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[.D45]/24*[.B$1]" office:value-type="float" office:value="195" calcext:value-type="float">
            <text:p>195</text:p>
          </table:table-cell>
          <table:table-cell table:formula="of:=IF([.E45]&lt;180;[.E45]/180;(360-[.E45])/180)" office:value-type="float" office:value="0.916666666666667" calcext:value-type="float">
            <text:p>0.916666666666667</text:p>
          </table:table-cell>
          <table:table-cell table:formula="of:=SIN([.F45]*PI()/2)" office:value-type="float" office:value="0.99144486137381" calcext:value-type="float">
            <text:p>0.99144486137381</text:p>
          </table:table-cell>
          <table:table-cell table:formula="of:=[.G45]*[.G45]*[.B$5]" office:value-type="float" office:value="58.3879970407853" calcext:value-type="float">
            <text:p>58.3879970407853</text:p>
          </table:table-cell>
          <table:table-cell table:formula="of:=[.E45]+[.H45]" office:value-type="float" office:value="253.387997040785" calcext:value-type="float">
            <text:p>253.3879970407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[.D46]/24*[.B$1]" office:value-type="float" office:value="210" calcext:value-type="float">
            <text:p>210</text:p>
          </table:table-cell>
          <table:table-cell table:formula="of:=IF([.E46]&lt;180;[.E46]/180;(360-[.E46])/180)" office:value-type="float" office:value="0.833333333333333" calcext:value-type="float">
            <text:p>0.833333333333333</text:p>
          </table:table-cell>
          <table:table-cell table:formula="of:=SIN([.F46]*PI()/2)" office:value-type="float" office:value="0.965925826289068" calcext:value-type="float">
            <text:p>0.965925826289068</text:p>
          </table:table-cell>
          <table:table-cell table:formula="of:=[.G46]*[.G46]*[.B$5]" office:value-type="float" office:value="55.4209544923978" calcext:value-type="float">
            <text:p>55.4209544923978</text:p>
          </table:table-cell>
          <table:table-cell table:formula="of:=[.E46]+[.H46]" office:value-type="float" office:value="265.420954492398" calcext:value-type="float">
            <text:p>265.42095449239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[.D47]/24*[.B$1]" office:value-type="float" office:value="225" calcext:value-type="float">
            <text:p>225</text:p>
          </table:table-cell>
          <table:table-cell table:formula="of:=IF([.E47]&lt;180;[.E47]/180;(360-[.E47])/180)" office:value-type="float" office:value="0.75" calcext:value-type="float">
            <text:p>0.75</text:p>
          </table:table-cell>
          <table:table-cell table:formula="of:=SIN([.F47]*PI()/2)" office:value-type="float" office:value="0.923879532511287" calcext:value-type="float">
            <text:p>0.923879532511287</text:p>
          </table:table-cell>
          <table:table-cell table:formula="of:=[.G47]*[.G47]*[.B$5]" office:value-type="float" office:value="50.7010714012405" calcext:value-type="float">
            <text:p>50.7010714012405</text:p>
          </table:table-cell>
          <table:table-cell table:formula="of:=[.E47]+[.H47]" office:value-type="float" office:value="275.701071401241" calcext:value-type="float">
            <text:p>275.70107140124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[.D48]/24*[.B$1]" office:value-type="float" office:value="240" calcext:value-type="float">
            <text:p>240</text:p>
          </table:table-cell>
          <table:table-cell table:formula="of:=IF([.E48]&lt;180;[.E48]/180;(360-[.E48])/180)" office:value-type="float" office:value="0.666666666666667" calcext:value-type="float">
            <text:p>0.666666666666667</text:p>
          </table:table-cell>
          <table:table-cell table:formula="of:=SIN([.F48]*PI()/2)" office:value-type="float" office:value="0.866025403784439" calcext:value-type="float">
            <text:p>0.866025403784439</text:p>
          </table:table-cell>
          <table:table-cell table:formula="of:=[.G48]*[.G48]*[.B$5]" office:value-type="float" office:value="44.55" calcext:value-type="float">
            <text:p>44.55</text:p>
          </table:table-cell>
          <table:table-cell table:formula="of:=[.E48]+[.H48]" office:value-type="float" office:value="284.55" calcext:value-type="float">
            <text:p>284.5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[.D49]/24*[.B$1]" office:value-type="float" office:value="255" calcext:value-type="float">
            <text:p>255</text:p>
          </table:table-cell>
          <table:table-cell table:formula="of:=IF([.E49]&lt;180;[.E49]/180;(360-[.E49])/180)" office:value-type="float" office:value="0.583333333333333" calcext:value-type="float">
            <text:p>0.583333333333333</text:p>
          </table:table-cell>
          <table:table-cell table:formula="of:=SIN([.F49]*PI()/2)" office:value-type="float" office:value="0.793353340291235" calcext:value-type="float">
            <text:p>0.793353340291235</text:p>
          </table:table-cell>
          <table:table-cell table:formula="of:=[.G49]*[.G49]*[.B$5]" office:value-type="float" office:value="37.3869256395449" calcext:value-type="float">
            <text:p>37.3869256395449</text:p>
          </table:table-cell>
          <table:table-cell table:formula="of:=[.E49]+[.H49]" office:value-type="float" office:value="292.386925639545" calcext:value-type="float">
            <text:p>292.3869256395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[.D50]/24*[.B$1]" office:value-type="float" office:value="270" calcext:value-type="float">
            <text:p>270</text:p>
          </table:table-cell>
          <table:table-cell table:formula="of:=IF([.E50]&lt;180;[.E50]/180;(360-[.E50])/180)" office:value-type="float" office:value="0.5" calcext:value-type="float">
            <text:p>0.5</text:p>
          </table:table-cell>
          <table:table-cell table:formula="of:=SIN([.F50]*PI()/2)" office:value-type="float" office:value="0.707106781186548" calcext:value-type="float">
            <text:p>0.707106781186548</text:p>
          </table:table-cell>
          <table:table-cell table:formula="of:=[.G50]*[.G50]*[.B$5]" office:value-type="float" office:value="29.7" calcext:value-type="float">
            <text:p>29.7</text:p>
          </table:table-cell>
          <table:table-cell table:formula="of:=[.E50]+[.H50]" office:value-type="float" office:value="299.7" calcext:value-type="float">
            <text:p>299.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[.D51]/24*[.B$1]" office:value-type="float" office:value="285" calcext:value-type="float">
            <text:p>285</text:p>
          </table:table-cell>
          <table:table-cell table:formula="of:=IF([.E51]&lt;180;[.E51]/180;(360-[.E51])/180)" office:value-type="float" office:value="0.416666666666667" calcext:value-type="float">
            <text:p>0.416666666666667</text:p>
          </table:table-cell>
          <table:table-cell table:formula="of:=SIN([.F51]*PI()/2)" office:value-type="float" office:value="0.608761429008721" calcext:value-type="float">
            <text:p>0.608761429008721</text:p>
          </table:table-cell>
          <table:table-cell table:formula="of:=[.G51]*[.G51]*[.B$5]" office:value-type="float" office:value="22.0130743604551" calcext:value-type="float">
            <text:p>22.0130743604551</text:p>
          </table:table-cell>
          <table:table-cell table:formula="of:=[.E51]+[.H51]" office:value-type="float" office:value="307.013074360455" calcext:value-type="float">
            <text:p>307.01307436045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[.D52]/24*[.B$1]" office:value-type="float" office:value="300" calcext:value-type="float">
            <text:p>300</text:p>
          </table:table-cell>
          <table:table-cell table:formula="of:=IF([.E52]&lt;180;[.E52]/180;(360-[.E52])/180)" office:value-type="float" office:value="0.333333333333333" calcext:value-type="float">
            <text:p>0.333333333333333</text:p>
          </table:table-cell>
          <table:table-cell table:formula="of:=SIN([.F52]*PI()/2)" office:value-type="float" office:value="0.5" calcext:value-type="float">
            <text:p>0.5</text:p>
          </table:table-cell>
          <table:table-cell table:formula="of:=[.G52]*[.G52]*[.B$5]" office:value-type="float" office:value="14.85" calcext:value-type="float">
            <text:p>14.85</text:p>
          </table:table-cell>
          <table:table-cell table:formula="of:=[.E52]+[.H52]" office:value-type="float" office:value="314.85" calcext:value-type="float">
            <text:p>314.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[.D53]/24*[.B$1]" office:value-type="float" office:value="315" calcext:value-type="float">
            <text:p>315</text:p>
          </table:table-cell>
          <table:table-cell table:formula="of:=IF([.E53]&lt;180;[.E53]/180;(360-[.E53])/180)" office:value-type="float" office:value="0.25" calcext:value-type="float">
            <text:p>0.25</text:p>
          </table:table-cell>
          <table:table-cell table:formula="of:=SIN([.F53]*PI()/2)" office:value-type="float" office:value="0.38268343236509" calcext:value-type="float">
            <text:p>0.38268343236509</text:p>
          </table:table-cell>
          <table:table-cell table:formula="of:=[.G53]*[.G53]*[.B$5]" office:value-type="float" office:value="8.69892859875954" calcext:value-type="float">
            <text:p>8.69892859875954</text:p>
          </table:table-cell>
          <table:table-cell table:formula="of:=[.E53]+[.H53]" office:value-type="float" office:value="323.69892859876" calcext:value-type="float">
            <text:p>323.698928598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[.D54]/24*[.B$1]" office:value-type="float" office:value="330" calcext:value-type="float">
            <text:p>330</text:p>
          </table:table-cell>
          <table:table-cell table:formula="of:=IF([.E54]&lt;180;[.E54]/180;(360-[.E54])/180)" office:value-type="float" office:value="0.166666666666667" calcext:value-type="float">
            <text:p>0.166666666666667</text:p>
          </table:table-cell>
          <table:table-cell table:formula="of:=SIN([.F54]*PI()/2)" office:value-type="float" office:value="0.258819045102521" calcext:value-type="float">
            <text:p>0.258819045102521</text:p>
          </table:table-cell>
          <table:table-cell table:formula="of:=[.G54]*[.G54]*[.B$5]" office:value-type="float" office:value="3.97904550760217" calcext:value-type="float">
            <text:p>3.97904550760217</text:p>
          </table:table-cell>
          <table:table-cell table:formula="of:=[.E54]+[.H54]" office:value-type="float" office:value="333.979045507602" calcext:value-type="float">
            <text:p>333.97904550760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[.D55]/24*[.B$1]" office:value-type="float" office:value="345" calcext:value-type="float">
            <text:p>345</text:p>
          </table:table-cell>
          <table:table-cell table:formula="of:=IF([.E55]&lt;180;[.E55]/180;(360-[.E55])/180)" office:value-type="float" office:value="0.0833333333333333" calcext:value-type="float">
            <text:p>0.0833333333333333</text:p>
          </table:table-cell>
          <table:table-cell table:formula="of:=SIN([.F55]*PI()/2)" office:value-type="float" office:value="0.130526192220052" calcext:value-type="float">
            <text:p>0.130526192220052</text:p>
          </table:table-cell>
          <table:table-cell table:formula="of:=[.G55]*[.G55]*[.B$5]" office:value-type="float" office:value="1.01200295921467" calcext:value-type="float">
            <text:p>1.01200295921467</text:p>
          </table:table-cell>
          <table:table-cell table:formula="of:=[.E55]+[.H55]" office:value-type="float" office:value="346.012002959215" calcext:value-type="float">
            <text:p>346.01200295921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[.D56]/24*[.B$1]" office:value-type="float" office:value="360" calcext:value-type="float">
            <text:p>360</text:p>
          </table:table-cell>
          <table:table-cell table:formula="of:=IF([.E56]&lt;180;[.E56]/180;(360-[.E56])/180)" office:value-type="float" office:value="0" calcext:value-type="float">
            <text:p>0</text:p>
          </table:table-cell>
          <table:table-cell table:formula="of:=SIN([.F56]*PI()/2)" office:value-type="float" office:value="0" calcext:value-type="float">
            <text:p>0</text:p>
          </table:table-cell>
          <table:table-cell table:formula="of:=[.G56]*[.G56]*[.B$5]" office:value-type="float" office:value="0" calcext:value-type="float">
            <text:p>0</text:p>
          </table:table-cell>
          <table:table-cell table:formula="of:=[.E56]+[.H56]" office:value-type="float" office:value="360" calcext:value-type="float">
            <text:p>36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jeslut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jeslut_20_1" draw:display-name="Linjeslut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6">00/00/0000</text:date>, <text:time style:data-style-name="N2" text:time-value="20:51:43.989062526">00:00:00</text:time></text:p>
        </style:region-right>
      </style:header>
      <style:header-left style:display="false"/>
      <style:header-first style:display="false"/>
      <style:footer>
        <text:p>Sid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07:41:10.491497794</meta:creation-date>
    <dc:date>2024-08-06T00:37:17.605810807</dc:date>
    <meta:editing-duration>PT6H11M59S</meta:editing-duration>
    <meta:editing-cycles>17</meta:editing-cycles>
    <meta:generator>LibreOffice/24.2.4.2$Linux_X86_64 LibreOffice_project/420$Build-2</meta:generator>
    <meta:document-statistic meta:table-count="4" meta:cell-count="1969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179cm" svg:y="3.207cm" style:legend-expansion="high" chart:style-name="ch2"/>
        <chart:plot-area chart:style-name="ch3" table:cell-range-address="curves.C1:curves.G129" chart:data-source-has-labels="row" svg:x="0.319cm" svg:y="0.18cm" svg:width="12.541cm" svg:height="8.645cm">
          <chart:coordinate-region svg:x="1.311cm" svg:y="0.38cm" svg:width="11.544cm" svg:height="7.5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urves.C2:curves.C129" chart:label-cell-address="curves.C1:curves.C1" chart:class="chart:bar">
            <chart:data-point chart:repeated="128"/>
          </chart:series>
          <chart:series chart:style-name="ch8" chart:values-cell-range-address="curves.D2:curves.D129" chart:label-cell-address="curves.D1:curves.D1" chart:class="chart:bar">
            <chart:data-point chart:repeated="128"/>
          </chart:series>
          <chart:series chart:style-name="ch9" chart:values-cell-range-address="curves.E2:curves.E129" chart:label-cell-address="curves.E1:curves.E1" chart:class="chart:bar">
            <chart:data-point chart:repeated="128"/>
          </chart:series>
          <chart:series chart:style-name="ch10" chart:values-cell-range-address="curves.F2:curves.F129" chart:label-cell-address="curves.F1:curves.F1" chart:class="chart:bar">
            <chart:data-point chart:repeated="128"/>
          </chart:series>
          <chart:series chart:style-name="ch11" chart:values-cell-range-address="curves.G2:curves.G129" chart:label-cell-address="curves.G1:curves.G1" chart:class="chart:bar">
            <chart:data-point chart:repeated="1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 out</text:p>
                <draw:g>
                  <svg:desc>curves.C1:curves.C1</svg:desc>
                </draw:g>
              </table:table-cell>
              <table:table-cell office:value-type="string">
                <text:p>exp1</text:p>
                <draw:g>
                  <svg:desc>curves.D1:curves.D1</svg:desc>
                </draw:g>
              </table:table-cell>
              <table:table-cell office:value-type="string">
                <text:p>mix lin/log</text:p>
                <draw:g>
                  <svg:desc>curves.E1:curves.E1</svg:desc>
                </draw:g>
              </table:table-cell>
              <table:table-cell office:value-type="string">
                <text:p>mix ramp+log</text:p>
                <draw:g>
                  <svg:desc>curves.F1:curves.F1</svg:desc>
                </draw:g>
              </table:table-cell>
              <table:table-cell office:value-type="string">
                <text:p>exp2</text:p>
                <draw:g>
                  <svg:desc>curves.G1:curve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urves.C2:curves.C129</svg:desc>
                </draw:g>
              </table:table-cell>
              <table:table-cell office:value-type="float" office:value="0">
                <text:p>0</text:p>
                <draw:g>
                  <svg:desc>curves.D2:curves.D129</svg:desc>
                </draw:g>
              </table:table-cell>
              <table:table-cell office:value-type="float" office:value="0">
                <text:p>0</text:p>
                <draw:g>
                  <svg:desc>curves.E2:curves.E129</svg:desc>
                </draw:g>
              </table:table-cell>
              <table:table-cell office:value-type="float" office:value="0">
                <text:p>0</text:p>
                <draw:g>
                  <svg:desc>curves.F2:curves.F129</svg:desc>
                </draw:g>
              </table:table-cell>
              <table:table-cell office:value-type="float" office:value="0">
                <text:p>0</text:p>
                <draw:g>
                  <svg:desc>curves.G2:curves.G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6220472440945">
                <text:p>23.6220472440945</text:p>
              </table:table-cell>
              <table:table-cell office:value-type="float" office:value="0.0650764949388409">
                <text:p>0.0650764949388409</text:p>
              </table:table-cell>
              <table:table-cell office:value-type="float" office:value="1.00735532490507">
                <text:p>1.00735532490507</text:p>
              </table:table-cell>
              <table:table-cell office:value-type="float" office:value="1.06473745924946">
                <text:p>1.06473745924946</text:p>
              </table:table-cell>
              <table:table-cell office:value-type="float" office:value="1.25210732941544">
                <text:p>1.252107329415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.244094488189">
                <text:p>47.244094488189</text:p>
              </table:table-cell>
              <table:table-cell office:value-type="float" office:value="0.134387940071207">
                <text:p>0.134387940071207</text:p>
              </table:table-cell>
              <table:table-cell office:value-type="float" office:value="2.01877620199592">
                <text:p>2.01877620199592</text:p>
              </table:table-cell>
              <table:table-cell office:value-type="float" office:value="2.13366585712899">
                <text:p>2.13366585712899</text:p>
              </table:table-cell>
              <table:table-cell office:value-type="float" office:value="2.54900816638448">
                <text:p>2.54900816638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.8661417322835">
                <text:p>70.8661417322835</text:p>
              </table:table-cell>
              <table:table-cell office:value-type="float" office:value="0.208209931111933">
                <text:p>0.208209931111933</text:p>
              </table:table-cell>
              <table:table-cell office:value-type="float" office:value="3.0345272031588">
                <text:p>3.0345272031588</text:p>
              </table:table-cell>
              <table:table-cell office:value-type="float" office:value="3.20705650435738">
                <text:p>3.20705650435738</text:p>
              </table:table-cell>
              <table:table-cell office:value-type="float" office:value="3.89230497602478">
                <text:p>3.892304976024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4.488188976378">
                <text:p>94.488188976378</text:p>
              </table:table-cell>
              <table:table-cell office:value-type="float" office:value="0.286835998578996">
                <text:p>0.286835998578996</text:p>
              </table:table-cell>
              <table:table-cell office:value-type="float" office:value="4.05489011769096">
                <text:p>4.05489011769096</text:p>
              </table:table-cell>
              <table:table-cell office:value-type="float" office:value="4.28519827562">
                <text:p>4.28519827562</text:p>
              </table:table-cell>
              <table:table-cell office:value-type="float" office:value="5.28365755083453">
                <text:p>5.283657550834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8.110236220472">
                <text:p>118.110236220472</text:p>
              </table:table-cell>
              <table:table-cell office:value-type="float" office:value="0.37057877492764">
                <text:p>0.37057877492764</text:p>
              </table:table-cell>
              <table:table-cell office:value-type="float" office:value="5.08016507274944">
                <text:p>5.08016507274944</text:p>
              </table:table-cell>
              <table:table-cell office:value-type="float" office:value="5.36839874661543">
                <text:p>5.36839874661543</text:p>
              </table:table-cell>
              <table:table-cell office:value-type="float" office:value="6.72478506155057">
                <text:p>6.724785061550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1.732283464567">
                <text:p>141.732283464567</text:p>
              </table:table-cell>
              <table:table-cell office:value-type="float" office:value="0.459771237637502">
                <text:p>0.459771237637502</text:p>
              </table:table-cell>
              <table:table-cell office:value-type="float" office:value="6.11067172671468">
                <text:p>6.11067172671468</text:p>
              </table:table-cell>
              <table:table-cell office:value-type="float" office:value="6.45698540471145">
                <text:p>6.45698540471145</text:p>
              </table:table-cell>
              <table:table-cell office:value-type="float" office:value="8.2174681813749">
                <text:p>8.2174681813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5.354330708661">
                <text:p>165.354330708661</text:p>
              </table:table-cell>
              <table:table-cell office:value-type="float" office:value="0.554768033195484">
                <text:p>0.554768033195484</text:p>
              </table:table-cell>
              <table:table-cell office:value-type="float" office:value="7.14675054021413">
                <text:p>7.14675054021413</text:p>
              </table:table-cell>
              <table:table-cell office:value-type="float" office:value="7.55130693797601">
                <text:p>7.55130693797601</text:p>
              </table:table-cell>
              <table:table-cell office:value-type="float" office:value="9.76355128619427">
                <text:p>9.763551286194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8.976377952756">
                <text:p>188.976377952756</text:p>
              </table:table-cell>
              <table:table-cell office:value-type="float" office:value="0.655946887238802">
                <text:p>0.655946887238802</text:p>
              </table:table-cell>
              <table:table-cell office:value-type="float" office:value="8.18876412985949">
                <text:p>8.18876412985949</text:p>
              </table:table-cell>
              <table:table-cell office:value-type="float" office:value="8.65173460765663">
                <text:p>8.65173460765663</text:p>
              </table:table-cell>
              <table:table-cell office:value-type="float" office:value="11.3649447335116">
                <text:p>11.3649447335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2.59842519685">
                <text:p>212.59842519685</text:p>
              </table:table-cell>
              <table:table-cell office:value-type="float" office:value="0.763710106465187">
                <text:p>0.763710106465187</text:p>
              </table:table-cell>
              <table:table-cell office:value-type="float" office:value="9.2370987100806">
                <text:p>9.2370987100806</text:p>
              </table:table-cell>
              <table:table-cell office:value-type="float" office:value="9.75866370951072">
                <text:p>9.75866370951072</text:p>
              </table:table-cell>
              <table:table-cell office:value-type="float" office:value="13.0236272229051">
                <text:p>13.02362722290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6.220472440945">
                <text:p>236.220472440945</text:p>
              </table:table-cell>
              <table:table-cell office:value-type="float" office:value="0.878486178282151">
                <text:p>0.878486178282151</text:p>
              </table:table-cell>
              <table:table-cell office:value-type="float" office:value="10.2921656287887">
                <text:p>10.2921656287887</text:p>
              </table:table-cell>
              <table:table-cell office:value-type="float" office:value="10.8725151297387">
                <text:p>10.8725151297387</text:p>
              </table:table-cell>
              <table:table-cell office:value-type="float" office:value="14.7416482409312">
                <text:p>14.7416482409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9.842519685039">
                <text:p>259.842519685039</text:p>
              </table:table-cell>
              <table:table-cell office:value-type="float" office:value="1.00073147455581">
                <text:p>1.00073147455581</text:p>
              </table:table-cell>
              <table:table-cell office:value-type="float" office:value="11.3544030029752">
                <text:p>11.3544030029752</text:p>
              </table:table-cell>
              <table:table-cell office:value-type="float" office:value="11.9937370016441">
                <text:p>11.9937370016441</text:p>
              </table:table-cell>
              <table:table-cell office:value-type="float" office:value="16.5211305934934">
                <text:p>16.52113059349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3.464566929134">
                <text:p>283.464566929134</text:p>
              </table:table-cell>
              <table:table-cell office:value-type="float" office:value="1.13093206623372">
                <text:p>1.13093206623372</text:p>
              </table:table-cell>
              <table:table-cell office:value-type="float" office:value="12.4242774607497">
                <text:p>12.4242774607497</text:p>
              </table:table-cell>
              <table:table-cell office:value-type="float" office:value="13.1228064695422">
                <text:p>13.1228064695422</text:p>
              </table:table-cell>
              <table:table-cell office:value-type="float" office:value="18.3642730288043">
                <text:p>18.36427302880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7.086614173228">
                <text:p>307.086614173228</text:p>
              </table:table-cell>
              <table:table-cell office:value-type="float" office:value="1.269605656057">
                <text:p>1.269605656057</text:p>
              </table:table-cell>
              <table:table-cell office:value-type="float" office:value="13.5022859967439">
                <text:p>13.5022859967439</text:p>
              </table:table-cell>
              <table:table-cell office:value-type="float" office:value="14.2602315668587">
                <text:p>14.2602315668587</text:p>
              </table:table-cell>
              <table:table-cell office:value-type="float" office:value="20.2733529541841">
                <text:p>20.27335295418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0.708661417323">
                <text:p>330.708661417323</text:p>
              </table:table-cell>
              <table:table-cell office:value-type="float" office:value="1.41730363704655">
                <text:p>1.41730363704655</text:p>
              </table:table-cell>
              <table:table-cell office:value-type="float" office:value="14.5889579482576">
                <text:p>14.5889579482576</text:p>
              </table:table-cell>
              <table:table-cell office:value-type="float" office:value="15.4065532158125">
                <text:p>15.4065532158125</text:p>
              </table:table-cell>
              <table:table-cell office:value-type="float" office:value="22.2507292500499">
                <text:p>22.25072925004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4.330708661417">
                <text:p>354.330708661417</text:p>
              </table:table-cell>
              <table:table-cell office:value-type="float" office:value="1.57461328494846">
                <text:p>1.57461328494846</text:p>
              </table:table-cell>
              <table:table-cell office:value-type="float" office:value="15.6848571000072">
                <text:p>15.6848571000072</text:p>
              </table:table-cell>
              <table:table-cell office:value-type="float" office:value="16.5623473565528">
                <text:p>16.5623473565528</text:p>
              </table:table-cell>
              <table:table-cell office:value-type="float" office:value="24.2988451845746">
                <text:p>24.29884518457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7.952755905512">
                <text:p>377.952755905512</text:p>
              </table:table-cell>
              <table:table-cell office:value-type="float" office:value="1.74216009335588">
                <text:p>1.74216009335588</text:p>
              </table:table-cell>
              <table:table-cell office:value-type="float" office:value="16.7905839258421">
                <text:p>16.7905839258421</text:p>
              </table:table-cell>
              <table:table-cell office:value-type="float" office:value="17.7282272141306">
                <text:p>17.7282272141306</text:p>
              </table:table-cell>
              <table:table-cell office:value-type="float" office:value="26.4202314326168">
                <text:p>26.42023143261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1.574803149606">
                <text:p>401.574803149606</text:p>
              </table:table-cell>
              <table:table-cell office:value-type="float" office:value="1.92061026079264">
                <text:p>1.92061026079264</text:p>
              </table:table-cell>
              <table:table-cell office:value-type="float" office:value="17.9067779763452">
                <text:p>17.9067779763452</text:p>
              </table:table-cell>
              <table:table-cell office:value-type="float" office:value="18.9048457122287">
                <text:p>18.9048457122287</text:p>
              </table:table-cell>
              <table:table-cell office:value-type="float" office:value="28.6175092026503">
                <text:p>28.61750920265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.196850393701">
                <text:p>425.196850393701</text:p>
              </table:table-cell>
              <table:table-cell office:value-type="float" office:value="2.11067333964744">
                <text:p>2.11067333964744</text:p>
              </table:table-cell>
              <table:table-cell office:value-type="float" office:value="19.0341204218096">
                <text:p>19.0341204218096</text:p>
              </table:table-cell>
              <table:table-cell office:value-type="float" office:value="20.09289804315">
                <text:p>20.09289804315</text:p>
              </table:table-cell>
              <table:table-cell office:value-type="float" office:value="30.8933934755587">
                <text:p>30.89339347555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8.818897637795">
                <text:p>448.818897637795</text:p>
              </table:table-cell>
              <table:table-cell office:value-type="float" office:value="2.3131050574914">
                <text:p>2.3131050574914</text:p>
              </table:table-cell>
              <table:table-cell office:value-type="float" office:value="20.1733367607036">
                <text:p>20.1733367607036</text:p>
              </table:table-cell>
              <table:table-cell office:value-type="float" office:value="21.2931244041812">
                <text:p>21.2931244041812</text:p>
              </table:table-cell>
              <table:table-cell office:value-type="float" office:value="33.2506963592959">
                <text:p>33.25069635929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2.44094488189">
                <text:p>472.44094488189</text:p>
              </table:table-cell>
              <table:table-cell office:value-type="float" office:value="2.52871032199708">
                <text:p>2.52871032199708</text:p>
              </table:table-cell>
              <table:table-cell office:value-type="float" office:value="21.3251997043928">
                <text:p>21.3251997043928</text:p>
              </table:table-cell>
              <table:table-cell office:value-type="float" office:value="22.5063129111002">
                <text:p>22.5063129111002</text:p>
              </table:table-cell>
              <table:table-cell office:value-type="float" office:value="35.6923305635582">
                <text:p>35.69233056355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6.062992125984">
                <text:p>496.062992125984</text:p>
              </table:table-cell>
              <table:table-cell office:value-type="float" office:value="2.75834642140716">
                <text:p>2.75834642140716</text:p>
              </table:table-cell>
              <table:table-cell office:value-type="float" office:value="22.4905322495903">
                <text:p>22.4905322495903</text:p>
              </table:table-cell>
              <table:table-cell office:value-type="float" office:value="23.7333027002984">
                <text:p>23.7333027002984</text:p>
              </table:table-cell>
              <table:table-cell office:value-type="float" office:value="38.2213129987608">
                <text:p>38.22131299876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9.685039370079">
                <text:p>519.685039370079</text:p>
              </table:table-cell>
              <table:table-cell office:value-type="float" office:value="3.00292643327828">
                <text:p>3.00292643327828</text:p>
              </table:table-cell>
              <table:table-cell office:value-type="float" office:value="23.6702109507503">
                <text:p>23.6702109507503</text:p>
              </table:table-cell>
              <table:table-cell office:value-type="float" office:value="24.9749872317249">
                <text:p>24.9749872317249</text:p>
              </table:table-cell>
              <table:table-cell office:value-type="float" office:value="40.8407685037657">
                <text:p>40.84076850376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3.307086614173">
                <text:p>543.307086614173</text:p>
              </table:table-cell>
              <table:table-cell office:value-type="float" office:value="3.26342285505406">
                <text:p>3.26342285505406</text:p>
              </table:table-cell>
              <table:table-cell office:value-type="float" office:value="24.8651694054189">
                <text:p>24.8651694054189</text:p>
              </table:table-cell>
              <table:table-cell office:value-type="float" office:value="26.2323178056558">
                <text:p>26.2323178056558</text:p>
              </table:table-cell>
              <table:table-cell office:value-type="float" office:value="43.5539337069676">
                <text:p>43.55393370696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6.929133858268">
                <text:p>566.929133858268</text:p>
              </table:table-cell>
              <table:table-cell office:value-type="float" office:value="3.54087147090313">
                <text:p>3.54087147090313</text:p>
              </table:table-cell>
              <table:table-cell office:value-type="float" office:value="26.0764019663977">
                <text:p>26.0764019663977</text:p>
              </table:table-cell>
              <table:table-cell office:value-type="float" office:value="27.5063073071302">
                <text:p>27.5063073071302</text:p>
              </table:table-cell>
              <table:table-cell office:value-type="float" office:value="46.3641610255078">
                <text:p>46.36416102550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0.551181102362">
                <text:p>590.551181102362</text:p>
              </table:table-cell>
              <table:table-cell office:value-type="float" office:value="3.83637547019728">
                <text:p>3.83637547019728</text:p>
              </table:table-cell>
              <table:table-cell office:value-type="float" office:value="27.3049676954839">
                <text:p>27.3049676954839</text:p>
              </table:table-cell>
              <table:table-cell office:value-type="float" office:value="28.798034192791">
                <text:p>28.798034192791</text:p>
              </table:table-cell>
              <table:table-cell office:value-type="float" office:value="49.2749228075586">
                <text:p>49.27492280755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4.173228346457">
                <text:p>614.173228346457</text:p>
              </table:table-cell>
              <table:table-cell office:value-type="float" office:value="4.15110983400591">
                <text:p>4.15110983400591</text:p>
              </table:table-cell>
              <table:table-cell office:value-type="float" office:value="28.551994574504">
                <text:p>28.551994574504</text:p>
              </table:table-cell>
              <table:table-cell office:value-type="float" office:value="30.1086467358244">
                <text:p>30.1086467358244</text:p>
              </table:table-cell>
              <table:table-cell office:value-type="float" office:value="52.2898156227947">
                <text:p>52.28981562279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7.795275590551">
                <text:p>637.795275590551</text:p>
              </table:table-cell>
              <table:table-cell office:value-type="float" office:value="4.48632600704801">
                <text:p>4.48632600704801</text:p>
              </table:table-cell>
              <table:table-cell office:value-type="float" office:value="29.8186839903882">
                <text:p>29.8186839903882</text:p>
              </table:table-cell>
              <table:table-cell office:value-type="float" office:value="31.4393675457047">
                <text:p>31.4393675457047</text:p>
              </table:table-cell>
              <table:table-cell office:value-type="float" office:value="55.4125647063554">
                <text:p>55.41256470635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1.417322834646">
                <text:p>661.417322834646</text:p>
              </table:table-cell>
              <table:table-cell office:value-type="float" office:value="4.8433568736785">
                <text:p>4.8433568736785</text:p>
              </table:table-cell>
              <table:table-cell office:value-type="float" office:value="31.1063155121172">
                <text:p>31.1063155121172</text:p>
              </table:table-cell>
              <table:table-cell office:value-type="float" office:value="32.7914983805375">
                <text:p>32.7914983805375</text:p>
              </table:table-cell>
              <table:table-cell office:value-type="float" office:value="58.6470285617861">
                <text:p>58.64702856178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5.03937007874">
                <text:p>685.03937007874</text:p>
              </table:table-cell>
              <table:table-cell office:value-type="float" office:value="5.22362205769428">
                <text:p>5.22362205769428</text:p>
              </table:table-cell>
              <table:table-cell office:value-type="float" office:value="32.4162519785361">
                <text:p>32.4162519785361</text:p>
              </table:table-cell>
              <table:table-cell office:value-type="float" office:value="34.1664252709409">
                <text:p>34.1664252709409</text:p>
              </table:table-cell>
              <table:table-cell office:value-type="float" office:value="61.9972037286487">
                <text:p>61.99720372864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8.661417322835">
                <text:p>708.661417322835</text:p>
              </table:table-cell>
              <table:table-cell office:value-type="float" office:value="5.62863356703308">
                <text:p>5.62863356703308</text:p>
              </table:table-cell>
              <table:table-cell office:value-type="float" office:value="33.7499449172652">
                <text:p>33.7499449172652</text:p>
              </table:table-cell>
              <table:table-cell office:value-type="float" office:value="35.5656239756332">
                <text:p>35.5656239756332</text:p>
              </table:table-cell>
              <table:table-cell office:value-type="float" office:value="65.4672297206899">
                <text:p>65.46722972068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32.283464566929">
                <text:p>732.283464566929</text:p>
              </table:table-cell>
              <table:table-cell office:value-type="float" office:value="6.06000180580954">
                <text:p>6.06000180580954</text:p>
              </table:table-cell>
              <table:table-cell office:value-type="float" office:value="35.1089403162544">
                <text:p>35.1089403162544</text:p>
              </table:table-cell>
              <table:table-cell office:value-type="float" office:value="36.990665790203">
                <text:p>36.990665790203</text:p>
              </table:table-cell>
              <table:table-cell office:value-type="float" office:value="69.0613941406711">
                <text:p>69.06139414067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5.905511811024">
                <text:p>755.905511811024</text:p>
              </table:table-cell>
              <table:table-cell office:value-type="float" office:value="6.51944197759351">
                <text:p>6.51944197759351</text:p>
              </table:table-cell>
              <table:table-cell office:value-type="float" office:value="36.4948847709307">
                <text:p>36.4948847709307</text:p>
              </table:table-cell>
              <table:table-cell office:value-type="float" office:value="38.4432237319229">
                <text:p>38.4432237319229</text:p>
              </table:table-cell>
              <table:table-cell office:value-type="float" office:value="72.7841379781775">
                <text:p>72.78413797817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79.527559055118">
                <text:p>779.527559055118</text:p>
              </table:table-cell>
              <table:table-cell office:value-type="float" office:value="7.00878090539128">
                <text:p>7.00878090539128</text:p>
              </table:table-cell>
              <table:table-cell office:value-type="float" office:value="37.9095320313804">
                <text:p>37.9095320313804</text:p>
              </table:table-cell>
              <table:table-cell office:value-type="float" office:value="39.9250791249528">
                <text:p>39.9250791249528</text:p>
              </table:table-cell>
              <table:table-cell office:value-type="float" office:value="76.6400610969547">
                <text:p>76.64006109695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3.149606299213">
                <text:p>803.149606299213</text:p>
              </table:table-cell>
              <table:table-cell office:value-type="float" office:value="7.52996429544726">
                <text:p>7.52996429544726</text:p>
              </table:table-cell>
              <table:table-cell office:value-type="float" office:value="39.3547499755979">
                <text:p>39.3547499755979</text:p>
              </table:table-cell>
              <table:table-cell office:value-type="float" office:value="41.4381286118532">
                <text:p>41.4381286118532</text:p>
              </table:table-cell>
              <table:table-cell office:value-type="float" office:value="80.6339279185514">
                <text:p>80.63392791855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26.771653543307">
                <text:p>826.771653543307</text:p>
              </table:table-cell>
              <table:table-cell office:value-type="float" office:value="8.08506447374843">
                <text:p>8.08506447374843</text:p>
              </table:table-cell>
              <table:table-cell office:value-type="float" office:value="40.8325280365308">
                <text:p>40.8325280365308</text:p>
              </table:table-cell>
              <table:table-cell office:value-type="float" office:value="42.9843916190047">
                <text:p>42.9843916190047</text:p>
              </table:table-cell>
              <table:table-cell office:value-type="float" office:value="84.7706733092918">
                <text:p>84.77067330929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50.393700787402">
                <text:p>850.393700787402</text:p>
              </table:table-cell>
              <table:table-cell office:value-type="float" office:value="8.67628862599336">
                <text:p>8.67628862599336</text:p>
              </table:table-cell>
              <table:table-cell office:value-type="float" office:value="42.3449851124497">
                <text:p>42.3449851124497</text:p>
              </table:table-cell>
              <table:table-cell office:value-type="float" office:value="44.5660183053212">
                <text:p>44.5660183053212</text:p>
              </table:table-cell>
              <table:table-cell office:value-type="float" office:value="89.0554086778514">
                <text:p>89.05540867785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74.015748031496">
                <text:p>874.015748031496</text:p>
              </table:table-cell>
              <table:table-cell office:value-type="float" office:value="9.30598757378959">
                <text:p>9.30598757378959</text:p>
              </table:table-cell>
              <table:table-cell office:value-type="float" office:value="43.8943779920979">
                <text:p>43.8943779920979</text:p>
              </table:table-cell>
              <table:table-cell office:value-type="float" office:value="46.1852980255415">
                <text:p>46.1852980255415</text:p>
              </table:table-cell>
              <table:table-cell office:value-type="float" office:value="93.4934282909704">
                <text:p>93.49342829097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97.637795275591">
                <text:p>897.637795275591</text:p>
              </table:table-cell>
              <table:table-cell office:value-type="float" office:value="9.97666512197506">
                <text:p>9.97666512197506</text:p>
              </table:table-cell>
              <table:table-cell office:value-type="float" office:value="45.4831103281197">
                <text:p>45.4831103281197</text:p>
              </table:table-cell>
              <table:table-cell office:value-type="float" office:value="47.8446683414135">
                <text:p>47.8446683414135</text:p>
              </table:table-cell>
              <table:table-cell office:value-type="float" office:value="98.0902158151088">
                <text:p>98.09021581510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1.259842519685">
                <text:p>921.259842519685</text:p>
              </table:table-cell>
              <table:table-cell office:value-type="float" office:value="10.6909880142306">
                <text:p>10.6909880142306</text:p>
              </table:table-cell>
              <table:table-cell office:value-type="float" office:value="47.1137421944488">
                <text:p>47.1137421944488</text:p>
              </table:table-cell>
              <table:table-cell office:value-type="float" office:value="49.5467246162397">
                <text:p>49.5467246162397</text:p>
              </table:table-cell>
              <table:table-cell office:value-type="float" office:value="102.851451092125">
                <text:p>102.851451092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44.88188976378">
                <text:p>944.88188976378</text:p>
              </table:table-cell>
              <table:table-cell office:value-type="float" office:value="11.4517965365688">
                <text:p>11.4517965365688</text:p>
              </table:table-cell>
              <table:table-cell office:value-type="float" office:value="48.7890002656572">
                <text:p>48.7890002656572</text:p>
              </table:table-cell>
              <table:table-cell office:value-type="float" office:value="51.2942302305482">
                <text:p>51.2942302305482</text:p>
              </table:table-cell>
              <table:table-cell office:value-type="float" office:value="107.783017157354">
                <text:p>107.7830171573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68.503937007874">
                <text:p>968.503937007874</text:p>
              </table:table-cell>
              <table:table-cell office:value-type="float" office:value="12.2621158108602">
                <text:p>12.2621158108602</text:p>
              </table:table-cell>
              <table:table-cell office:value-type="float" office:value="50.5117886587408">
                <text:p>50.5117886587408</text:p>
              </table:table-cell>
              <table:table-cell office:value-type="float" office:value="53.0901274591017">
                <text:p>53.0901274591017</text:p>
              </table:table-cell>
              <table:table-cell office:value-type="float" office:value="112.891007508748">
                <text:p>112.8910075087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2.125984251969">
                <text:p>992.125984251969</text:p>
              </table:table-cell>
              <table:table-cell office:value-type="float" office:value="13.125167823304">
                <text:p>13.125167823304</text:p>
              </table:table-cell>
              <table:table-cell office:value-type="float" office:value="52.2852004804506">
                <text:p>52.2852004804506</text:p>
              </table:table-cell>
              <table:table-cell office:value-type="float" office:value="54.9375490520555">
                <text:p>54.9375490520555</text:p>
              </table:table-cell>
              <table:table-cell office:value-type="float" office:value="118.181733636071">
                <text:p>118.1817336360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15.74803149606">
                <text:p>1015.74803149606</text:p>
              </table:table-cell>
              <table:table-cell office:value-type="float" office:value="14.0443842356675">
                <text:p>14.0443842356675</text:p>
              </table:table-cell>
              <table:table-cell office:value-type="float" office:value="54.1125301260834">
                <text:p>54.1125301260834</text:p>
              </table:table-cell>
              <table:table-cell office:value-type="float" office:value="56.8398305658503">
                <text:p>56.8398305658503</text:p>
              </table:table-cell>
              <table:table-cell office:value-type="float" office:value="123.661732819451">
                <text:p>123.6617328194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9.37007874016">
                <text:p>1039.37007874016</text:p>
              </table:table-cell>
              <table:table-cell office:value-type="float" office:value="15.0234200302379">
                <text:p>15.0234200302379</text:p>
              </table:table-cell>
              <table:table-cell office:value-type="float" office:value="55.9972863786348">
                <text:p>55.9972863786348</text:p>
              </table:table-cell>
              <table:table-cell office:value-type="float" office:value="58.8005234923758">
                <text:p>58.8005234923758</text:p>
              </table:table-cell>
              <table:table-cell office:value-type="float" office:value="129.337776206908">
                <text:p>129.3377762069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62.99212598425">
                <text:p>1062.99212598425</text:p>
              </table:table-cell>
              <table:table-cell office:value-type="float" office:value="16.0661680427386">
                <text:p>16.0661680427386</text:p>
              </table:table-cell>
              <table:table-cell office:value-type="float" office:value="57.9432063603992">
                <text:p>57.9432063603992</text:p>
              </table:table-cell>
              <table:table-cell office:value-type="float" office:value="60.8234092380836">
                <text:p>60.8234092380836</text:p>
              </table:table-cell>
              <table:table-cell office:value-type="float" office:value="135.216877180865">
                <text:p>135.2168771808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86.61417322835">
                <text:p>1086.61417322835</text:p>
              </table:table-cell>
              <table:table-cell office:value-type="float" office:value="17.1767744409973">
                <text:p>17.1767744409973</text:p>
              </table:table-cell>
              <table:table-cell office:value-type="float" office:value="59.9542703924913">
                <text:p>59.9542703924913</text:p>
              </table:table-cell>
              <table:table-cell office:value-type="float" office:value="62.912514008071">
                <text:p>62.912514008071</text:p>
              </table:table-cell>
              <table:table-cell office:value-type="float" office:value="141.306300023962">
                <text:p>141.3063000239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10.23622047244">
                <text:p>1110.23622047244</text:p>
              </table:table-cell>
              <table:table-cell office:value-type="float" office:value="18.3596552109113">
                <text:p>18.3596552109113</text:p>
              </table:table-cell>
              <table:table-cell office:value-type="float" office:value="62.0347178213726">
                <text:p>62.0347178213726</text:p>
              </table:table-cell>
              <table:table-cell office:value-type="float" office:value="65.0721246537238">
                <text:p>65.0721246537238</text:p>
              </table:table-cell>
              <table:table-cell office:value-type="float" office:value="147.613568894879">
                <text:p>147.6135688948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33.85826771654">
                <text:p>1133.85826771654</text:p>
              </table:table-cell>
              <table:table-cell office:value-type="float" office:value="19.6195137152619">
                <text:p>19.6195137152619</text:p>
              </table:table-cell>
              <table:table-cell office:value-type="float" office:value="64.1890638753129">
                <text:p>64.1890638753129</text:p>
              </table:table-cell>
              <table:table-cell office:value-type="float" office:value="67.3068055462948">
                <text:p>67.3068055462948</text:p>
              </table:table-cell>
              <table:table-cell office:value-type="float" office:value="154.146477125279">
                <text:p>154.1464771252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57.48031496063">
                <text:p>1157.48031496063</text:p>
              </table:table-cell>
              <table:table-cell office:value-type="float" office:value="20.9613593951945">
                <text:p>20.9613593951945</text:p>
              </table:table-cell>
              <table:table-cell office:value-type="float" office:value="66.422117617812">
                <text:p>66.422117617812</text:p>
              </table:table-cell>
              <table:table-cell office:value-type="float" office:value="69.6214165428347">
                <text:p>69.6214165428347</text:p>
              </table:table-cell>
              <table:table-cell office:value-type="float" office:value="160.913096849327">
                <text:p>160.9130968493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81.10236220472">
                <text:p>1181.10236220472</text:p>
              </table:table-cell>
              <table:table-cell office:value-type="float" office:value="22.390527688726">
                <text:p>22.390527688726</text:p>
              </table:table-cell>
              <table:table-cell office:value-type="float" office:value="68.7390010693659">
                <text:p>68.7390010693659</text:p>
              </table:table-cell>
              <table:table-cell office:value-type="float" office:value="72.021132115192">
                <text:p>72.021132115192</text:p>
              </table:table-cell>
              <table:table-cell office:value-type="float" office:value="167.921788977713">
                <text:p>167.9217889777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04.72440944882">
                <text:p>1204.72440944882</text:p>
              </table:table-cell>
              <table:table-cell office:value-type="float" office:value="23.9127012454781">
                <text:p>23.9127012454781</text:p>
              </table:table-cell>
              <table:table-cell office:value-type="float" office:value="71.1451695736118">
                <text:p>71.1451695736118</text:p>
              </table:table-cell>
              <table:table-cell office:value-type="float" office:value="74.5114617173756">
                <text:p>74.5114617173756</text:p>
              </table:table-cell>
              <table:table-cell office:value-type="float" office:value="175.181213528487">
                <text:p>175.1812135284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28.34645669291">
                <text:p>1228.34645669291</text:p>
              </table:table-cell>
              <table:table-cell office:value-type="float" office:value="25.5339325219924">
                <text:p>25.5339325219924</text:p>
              </table:table-cell>
              <table:table-cell office:value-type="float" office:value="73.6464334888293">
                <text:p>73.6464334888293</text:p>
              </table:table-cell>
              <table:table-cell office:value-type="float" office:value="77.0982714714488">
                <text:p>77.0982714714488</text:p>
              </table:table-cell>
              <table:table-cell office:value-type="float" office:value="182.700340327471">
                <text:p>182.7003403274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51.96850393701">
                <text:p>1251.96850393701</text:p>
              </table:table-cell>
              <table:table-cell office:value-type="float" office:value="27.2606678474673">
                <text:p>27.2606678474673</text:p>
              </table:table-cell>
              <table:table-cell office:value-type="float" office:value="76.248981291049">
                <text:p>76.248981291049</text:p>
              </table:table-cell>
              <table:table-cell office:value-type="float" office:value="79.787807257313">
                <text:p>79.787807257313</text:p>
              </table:table-cell>
              <table:table-cell office:value-type="float" office:value="190.488460091479">
                <text:p>190.4884600914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75.5905511811">
                <text:p>1275.5905511811</text:p>
              </table:table-cell>
              <table:table-cell office:value-type="float" office:value="29.0997730556113">
                <text:p>29.0997730556113</text:p>
              </table:table-cell>
              <table:table-cell office:value-type="float" office:value="78.959404180631">
                <text:p>78.959404180631</text:p>
              </table:table-cell>
              <table:table-cell office:value-type="float" office:value="82.586719297265">
                <text:p>82.586719297265</text:p>
              </table:table-cell>
              <table:table-cell office:value-type="float" office:value="198.555195908026">
                <text:p>198.5551959080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99.2125984252">
                <text:p>1299.2125984252</text:p>
              </table:table-cell>
              <table:table-cell office:value-type="float" office:value="31.0585607845251">
                <text:p>31.0585607845251</text:p>
              </table:table-cell>
              <table:table-cell office:value-type="float" office:value="81.784722290152">
                <text:p>81.784722290152</text:p>
              </table:table-cell>
              <table:table-cell office:value-type="float" office:value="85.5020883320969">
                <text:p>85.5020883320969</text:p>
              </table:table-cell>
              <table:table-cell office:value-type="float" office:value="206.910515125726">
                <text:p>206.9105151257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22.83464566929">
                <text:p>1322.83464566929</text:p>
              </table:table-cell>
              <table:table-cell office:value-type="float" office:value="33.1448195531657">
                <text:p>33.1448195531657</text:p>
              </table:table-cell>
              <table:table-cell office:value-type="float" office:value="84.7324125978108">
                <text:p>84.7324125978108</text:p>
              </table:table-cell>
              <table:table-cell office:value-type="float" office:value="88.5414534917688">
                <text:p>88.5414534917688</text:p>
              </table:table-cell>
              <table:table-cell office:value-type="float" office:value="215.564741670057">
                <text:p>215.5647416700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46.45669291339">
                <text:p>1346.45669291339</text:p>
              </table:table-cell>
              <table:table-cell office:value-type="float" office:value="35.366844730005">
                <text:p>35.366844730005</text:p>
              </table:table-cell>
              <table:table-cell office:value-type="float" office:value="87.8104386573402">
                <text:p>87.8104386573402</text:p>
              </table:table-cell>
              <table:table-cell office:value-type="float" office:value="91.7128419703597">
                <text:p>91.7128419703597</text:p>
              </table:table-cell>
              <table:table-cell office:value-type="float" office:value="224.528568799719">
                <text:p>224.5285687997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70.07874015748">
                <text:p>1370.07874015748</text:p>
              </table:table-cell>
              <table:table-cell office:value-type="float" office:value="37.7334715170188">
                <text:p>37.7334715170188</text:p>
              </table:table-cell>
              <table:table-cell office:value-type="float" office:value="91.0272822626373">
                <text:p>91.0272822626373</text:p>
              </table:table-cell>
              <table:table-cell office:value-type="float" office:value="95.0248006220981">
                <text:p>95.0248006220981</text:p>
              </table:table-cell>
              <table:table-cell office:value-type="float" office:value="233.813072319342">
                <text:p>233.8130723193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93.70078740157">
                <text:p>1393.70078740157</text:p>
              </table:table-cell>
              <table:table-cell office:value-type="float" office:value="40.2541100801598">
                <text:p>40.2541100801598</text:p>
              </table:table-cell>
              <table:table-cell office:value-type="float" office:value="94.3919771730164">
                <text:p>94.3919771730164</text:p>
              </table:table-cell>
              <table:table-cell office:value-type="float" office:value="98.4864296028399">
                <text:p>98.4864296028399</text:p>
              </table:table-cell>
              <table:table-cell office:value-type="float" office:value="243.429724264877">
                <text:p>243.4297242648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17.32283464567">
                <text:p>1417.32283464567</text:p>
              </table:table-cell>
              <table:table-cell office:value-type="float" office:value="42.9387829659977">
                <text:p>42.9387829659977</text:p>
              </table:table-cell>
              <table:table-cell office:value-type="float" office:value="97.9141450331846">
                <text:p>97.9141450331846</text:p>
              </table:table-cell>
              <table:table-cell office:value-type="float" office:value="102.10741818941">
                <text:p>102.10741818941</text:p>
              </table:table-cell>
              <table:table-cell office:value-type="float" office:value="253.390407078568">
                <text:p>253.3904070785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40.94488188976">
                <text:p>1440.94488188976</text:p>
              </table:table-cell>
              <table:table-cell office:value-type="float" office:value="45.7981649533032">
                <text:p>45.7981649533032</text:p>
              </table:table-cell>
              <table:table-cell office:value-type="float" office:value="101.604033630762">
                <text:p>101.604033630762</text:p>
              </table:table-cell>
              <table:table-cell office:value-type="float" office:value="105.898082917796">
                <text:p>105.898082917796</text:p>
              </table:table-cell>
              <table:table-cell office:value-type="float" office:value="263.70742829103">
                <text:p>263.707428291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64.56692913386">
                <text:p>1464.56692913386</text:p>
              </table:table-cell>
              <table:table-cell office:value-type="float" office:value="48.8436254980339">
                <text:p>48.8436254980339</text:p>
              </table:table-cell>
              <table:table-cell office:value-type="float" office:value="105.472557643467">
                <text:p>105.472557643467</text:p>
              </table:table-cell>
              <table:table-cell office:value-type="float" office:value="109.869408190315">
                <text:p>109.869408190315</text:p>
              </table:table-cell>
              <table:table-cell office:value-type="float" office:value="274.393535728574">
                <text:p>274.3935357285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88.18897637795">
                <text:p>1488.18897637795</text:p>
              </table:table-cell>
              <table:table-cell office:value-type="float" office:value="52.0872739404902">
                <text:p>52.0872739404902</text:p>
              </table:table-cell>
              <table:table-cell office:value-type="float" office:value="109.531342037989">
                <text:p>109.531342037989</text:p>
              </table:table-cell>
              <table:table-cell office:value-type="float" office:value="114.033089511581">
                <text:p>114.033089511581</text:p>
              </table:table-cell>
              <table:table-cell office:value-type="float" office:value="285.46193326456">
                <text:p>285.461933264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11.81102362205">
                <text:p>1511.81102362205</text:p>
              </table:table-cell>
              <table:table-cell office:value-type="float" office:value="55.5420076543954">
                <text:p>55.5420076543954</text:p>
              </table:table-cell>
              <table:table-cell office:value-type="float" office:value="113.792768293102">
                <text:p>113.792768293102</text:p>
              </table:table-cell>
              <table:table-cell office:value-type="float" office:value="118.40157952346">
                <text:p>118.40157952346</text:p>
              </table:table-cell>
              <table:table-cell office:value-type="float" office:value="296.926297134251">
                <text:p>296.9262971342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35.43307086614">
                <text:p>1535.43307086614</text:p>
              </table:table-cell>
              <table:table-cell office:value-type="float" office:value="59.2215633293485">
                <text:p>59.2215633293485</text:p>
              </table:table-cell>
              <table:table-cell office:value-type="float" office:value="118.27002363082">
                <text:p>118.27002363082</text:p>
              </table:table-cell>
              <table:table-cell office:value-type="float" office:value="122.988137020215">
                <text:p>122.988137020215</text:p>
              </table:table-cell>
              <table:table-cell office:value-type="float" office:value="308.800792833324">
                <text:p>308.8007928333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59.05511811024">
                <text:p>1559.05511811024</text:p>
              </table:table-cell>
              <table:table-cell office:value-type="float" office:value="63.14057159056">
                <text:p>63.14057159056</text:p>
              </table:table-cell>
              <table:table-cell office:value-type="float" office:value="122.977153451347">
                <text:p>122.977153451347</text:p>
              </table:table-cell>
              <table:table-cell office:value-type="float" office:value="127.806879136763">
                <text:p>127.806879136763</text:p>
              </table:table-cell>
              <table:table-cell office:value-type="float" office:value="321.100092620908">
                <text:p>321.1000926209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82.67716535433">
                <text:p>1582.67716535433</text:p>
              </table:table-cell>
              <table:table-cell office:value-type="float" office:value="67.3146151730474">
                <text:p>67.3146151730474</text:p>
              </table:table-cell>
              <table:table-cell office:value-type="float" office:value="127.929117180299">
                <text:p>127.929117180299</text:p>
              </table:table-cell>
              <table:table-cell office:value-type="float" office:value="132.872836915465">
                <text:p>132.872836915465</text:p>
              </table:table-cell>
              <table:table-cell office:value-type="float" office:value="333.839393648798">
                <text:p>333.8393936487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06.29921259843">
                <text:p>1606.29921259843</text:p>
              </table:table-cell>
              <table:table-cell office:value-type="float" office:value="71.7602908816051">
                <text:p>71.7602908816051</text:p>
              </table:table-cell>
              <table:table-cell office:value-type="float" office:value="133.141847750278">
                <text:p>133.141847750278</text:p>
              </table:table-cell>
              <table:table-cell office:value-type="float" office:value="138.202014470175">
                <text:p>138.202014470175</text:p>
              </table:table-cell>
              <table:table-cell office:value-type="float" office:value="347.034436739221">
                <text:p>347.0344367392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29.92125984252">
                <text:p>1629.92125984252</text:p>
              </table:table-cell>
              <table:table-cell office:value-type="float" office:value="76.4952755829105">
                <text:p>76.4952755829105</text:p>
              </table:table-cell>
              <table:table-cell office:value-type="float" office:value="138.632314953295">
                <text:p>138.632314953295</text:p>
              </table:table-cell>
              <table:table-cell office:value-type="float" office:value="143.811451980417">
                <text:p>143.811451980417</text:p>
              </table:table-cell>
              <table:table-cell office:value-type="float" office:value="360.701525834372">
                <text:p>360.7015258343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53.54330708661">
                <text:p>1653.54330708661</text:p>
              </table:table-cell>
              <table:table-cell office:value-type="float" office:value="81.5383964921658">
                <text:p>81.5383964921658</text:p>
              </table:table-cell>
              <table:table-cell office:value-type="float" office:value="144.418592915944">
                <text:p>144.418592915944</text:p>
              </table:table-cell>
              <table:table-cell office:value-type="float" office:value="149.719292763642">
                <text:p>149.719292763642</text:p>
              </table:table-cell>
              <table:table-cell office:value-type="float" office:value="374.857548141746">
                <text:p>374.8575481417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77.16535433071">
                <text:p>1677.16535433071</text:p>
              </table:table-cell>
              <table:table-cell office:value-type="float" office:value="86.9097060337483">
                <text:p>86.9097060337483</text:p>
              </table:table-cell>
              <table:table-cell office:value-type="float" office:value="150.519931965627">
                <text:p>150.519931965627</text:p>
              </table:table-cell>
              <table:table-cell office:value-type="float" office:value="155.944854689573">
                <text:p>155.944854689573</text:p>
              </table:table-cell>
              <table:table-cell office:value-type="float" office:value="389.519995000161">
                <text:p>389.5199950001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00.7874015748">
                <text:p>1700.7874015748</text:p>
              </table:table-cell>
              <table:table-cell office:value-type="float" office:value="92.6305615735285">
                <text:p>92.6305615735285</text:p>
              </table:table-cell>
              <table:table-cell office:value-type="float" office:value="156.95683517358">
                <text:p>156.95683517358</text:p>
              </table:table-cell>
              <table:table-cell office:value-type="float" office:value="162.50870621774">
                <text:p>162.50870621774</text:p>
              </table:table-cell>
              <table:table-cell office:value-type="float" office:value="404.706983492249">
                <text:p>404.7069834922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24.4094488189">
                <text:p>1724.4094488189</text:p>
              </table:table-cell>
              <table:table-cell office:value-type="float" office:value="98.7237103398891">
                <text:p>98.7237103398891</text:p>
              </table:table-cell>
              <table:table-cell office:value-type="float" office:value="163.751139879049">
                <text:p>163.751139879049</text:p>
              </table:table-cell>
              <table:table-cell office:value-type="float" office:value="169.432747357481">
                <text:p>169.432747357481</text:p>
              </table:table-cell>
              <table:table-cell office:value-type="float" office:value="420.437278830129">
                <text:p>420.4372788301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48.03149606299">
                <text:p>1748.03149606299</text:p>
              </table:table-cell>
              <table:table-cell office:value-type="float" office:value="105.213379871105">
                <text:p>105.213379871105</text:p>
              </table:table-cell>
              <table:table-cell office:value-type="float" office:value="170.926104518781">
                <text:p>170.926104518781</text:p>
              </table:table-cell>
              <table:table-cell office:value-type="float" office:value="176.740295869099">
                <text:p>176.740295869099</text:p>
              </table:table-cell>
              <table:table-cell office:value-type="float" office:value="436.730317541907">
                <text:p>436.7303175419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71.65354330709">
                <text:p>1771.65354330709</text:p>
              </table:table-cell>
              <table:table-cell office:value-type="float" office:value="112.125374348724">
                <text:p>112.125374348724</text:p>
              </table:table-cell>
              <table:table-cell office:value-type="float" office:value="178.506501107059">
                <text:p>178.506501107059</text:p>
              </table:table-cell>
              <table:table-cell office:value-type="float" office:value="184.456179045451">
                <text:p>184.456179045451</text:p>
              </table:table-cell>
              <table:table-cell office:value-type="float" office:value="453.60623148767">
                <text:p>453.606231487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95.27559055118">
                <text:p>1795.27559055118</text:p>
              </table:table-cell>
              <table:table-cell office:value-type="float" office:value="119.487177199984">
                <text:p>119.487177199984</text:p>
              </table:table-cell>
              <table:table-cell office:value-type="float" office:value="186.518713734032">
                <text:p>186.518713734032</text:p>
              </table:table-cell>
              <table:table-cell office:value-type="float" office:value="192.606831435257">
                <text:p>192.606831435257</text:p>
              </table:table-cell>
              <table:table-cell office:value-type="float" office:value="471.085872734635">
                <text:p>471.0858727346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18.89763779528">
                <text:p>1818.89763779528</text:p>
              </table:table-cell>
              <table:table-cell office:value-type="float" office:value="127.328060377234">
                <text:p>127.328060377234</text:p>
              </table:table-cell>
              <table:table-cell office:value-type="float" office:value="194.990843473955">
                <text:p>194.990843473955</text:p>
              </table:table-cell>
              <table:table-cell office:value-type="float" office:value="201.220398892754">
                <text:p>201.220398892754</text:p>
              </table:table-cell>
              <table:table-cell office:value-type="float" office:value="489.190839322196">
                <text:p>489.1908393221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42.51968503937">
                <text:p>1842.51968503937</text:p>
              </table:table-cell>
              <table:table-cell office:value-type="float" office:value="135.679200748884">
                <text:p>135.679200748884</text:p>
              </table:table-cell>
              <table:table-cell office:value-type="float" office:value="203.952820120504">
                <text:p>203.952820120504</text:p>
              </table:table-cell>
              <table:table-cell office:value-type="float" office:value="210.326849363275">
                <text:p>210.326849363275</text:p>
              </table:table-cell>
              <table:table-cell office:value-type="float" office:value="507.943501948704">
                <text:p>507.9435019487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66.14173228346">
                <text:p>1866.14173228346</text:p>
              </table:table-cell>
              <table:table-cell office:value-type="float" office:value="144.573804064664">
                <text:p>144.573804064664</text:p>
              </table:table-cell>
              <table:table-cell office:value-type="float" office:value="213.436521193416">
                <text:p>213.436521193416</text:p>
              </table:table-cell>
              <table:table-cell office:value-type="float" office:value="219.958090840788">
                <text:p>219.958090840788</text:p>
              </table:table-cell>
              <table:table-cell office:value-type="float" office:value="527.367031612945">
                <text:p>527.3670316129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89.76377952756">
                <text:p>1889.76377952756</text:p>
              </table:table-cell>
              <table:table-cell office:value-type="float" office:value="154.047236988106">
                <text:p>154.047236988106</text:p>
              </table:table-cell>
              <table:table-cell office:value-type="float" office:value="223.475898689684">
                <text:p>223.475898689684</text:p>
              </table:table-cell>
              <table:table-cell office:value-type="float" office:value="230.148096961724">
                <text:p>230.148096961724</text:p>
              </table:table-cell>
              <table:table-cell office:value-type="float" office:value="547.485428244493">
                <text:p>547.4854282444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13.38582677165">
                <text:p>1913.38582677165</text:p>
              </table:table-cell>
              <table:table-cell office:value-type="float" office:value="164.137167721243">
                <text:p>164.137167721243</text:p>
              </table:table-cell>
              <table:table-cell office:value-type="float" office:value="234.10711408326">
                <text:p>234.10711408326</text:p>
              </table:table-cell>
              <table:table-cell office:value-type="float" office:value="240.933040729417">
                <text:p>240.933040729417</text:p>
              </table:table-cell>
              <table:table-cell office:value-type="float" office:value="568.323550358282">
                <text:p>568.3235503582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37.00787401575">
                <text:p>1937.00787401575</text:p>
              </table:table-cell>
              <table:table-cell office:value-type="float" office:value="174.883715780669">
                <text:p>174.883715780669</text:p>
              </table:table-cell>
              <table:table-cell office:value-type="float" office:value="245.368682110072">
                <text:p>245.368682110072</text:p>
              </table:table-cell>
              <table:table-cell office:value-type="float" office:value="252.351436895529">
                <text:p>252.351436895529</text:p>
              </table:table-cell>
              <table:table-cell office:value-type="float" office:value="589.907145770069">
                <text:p>589.9071457700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60.62992125984">
                <text:p>1960.62992125984</text:p>
              </table:table-cell>
              <table:table-cell office:value-type="float" office:value="186.329611520494">
                <text:p>186.329611520494</text:p>
              </table:table-cell>
              <table:table-cell office:value-type="float" office:value="257.301623910068">
                <text:p>257.301623910068</text:p>
              </table:table-cell>
              <table:table-cell office:value-type="float" office:value="264.444293558889">
                <text:p>264.444293558889</text:p>
              </table:table-cell>
              <table:table-cell office:value-type="float" office:value="612.262883410721">
                <text:p>612.2628834107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4.25196850394">
                <text:p>1984.25196850394</text:p>
              </table:table-cell>
              <table:table-cell office:value-type="float" office:value="198.520366036503">
                <text:p>198.520366036503</text:p>
              </table:table-cell>
              <table:table-cell office:value-type="float" office:value="269.9496301352">
                <text:p>269.9496301352</text:p>
              </table:table-cell>
              <table:table-cell office:value-type="float" office:value="277.255273578453">
                <text:p>277.255273578453</text:p>
              </table:table-cell>
              <table:table-cell office:value-type="float" office:value="635.418386278639">
                <text:p>635.4183862786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7.87401574803">
                <text:p>2007.87401574803</text:p>
              </table:table-cell>
              <table:table-cell office:value-type="float" office:value="211.504452127073">
                <text:p>211.504452127073</text:p>
              </table:table-cell>
              <table:table-cell office:value-type="float" office:value="283.359234671912">
                <text:p>283.359234671912</text:p>
              </table:table-cell>
              <table:table-cell office:value-type="float" office:value="290.830866435731">
                <text:p>290.830866435731</text:p>
              </table:table-cell>
              <table:table-cell office:value-type="float" office:value="659.402265571049">
                <text:p>659.4022655710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31.49606299213">
                <text:p>2031.49606299213</text:p>
              </table:table-cell>
              <table:table-cell office:value-type="float" office:value="225.333497030402">
                <text:p>225.333497030402</text:p>
              </table:table-cell>
              <table:table-cell office:value-type="float" office:value="297.579999668871">
                <text:p>297.579999668871</text:p>
              </table:table-cell>
              <table:table-cell office:value-type="float" office:value="305.220571223144">
                <text:p>305.220571223144</text:p>
              </table:table-cell>
              <table:table-cell office:value-type="float" office:value="684.244156036311">
                <text:p>684.2441560363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55.11811023622">
                <text:p>2055.11811023622</text:p>
              </table:table-cell>
              <table:table-cell office:value-type="float" office:value="240.062487704391">
                <text:p>240.062487704391</text:p>
              </table:table-cell>
              <table:table-cell office:value-type="float" office:value="312.664712605664">
                <text:p>312.664712605664</text:p>
              </table:table-cell>
              <table:table-cell office:value-type="float" office:value="320.477091478594">
                <text:p>320.477091478594</text:p>
              </table:table-cell>
              <table:table-cell office:value-type="float" office:value="709.974752590949">
                <text:p>709.9747525909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78.74015748032">
                <text:p>2078.74015748032</text:p>
              </table:table-cell>
              <table:table-cell office:value-type="float" office:value="255.74998946543">
                <text:p>255.74998946543</text:p>
              </table:table-cell>
              <table:table-cell office:value-type="float" office:value="328.669596186026">
                <text:p>328.669596186026</text:p>
              </table:table-cell>
              <table:table-cell office:value-type="float" office:value="336.65654263312">
                <text:p>336.65654263312</text:p>
              </table:table-cell>
              <table:table-cell office:value-type="float" office:value="736.625848246622">
                <text:p>736.6258482466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02.36220472441">
                <text:p>2102.36220472441</text:p>
              </table:table-cell>
              <table:table-cell office:value-type="float" office:value="272.458378855425">
                <text:p>272.458378855425</text:p>
              </table:table-cell>
              <table:table-cell office:value-type="float" office:value="345.654531890184">
                <text:p>345.654531890184</text:p>
              </table:table-cell>
              <table:table-cell office:value-type="float" office:value="353.818672888192">
                <text:p>353.818672888192</text:p>
              </table:table-cell>
              <table:table-cell office:value-type="float" office:value="764.230373393937">
                <text:p>764.2303733939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25.9842519685">
                <text:p>2125.9842519685</text:p>
              </table:table-cell>
              <table:table-cell office:value-type="float" office:value="290.254091662993">
                <text:p>290.254091662993</text:p>
              </table:table-cell>
              <table:table-cell office:value-type="float" office:value="363.683298075214">
                <text:p>363.683298075214</text:p>
              </table:table-cell>
              <table:table-cell office:value-type="float" office:value="372.027098392036">
                <text:p>372.027098392036</text:p>
              </table:table-cell>
              <table:table-cell office:value-type="float" office:value="792.822436491594">
                <text:p>792.8224364915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49.6062992126">
                <text:p>2149.6062992126</text:p>
              </table:table-cell>
              <table:table-cell office:value-type="float" office:value="309.207887085017">
                <text:p>309.207887085017</text:p>
              </table:table-cell>
              <table:table-cell office:value-type="float" office:value="382.82382357012">
                <text:p>382.82382357012</text:p>
              </table:table-cell>
              <table:table-cell office:value-type="float" office:value="391.349553640683">
                <text:p>391.349553640683</text:p>
              </table:table-cell>
              <table:table-cell office:value-type="float" office:value="822.437366211184">
                <text:p>822.4373662111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73.22834645669">
                <text:p>2173.22834645669</text:p>
              </table:table-cell>
              <table:table-cell office:value-type="float" office:value="329.395129078894">
                <text:p>329.395129078894</text:p>
              </table:table-cell>
              <table:table-cell office:value-type="float" office:value="403.148457774006">
                <text:p>403.148457774006</text:p>
              </table:table-cell>
              <table:table-cell office:value-type="float" office:value="411.858158089338">
                <text:p>411.858158089338</text:p>
              </table:table-cell>
              <table:table-cell office:value-type="float" office:value="853.11175508969">
                <text:p>853.111755089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96.85039370079">
                <text:p>2196.85039370079</text:p>
              </table:table-cell>
              <table:table-cell office:value-type="float" office:value="350.896086024214">
                <text:p>350.896086024214</text:p>
              </table:table-cell>
              <table:table-cell office:value-type="float" office:value="424.734258331277">
                <text:p>424.734258331277</text:p>
              </table:table-cell>
              <table:table-cell office:value-type="float" office:value="433.629700023503">
                <text:p>433.629700023503</text:p>
              </table:table-cell>
              <table:table-cell office:value-type="float" office:value="884.883504743627">
                <text:p>884.8835047436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20.47244094488">
                <text:p>2220.47244094488</text:p>
              </table:table-cell>
              <table:table-cell office:value-type="float" office:value="373.796249885366">
                <text:p>373.796249885366</text:p>
              </table:table-cell>
              <table:table-cell office:value-type="float" office:value="447.663297527747">
                <text:p>447.663297527747</text:p>
              </table:table-cell>
              <table:table-cell office:value-type="float" office:value="456.745938807179">
                <text:p>456.745938807179</text:p>
              </table:table-cell>
              <table:table-cell office:value-type="float" office:value="917.791872700709">
                <text:p>917.7918727007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44.09448818898">
                <text:p>2244.09448818898</text:p>
              </table:table-cell>
              <table:table-cell office:value-type="float" office:value="398.186676144128">
                <text:p>398.186676144128</text:p>
              </table:table-cell>
              <table:table-cell office:value-type="float" office:value="472.022988625922">
                <text:p>472.022988625922</text:p>
              </table:table-cell>
              <table:table-cell office:value-type="float" office:value="481.293926697864">
                <text:p>481.293926697864</text:p>
              </table:table-cell>
              <table:table-cell office:value-type="float" office:value="951.877520906881">
                <text:p>951.8775209068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67.71653543307">
                <text:p>2267.71653543307</text:p>
              </table:table-cell>
              <table:table-cell office:value-type="float" office:value="424.164345853874">
                <text:p>424.164345853874</text:p>
              </table:table-cell>
              <table:table-cell office:value-type="float" office:value="497.906433437042">
                <text:p>497.906433437042</text:p>
              </table:table-cell>
              <table:table-cell office:value-type="float" office:value="507.366351495029">
                <text:p>507.366351495029</text:p>
              </table:table-cell>
              <table:table-cell office:value-type="float" office:value="987.182565968677">
                <text:p>987.1825659686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91.33858267717">
                <text:p>2291.33858267717</text:p>
              </table:table-cell>
              <table:table-cell office:value-type="float" office:value="451.83255125501">
                <text:p>451.83255125501</text:p>
              </table:table-cell>
              <table:table-cell office:value-type="float" office:value="525.412792511896">
                <text:p>525.412792511896</text:p>
              </table:table-cell>
              <table:table-cell office:value-type="float" office:value="535.061901370785">
                <text:p>535.061901370785</text:p>
              </table:table-cell>
              <table:table-cell office:value-type="float" office:value="1023.75063119296">
                <text:p>1023.750631192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14.96062992126">
                <text:p>2314.96062992126</text:p>
              </table:table-cell>
              <table:table-cell office:value-type="float" office:value="481.301306484898">
                <text:p>481.301306484898</text:p>
              </table:table-cell>
              <table:table-cell office:value-type="float" office:value="554.647679422353">
                <text:p>554.647679422353</text:p>
              </table:table-cell>
              <table:table-cell office:value-type="float" office:value="564.485653318765">
                <text:p>564.485653318765</text:p>
              </table:table-cell>
              <table:table-cell office:value-type="float" office:value="1061.62690048839">
                <text:p>1061.626900488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38.58267716535">
                <text:p>2338.58267716535</text:p>
              </table:table-cell>
              <table:table-cell office:value-type="float" office:value="512.687785015359">
                <text:p>512.687785015359</text:p>
              </table:table-cell>
              <table:table-cell office:value-type="float" office:value="585.723580701359">
                <text:p>585.723580701359</text:p>
              </table:table-cell>
              <table:table-cell office:value-type="float" office:value="595.749486750195">
                <text:p>595.749486750195</text:p>
              </table:table-cell>
              <table:table-cell office:value-type="float" office:value="1100.85817419512">
                <text:p>1100.858174195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62.20472440945">
                <text:p>2362.20472440945</text:p>
              </table:table-cell>
              <table:table-cell office:value-type="float" office:value="546.116785557056">
                <text:p>546.116785557056</text:p>
              </table:table-cell>
              <table:table-cell office:value-type="float" office:value="618.760303111152">
                <text:p>618.760303111152</text:p>
              </table:table-cell>
              <table:table-cell office:value-type="float" office:value="628.972523865124">
                <text:p>628.972523865124</text:p>
              </table:table-cell>
              <table:table-cell office:value-type="float" office:value="1141.49292691187">
                <text:p>1141.492926911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85.82677165354">
                <text:p>2385.82677165354</text:p>
              </table:table-cell>
              <table:table-cell office:value-type="float" office:value="581.721228283315">
                <text:p>581.721228283315</text:p>
              </table:table-cell>
              <table:table-cell office:value-type="float" office:value="653.885450018124">
                <text:p>653.885450018124</text:p>
              </table:table-cell>
              <table:table-cell office:value-type="float" office:value="664.281598532174">
                <text:p>664.281598532174</text:p>
              </table:table-cell>
              <table:table-cell office:value-type="float" office:value="1183.58136739164">
                <text:p>1183.581367391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09.44881889764">
                <text:p>2409.44881889764</text:p>
              </table:table-cell>
              <table:table-cell office:value-type="float" office:value="619.642683346448">
                <text:p>619.642683346448</text:p>
              </table:table-cell>
              <table:table-cell office:value-type="float" office:value="691.234928768496">
                <text:p>691.234928768496</text:p>
              </table:table-cell>
              <table:table-cell office:value-type="float" office:value="701.811755522368">
                <text:p>701.811755522368</text:p>
              </table:table-cell>
              <table:table-cell office:value-type="float" office:value="1227.17550058021">
                <text:p>1227.175500580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33.07086614173">
                <text:p>2433.07086614173</text:p>
              </table:table-cell>
              <table:table-cell office:value-type="float" office:value="660.031933788072">
                <text:p>660.031933788072</text:p>
              </table:table-cell>
              <table:table-cell office:value-type="float" office:value="730.953491082219">
                <text:p>730.953491082219</text:p>
              </table:table-cell>
              <table:table-cell office:value-type="float" office:value="741.706782062092">
                <text:p>741.706782062092</text:p>
              </table:table-cell>
              <table:table-cell office:value-type="float" office:value="1272.32919187407">
                <text:p>1272.329191874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56.69291338583">
                <text:p>2456.69291338583</text:p>
              </table:table-cell>
              <table:table-cell office:value-type="float" office:value="703.049575081644">
                <text:p>703.049575081644</text:p>
              </table:table-cell>
              <table:table-cell office:value-type="float" office:value="773.195308613812">
                <text:p>773.195308613812</text:p>
              </table:table-cell>
              <table:table-cell office:value-type="float" office:value="784.119773797438">
                <text:p>784.119773797438</text:p>
              </table:table-cell>
              <table:table-cell office:value-type="float" office:value="1319.09823367705">
                <text:p>1319.098233677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80.31496062992">
                <text:p>2480.31496062992</text:p>
              </table:table-cell>
              <table:table-cell office:value-type="float" office:value="748.866653691137">
                <text:p>748.866653691137</text:p>
              </table:table-cell>
              <table:table-cell office:value-type="float" office:value="818.124585968689">
                <text:p>818.124585968689</text:p>
              </table:table-cell>
              <table:table-cell office:value-type="float" office:value="829.213737397649">
                <text:p>829.213737397649</text:p>
              </table:table-cell>
              <table:table-cell office:value-type="float" office:value="1367.54041433807">
                <text:p>1367.540414338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03.93700787402">
                <text:p>2503.93700787402</text:p>
              </table:table-cell>
              <table:table-cell office:value-type="float" office:value="797.665347184875">
                <text:p>797.665347184875</text:p>
              </table:table-cell>
              <table:table-cell office:value-type="float" office:value="865.91621361244">
                <text:p>865.91621361244</text:p>
              </table:table-cell>
              <table:table-cell office:value-type="float" office:value="877.162232169576">
                <text:p>877.162232169576</text:p>
              </table:table-cell>
              <table:table-cell office:value-type="float" office:value="1417.71558955504">
                <text:p>1417.715589555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27.55905511811">
                <text:p>2527.55905511811</text:p>
              </table:table-cell>
              <table:table-cell office:value-type="float" office:value="849.639688608779">
                <text:p>849.639688608779</text:p>
              </table:table-cell>
              <table:table-cell office:value-type="float" office:value="916.756463269152">
                <text:p>916.756463269152</text:p>
              </table:table-cell>
              <table:table-cell office:value-type="float" office:value="928.150053208623">
                <text:p>928.150053208623</text:p>
              </table:table-cell>
              <table:table-cell office:value-type="float" office:value="1469.68575633327">
                <text:p>1469.685756333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51.18110236221">
                <text:p>2551.18110236221</text:p>
              </table:table-cell>
              <table:table-cell office:value-type="float" office:value="904.996337999306">
                <text:p>904.996337999306</text:p>
              </table:table-cell>
              <table:table-cell office:value-type="float" office:value="970.843728573822">
                <text:p>970.843728573822</text:p>
              </table:table-cell>
              <table:table-cell office:value-type="float" office:value="982.373958775155">
                <text:p>982.373958775155</text:p>
              </table:table-cell>
              <table:table-cell office:value-type="float" office:value="1523.51512958961">
                <text:p>1523.515129589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74.8031496063">
                <text:p>2574.8031496063</text:p>
              </table:table-cell>
              <table:table-cell office:value-type="float" office:value="963.955404103725">
                <text:p>963.955404103725</text:p>
              </table:table-cell>
              <table:table-cell office:value-type="float" office:value="1028.38931392383">
                <text:p>1028.38931392383</text:p>
              </table:table-cell>
              <table:table-cell office:value-type="float" office:value="1040.0434447594">
                <text:p>1040.0434447594</text:p>
              </table:table-cell>
              <table:table-cell office:value-type="float" office:value="1579.27022149715">
                <text:p>1579.270221497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98.42519685039">
                <text:p>2598.42519685039</text:p>
              </table:table-cell>
              <table:table-cell office:value-type="float" office:value="1026.75131957509">
                <text:p>1026.75131957509</text:p>
              </table:table-cell>
              <table:table-cell office:value-type="float" office:value="1089.6182746661">
                <text:p>1089.6182746661</text:p>
              </table:table-cell>
              <table:table-cell office:value-type="float" office:value="1101.38156928323">
                <text:p>1101.38156928323</text:p>
              </table:table-cell>
              <table:table-cell office:value-type="float" office:value="1637.0199236684">
                <text:p>1637.01992366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22.04724409449">
                <text:p>2622.04724409449</text:p>
              </table:table-cell>
              <table:table-cell office:value-type="float" office:value="1093.6337731218">
                <text:p>1093.6337731218</text:p>
              </table:table-cell>
              <table:table-cell office:value-type="float" office:value="1154.77031196071">
                <text:p>1154.77031196071</text:p>
              </table:table-cell>
              <table:table-cell office:value-type="float" office:value="1166.62583068462">
                <text:p>1166.62583068462</text:p>
              </table:table-cell>
              <table:table-cell office:value-type="float" office:value="1696.83559227851">
                <text:p>1696.835592278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45.66929133858">
                <text:p>2645.66929133858</text:p>
              </table:table-cell>
              <table:table-cell office:value-type="float" office:value="1164.86870231825">
                <text:p>1164.86870231825</text:p>
              </table:table-cell>
              <table:table-cell office:value-type="float" office:value="1224.10072587906">
                <text:p>1224.10072587906</text:p>
              </table:table-cell>
              <table:table-cell office:value-type="float" office:value="1236.02910234049">
                <text:p>1236.02910234049</text:p>
              </table:table-cell>
              <table:table-cell office:value-type="float" office:value="1758.79113623378">
                <text:p>1758.791136233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69.29133858268">
                <text:p>2669.29133858268</text:p>
              </table:table-cell>
              <table:table-cell office:value-type="float" office:value="1240.73935102402">
                <text:p>1240.73935102402</text:p>
              </table:table-cell>
              <table:table-cell office:value-type="float" office:value="1297.88143052636">
                <text:p>1297.88143052636</text:p>
              </table:table-cell>
              <table:table-cell office:value-type="float" office:value="1309.86062800771">
                <text:p>1309.86062800771</text:p>
              </table:table-cell>
              <table:table-cell office:value-type="float" office:value="1822.96310849431">
                <text:p>1822.963108494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92.91338582677">
                <text:p>2692.91338582677</text:p>
              </table:table-cell>
              <table:table-cell office:value-type="float" office:value="1321.54739561629">
                <text:p>1321.54739561629</text:p>
              </table:table-cell>
              <table:table-cell office:value-type="float" office:value="1376.40203522471">
                <text:p>1376.40203522471</text:p>
              </table:table-cell>
              <table:table-cell office:value-type="float" office:value="1388.40708159988">
                <text:p>1388.40708159988</text:p>
              </table:table-cell>
              <table:table-cell office:value-type="float" office:value="1889.43080066372">
                <text:p>1889.430800663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16.53543307087">
                <text:p>2716.53543307087</text:p>
              </table:table-cell>
              <table:table-cell office:value-type="float" office:value="1407.61414451349">
                <text:p>1407.61414451349</text:p>
              </table:table-cell>
              <table:table-cell office:value-type="float" office:value="1459.97099605579">
                <text:p>1459.97099605579</text:p>
              </table:table-cell>
              <table:table-cell office:value-type="float" office:value="1471.97369557142">
                <text:p>1471.97369557142</text:p>
              </table:table-cell>
              <table:table-cell office:value-type="float" office:value="1958.27634096269">
                <text:p>1958.276340962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40.15748031496">
                <text:p>2740.15748031496</text:p>
              </table:table-cell>
              <table:table-cell office:value-type="float" office:value="1499.2818157597">
                <text:p>1499.2818157597</text:p>
              </table:table-cell>
              <table:table-cell office:value-type="float" office:value="1548.91684234191">
                <text:p>1548.91684234191</text:p>
              </table:table-cell>
              <table:table-cell office:value-type="float" office:value="1560.88546235031">
                <text:p>1560.88546235031</text:p>
              </table:table-cell>
              <table:table-cell office:value-type="float" office:value="2029.58479570754">
                <text:p>2029.584795707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63.77952755906">
                <text:p>2763.77952755906</text:p>
              </table:table-cell>
              <table:table-cell office:value-type="float" office:value="1596.91489774982">
                <text:p>1596.91489774982</text:p>
              </table:table-cell>
              <table:table-cell office:value-type="float" office:value="1643.58948294219">
                <text:p>1643.58948294219</text:p>
              </table:table-cell>
              <table:table-cell office:value-type="float" office:value="1655.4884135486">
                <text:p>1655.4884135486</text:p>
              </table:table-cell>
              <table:table-cell office:value-type="float" office:value="2103.44427441911">
                <text:p>2103.444274419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87.40157480315">
                <text:p>2787.40157480315</text:p>
              </table:table-cell>
              <table:table-cell office:value-type="float" office:value="1700.90159850594">
                <text:p>1700.90159850594</text:p>
              </table:table-cell>
              <table:table-cell office:value-type="float" office:value="1744.36159755783">
                <text:p>1744.36159755783</text:p>
              </table:table-cell>
              <table:table-cell office:value-type="float" office:value="1756.15098198571">
                <text:p>1756.15098198571</text:p>
              </table:table-cell>
              <table:table-cell office:value-type="float" office:value="2179.94603869187">
                <text:p>2179.946038691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11.02362204724">
                <text:p>2811.02362204724</text:p>
              </table:table-cell>
              <table:table-cell office:value-type="float" office:value="1811.65538926752">
                <text:p>1811.65538926752</text:p>
              </table:table-cell>
              <table:table-cell office:value-type="float" office:value="1851.63011857871">
                <text:p>1851.63011857871</text:p>
              </table:table-cell>
              <table:table-cell office:value-type="float" office:value="1863.26545188572">
                <text:p>1863.26545188572</text:p>
              </table:table-cell>
              <table:table-cell office:value-type="float" office:value="2259.18461495776">
                <text:p>2259.184614957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34.64566929134">
                <text:p>2834.64566929134</text:p>
              </table:table-cell>
              <table:table-cell office:value-type="float" office:value="1929.61664853305">
                <text:p>1929.61664853305</text:p>
              </table:table-cell>
              <table:table-cell office:value-type="float" office:value="1965.81780936338">
                <text:p>1965.81780936338</text:p>
              </table:table-cell>
              <table:table-cell office:value-type="float" office:value="1977.24950295666">
                <text:p>1977.24950295666</text:p>
              </table:table-cell>
              <table:table-cell office:value-type="float" office:value="2341.25791128406">
                <text:p>2341.257911284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58.26771653543">
                <text:p>2858.26771653543</text:p>
              </table:table-cell>
              <table:table-cell office:value-type="float" office:value="2055.25441309015">
                <text:p>2055.25441309015</text:p>
              </table:table-cell>
              <table:table-cell office:value-type="float" office:value="2087.37494522796">
                <text:p>2087.37494522796</text:p>
              </table:table-cell>
              <table:table-cell office:value-type="float" office:value="2098.54785442964">
                <text:p>2098.54785442964</text:p>
              </table:table-cell>
              <table:table-cell office:value-type="float" office:value="2426.26733834978">
                <text:p>2426.267338349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81.88976377953">
                <text:p>2881.88976377953</text:p>
              </table:table-cell>
              <table:table-cell office:value-type="float" office:value="2189.06824299658">
                <text:p>2189.06824299658</text:p>
              </table:table-cell>
              <table:table-cell office:value-type="float" office:value="2216.7811038279">
                <text:p>2216.7811038279</text:p>
              </table:table-cell>
              <table:table-cell office:value-type="float" office:value="2227.63401552888">
                <text:p>2227.63401552888</text:p>
              </table:table-cell>
              <table:table-cell office:value-type="float" office:value="2514.31793474974">
                <text:p>2514.317934749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905.51181102362">
                <text:p>2905.51181102362</text:p>
              </table:table-cell>
              <table:table-cell office:value-type="float" office:value="2331.59020792766">
                <text:p>2331.59020792766</text:p>
              </table:table-cell>
              <table:table-cell office:value-type="float" office:value="2354.5470720515">
                <text:p>2354.5470720515</text:p>
              </table:table-cell>
              <table:table-cell office:value-type="float" office:value="2365.0121492627">
                <text:p>2365.0121492627</text:p>
              </table:table-cell>
              <table:table-cell office:value-type="float" office:value="2605.51849678147">
                <text:p>2605.518496781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29.13385826772">
                <text:p>2929.13385826772</text:p>
              </table:table-cell>
              <table:table-cell office:value-type="float" office:value="2483.38700278826">
                <text:p>2483.38700278826</text:p>
              </table:table-cell>
              <table:table-cell office:value-type="float" office:value="2501.21687700744">
                <text:p>2501.21687700744</text:p>
              </table:table-cell>
              <table:table-cell office:value-type="float" office:value="2511.21905687163">
                <text:p>2511.21905687163</text:p>
              </table:table-cell>
              <table:table-cell office:value-type="float" office:value="2699.9817128751">
                <text:p>2699.98171287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52.75590551181">
                <text:p>2952.75590551181</text:p>
              </table:table-cell>
              <table:table-cell office:value-type="float" office:value="2645.06220100133">
                <text:p>2645.06220100133</text:p>
              </table:table-cell>
              <table:table-cell office:value-type="float" office:value="2657.36994918175">
                <text:p>2657.36994918175</text:p>
              </table:table-cell>
              <table:table-cell office:value-type="float" office:value="2666.82629074463">
                <text:p>2666.82629074463</text:p>
              </table:table-cell>
              <table:table-cell office:value-type="float" office:value="2797.82430283247">
                <text:p>2797.824302832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976.37795275591">
                <text:p>2976.37795275591</text:p>
              </table:table-cell>
              <table:table-cell office:value-type="float" office:value="2817.25865443265">
                <text:p>2817.25865443265</text:p>
              </table:table-cell>
              <table:table-cell office:value-type="float" office:value="2823.62342636558">
                <text:p>2823.62342636558</text:p>
              </table:table-cell>
              <table:table-cell office:value-type="float" office:value="2832.44240412015">
                <text:p>2832.44240412015</text:p>
              </table:table-cell>
              <table:table-cell office:value-type="float" office:value="2899.16716204741">
                <text:p>2899.167162047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00">
                <text:p>3000</text:p>
              </table:table-cell>
              <table:table-cell office:value-type="float" office:value="3000.66104949418">
                <text:p>3000.66104949418</text:p>
              </table:table-cell>
              <table:table-cell office:value-type="float" office:value="3000.63460751441">
                <text:p>3000.63460751441</text:p>
              </table:table-cell>
              <table:table-cell office:value-type="float" office:value="3008.71534642714">
                <text:p>3008.71534642714</text:p>
              </table:table-cell>
              <table:table-cell office:value-type="float" office:value="3004.1355108854">
                <text:p>3004.13551088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77cm" svg:y="3.703cm" style:legend-expansion="high" chart:style-name="ch2"/>
        <chart:plot-area chart:style-name="ch3" table:cell-range-address="curves.U1:curves.W129" chart:data-source-has-labels="row" svg:x="0.32cm" svg:y="0.18cm" svg:width="13.037cm" svg:height="8.64cm">
          <chart:coordinate-region svg:x="1.047cm" svg:y="0.38cm" svg:width="12.266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urves.U2:curves.U129" chart:label-cell-address="curves.U1:curves.U1" chart:class="chart:line">
            <chart:data-point chart:repeated="128"/>
          </chart:series>
          <chart:series chart:style-name="ch7" chart:values-cell-range-address="curves.V2:curves.V129" chart:label-cell-address="curves.V1:curves.V1" chart:class="chart:line">
            <chart:data-point chart:repeated="128"/>
          </chart:series>
          <chart:series chart:style-name="ch8" chart:values-cell-range-address="curves.W2:curves.W129" chart:label-cell-address="curves.W1:curves.W1" chart:class="chart:line">
            <chart:data-point chart:repeated="1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val</text:p>
                <draw:g>
                  <svg:desc>curves.U1:curves.U1</svg:desc>
                </draw:g>
              </table:table-cell>
              <table:table-cell office:value-type="string">
                <text:p>expval</text:p>
                <draw:g>
                  <svg:desc>curves.V1:curves.V1</svg:desc>
                </draw:g>
              </table:table-cell>
              <table:table-cell office:value-type="string">
                <text:p>val</text:p>
                <draw:g>
                  <svg:desc>curves.W1:curves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urves.U2:curves.U129</svg:desc>
                </draw:g>
              </table:table-cell>
              <table:table-cell office:value-type="float" office:value="0">
                <text:p>0</text:p>
                <draw:g>
                  <svg:desc>curves.V2:curves.V129</svg:desc>
                </draw:g>
              </table:table-cell>
              <table:table-cell office:value-type="float" office:value="0">
                <text:p>0</text:p>
                <draw:g>
                  <svg:desc>curves.W2:curves.W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8740157480315">
                <text:p>0.0078740157480315</text:p>
              </table:table-cell>
              <table:table-cell office:value-type="float" office:value="0.00547277302221305">
                <text:p>0.00547277302221305</text:p>
              </table:table-cell>
              <table:table-cell office:value-type="float" office:value="0.00739376720286781">
                <text:p>0.007393767202867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748031496063">
                <text:p>0.015748031496063</text:p>
              </table:table-cell>
              <table:table-cell office:value-type="float" office:value="0.0109754972889788">
                <text:p>0.0109754972889788</text:p>
              </table:table-cell>
              <table:table-cell office:value-type="float" office:value="0.0147935246546462">
                <text:p>0.0147935246546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36220472440945">
                <text:p>0.0236220472440945</text:p>
              </table:table-cell>
              <table:table-cell office:value-type="float" office:value="0.0165083367166603">
                <text:p>0.0165083367166603</text:p>
              </table:table-cell>
              <table:table-cell office:value-type="float" office:value="0.0221993051386077">
                <text:p>0.0221993051386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496062992126">
                <text:p>0.031496062992126</text:p>
              </table:table-cell>
              <table:table-cell office:value-type="float" office:value="0.0220714561186979">
                <text:p>0.0220714561186979</text:p>
              </table:table-cell>
              <table:table-cell office:value-type="float" office:value="0.0296111416174404">
                <text:p>0.02961114161744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93700787401575">
                <text:p>0.0393700787401575</text:p>
              </table:table-cell>
              <table:table-cell office:value-type="float" office:value="0.0276650212105185">
                <text:p>0.0276650212105185</text:p>
              </table:table-cell>
              <table:table-cell office:value-type="float" office:value="0.0370290672342297">
                <text:p>0.0370290672342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7244094488189">
                <text:p>0.047244094488189</text:p>
              </table:table-cell>
              <table:table-cell office:value-type="float" office:value="0.0332891986144714">
                <text:p>0.0332891986144714</text:p>
              </table:table-cell>
              <table:table-cell office:value-type="float" office:value="0.0444531153134455">
                <text:p>0.0444531153134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51181102362205">
                <text:p>0.0551181102362205</text:p>
              </table:table-cell>
              <table:table-cell office:value-type="float" office:value="0.0389441558647927">
                <text:p>0.0389441558647927</text:p>
              </table:table-cell>
              <table:table-cell office:value-type="float" office:value="0.0518833193619349">
                <text:p>0.0518833193619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2992125984252">
                <text:p>0.062992125984252</text:p>
              </table:table-cell>
              <table:table-cell office:value-type="float" office:value="0.0446300614125956">
                <text:p>0.0446300614125956</text:p>
              </table:table-cell>
              <table:table-cell office:value-type="float" office:value="0.0593197130699207">
                <text:p>0.0593197130699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08661417322835">
                <text:p>0.0708661417322835</text:p>
              </table:table-cell>
              <table:table-cell office:value-type="float" office:value="0.0503470846308871">
                <text:p>0.0503470846308871</text:p>
              </table:table-cell>
              <table:table-cell office:value-type="float" office:value="0.0667623303120042">
                <text:p>0.06676233031200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8740157480315">
                <text:p>0.078740157480315</text:p>
              </table:table-cell>
              <table:table-cell office:value-type="float" office:value="0.0560953958196153">
                <text:p>0.0560953958196153</text:p>
              </table:table-cell>
              <table:table-cell office:value-type="float" office:value="0.074211205148175">
                <text:p>0.0742112051481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66141732283465">
                <text:p>0.0866141732283465</text:p>
              </table:table-cell>
              <table:table-cell office:value-type="float" office:value="0.0618751662107404">
                <text:p>0.0618751662107404</text:p>
              </table:table-cell>
              <table:table-cell office:value-type="float" office:value="0.0816663718248253">
                <text:p>0.08166637182482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4488188976378">
                <text:p>0.094488188976378</text:p>
              </table:table-cell>
              <table:table-cell office:value-type="float" office:value="0.0676865679733365">
                <text:p>0.0676865679733365</text:p>
              </table:table-cell>
              <table:table-cell office:value-type="float" office:value="0.0891278647757697">
                <text:p>0.08912786477576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2362204724409">
                <text:p>0.102362204724409</text:p>
              </table:table-cell>
              <table:table-cell office:value-type="float" office:value="0.0735297742187202">
                <text:p>0.0735297742187202</text:p>
              </table:table-cell>
              <table:table-cell office:value-type="float" office:value="0.0965957186232716">
                <text:p>0.09659571862327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0236220472441">
                <text:p>0.110236220472441</text:p>
              </table:table-cell>
              <table:table-cell office:value-type="float" office:value="0.079404959005607">
                <text:p>0.079404959005607</text:p>
              </table:table-cell>
              <table:table-cell office:value-type="float" office:value="0.104069968179074">
                <text:p>0.1040699681790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8110236220472">
                <text:p>0.118110236220472</text:p>
              </table:table-cell>
              <table:table-cell office:value-type="float" office:value="0.0853122973452958">
                <text:p>0.0853122973452958</text:p>
              </table:table-cell>
              <table:table-cell office:value-type="float" office:value="0.111550648445437">
                <text:p>0.1115506484454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5984251968504">
                <text:p>0.125984251968504</text:p>
              </table:table-cell>
              <table:table-cell office:value-type="float" office:value="0.0912519652068833">
                <text:p>0.0912519652068833</text:p>
              </table:table-cell>
              <table:table-cell office:value-type="float" office:value="0.11903779461618">
                <text:p>0.119037794616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3858267716535">
                <text:p>0.133858267716535</text:p>
              </table:table-cell>
              <table:table-cell office:value-type="float" office:value="0.0972241395225044">
                <text:p>0.0972241395225044</text:p>
              </table:table-cell>
              <table:table-cell office:value-type="float" office:value="0.126531442077729">
                <text:p>0.1265314420777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1732283464567">
                <text:p>0.141732283464567</text:p>
              </table:table-cell>
              <table:table-cell office:value-type="float" office:value="0.103228998192604">
                <text:p>0.103228998192604</text:p>
              </table:table-cell>
              <table:table-cell office:value-type="float" office:value="0.134031626410174">
                <text:p>0.1340316264101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9606299212598">
                <text:p>0.149606299212598</text:p>
              </table:table-cell>
              <table:table-cell office:value-type="float" office:value="0.109266720091236">
                <text:p>0.109266720091236</text:p>
              </table:table-cell>
              <table:table-cell office:value-type="float" office:value="0.141538383388326">
                <text:p>0.1415383833883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748031496063">
                <text:p>0.15748031496063</text:p>
              </table:table-cell>
              <table:table-cell office:value-type="float" office:value="0.11533748507139">
                <text:p>0.11533748507139</text:p>
              </table:table-cell>
              <table:table-cell office:value-type="float" office:value="0.149051748982782">
                <text:p>0.1490517489827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5354330708661">
                <text:p>0.165354330708661</text:p>
              </table:table-cell>
              <table:table-cell office:value-type="float" office:value="0.121441473970352">
                <text:p>0.121441473970352</text:p>
              </table:table-cell>
              <table:table-cell office:value-type="float" office:value="0.156571759360999">
                <text:p>0.156571759360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73228346456693">
                <text:p>0.173228346456693</text:p>
              </table:table-cell>
              <table:table-cell office:value-type="float" office:value="0.127578868615087">
                <text:p>0.127578868615087</text:p>
              </table:table-cell>
              <table:table-cell office:value-type="float" office:value="0.164098450888372">
                <text:p>0.1640984508883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1102362204724">
                <text:p>0.181102362204724</text:p>
              </table:table-cell>
              <table:table-cell office:value-type="float" office:value="0.133749851827661">
                <text:p>0.133749851827661</text:p>
              </table:table-cell>
              <table:table-cell office:value-type="float" office:value="0.171631860129312">
                <text:p>0.1716318601293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88976377952756">
                <text:p>0.188976377952756</text:p>
              </table:table-cell>
              <table:table-cell office:value-type="float" office:value="0.139954607430682">
                <text:p>0.139954607430682</text:p>
              </table:table-cell>
              <table:table-cell office:value-type="float" office:value="0.179172023848341">
                <text:p>0.1791720238483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6850393700787">
                <text:p>0.196850393700787</text:p>
              </table:table-cell>
              <table:table-cell office:value-type="float" office:value="0.146193320252776">
                <text:p>0.146193320252776</text:p>
              </table:table-cell>
              <table:table-cell office:value-type="float" office:value="0.186718979011185">
                <text:p>0.1867189790111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04724409448819">
                <text:p>0.204724409448819</text:p>
              </table:table-cell>
              <table:table-cell office:value-type="float" office:value="0.152466176134096">
                <text:p>0.152466176134096</text:p>
              </table:table-cell>
              <table:table-cell office:value-type="float" office:value="0.194272762785874">
                <text:p>0.1942727627858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158773361931856">
                <text:p>0.158773361931856</text:p>
              </table:table-cell>
              <table:table-cell office:value-type="float" office:value="0.201833412543852">
                <text:p>0.2018334125438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20472440944882">
                <text:p>0.220472440944882</text:p>
              </table:table-cell>
              <table:table-cell office:value-type="float" office:value="0.165115065525896">
                <text:p>0.165115065525896</text:p>
              </table:table-cell>
              <table:table-cell office:value-type="float" office:value="0.209400965861085">
                <text:p>0.2094009658610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8346456692913">
                <text:p>0.228346456692913</text:p>
              </table:table-cell>
              <table:table-cell office:value-type="float" office:value="0.17149147582428">
                <text:p>0.17149147582428</text:p>
              </table:table-cell>
              <table:table-cell office:value-type="float" office:value="0.216975460519187">
                <text:p>0.2169754605191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6220472440945">
                <text:p>0.236220472440945</text:p>
              </table:table-cell>
              <table:table-cell office:value-type="float" office:value="0.177902782768924">
                <text:p>0.177902782768924</text:p>
              </table:table-cell>
              <table:table-cell office:value-type="float" office:value="0.224556934506541">
                <text:p>0.2245569345065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4094488188976">
                <text:p>0.244094488188976</text:p>
              </table:table-cell>
              <table:table-cell office:value-type="float" office:value="0.184349177341251">
                <text:p>0.184349177341251</text:p>
              </table:table-cell>
              <table:table-cell office:value-type="float" office:value="0.232145426019431">
                <text:p>0.2321454260194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1968503937008">
                <text:p>0.251968503937008</text:p>
              </table:table-cell>
              <table:table-cell office:value-type="float" office:value="0.190830851567885">
                <text:p>0.190830851567885</text:p>
              </table:table-cell>
              <table:table-cell office:value-type="float" office:value="0.239740973463183">
                <text:p>0.2397409734631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9842519685039">
                <text:p>0.259842519685039</text:p>
              </table:table-cell>
              <table:table-cell office:value-type="float" office:value="0.197347998526364">
                <text:p>0.197347998526364</text:p>
              </table:table-cell>
              <table:table-cell office:value-type="float" office:value="0.247343615453304">
                <text:p>0.2473436154533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67716535433071">
                <text:p>0.267716535433071</text:p>
              </table:table-cell>
              <table:table-cell office:value-type="float" office:value="0.2039008123509">
                <text:p>0.2039008123509</text:p>
              </table:table-cell>
              <table:table-cell office:value-type="float" office:value="0.254953390816637">
                <text:p>0.2549533908166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75590551181102">
                <text:p>0.275590551181102</text:p>
              </table:table-cell>
              <table:table-cell office:value-type="float" office:value="0.210489488238155">
                <text:p>0.210489488238155</text:p>
              </table:table-cell>
              <table:table-cell office:value-type="float" office:value="0.262570338592513">
                <text:p>0.2625703385925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83464566929134">
                <text:p>0.283464566929134</text:p>
              </table:table-cell>
              <table:table-cell office:value-type="float" office:value="0.217114222453057">
                <text:p>0.217114222453057</text:p>
              </table:table-cell>
              <table:table-cell office:value-type="float" office:value="0.270194498033919">
                <text:p>0.2701944980339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91338582677165">
                <text:p>0.291338582677165</text:p>
              </table:table-cell>
              <table:table-cell office:value-type="float" office:value="0.22377521233465">
                <text:p>0.22377521233465</text:p>
              </table:table-cell>
              <table:table-cell office:value-type="float" office:value="0.277825908608662">
                <text:p>0.2778259086086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99212598425197">
                <text:p>0.299212598425197</text:p>
              </table:table-cell>
              <table:table-cell office:value-type="float" office:value="0.230472656301968">
                <text:p>0.230472656301968</text:p>
              </table:table-cell>
              <table:table-cell office:value-type="float" office:value="0.285464610000551">
                <text:p>0.2854646100005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07086614173228">
                <text:p>0.307086614173228</text:p>
              </table:table-cell>
              <table:table-cell office:value-type="float" office:value="0.237206753859948">
                <text:p>0.237206753859948</text:p>
              </table:table-cell>
              <table:table-cell office:value-type="float" office:value="0.293110642110572">
                <text:p>0.2931106421105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1496062992126">
                <text:p>0.31496062992126</text:p>
              </table:table-cell>
              <table:table-cell office:value-type="float" office:value="0.243977705605373">
                <text:p>0.243977705605373</text:p>
              </table:table-cell>
              <table:table-cell office:value-type="float" office:value="0.300764045058082">
                <text:p>0.3007640450580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22834645669291">
                <text:p>0.322834645669291</text:p>
              </table:table-cell>
              <table:table-cell office:value-type="float" office:value="0.250785713232844">
                <text:p>0.250785713232844</text:p>
              </table:table-cell>
              <table:table-cell office:value-type="float" office:value="0.308424859182002">
                <text:p>0.308424859182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30708661417323">
                <text:p>0.330708661417323</text:p>
              </table:table-cell>
              <table:table-cell office:value-type="float" office:value="0.257630979540795">
                <text:p>0.257630979540795</text:p>
              </table:table-cell>
              <table:table-cell office:value-type="float" office:value="0.316093125042017">
                <text:p>0.3160931250420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38582677165354">
                <text:p>0.338582677165354</text:p>
              </table:table-cell>
              <table:table-cell office:value-type="float" office:value="0.264513708437525">
                <text:p>0.264513708437525</text:p>
              </table:table-cell>
              <table:table-cell office:value-type="float" office:value="0.323768883419788">
                <text:p>0.3237688834197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46456692913386">
                <text:p>0.346456692913386</text:p>
              </table:table-cell>
              <table:table-cell office:value-type="float" office:value="0.27143410494728">
                <text:p>0.27143410494728</text:p>
              </table:table-cell>
              <table:table-cell office:value-type="float" office:value="0.331452175320165">
                <text:p>0.3314521753201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54330708661417">
                <text:p>0.354330708661417</text:p>
              </table:table-cell>
              <table:table-cell office:value-type="float" office:value="0.278392375216358">
                <text:p>0.278392375216358</text:p>
              </table:table-cell>
              <table:table-cell office:value-type="float" office:value="0.339143041972405">
                <text:p>0.3391430419724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62204724409449">
                <text:p>0.362204724409449</text:p>
              </table:table-cell>
              <table:table-cell office:value-type="float" office:value="0.285388726519245">
                <text:p>0.285388726519245</text:p>
              </table:table-cell>
              <table:table-cell office:value-type="float" office:value="0.346841524831408">
                <text:p>0.3468415248314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7007874015748">
                <text:p>0.37007874015748</text:p>
              </table:table-cell>
              <table:table-cell office:value-type="float" office:value="0.292423367264796">
                <text:p>0.292423367264796</text:p>
              </table:table-cell>
              <table:table-cell office:value-type="float" office:value="0.354547665578943">
                <text:p>0.3545476655789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77952755905512">
                <text:p>0.377952755905512</text:p>
              </table:table-cell>
              <table:table-cell office:value-type="float" office:value="0.29949650700244">
                <text:p>0.29949650700244</text:p>
              </table:table-cell>
              <table:table-cell office:value-type="float" office:value="0.362261506124898">
                <text:p>0.3622615061248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5826771653543">
                <text:p>0.385826771653543</text:p>
              </table:table-cell>
              <table:table-cell office:value-type="float" office:value="0.306608356428423">
                <text:p>0.306608356428423</text:p>
              </table:table-cell>
              <table:table-cell office:value-type="float" office:value="0.369983088608519">
                <text:p>0.3699830886085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93700787401575">
                <text:p>0.393700787401575</text:p>
              </table:table-cell>
              <table:table-cell office:value-type="float" office:value="0.313759127392083">
                <text:p>0.313759127392083</text:p>
              </table:table-cell>
              <table:table-cell office:value-type="float" office:value="0.377712455399677">
                <text:p>0.3777124553996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01574803149606">
                <text:p>0.401574803149606</text:p>
              </table:table-cell>
              <table:table-cell office:value-type="float" office:value="0.320949032902161">
                <text:p>0.320949032902161</text:p>
              </table:table-cell>
              <table:table-cell office:value-type="float" office:value="0.385449649100117">
                <text:p>0.3854496491001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09448818897638">
                <text:p>0.409448818897638</text:p>
              </table:table-cell>
              <table:table-cell office:value-type="float" office:value="0.328178287133146">
                <text:p>0.328178287133146</text:p>
              </table:table-cell>
              <table:table-cell office:value-type="float" office:value="0.393194712544739">
                <text:p>0.3931947125447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17322834645669">
                <text:p>0.417322834645669</text:p>
              </table:table-cell>
              <table:table-cell office:value-type="float" office:value="0.335447105431657">
                <text:p>0.335447105431657</text:p>
              </table:table-cell>
              <table:table-cell office:value-type="float" office:value="0.400947688802867">
                <text:p>0.4009476888028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25196850393701">
                <text:p>0.425196850393701</text:p>
              </table:table-cell>
              <table:table-cell office:value-type="float" office:value="0.342755704322856">
                <text:p>0.342755704322856</text:p>
              </table:table-cell>
              <table:table-cell office:value-type="float" office:value="0.408708621179532">
                <text:p>0.4087086211795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33070866141732">
                <text:p>0.433070866141732</text:p>
              </table:table-cell>
              <table:table-cell office:value-type="float" office:value="0.350104301516897">
                <text:p>0.350104301516897</text:p>
              </table:table-cell>
              <table:table-cell office:value-type="float" office:value="0.416477553216765">
                <text:p>0.4164775532167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40944881889764">
                <text:p>0.440944881889764</text:p>
              </table:table-cell>
              <table:table-cell office:value-type="float" office:value="0.357493115915413">
                <text:p>0.357493115915413</text:p>
              </table:table-cell>
              <table:table-cell office:value-type="float" office:value="0.424254528694894">
                <text:p>0.4242545286948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48818897637795">
                <text:p>0.448818897637795</text:p>
              </table:table-cell>
              <table:table-cell office:value-type="float" office:value="0.364922367618034">
                <text:p>0.364922367618034</text:p>
              </table:table-cell>
              <table:table-cell office:value-type="float" office:value="0.432039591633843">
                <text:p>0.4320395916338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56692913385827">
                <text:p>0.456692913385827</text:p>
              </table:table-cell>
              <table:table-cell office:value-type="float" office:value="0.37239227792895">
                <text:p>0.37239227792895</text:p>
              </table:table-cell>
              <table:table-cell office:value-type="float" office:value="0.439832786294451">
                <text:p>0.4398327862944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64566929133858">
                <text:p>0.464566929133858</text:p>
              </table:table-cell>
              <table:table-cell office:value-type="float" office:value="0.379903069363493">
                <text:p>0.379903069363493</text:p>
              </table:table-cell>
              <table:table-cell office:value-type="float" office:value="0.447634157179785">
                <text:p>0.4476341571797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7244094488189">
                <text:p>0.47244094488189</text:p>
              </table:table-cell>
              <table:table-cell office:value-type="float" office:value="0.387454965654774">
                <text:p>0.387454965654774</text:p>
              </table:table-cell>
              <table:table-cell office:value-type="float" office:value="0.455443749036467">
                <text:p>0.4554437490364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80314960629921">
                <text:p>0.480314960629921</text:p>
              </table:table-cell>
              <table:table-cell office:value-type="float" office:value="0.395048191760345">
                <text:p>0.395048191760345</text:p>
              </table:table-cell>
              <table:table-cell office:value-type="float" office:value="0.463261606856006">
                <text:p>0.4632616068560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88188976377953">
                <text:p>0.488188976377953</text:p>
              </table:table-cell>
              <table:table-cell office:value-type="float" office:value="0.402682973868898">
                <text:p>0.402682973868898</text:p>
              </table:table-cell>
              <table:table-cell office:value-type="float" office:value="0.471087775876142">
                <text:p>0.4710877758761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96062992125984">
                <text:p>0.496062992125984</text:p>
              </table:table-cell>
              <table:table-cell office:value-type="float" office:value="0.410359539407006">
                <text:p>0.410359539407006</text:p>
              </table:table-cell>
              <table:table-cell office:value-type="float" office:value="0.478922301582189">
                <text:p>0.4789223015821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03937007874016">
                <text:p>0.503937007874016</text:p>
              </table:table-cell>
              <table:table-cell office:value-type="float" office:value="0.418078117045893">
                <text:p>0.418078117045893</text:p>
              </table:table-cell>
              <table:table-cell office:value-type="float" office:value="0.486765229708391">
                <text:p>0.4867652297083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11811023622047">
                <text:p>0.511811023622047</text:p>
              </table:table-cell>
              <table:table-cell office:value-type="float" office:value="0.425838936708253">
                <text:p>0.425838936708253</text:p>
              </table:table-cell>
              <table:table-cell office:value-type="float" office:value="0.494616606239288">
                <text:p>0.4946166062392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19685039370079">
                <text:p>0.519685039370079</text:p>
              </table:table-cell>
              <table:table-cell office:value-type="float" office:value="0.433642229575091">
                <text:p>0.433642229575091</text:p>
              </table:table-cell>
              <table:table-cell office:value-type="float" office:value="0.502476477411081">
                <text:p>0.5024764774110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2755905511811">
                <text:p>0.52755905511811</text:p>
              </table:table-cell>
              <table:table-cell office:value-type="float" office:value="0.441488228092614">
                <text:p>0.441488228092614</text:p>
              </table:table-cell>
              <table:table-cell office:value-type="float" office:value="0.510344889713011">
                <text:p>0.5103448897130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35433070866142">
                <text:p>0.535433070866142</text:p>
              </table:table-cell>
              <table:table-cell office:value-type="float" office:value="0.449377165979158">
                <text:p>0.449377165979158</text:p>
              </table:table-cell>
              <table:table-cell office:value-type="float" office:value="0.518221889888745">
                <text:p>0.5182218898887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43307086614173">
                <text:p>0.543307086614173</text:p>
              </table:table-cell>
              <table:table-cell office:value-type="float" office:value="0.45730927823214">
                <text:p>0.45730927823214</text:p>
              </table:table-cell>
              <table:table-cell office:value-type="float" office:value="0.526107524937767">
                <text:p>0.5261075249377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51181102362205">
                <text:p>0.551181102362205</text:p>
              </table:table-cell>
              <table:table-cell office:value-type="float" office:value="0.46528480113507">
                <text:p>0.46528480113507</text:p>
              </table:table-cell>
              <table:table-cell office:value-type="float" office:value="0.534001842116778">
                <text:p>0.5340018421167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59055118110236">
                <text:p>0.559055118110236</text:p>
              </table:table-cell>
              <table:table-cell office:value-type="float" office:value="0.47330397226458">
                <text:p>0.47330397226458</text:p>
              </table:table-cell>
              <table:table-cell office:value-type="float" office:value="0.541904888941105">
                <text:p>0.5419048889411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66929133858268">
                <text:p>0.566929133858268</text:p>
              </table:table-cell>
              <table:table-cell office:value-type="float" office:value="0.481367030497509">
                <text:p>0.481367030497509</text:p>
              </table:table-cell>
              <table:table-cell office:value-type="float" office:value="0.549816713186116">
                <text:p>0.5498167131861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74803149606299">
                <text:p>0.574803149606299</text:p>
              </table:table-cell>
              <table:table-cell office:value-type="float" office:value="0.489474216018012">
                <text:p>0.489474216018012</text:p>
              </table:table-cell>
              <table:table-cell office:value-type="float" office:value="0.557737362888642">
                <text:p>0.5577373628886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82677165354331">
                <text:p>0.582677165354331</text:p>
              </table:table-cell>
              <table:table-cell office:value-type="float" office:value="0.497625770324717">
                <text:p>0.497625770324717</text:p>
              </table:table-cell>
              <table:table-cell office:value-type="float" office:value="0.565666886348408">
                <text:p>0.5656668863484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90551181102362">
                <text:p>0.590551181102362</text:p>
              </table:table-cell>
              <table:table-cell office:value-type="float" office:value="0.505821936237922">
                <text:p>0.505821936237922</text:p>
              </table:table-cell>
              <table:table-cell office:value-type="float" office:value="0.573605332129474">
                <text:p>0.5736053321294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98425196850394">
                <text:p>0.598425196850394</text:p>
              </table:table-cell>
              <table:table-cell office:value-type="float" office:value="0.514062957906821">
                <text:p>0.514062957906821</text:p>
              </table:table-cell>
              <table:table-cell office:value-type="float" office:value="0.581552749061679">
                <text:p>0.5815527490616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06299212598425">
                <text:p>0.606299212598425</text:p>
              </table:table-cell>
              <table:table-cell office:value-type="float" office:value="0.522349080816786">
                <text:p>0.522349080816786</text:p>
              </table:table-cell>
              <table:table-cell office:value-type="float" office:value="0.589509186242097">
                <text:p>0.5895091862420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14173228346457">
                <text:p>0.614173228346457</text:p>
              </table:table-cell>
              <table:table-cell office:value-type="float" office:value="0.530680551796671">
                <text:p>0.530680551796671</text:p>
              </table:table-cell>
              <table:table-cell office:value-type="float" office:value="0.5974746930365">
                <text:p>0.59747469303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22047244094488">
                <text:p>0.622047244094488</text:p>
              </table:table-cell>
              <table:table-cell office:value-type="float" office:value="0.53905761902617">
                <text:p>0.53905761902617</text:p>
              </table:table-cell>
              <table:table-cell office:value-type="float" office:value="0.605449319080825">
                <text:p>0.6054493190808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2992125984252">
                <text:p>0.62992125984252</text:p>
              </table:table-cell>
              <table:table-cell office:value-type="float" office:value="0.547480532043208">
                <text:p>0.547480532043208</text:p>
              </table:table-cell>
              <table:table-cell office:value-type="float" office:value="0.613433114282657">
                <text:p>0.6134331142826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37795275590551">
                <text:p>0.637795275590551</text:p>
              </table:table-cell>
              <table:table-cell office:value-type="float" office:value="0.555949541751374">
                <text:p>0.555949541751374</text:p>
              </table:table-cell>
              <table:table-cell office:value-type="float" office:value="0.621426128822716">
                <text:p>0.6214261288227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45669291338583">
                <text:p>0.645669291338583</text:p>
              </table:table-cell>
              <table:table-cell office:value-type="float" office:value="0.564464900427395">
                <text:p>0.564464900427395</text:p>
              </table:table-cell>
              <table:table-cell office:value-type="float" office:value="0.629428413156345">
                <text:p>0.6294284131563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53543307086614">
                <text:p>0.653543307086614</text:p>
              </table:table-cell>
              <table:table-cell office:value-type="float" office:value="0.573026861728654">
                <text:p>0.573026861728654</text:p>
              </table:table-cell>
              <table:table-cell office:value-type="float" office:value="0.637440018015022">
                <text:p>0.6374400180150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61417322834646">
                <text:p>0.661417322834646</text:p>
              </table:table-cell>
              <table:table-cell office:value-type="float" office:value="0.581635680700739">
                <text:p>0.581635680700739</text:p>
              </table:table-cell>
              <table:table-cell office:value-type="float" office:value="0.645460994407864">
                <text:p>0.6454609944078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69291338582677">
                <text:p>0.669291338582677</text:p>
              </table:table-cell>
              <table:table-cell office:value-type="float" office:value="0.590291613785047">
                <text:p>0.590291613785047</text:p>
              </table:table-cell>
              <table:table-cell office:value-type="float" office:value="0.653491393623151">
                <text:p>0.6534913936231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77165354330709">
                <text:p>0.677165354330709</text:p>
              </table:table-cell>
              <table:table-cell office:value-type="float" office:value="0.598994918826422">
                <text:p>0.598994918826422</text:p>
              </table:table-cell>
              <table:table-cell office:value-type="float" office:value="0.661531267229851">
                <text:p>0.6615312672298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8503937007874">
                <text:p>0.68503937007874</text:p>
              </table:table-cell>
              <table:table-cell office:value-type="float" office:value="0.607745855080831">
                <text:p>0.607745855080831</text:p>
              </table:table-cell>
              <table:table-cell office:value-type="float" office:value="0.669580667079158">
                <text:p>0.6695806670791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92913385826772">
                <text:p>0.692913385826772</text:p>
              </table:table-cell>
              <table:table-cell office:value-type="float" office:value="0.616544683223092">
                <text:p>0.616544683223092</text:p>
              </table:table-cell>
              <table:table-cell office:value-type="float" office:value="0.677639645306036">
                <text:p>0.6776396453060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00787401574803">
                <text:p>0.700787401574803</text:p>
              </table:table-cell>
              <table:table-cell office:value-type="float" office:value="0.625391665354637">
                <text:p>0.625391665354637</text:p>
              </table:table-cell>
              <table:table-cell office:value-type="float" office:value="0.68570825433077">
                <text:p>0.685708254330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08661417322835">
                <text:p>0.708661417322835</text:p>
              </table:table-cell>
              <table:table-cell office:value-type="float" office:value="0.63428706501132">
                <text:p>0.63428706501132</text:p>
              </table:table-cell>
              <table:table-cell office:value-type="float" office:value="0.693786546860532">
                <text:p>0.6937865468605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16535433070866">
                <text:p>0.716535433070866</text:p>
              </table:table-cell>
              <table:table-cell office:value-type="float" office:value="0.643231147171266">
                <text:p>0.643231147171266</text:p>
              </table:table-cell>
              <table:table-cell office:value-type="float" office:value="0.701874575890946">
                <text:p>0.7018745758909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24409448818898">
                <text:p>0.724409448818898</text:p>
              </table:table-cell>
              <table:table-cell office:value-type="float" office:value="0.652224178262765">
                <text:p>0.652224178262765</text:p>
              </table:table-cell>
              <table:table-cell office:value-type="float" office:value="0.709972394707671">
                <text:p>0.7099723947076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32283464566929">
                <text:p>0.732283464566929</text:p>
              </table:table-cell>
              <table:table-cell office:value-type="float" office:value="0.66126642617221">
                <text:p>0.66126642617221</text:p>
              </table:table-cell>
              <table:table-cell office:value-type="float" office:value="0.718080056887985">
                <text:p>0.7180800568879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40157480314961">
                <text:p>0.740157480314961</text:p>
              </table:table-cell>
              <table:table-cell office:value-type="float" office:value="0.670358160252073">
                <text:p>0.670358160252073</text:p>
              </table:table-cell>
              <table:table-cell office:value-type="float" office:value="0.726197616302383">
                <text:p>0.7261976163023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48031496062992">
                <text:p>0.748031496062992</text:p>
              </table:table-cell>
              <table:table-cell office:value-type="float" office:value="0.679499651328934">
                <text:p>0.679499651328934</text:p>
              </table:table-cell>
              <table:table-cell office:value-type="float" office:value="0.734325127116181">
                <text:p>0.7343251271161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55905511811024">
                <text:p>0.755905511811024</text:p>
              </table:table-cell>
              <table:table-cell office:value-type="float" office:value="0.688691171711543">
                <text:p>0.688691171711543</text:p>
              </table:table-cell>
              <table:table-cell office:value-type="float" office:value="0.742462643791128">
                <text:p>0.7424626437911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63779527559055">
                <text:p>0.763779527559055</text:p>
              </table:table-cell>
              <table:table-cell office:value-type="float" office:value="0.697932995198936">
                <text:p>0.697932995198936</text:p>
              </table:table-cell>
              <table:table-cell office:value-type="float" office:value="0.750610221087031">
                <text:p>0.7506102210870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71653543307087">
                <text:p>0.771653543307087</text:p>
              </table:table-cell>
              <table:table-cell office:value-type="float" office:value="0.707225397088586">
                <text:p>0.707225397088586</text:p>
              </table:table-cell>
              <table:table-cell office:value-type="float" office:value="0.758767914063387">
                <text:p>0.7587679140633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79527559055118">
                <text:p>0.779527559055118</text:p>
              </table:table-cell>
              <table:table-cell office:value-type="float" office:value="0.716568654184609">
                <text:p>0.716568654184609</text:p>
              </table:table-cell>
              <table:table-cell office:value-type="float" office:value="0.766935778081016">
                <text:p>0.7669357780810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0.725963044806008">
                <text:p>0.725963044806008</text:p>
              </table:table-cell>
              <table:table-cell office:value-type="float" office:value="0.775113868803721">
                <text:p>0.7751138688037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95275590551181">
                <text:p>0.795275590551181</text:p>
              </table:table-cell>
              <table:table-cell office:value-type="float" office:value="0.735408848794959">
                <text:p>0.735408848794959</text:p>
              </table:table-cell>
              <table:table-cell office:value-type="float" office:value="0.783302242199937">
                <text:p>0.7833022421999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03149606299213">
                <text:p>0.803149606299213</text:p>
              </table:table-cell>
              <table:table-cell office:value-type="float" office:value="0.744906347525153">
                <text:p>0.744906347525153</text:p>
              </table:table-cell>
              <table:table-cell office:value-type="float" office:value="0.791500954544401">
                <text:p>0.7915009545444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11023622047244">
                <text:p>0.811023622047244</text:p>
              </table:table-cell>
              <table:table-cell office:value-type="float" office:value="0.754455823910177">
                <text:p>0.754455823910177</text:p>
              </table:table-cell>
              <table:table-cell office:value-type="float" office:value="0.799710062419831">
                <text:p>0.7997100624198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18897637795276">
                <text:p>0.818897637795276</text:p>
              </table:table-cell>
              <table:table-cell office:value-type="float" office:value="0.764057562411938">
                <text:p>0.764057562411938</text:p>
              </table:table-cell>
              <table:table-cell office:value-type="float" office:value="0.807929622718608">
                <text:p>0.8079296227186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26771653543307">
                <text:p>0.826771653543307</text:p>
              </table:table-cell>
              <table:table-cell office:value-type="float" office:value="0.773711849049137">
                <text:p>0.773711849049137</text:p>
              </table:table-cell>
              <table:table-cell office:value-type="float" office:value="0.816159692644473">
                <text:p>0.8161596926444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34645669291339">
                <text:p>0.834645669291339</text:p>
              </table:table-cell>
              <table:table-cell office:value-type="float" office:value="0.783418971405792">
                <text:p>0.783418971405792</text:p>
              </table:table-cell>
              <table:table-cell office:value-type="float" office:value="0.824400329714229">
                <text:p>0.8244003297142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4251968503937">
                <text:p>0.84251968503937</text:p>
              </table:table-cell>
              <table:table-cell office:value-type="float" office:value="0.793179218639805">
                <text:p>0.793179218639805</text:p>
              </table:table-cell>
              <table:table-cell office:value-type="float" office:value="0.832651591759457">
                <text:p>0.8326515917594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50393700787402">
                <text:p>0.850393700787402</text:p>
              </table:table-cell>
              <table:table-cell office:value-type="float" office:value="0.80299288149157">
                <text:p>0.80299288149157</text:p>
              </table:table-cell>
              <table:table-cell office:value-type="float" office:value="0.840913536928235">
                <text:p>0.8409135369282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58267716535433">
                <text:p>0.858267716535433</text:p>
              </table:table-cell>
              <table:table-cell office:value-type="float" office:value="0.812860252292639">
                <text:p>0.812860252292639</text:p>
              </table:table-cell>
              <table:table-cell office:value-type="float" office:value="0.849186223686874">
                <text:p>0.8491862236868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66141732283465">
                <text:p>0.866141732283465</text:p>
              </table:table-cell>
              <table:table-cell office:value-type="float" office:value="0.822781624974429">
                <text:p>0.822781624974429</text:p>
              </table:table-cell>
              <table:table-cell office:value-type="float" office:value="0.857469710821658">
                <text:p>0.8574697108216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74015748031496">
                <text:p>0.874015748031496</text:p>
              </table:table-cell>
              <table:table-cell office:value-type="float" office:value="0.832757295076975">
                <text:p>0.832757295076975</text:p>
              </table:table-cell>
              <table:table-cell office:value-type="float" office:value="0.865764057440592">
                <text:p>0.8657640574405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81889763779528">
                <text:p>0.881889763779528</text:p>
              </table:table-cell>
              <table:table-cell office:value-type="float" office:value="0.842787559757736">
                <text:p>0.842787559757736</text:p>
              </table:table-cell>
              <table:table-cell office:value-type="float" office:value="0.874069322975169">
                <text:p>0.8740693229751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89763779527559">
                <text:p>0.889763779527559</text:p>
              </table:table-cell>
              <table:table-cell office:value-type="float" office:value="0.852872717800448">
                <text:p>0.852872717800448</text:p>
              </table:table-cell>
              <table:table-cell office:value-type="float" office:value="0.882385567182137">
                <text:p>0.8823855671821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97637795275591">
                <text:p>0.897637795275591</text:p>
              </table:table-cell>
              <table:table-cell office:value-type="float" office:value="0.863013069624021">
                <text:p>0.863013069624021</text:p>
              </table:table-cell>
              <table:table-cell office:value-type="float" office:value="0.890712850145277">
                <text:p>0.8907128501452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05511811023622">
                <text:p>0.905511811023622</text:p>
              </table:table-cell>
              <table:table-cell office:value-type="float" office:value="0.87320891729149">
                <text:p>0.87320891729149</text:p>
              </table:table-cell>
              <table:table-cell office:value-type="float" office:value="0.899051232277196">
                <text:p>0.8990512322771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13385826771654">
                <text:p>0.913385826771654</text:p>
              </table:table-cell>
              <table:table-cell office:value-type="float" office:value="0.883460564519011">
                <text:p>0.883460564519011</text:p>
              </table:table-cell>
              <table:table-cell office:value-type="float" office:value="0.907400774321125">
                <text:p>0.907400774321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21259842519685">
                <text:p>0.921259842519685</text:p>
              </table:table-cell>
              <table:table-cell office:value-type="float" office:value="0.893768316684913">
                <text:p>0.893768316684913</text:p>
              </table:table-cell>
              <table:table-cell office:value-type="float" office:value="0.915761537352731">
                <text:p>0.9157615373527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29133858267717">
                <text:p>0.929133858267717</text:p>
              </table:table-cell>
              <table:table-cell office:value-type="float" office:value="0.904132480838788">
                <text:p>0.904132480838788</text:p>
              </table:table-cell>
              <table:table-cell office:value-type="float" office:value="0.924133582781931">
                <text:p>0.9241335827819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37007874015748">
                <text:p>0.937007874015748</text:p>
              </table:table-cell>
              <table:table-cell office:value-type="float" office:value="0.914553365710642">
                <text:p>0.914553365710642</text:p>
              </table:table-cell>
              <table:table-cell office:value-type="float" office:value="0.932516972354727">
                <text:p>0.9325169723547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4488188976378">
                <text:p>0.94488188976378</text:p>
              </table:table-cell>
              <table:table-cell office:value-type="float" office:value="0.925031281720091">
                <text:p>0.925031281720091</text:p>
              </table:table-cell>
              <table:table-cell office:value-type="float" office:value="0.940911768155042">
                <text:p>0.9409117681550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52755905511811">
                <text:p>0.952755905511811</text:p>
              </table:table-cell>
              <table:table-cell office:value-type="float" office:value="0.935566540985605">
                <text:p>0.935566540985605</text:p>
              </table:table-cell>
              <table:table-cell office:value-type="float" office:value="0.94931803260657">
                <text:p>0.949318032606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60629921259843">
                <text:p>0.960629921259843</text:p>
              </table:table-cell>
              <table:table-cell office:value-type="float" office:value="0.946159457333809">
                <text:p>0.946159457333809</text:p>
              </table:table-cell>
              <table:table-cell office:value-type="float" office:value="0.957735828474636">
                <text:p>0.9577358284746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68503937007874">
                <text:p>0.968503937007874</text:p>
              </table:table-cell>
              <table:table-cell office:value-type="float" office:value="0.95681034630883">
                <text:p>0.95681034630883</text:p>
              </table:table-cell>
              <table:table-cell office:value-type="float" office:value="0.966165218868065">
                <text:p>0.9661652188680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76377952755906">
                <text:p>0.976377952755906</text:p>
              </table:table-cell>
              <table:table-cell office:value-type="float" office:value="0.967519525181697">
                <text:p>0.967519525181697</text:p>
              </table:table-cell>
              <table:table-cell office:value-type="float" office:value="0.974606267241064">
                <text:p>0.9746062672410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84251968503937">
                <text:p>0.984251968503937</text:p>
              </table:table-cell>
              <table:table-cell office:value-type="float" office:value="0.978287312959789">
                <text:p>0.978287312959789</text:p>
              </table:table-cell>
              <table:table-cell office:value-type="float" office:value="0.983059037395107">
                <text:p>0.9830590373951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92125984251969">
                <text:p>0.992125984251969</text:p>
              </table:table-cell>
              <table:table-cell office:value-type="float" office:value="0.989114030396342">
                <text:p>0.989114030396342</text:p>
              </table:table-cell>
              <table:table-cell office:value-type="float" office:value="0.991523593480843">
                <text:p>0.9915235934808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47cm" svg:y="4.201cm" style:legend-expansion="high" chart:style-name="ch2"/>
        <chart:plot-area chart:style-name="ch3" table:cell-range-address="swing.I1:swing.I26" chart:data-source-has-labels="row" svg:x="0.32cm" svg:y="0.18cm" svg:width="13.407cm" svg:height="8.64cm">
          <chart:coordinate-region svg:x="0.941cm" svg:y="0.379cm" svg:width="12.59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wing.I2:swing.I26" chart:label-cell-address="swing.I1:swing.I1" chart:class="chart:line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2</text:p>
                <draw:g>
                  <svg:desc>swing.I1:swing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wing.I2:swing.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73532040049067">
                <text:p>0.5735320400490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7197738572065">
                <text:p>2.271977385720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02973921384878">
                <text:p>5.02973921384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74030811249702">
                <text:p>8.74030811249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2603756540435">
                <text:p>13.26037565404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4153692083023">
                <text:p>18.41536920830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6194231865">
                <text:p>24.0061942318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.8169236350803">
                <text:p>29.81692363508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6231372503523">
                <text:p>35.62313725035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.20058931743">
                <text:p>41.200589317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.3338692327911">
                <text:p>46.3338692327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824721070375">
                <text:p>50.824721070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.4997005597461">
                <text:p>54.49970055974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.2168737962796">
                <text:p>57.21687379627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.8712989678871">
                <text:p>58.87129896788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.3963723511374">
                <text:p>59.39637235113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.9812226697919">
                <text:p>56.98122266979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.4534520050316">
                <text:p>50.45345200503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.7971162012647">
                <text:p>40.79711620126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.4678996216942">
                <text:p>29.46789962169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.1736719756342">
                <text:p>18.17367197563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61702842059874">
                <text:p>8.617028420598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3862479856282">
                <text:p>2.238624798562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2cm" svg:height="9.006cm" xlink:href=".." xlink:type="simple" chart:class="chart:line" chart:style-name="ch1">
        <chart:legend chart:legend-position="end" svg:x="13.759cm" svg:y="4.204cm" style:legend-expansion="high" chart:style-name="ch2"/>
        <chart:plot-area chart:style-name="ch3" table:cell-range-address="swing.H32:swing.H56" svg:x="0.32cm" svg:y="0.18cm" svg:width="13.119cm" svg:height="8.646cm">
          <chart:coordinate-region svg:x="0.941cm" svg:y="0.379cm" svg:width="12.498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wing.H32:swing.H56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wing.H32:swing.H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200295921467">
                <text:p>1.01200295921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7904550760217">
                <text:p>3.97904550760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69892859875954">
                <text:p>8.698928598759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0130743604551">
                <text:p>22.01307436045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3869256395449">
                <text:p>37.38692563954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55">
                <text:p>44.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7010714012405">
                <text:p>50.70107140124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4209544923978">
                <text:p>55.4209544923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.3879970407853">
                <text:p>58.38799704078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3879970407853">
                <text:p>58.38799704078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.4209544923978">
                <text:p>55.42095449239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.7010714012405">
                <text:p>50.70107140124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.55">
                <text:p>44.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.3869256395449">
                <text:p>37.38692563954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.0130743604551">
                <text:p>22.01307436045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69892859875954">
                <text:p>8.698928598759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97904550760217">
                <text:p>3.979045507602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200295921467">
                <text:p>1.012002959214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